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1.0327in"/>
    </style:style>
    <style:style style:name="co6" style:family="table-column">
      <style:table-column-properties fo:break-before="auto" style:column-width="0.8283in"/>
    </style:style>
    <style:style style:name="co7" style:family="table-column">
      <style:table-column-properties fo:break-before="auto" style:column-width="0.45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bench-morph-dl2-1" table:style-name="ta1">
        <table:shapes>
          <draw:frame draw:z-index="0" draw:style-name="gr1" draw:text-style-name="P1" svg:width="6.2988in" svg:height="3.5429in" svg:x="5.9969in" svg:y="1.587in">
            <draw:object draw:notify-on-update-of-ranges="'bench-morph-dl2-1'.B2:'bench-morph-dl2-1'.B2449 'bench-morph-dl2-1'.D1:'bench-morph-dl2-1'.D1 'bench-morph-dl2-1'.D2:'bench-morph-dl2-1'.D24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PU %</text:p>
          </table:table-cell>
          <table:table-cell office:value-type="string" calcext:value-type="string">
            <text:p>Memory %</text:p>
          </table:table-cell>
          <table:table-cell office:value-type="string" calcext:value-type="string">
            <text:p>Memory Bytes</text:p>
          </table:table-cell>
          <table:table-cell office:value-type="string" calcext:value-type="string">
            <text:p>Wchan</text:p>
          </table:table-cell>
          <table:table-cell office:value-type="string" calcext:value-type="string">
            <text:p>State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" calcext:value-type="float">
            <text:p>10</text:p>
          </table:table-cell>
          <table:table-cell office:value-type="float" office:value="99.9" calcext:value-type="float">
            <text:p>99.9</text:p>
          </table:table-cell>
          <table:table-cell office:value-type="float" office:value="0.2" calcext:value-type="float">
            <text:p>0.2</text:p>
          </table:table-cell>
          <table:table-cell office:value-type="float" office:value="67432" calcext:value-type="float">
            <text:p>674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1" calcext:value-type="float">
            <text:p>241</text:p>
          </table:table-cell>
          <table:table-cell office:value-type="float" office:value="99.9" calcext:value-type="float">
            <text:p>99.9</text:p>
          </table:table-cell>
          <table:table-cell office:value-type="float" office:value="0.4" calcext:value-type="float">
            <text:p>0.4</text:p>
          </table:table-cell>
          <table:table-cell office:value-type="float" office:value="118028" calcext:value-type="float">
            <text:p>1180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0" calcext:value-type="float">
            <text:p>470</text:p>
          </table:table-cell>
          <table:table-cell office:value-type="float" office:value="99.9" calcext:value-type="float">
            <text:p>99.9</text:p>
          </table:table-cell>
          <table:table-cell office:value-type="float" office:value="0.4" calcext:value-type="float">
            <text:p>0.4</text:p>
          </table:table-cell>
          <table:table-cell office:value-type="float" office:value="121460" calcext:value-type="float">
            <text:p>1214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98" calcext:value-type="float">
            <text:p>698</text:p>
          </table:table-cell>
          <table:table-cell office:value-type="float" office:value="99.9" calcext:value-type="float">
            <text:p>99.9</text:p>
          </table:table-cell>
          <table:table-cell office:value-type="float" office:value="0.4" calcext:value-type="float">
            <text:p>0.4</text:p>
          </table:table-cell>
          <table:table-cell office:value-type="float" office:value="133276" calcext:value-type="float">
            <text:p>1332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26" calcext:value-type="float">
            <text:p>926</text:p>
          </table:table-cell>
          <table:table-cell office:value-type="float" office:value="94.1" calcext:value-type="float">
            <text:p>94.1</text:p>
          </table:table-cell>
          <table:table-cell office:value-type="float" office:value="0.5" calcext:value-type="float">
            <text:p>0.5</text:p>
          </table:table-cell>
          <table:table-cell office:value-type="float" office:value="159800" calcext:value-type="float">
            <text:p>1598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56" calcext:value-type="float">
            <text:p>1156</text:p>
          </table:table-cell>
          <table:table-cell office:value-type="float" office:value="88.2" calcext:value-type="float">
            <text:p>88.2</text:p>
          </table:table-cell>
          <table:table-cell office:value-type="float" office:value="0.6" calcext:value-type="float">
            <text:p>0.6</text:p>
          </table:table-cell>
          <table:table-cell office:value-type="float" office:value="181712" calcext:value-type="float">
            <text:p>1817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84" calcext:value-type="float">
            <text:p>1384</text:p>
          </table:table-cell>
          <table:table-cell office:value-type="float" office:value="99.9" calcext:value-type="float">
            <text:p>99.9</text:p>
          </table:table-cell>
          <table:table-cell office:value-type="float" office:value="0.6" calcext:value-type="float">
            <text:p>0.6</text:p>
          </table:table-cell>
          <table:table-cell office:value-type="float" office:value="204416" calcext:value-type="float">
            <text:p>2044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13" calcext:value-type="float">
            <text:p>1613</text:p>
          </table:table-cell>
          <table:table-cell office:value-type="float" office:value="88.9" calcext:value-type="float">
            <text:p>88.9</text:p>
          </table:table-cell>
          <table:table-cell office:value-type="float" office:value="0.7" calcext:value-type="float">
            <text:p>0.7</text:p>
          </table:table-cell>
          <table:table-cell office:value-type="float" office:value="228176" calcext:value-type="float">
            <text:p>2281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48" calcext:value-type="float">
            <text:p>1848</text:p>
          </table:table-cell>
          <table:table-cell office:value-type="float" office:value="94.1" calcext:value-type="float">
            <text:p>94.1</text:p>
          </table:table-cell>
          <table:table-cell office:value-type="float" office:value="0.8" calcext:value-type="float">
            <text:p>0.8</text:p>
          </table:table-cell>
          <table:table-cell office:value-type="float" office:value="250880" calcext:value-type="float">
            <text:p>2508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81" calcext:value-type="float">
            <text:p>2081</text:p>
          </table:table-cell>
          <table:table-cell office:value-type="float" office:value="94.1" calcext:value-type="float">
            <text:p>94.1</text:p>
          </table:table-cell>
          <table:table-cell office:value-type="float" office:value="0.8" calcext:value-type="float">
            <text:p>0.8</text:p>
          </table:table-cell>
          <table:table-cell office:value-type="float" office:value="273056" calcext:value-type="float">
            <text:p>2730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17" calcext:value-type="float">
            <text:p>2317</text:p>
          </table:table-cell>
          <table:table-cell office:value-type="float" office:value="88.9" calcext:value-type="float">
            <text:p>88.9</text:p>
          </table:table-cell>
          <table:table-cell office:value-type="float" office:value="0.9" calcext:value-type="float">
            <text:p>0.9</text:p>
          </table:table-cell>
          <table:table-cell office:value-type="float" office:value="296288" calcext:value-type="float">
            <text:p>2962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47" calcext:value-type="float">
            <text:p>2547</text:p>
          </table:table-cell>
          <table:table-cell office:value-type="float" office:value="88.9" calcext:value-type="float">
            <text:p>88.9</text:p>
          </table:table-cell>
          <table:table-cell office:value-type="float" office:value="1" calcext:value-type="float">
            <text:p>1</text:p>
          </table:table-cell>
          <table:table-cell office:value-type="float" office:value="319520" calcext:value-type="float">
            <text:p>3195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76" calcext:value-type="float">
            <text:p>2776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40640" calcext:value-type="float">
            <text:p>3406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01" calcext:value-type="float">
            <text:p>3001</text:p>
          </table:table-cell>
          <table:table-cell office:value-type="float" office:value="94.1" calcext:value-type="float">
            <text:p>94.1</text:p>
          </table:table-cell>
          <table:table-cell office:value-type="float" office:value="1.1" calcext:value-type="float">
            <text:p>1.1</text:p>
          </table:table-cell>
          <table:table-cell office:value-type="float" office:value="362288" calcext:value-type="float">
            <text:p>3622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25" calcext:value-type="float">
            <text:p>3225</text:p>
          </table:table-cell>
          <table:table-cell office:value-type="float" office:value="83.3" calcext:value-type="float">
            <text:p>83.3</text:p>
          </table:table-cell>
          <table:table-cell office:value-type="float" office:value="1.2" calcext:value-type="float">
            <text:p>1.2</text:p>
          </table:table-cell>
          <table:table-cell office:value-type="float" office:value="385520" calcext:value-type="float">
            <text:p>385520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54" calcext:value-type="float">
            <text:p>3454</text:p>
          </table:table-cell>
          <table:table-cell office:value-type="float" office:value="88.2" calcext:value-type="float">
            <text:p>88.2</text:p>
          </table:table-cell>
          <table:table-cell office:value-type="float" office:value="1.2" calcext:value-type="float">
            <text:p>1.2</text:p>
          </table:table-cell>
          <table:table-cell office:value-type="float" office:value="408488" calcext:value-type="float">
            <text:p>4084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82" calcext:value-type="float">
            <text:p>3682</text:p>
          </table:table-cell>
          <table:table-cell office:value-type="float" office:value="94.1" calcext:value-type="float">
            <text:p>94.1</text:p>
          </table:table-cell>
          <table:table-cell office:value-type="float" office:value="1.3" calcext:value-type="float">
            <text:p>1.3</text:p>
          </table:table-cell>
          <table:table-cell office:value-type="float" office:value="430664" calcext:value-type="float">
            <text:p>4306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16" calcext:value-type="float">
            <text:p>3916</text:p>
          </table:table-cell>
          <table:table-cell office:value-type="float" office:value="88.9" calcext:value-type="float">
            <text:p>88.9</text:p>
          </table:table-cell>
          <table:table-cell office:value-type="float" office:value="1.4" calcext:value-type="float">
            <text:p>1.4</text:p>
          </table:table-cell>
          <table:table-cell office:value-type="float" office:value="453632" calcext:value-type="float">
            <text:p>4536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41" calcext:value-type="float">
            <text:p>4141</text:p>
          </table:table-cell>
          <table:table-cell office:value-type="float" office:value="94.1" calcext:value-type="float">
            <text:p>94.1</text:p>
          </table:table-cell>
          <table:table-cell office:value-type="float" office:value="1.5" calcext:value-type="float">
            <text:p>1.5</text:p>
          </table:table-cell>
          <table:table-cell office:value-type="float" office:value="476336" calcext:value-type="float">
            <text:p>4763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71" calcext:value-type="float">
            <text:p>4371</text:p>
          </table:table-cell>
          <table:table-cell office:value-type="float" office:value="94.1" calcext:value-type="float">
            <text:p>94.1</text:p>
          </table:table-cell>
          <table:table-cell office:value-type="float" office:value="1.5" calcext:value-type="float">
            <text:p>1.5</text:p>
          </table:table-cell>
          <table:table-cell office:value-type="float" office:value="497984" calcext:value-type="float">
            <text:p>497984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00" calcext:value-type="float">
            <text:p>4600</text:p>
          </table:table-cell>
          <table:table-cell office:value-type="float" office:value="94.1" calcext:value-type="float">
            <text:p>94.1</text:p>
          </table:table-cell>
          <table:table-cell office:value-type="float" office:value="1.6" calcext:value-type="float">
            <text:p>1.6</text:p>
          </table:table-cell>
          <table:table-cell office:value-type="float" office:value="523064" calcext:value-type="float">
            <text:p>5230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33" calcext:value-type="float">
            <text:p>4833</text:p>
          </table:table-cell>
          <table:table-cell office:value-type="float" office:value="94.1" calcext:value-type="float">
            <text:p>94.1</text:p>
          </table:table-cell>
          <table:table-cell office:value-type="float" office:value="1.7" calcext:value-type="float">
            <text:p>1.7</text:p>
          </table:table-cell>
          <table:table-cell office:value-type="float" office:value="545768" calcext:value-type="float">
            <text:p>545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60" calcext:value-type="float">
            <text:p>5060</text:p>
          </table:table-cell>
          <table:table-cell office:value-type="float" office:value="94.1" calcext:value-type="float">
            <text:p>94.1</text:p>
          </table:table-cell>
          <table:table-cell office:value-type="float" office:value="1.7" calcext:value-type="float">
            <text:p>1.7</text:p>
          </table:table-cell>
          <table:table-cell office:value-type="float" office:value="570056" calcext:value-type="float">
            <text:p>5700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94" calcext:value-type="float">
            <text:p>5294</text:p>
          </table:table-cell>
          <table:table-cell office:value-type="float" office:value="94.1" calcext:value-type="float">
            <text:p>94.1</text:p>
          </table:table-cell>
          <table:table-cell office:value-type="float" office:value="1.8" calcext:value-type="float">
            <text:p>1.8</text:p>
          </table:table-cell>
          <table:table-cell office:value-type="float" office:value="594344" calcext:value-type="float">
            <text:p>5943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19" calcext:value-type="float">
            <text:p>5519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46508" calcext:value-type="float">
            <text:p>8465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755" calcext:value-type="float">
            <text:p>5755</text:p>
          </table:table-cell>
          <table:table-cell office:value-type="float" office:value="94.1" calcext:value-type="float">
            <text:p>94.1</text:p>
          </table:table-cell>
          <table:table-cell office:value-type="float" office:value="2.5" calcext:value-type="float">
            <text:p>2.5</text:p>
          </table:table-cell>
          <table:table-cell office:value-type="float" office:value="825364" calcext:value-type="float">
            <text:p>8253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983" calcext:value-type="float">
            <text:p>5983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7036" calcext:value-type="float">
            <text:p>7270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212" calcext:value-type="float">
            <text:p>6212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446" calcext:value-type="float">
            <text:p>6446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670" calcext:value-type="float">
            <text:p>6670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901" calcext:value-type="float">
            <text:p>6901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126" calcext:value-type="float">
            <text:p>7126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360" calcext:value-type="float">
            <text:p>7360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585" calcext:value-type="float">
            <text:p>7585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Mean</text:p>
          </table:table-cell>
          <table:table-cell table:formula="of:=AVERAGE([.$D$1:.$D$1048576])" office:value-type="float" office:value="11.6058438904781" calcext:value-type="float">
            <text:p>11.6058438904781</text:p>
          </table:table-cell>
          <table:table-cell table:formula="of:=AVERAGE([.$E$1:.$E$1048576])" office:value-type="float" office:value="569815.448275862" calcext:value-type="float">
            <text:p>569815.448275862</text:p>
          </table:table-cell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813" calcext:value-type="float">
            <text:p>7813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D$1:.$D$1048576])/COUNT([.$D$1:.$D$1048576]))" office:value-type="float" office:value="0.164093835318592" calcext:value-type="float">
            <text:p>0.164093835318592</text:p>
          </table:table-cell>
          <table:table-cell table:formula="of:=SQRT(VAR([.$E$1:.$E$1048576])/COUNT([.$E$1:.$E$1048576]))" office:value-type="float" office:value="20439.9841265888" calcext:value-type="float">
            <text:p>20439.9841265888</text:p>
          </table:table-cell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043" calcext:value-type="float">
            <text:p>8043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Mode</text:p>
          </table:table-cell>
          <table:table-cell table:formula="of:=MODE([.$D$1:.$D$1048576])" office:value-type="float" office:value="3.1" calcext:value-type="float">
            <text:p>3.1</text:p>
          </table:table-cell>
          <table:table-cell table:formula="of:=MODE([.$E$1:.$E$1048576])" office:value-type="float" office:value="728348" calcext:value-type="float">
            <text:p>728348</text:p>
          </table:table-cell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276" calcext:value-type="float">
            <text:p>8276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Median</text:p>
          </table:table-cell>
          <table:table-cell table:formula="of:=MEDIAN([.$D$1:.$D$1048576])" office:value-type="float" office:value="10.8" calcext:value-type="float">
            <text:p>10.8</text:p>
          </table:table-cell>
          <table:table-cell table:formula="of:=MEDIAN([.$E$1:.$E$1048576])" office:value-type="float" office:value="570056" calcext:value-type="float">
            <text:p>570056</text:p>
          </table:table-cell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508" calcext:value-type="float">
            <text:p>8508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D$1:.$D$1048576]; 1)" office:value-type="float" office:value="5.4" calcext:value-type="float">
            <text:p>5.4</text:p>
          </table:table-cell>
          <table:table-cell table:formula="of:=QUARTILE([.$E$1:.$E$1048576]; 1)" office:value-type="float" office:value="362288" calcext:value-type="float">
            <text:p>362288</text:p>
          </table:table-cell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737" calcext:value-type="float">
            <text:p>8737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D$1:.$D$1048576]; 3)" office:value-type="float" office:value="14.7" calcext:value-type="float">
            <text:p>14.7</text:p>
          </table:table-cell>
          <table:table-cell table:formula="of:=QUARTILE([.$E$1:.$E$1048576]; 3)" office:value-type="float" office:value="761236" calcext:value-type="float">
            <text:p>761236</text:p>
          </table:table-cell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963" calcext:value-type="float">
            <text:p>8963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ariance</text:p>
          </table:table-cell>
          <table:table-cell table:formula="of:=VAR([.$D$1:.$D$1048576])" office:value-type="float" office:value="65.889847274066" calcext:value-type="float">
            <text:p>65.889847274066</text:p>
          </table:table-cell>
          <table:table-cell table:formula="of:=VAR([.$E$1:.$E$1048576])" office:value-type="float" office:value="60579977908.8045" calcext:value-type="float">
            <text:p>60579977908.8045</text:p>
          </table:table-cell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186" calcext:value-type="float">
            <text:p>9186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D$1:.$D$1048576])" office:value-type="float" office:value="8.11725614195252" calcext:value-type="float">
            <text:p>8.11725614195252</text:p>
          </table:table-cell>
          <table:table-cell table:formula="of:=STDEV([.$E$1:.$E$1048576])" office:value-type="float" office:value="246130.002049333" calcext:value-type="float">
            <text:p>246130.002049333</text:p>
          </table:table-cell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411" calcext:value-type="float">
            <text:p>9411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Kurtosis</text:p>
          </table:table-cell>
          <table:table-cell table:formula="of:=KURT([.$D$1:.$D$1048576])" office:value-type="float" office:value="3.60577704813843" calcext:value-type="float">
            <text:p>3.60577704813843</text:p>
          </table:table-cell>
          <table:table-cell table:formula="of:=KURT([.$E$1:.$E$1048576])" office:value-type="float" office:value="-1.14879933231036" calcext:value-type="float">
            <text:p>-1.14879933231036</text:p>
          </table:table-cell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643" calcext:value-type="float">
            <text:p>9643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kewness</text:p>
          </table:table-cell>
          <table:table-cell table:formula="of:=SKEW([.$D$1:.$D$1048576])" office:value-type="float" office:value="1.61512761649829" calcext:value-type="float">
            <text:p>1.61512761649829</text:p>
          </table:table-cell>
          <table:table-cell table:formula="of:=SKEW([.$E$1:.$E$1048576])" office:value-type="float" office:value="-0.0823206236676995" calcext:value-type="float">
            <text:p>-0.0823206236677</text:p>
          </table:table-cell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873" calcext:value-type="float">
            <text:p>9873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ange</text:p>
          </table:table-cell>
          <table:table-cell table:formula="of:=MAX([.$D$1:.$D$1048576])-MIN([.$D$1:.$D$1048576])" office:value-type="float" office:value="51.9" calcext:value-type="float">
            <text:p>51.9</text:p>
          </table:table-cell>
          <table:table-cell table:formula="of:=MAX([.$E$1:.$E$1048576])-MIN([.$E$1:.$E$1048576])" office:value-type="float" office:value="928380" calcext:value-type="float">
            <text:p>928380</text:p>
          </table:table-cell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096" calcext:value-type="float">
            <text:p>10096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Minimum</text:p>
          </table:table-cell>
          <table:table-cell table:formula="of:=MIN([.$D$1:.$D$1048576])" office:value-type="float" office:value="0.2" calcext:value-type="float">
            <text:p>0.2</text:p>
          </table:table-cell>
          <table:table-cell table:formula="of:=MIN([.$E$1:.$E$1048576])" office:value-type="float" office:value="67432" calcext:value-type="float">
            <text:p>67432</text:p>
          </table:table-cell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321" calcext:value-type="float">
            <text:p>10321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Maximum</text:p>
          </table:table-cell>
          <table:table-cell table:formula="of:=MAX([.$D$1:.$D$1048576])" office:value-type="float" office:value="52.1" calcext:value-type="float">
            <text:p>52.1</text:p>
          </table:table-cell>
          <table:table-cell table:formula="of:=MAX([.$E$1:.$E$1048576])" office:value-type="float" office:value="995812" calcext:value-type="float">
            <text:p>995812</text:p>
          </table:table-cell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545" calcext:value-type="float">
            <text:p>10545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um</text:p>
          </table:table-cell>
          <table:table-cell table:formula="of:=SUM([.$D$1:.$D$1048576])" office:value-type="float" office:value="28399.5" calcext:value-type="float">
            <text:p>28399.5</text:p>
          </table:table-cell>
          <table:table-cell table:formula="of:=SUM([.$E$1:.$E$1048576])" office:value-type="float" office:value="82623240" calcext:value-type="float">
            <text:p>82623240</text:p>
          </table:table-cell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774" calcext:value-type="float">
            <text:p>10774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Count</text:p>
          </table:table-cell>
          <table:table-cell table:formula="of:=COUNT([.$D$1:.$D$1048576])" office:value-type="float" office:value="2447" calcext:value-type="float">
            <text:p>2447</text:p>
          </table:table-cell>
          <table:table-cell table:formula="of:=COUNT([.$E$1:.$E$1048576]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004" calcext:value-type="float">
            <text:p>11004</text:p>
          </table:table-cell>
          <table:table-cell office:value-type="float" office:value="94.4" calcext:value-type="float">
            <text:p>94.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234" calcext:value-type="float">
            <text:p>11234</text:p>
          </table:table-cell>
          <table:table-cell office:value-type="float" office:value="94.4" calcext:value-type="float">
            <text:p>94.4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465" calcext:value-type="float">
            <text:p>11465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691" calcext:value-type="float">
            <text:p>11691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927" calcext:value-type="float">
            <text:p>11927</text:p>
          </table:table-cell>
          <table:table-cell office:value-type="float" office:value="94.4" calcext:value-type="float">
            <text:p>94.4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155" calcext:value-type="float">
            <text:p>12155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383" calcext:value-type="float">
            <text:p>12383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612" calcext:value-type="float">
            <text:p>12612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845" calcext:value-type="float">
            <text:p>12845</text:p>
          </table:table-cell>
          <table:table-cell office:value-type="float" office:value="94.4" calcext:value-type="float">
            <text:p>94.4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078" calcext:value-type="float">
            <text:p>13078</text:p>
          </table:table-cell>
          <table:table-cell office:value-type="float" office:value="99.9" calcext:value-type="float">
            <text:p>9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307" calcext:value-type="float">
            <text:p>13307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544" calcext:value-type="float">
            <text:p>13544</text:p>
          </table:table-cell>
          <table:table-cell office:value-type="float" office:value="99.9" calcext:value-type="float">
            <text:p>9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767" calcext:value-type="float">
            <text:p>13767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995" calcext:value-type="float">
            <text:p>13995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223" calcext:value-type="float">
            <text:p>14223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452" calcext:value-type="float">
            <text:p>14452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683" calcext:value-type="float">
            <text:p>14683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912" calcext:value-type="float">
            <text:p>14912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143" calcext:value-type="float">
            <text:p>15143</text:p>
          </table:table-cell>
          <table:table-cell office:value-type="float" office:value="99.9" calcext:value-type="float">
            <text:p>99.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375" calcext:value-type="float">
            <text:p>15375</text:p>
          </table:table-cell>
          <table:table-cell office:value-type="float" office:value="99.9" calcext:value-type="float">
            <text:p>99.9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599" calcext:value-type="float">
            <text:p>15599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834" calcext:value-type="float">
            <text:p>15834</text:p>
          </table:table-cell>
          <table:table-cell office:value-type="float" office:value="99.9" calcext:value-type="float">
            <text:p>99.9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066" calcext:value-type="float">
            <text:p>16066</text:p>
          </table:table-cell>
          <table:table-cell office:value-type="float" office:value="99.9" calcext:value-type="float">
            <text:p>99.9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287" calcext:value-type="float">
            <text:p>16287</text:p>
          </table:table-cell>
          <table:table-cell office:value-type="float" office:value="99.9" calcext:value-type="float">
            <text:p>99.9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515" calcext:value-type="float">
            <text:p>16515</text:p>
          </table:table-cell>
          <table:table-cell office:value-type="float" office:value="94.4" calcext:value-type="float">
            <text:p>94.4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747" calcext:value-type="float">
            <text:p>16747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979" calcext:value-type="float">
            <text:p>16979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212" calcext:value-type="float">
            <text:p>17212</text:p>
          </table:table-cell>
          <table:table-cell office:value-type="float" office:value="99.9" calcext:value-type="float">
            <text:p>99.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446" calcext:value-type="float">
            <text:p>17446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675" calcext:value-type="float">
            <text:p>17675</text:p>
          </table:table-cell>
          <table:table-cell office:value-type="float" office:value="94.4" calcext:value-type="float">
            <text:p>94.4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903" calcext:value-type="float">
            <text:p>17903</text:p>
          </table:table-cell>
          <table:table-cell office:value-type="float" office:value="99.9" calcext:value-type="float">
            <text:p>99.9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132" calcext:value-type="float">
            <text:p>18132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357" calcext:value-type="float">
            <text:p>18357</text:p>
          </table:table-cell>
          <table:table-cell office:value-type="float" office:value="94.4" calcext:value-type="float">
            <text:p>94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586" calcext:value-type="float">
            <text:p>18586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815" calcext:value-type="float">
            <text:p>18815</text:p>
          </table:table-cell>
          <table:table-cell office:value-type="float" office:value="94.4" calcext:value-type="float">
            <text:p>94.4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046" calcext:value-type="float">
            <text:p>19046</text:p>
          </table:table-cell>
          <table:table-cell office:value-type="float" office:value="94.4" calcext:value-type="float">
            <text:p>94.4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276" calcext:value-type="float">
            <text:p>19276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505" calcext:value-type="float">
            <text:p>19505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736" calcext:value-type="float">
            <text:p>19736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965" calcext:value-type="float">
            <text:p>19965</text:p>
          </table:table-cell>
          <table:table-cell office:value-type="float" office:value="94.4" calcext:value-type="float">
            <text:p>94.4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193" calcext:value-type="float">
            <text:p>20193</text:p>
          </table:table-cell>
          <table:table-cell office:value-type="float" office:value="94.4" calcext:value-type="float">
            <text:p>94.4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427" calcext:value-type="float">
            <text:p>20427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656" calcext:value-type="float">
            <text:p>20656</text:p>
          </table:table-cell>
          <table:table-cell office:value-type="float" office:value="94.4" calcext:value-type="float">
            <text:p>94.4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884" calcext:value-type="float">
            <text:p>20884</text:p>
          </table:table-cell>
          <table:table-cell office:value-type="float" office:value="99.9" calcext:value-type="float">
            <text:p>99.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115" calcext:value-type="float">
            <text:p>21115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342" calcext:value-type="float">
            <text:p>21342</text:p>
          </table:table-cell>
          <table:table-cell office:value-type="float" office:value="99.9" calcext:value-type="float">
            <text:p>99.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573" calcext:value-type="float">
            <text:p>21573</text:p>
          </table:table-cell>
          <table:table-cell office:value-type="float" office:value="94.1" calcext:value-type="float">
            <text:p>94.1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798" calcext:value-type="float">
            <text:p>21798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024" calcext:value-type="float">
            <text:p>22024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250" calcext:value-type="float">
            <text:p>22250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480" calcext:value-type="float">
            <text:p>22480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712" calcext:value-type="float">
            <text:p>22712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937" calcext:value-type="float">
            <text:p>22937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161" calcext:value-type="float">
            <text:p>23161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385" calcext:value-type="float">
            <text:p>23385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609" calcext:value-type="float">
            <text:p>23609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837" calcext:value-type="float">
            <text:p>23837</text:p>
          </table:table-cell>
          <table:table-cell office:value-type="float" office:value="94.4" calcext:value-type="float">
            <text:p>94.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064" calcext:value-type="float">
            <text:p>24064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299" calcext:value-type="float">
            <text:p>24299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530" calcext:value-type="float">
            <text:p>24530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757" calcext:value-type="float">
            <text:p>24757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989" calcext:value-type="float">
            <text:p>24989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215" calcext:value-type="float">
            <text:p>25215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442" calcext:value-type="float">
            <text:p>25442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679" calcext:value-type="float">
            <text:p>25679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911" calcext:value-type="float">
            <text:p>25911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142" calcext:value-type="float">
            <text:p>26142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367" calcext:value-type="float">
            <text:p>26367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596" calcext:value-type="float">
            <text:p>26596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820" calcext:value-type="float">
            <text:p>26820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049" calcext:value-type="float">
            <text:p>27049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280" calcext:value-type="float">
            <text:p>27280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510" calcext:value-type="float">
            <text:p>27510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743" calcext:value-type="float">
            <text:p>27743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973" calcext:value-type="float">
            <text:p>27973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202" calcext:value-type="float">
            <text:p>28202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5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430" calcext:value-type="float">
            <text:p>28430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5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660" calcext:value-type="float">
            <text:p>28660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5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888" calcext:value-type="float">
            <text:p>28888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120" calcext:value-type="float">
            <text:p>29120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348" calcext:value-type="float">
            <text:p>29348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586" calcext:value-type="float">
            <text:p>29586</text:p>
          </table:table-cell>
          <table:table-cell office:value-type="float" office:value="94.4" calcext:value-type="float">
            <text:p>94.4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817" calcext:value-type="float">
            <text:p>29817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042" calcext:value-type="float">
            <text:p>30042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275" calcext:value-type="float">
            <text:p>30275</text:p>
          </table:table-cell>
          <table:table-cell office:value-type="float" office:value="99.9" calcext:value-type="float">
            <text:p>99.9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503" calcext:value-type="float">
            <text:p>30503</text:p>
          </table:table-cell>
          <table:table-cell office:value-type="float" office:value="99.9" calcext:value-type="float">
            <text:p>99.9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732" calcext:value-type="float">
            <text:p>30732</text:p>
          </table:table-cell>
          <table:table-cell office:value-type="float" office:value="99.9" calcext:value-type="float">
            <text:p>99.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964" calcext:value-type="float">
            <text:p>30964</text:p>
          </table:table-cell>
          <table:table-cell office:value-type="float" office:value="99.9" calcext:value-type="float">
            <text:p>99.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195" calcext:value-type="float">
            <text:p>31195</text:p>
          </table:table-cell>
          <table:table-cell office:value-type="float" office:value="94.4" calcext:value-type="float">
            <text:p>94.4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424" calcext:value-type="float">
            <text:p>31424</text:p>
          </table:table-cell>
          <table:table-cell office:value-type="float" office:value="99.9" calcext:value-type="float">
            <text:p>99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652" calcext:value-type="float">
            <text:p>31652</text:p>
          </table:table-cell>
          <table:table-cell office:value-type="float" office:value="99.9" calcext:value-type="float">
            <text:p>99.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883" calcext:value-type="float">
            <text:p>31883</text:p>
          </table:table-cell>
          <table:table-cell office:value-type="float" office:value="99.9" calcext:value-type="float">
            <text:p>99.9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116" calcext:value-type="float">
            <text:p>32116</text:p>
          </table:table-cell>
          <table:table-cell office:value-type="float" office:value="99.9" calcext:value-type="float">
            <text:p>99.9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350" calcext:value-type="float">
            <text:p>32350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583" calcext:value-type="float">
            <text:p>32583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813" calcext:value-type="float">
            <text:p>32813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045" calcext:value-type="float">
            <text:p>33045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269" calcext:value-type="float">
            <text:p>33269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493" calcext:value-type="float">
            <text:p>33493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723" calcext:value-type="float">
            <text:p>33723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952" calcext:value-type="float">
            <text:p>33952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178" calcext:value-type="float">
            <text:p>34178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410" calcext:value-type="float">
            <text:p>34410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632" calcext:value-type="float">
            <text:p>34632</text:p>
          </table:table-cell>
          <table:table-cell office:value-type="float" office:value="99.9" calcext:value-type="float">
            <text:p>99.9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854" calcext:value-type="float">
            <text:p>34854</text:p>
          </table:table-cell>
          <table:table-cell office:value-type="float" office:value="94.4" calcext:value-type="float">
            <text:p>94.4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085" calcext:value-type="float">
            <text:p>35085</text:p>
          </table:table-cell>
          <table:table-cell office:value-type="float" office:value="94.4" calcext:value-type="float">
            <text:p>94.4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313" calcext:value-type="float">
            <text:p>35313</text:p>
          </table:table-cell>
          <table:table-cell office:value-type="float" office:value="94.1" calcext:value-type="float">
            <text:p>94.1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539" calcext:value-type="float">
            <text:p>35539</text:p>
          </table:table-cell>
          <table:table-cell office:value-type="float" office:value="99.9" calcext:value-type="float">
            <text:p>99.9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772" calcext:value-type="float">
            <text:p>35772</text:p>
          </table:table-cell>
          <table:table-cell office:value-type="float" office:value="94.1" calcext:value-type="float">
            <text:p>94.1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998" calcext:value-type="float">
            <text:p>35998</text:p>
          </table:table-cell>
          <table:table-cell office:value-type="float" office:value="99.9" calcext:value-type="float">
            <text:p>99.9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229" calcext:value-type="float">
            <text:p>36229</text:p>
          </table:table-cell>
          <table:table-cell office:value-type="float" office:value="99.9" calcext:value-type="float">
            <text:p>99.9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458" calcext:value-type="float">
            <text:p>36458</text:p>
          </table:table-cell>
          <table:table-cell office:value-type="float" office:value="99.9" calcext:value-type="float">
            <text:p>99.9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688" calcext:value-type="float">
            <text:p>36688</text:p>
          </table:table-cell>
          <table:table-cell office:value-type="float" office:value="99.9" calcext:value-type="float">
            <text:p>99.9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920" calcext:value-type="float">
            <text:p>36920</text:p>
          </table:table-cell>
          <table:table-cell office:value-type="float" office:value="99.9" calcext:value-type="float">
            <text:p>99.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156" calcext:value-type="float">
            <text:p>37156</text:p>
          </table:table-cell>
          <table:table-cell office:value-type="float" office:value="94.4" calcext:value-type="float">
            <text:p>94.4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390" calcext:value-type="float">
            <text:p>37390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614" calcext:value-type="float">
            <text:p>37614</text:p>
          </table:table-cell>
          <table:table-cell office:value-type="float" office:value="94.4" calcext:value-type="float">
            <text:p>94.4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844" calcext:value-type="float">
            <text:p>37844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072" calcext:value-type="float">
            <text:p>38072</text:p>
          </table:table-cell>
          <table:table-cell office:value-type="float" office:value="99.9" calcext:value-type="float">
            <text:p>99.9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300" calcext:value-type="float">
            <text:p>38300</text:p>
          </table:table-cell>
          <table:table-cell office:value-type="float" office:value="99.9" calcext:value-type="float">
            <text:p>99.9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526" calcext:value-type="float">
            <text:p>38526</text:p>
          </table:table-cell>
          <table:table-cell office:value-type="float" office:value="94.4" calcext:value-type="float">
            <text:p>94.4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760" calcext:value-type="float">
            <text:p>38760</text:p>
          </table:table-cell>
          <table:table-cell office:value-type="float" office:value="99.9" calcext:value-type="float">
            <text:p>99.9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991" calcext:value-type="float">
            <text:p>38991</text:p>
          </table:table-cell>
          <table:table-cell office:value-type="float" office:value="99.9" calcext:value-type="float">
            <text:p>99.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226" calcext:value-type="float">
            <text:p>39226</text:p>
          </table:table-cell>
          <table:table-cell office:value-type="float" office:value="88.9" calcext:value-type="float">
            <text:p>88.9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466" calcext:value-type="float">
            <text:p>39466</text:p>
          </table:table-cell>
          <table:table-cell office:value-type="float" office:value="99.9" calcext:value-type="float">
            <text:p>99.9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702" calcext:value-type="float">
            <text:p>39702</text:p>
          </table:table-cell>
          <table:table-cell office:value-type="float" office:value="99.9" calcext:value-type="float">
            <text:p>99.9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936" calcext:value-type="float">
            <text:p>39936</text:p>
          </table:table-cell>
          <table:table-cell office:value-type="float" office:value="94.4" calcext:value-type="float">
            <text:p>94.4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178" calcext:value-type="float">
            <text:p>40178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410" calcext:value-type="float">
            <text:p>40410</text:p>
          </table:table-cell>
          <table:table-cell office:value-type="float" office:value="99.9" calcext:value-type="float">
            <text:p>99.9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640" calcext:value-type="float">
            <text:p>40640</text:p>
          </table:table-cell>
          <table:table-cell office:value-type="float" office:value="99.9" calcext:value-type="float">
            <text:p>99.9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873" calcext:value-type="float">
            <text:p>40873</text:p>
          </table:table-cell>
          <table:table-cell office:value-type="float" office:value="99.9" calcext:value-type="float">
            <text:p>99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106" calcext:value-type="float">
            <text:p>41106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329" calcext:value-type="float">
            <text:p>41329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564" calcext:value-type="float">
            <text:p>41564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792" calcext:value-type="float">
            <text:p>41792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022" calcext:value-type="float">
            <text:p>42022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246" calcext:value-type="float">
            <text:p>42246</text:p>
          </table:table-cell>
          <table:table-cell office:value-type="float" office:value="94.4" calcext:value-type="float">
            <text:p>94.4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476" calcext:value-type="float">
            <text:p>42476</text:p>
          </table:table-cell>
          <table:table-cell office:value-type="float" office:value="94.4" calcext:value-type="float">
            <text:p>94.4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710" calcext:value-type="float">
            <text:p>42710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942" calcext:value-type="float">
            <text:p>42942</text:p>
          </table:table-cell>
          <table:table-cell office:value-type="float" office:value="99.9" calcext:value-type="float">
            <text:p>99.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176" calcext:value-type="float">
            <text:p>43176</text:p>
          </table:table-cell>
          <table:table-cell office:value-type="float" office:value="94.4" calcext:value-type="float">
            <text:p>94.4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414" calcext:value-type="float">
            <text:p>43414</text:p>
          </table:table-cell>
          <table:table-cell office:value-type="float" office:value="99.9" calcext:value-type="float">
            <text:p>99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646" calcext:value-type="float">
            <text:p>43646</text:p>
          </table:table-cell>
          <table:table-cell office:value-type="float" office:value="94.4" calcext:value-type="float">
            <text:p>94.4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874" calcext:value-type="float">
            <text:p>43874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099" calcext:value-type="float">
            <text:p>44099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328" calcext:value-type="float">
            <text:p>44328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555" calcext:value-type="float">
            <text:p>44555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782" calcext:value-type="float">
            <text:p>44782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010" calcext:value-type="float">
            <text:p>45010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241" calcext:value-type="float">
            <text:p>45241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471" calcext:value-type="float">
            <text:p>45471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705" calcext:value-type="float">
            <text:p>45705</text:p>
          </table:table-cell>
          <table:table-cell office:value-type="float" office:value="99.9" calcext:value-type="float">
            <text:p>99.9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932" calcext:value-type="float">
            <text:p>45932</text:p>
          </table:table-cell>
          <table:table-cell office:value-type="float" office:value="99.9" calcext:value-type="float">
            <text:p>99.9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162" calcext:value-type="float">
            <text:p>46162</text:p>
          </table:table-cell>
          <table:table-cell office:value-type="float" office:value="99.9" calcext:value-type="float">
            <text:p>99.9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389" calcext:value-type="float">
            <text:p>46389</text:p>
          </table:table-cell>
          <table:table-cell office:value-type="float" office:value="99.9" calcext:value-type="float">
            <text:p>99.9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619" calcext:value-type="float">
            <text:p>46619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851" calcext:value-type="float">
            <text:p>46851</text:p>
          </table:table-cell>
          <table:table-cell office:value-type="float" office:value="99.9" calcext:value-type="float">
            <text:p>99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079" calcext:value-type="float">
            <text:p>47079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312" calcext:value-type="float">
            <text:p>47312</text:p>
          </table:table-cell>
          <table:table-cell office:value-type="float" office:value="94.4" calcext:value-type="float">
            <text:p>94.4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544" calcext:value-type="float">
            <text:p>47544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770" calcext:value-type="float">
            <text:p>47770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003" calcext:value-type="float">
            <text:p>48003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233" calcext:value-type="float">
            <text:p>48233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460" calcext:value-type="float">
            <text:p>48460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687" calcext:value-type="float">
            <text:p>48687</text:p>
          </table:table-cell>
          <table:table-cell office:value-type="float" office:value="94.4" calcext:value-type="float">
            <text:p>94.4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912" calcext:value-type="float">
            <text:p>48912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142" calcext:value-type="float">
            <text:p>49142</text:p>
          </table:table-cell>
          <table:table-cell office:value-type="float" office:value="99.9" calcext:value-type="float">
            <text:p>99.9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373" calcext:value-type="float">
            <text:p>49373</text:p>
          </table:table-cell>
          <table:table-cell office:value-type="float" office:value="99.9" calcext:value-type="float">
            <text:p>99.9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602" calcext:value-type="float">
            <text:p>49602</text:p>
          </table:table-cell>
          <table:table-cell office:value-type="float" office:value="99.9" calcext:value-type="float">
            <text:p>99.9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826" calcext:value-type="float">
            <text:p>49826</text:p>
          </table:table-cell>
          <table:table-cell office:value-type="float" office:value="94.4" calcext:value-type="float">
            <text:p>94.4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060" calcext:value-type="float">
            <text:p>50060</text:p>
          </table:table-cell>
          <table:table-cell office:value-type="float" office:value="99.9" calcext:value-type="float">
            <text:p>99.9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293" calcext:value-type="float">
            <text:p>50293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526" calcext:value-type="float">
            <text:p>50526</text:p>
          </table:table-cell>
          <table:table-cell office:value-type="float" office:value="94.4" calcext:value-type="float">
            <text:p>94.4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759" calcext:value-type="float">
            <text:p>50759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991" calcext:value-type="float">
            <text:p>50991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221" calcext:value-type="float">
            <text:p>51221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447" calcext:value-type="float">
            <text:p>51447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669" calcext:value-type="float">
            <text:p>51669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899" calcext:value-type="float">
            <text:p>51899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129" calcext:value-type="float">
            <text:p>52129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358" calcext:value-type="float">
            <text:p>52358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587" calcext:value-type="float">
            <text:p>52587</text:p>
          </table:table-cell>
          <table:table-cell office:value-type="float" office:value="94.4" calcext:value-type="float">
            <text:p>94.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814" calcext:value-type="float">
            <text:p>52814</text:p>
          </table:table-cell>
          <table:table-cell office:value-type="float" office:value="99.9" calcext:value-type="float">
            <text:p>99.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043" calcext:value-type="float">
            <text:p>53043</text:p>
          </table:table-cell>
          <table:table-cell office:value-type="float" office:value="99.9" calcext:value-type="float">
            <text:p>99.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268" calcext:value-type="float">
            <text:p>53268</text:p>
          </table:table-cell>
          <table:table-cell office:value-type="float" office:value="99.9" calcext:value-type="float">
            <text:p>99.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498" calcext:value-type="float">
            <text:p>53498</text:p>
          </table:table-cell>
          <table:table-cell office:value-type="float" office:value="99.9" calcext:value-type="float">
            <text:p>99.9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727" calcext:value-type="float">
            <text:p>53727</text:p>
          </table:table-cell>
          <table:table-cell office:value-type="float" office:value="94.4" calcext:value-type="float">
            <text:p>94.4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956" calcext:value-type="float">
            <text:p>53956</text:p>
          </table:table-cell>
          <table:table-cell office:value-type="float" office:value="94.4" calcext:value-type="float">
            <text:p>94.4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186" calcext:value-type="float">
            <text:p>54186</text:p>
          </table:table-cell>
          <table:table-cell office:value-type="float" office:value="94.4" calcext:value-type="float">
            <text:p>94.4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417" calcext:value-type="float">
            <text:p>54417</text:p>
          </table:table-cell>
          <table:table-cell office:value-type="float" office:value="99.9" calcext:value-type="float">
            <text:p>99.9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641" calcext:value-type="float">
            <text:p>54641</text:p>
          </table:table-cell>
          <table:table-cell office:value-type="float" office:value="99.9" calcext:value-type="float">
            <text:p>99.9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873" calcext:value-type="float">
            <text:p>54873</text:p>
          </table:table-cell>
          <table:table-cell office:value-type="float" office:value="99.9" calcext:value-type="float">
            <text:p>99.9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099" calcext:value-type="float">
            <text:p>55099</text:p>
          </table:table-cell>
          <table:table-cell office:value-type="float" office:value="99.9" calcext:value-type="float">
            <text:p>99.9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326" calcext:value-type="float">
            <text:p>55326</text:p>
          </table:table-cell>
          <table:table-cell office:value-type="float" office:value="99.9" calcext:value-type="float">
            <text:p>99.9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560" calcext:value-type="float">
            <text:p>55560</text:p>
          </table:table-cell>
          <table:table-cell office:value-type="float" office:value="99.9" calcext:value-type="float">
            <text:p>99.9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788" calcext:value-type="float">
            <text:p>55788</text:p>
          </table:table-cell>
          <table:table-cell office:value-type="float" office:value="99.9" calcext:value-type="float">
            <text:p>99.9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6011" calcext:value-type="float">
            <text:p>56011</text:p>
          </table:table-cell>
          <table:table-cell office:value-type="float" office:value="99.9" calcext:value-type="float">
            <text:p>99.9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6247" calcext:value-type="float">
            <text:p>56247</text:p>
          </table:table-cell>
          <table:table-cell office:value-type="float" office:value="94.4" calcext:value-type="float">
            <text:p>94.4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6478" calcext:value-type="float">
            <text:p>56478</text:p>
          </table:table-cell>
          <table:table-cell office:value-type="float" office:value="99.9" calcext:value-type="float">
            <text:p>99.9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6705" calcext:value-type="float">
            <text:p>56705</text:p>
          </table:table-cell>
          <table:table-cell office:value-type="float" office:value="99.9" calcext:value-type="float">
            <text:p>99.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6939" calcext:value-type="float">
            <text:p>56939</text:p>
          </table:table-cell>
          <table:table-cell office:value-type="float" office:value="99.9" calcext:value-type="float">
            <text:p>99.9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5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7166" calcext:value-type="float">
            <text:p>57166</text:p>
          </table:table-cell>
          <table:table-cell office:value-type="float" office:value="94.4" calcext:value-type="float">
            <text:p>94.4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7394" calcext:value-type="float">
            <text:p>57394</text:p>
          </table:table-cell>
          <table:table-cell office:value-type="float" office:value="94.4" calcext:value-type="float">
            <text:p>94.4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7627" calcext:value-type="float">
            <text:p>57627</text:p>
          </table:table-cell>
          <table:table-cell office:value-type="float" office:value="94.4" calcext:value-type="float">
            <text:p>94.4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7855" calcext:value-type="float">
            <text:p>57855</text:p>
          </table:table-cell>
          <table:table-cell office:value-type="float" office:value="94.4" calcext:value-type="float">
            <text:p>94.4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8087" calcext:value-type="float">
            <text:p>58087</text:p>
          </table:table-cell>
          <table:table-cell office:value-type="float" office:value="94.4" calcext:value-type="float">
            <text:p>94.4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8314" calcext:value-type="float">
            <text:p>58314</text:p>
          </table:table-cell>
          <table:table-cell office:value-type="float" office:value="99.9" calcext:value-type="float">
            <text:p>99.9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8541" calcext:value-type="float">
            <text:p>58541</text:p>
          </table:table-cell>
          <table:table-cell office:value-type="float" office:value="94.1" calcext:value-type="float">
            <text:p>94.1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8766" calcext:value-type="float">
            <text:p>58766</text:p>
          </table:table-cell>
          <table:table-cell office:value-type="float" office:value="99.9" calcext:value-type="float">
            <text:p>99.9</text:p>
          </table:table-cell>
          <table:table-cell office:value-type="float" office:value="20.8" calcext:value-type="float">
            <text:p>20.8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8994" calcext:value-type="float">
            <text:p>58994</text:p>
          </table:table-cell>
          <table:table-cell office:value-type="float" office:value="99.9" calcext:value-type="float">
            <text:p>99.9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9222" calcext:value-type="float">
            <text:p>59222</text:p>
          </table:table-cell>
          <table:table-cell office:value-type="float" office:value="99.9" calcext:value-type="float">
            <text:p>99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9453" calcext:value-type="float">
            <text:p>59453</text:p>
          </table:table-cell>
          <table:table-cell office:value-type="float" office:value="94.1" calcext:value-type="float">
            <text:p>94.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9683" calcext:value-type="float">
            <text:p>59683</text:p>
          </table:table-cell>
          <table:table-cell office:value-type="float" office:value="99.9" calcext:value-type="float">
            <text:p>99.9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9917" calcext:value-type="float">
            <text:p>59917</text:p>
          </table:table-cell>
          <table:table-cell office:value-type="float" office:value="94.4" calcext:value-type="float">
            <text:p>94.4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0149" calcext:value-type="float">
            <text:p>60149</text:p>
          </table:table-cell>
          <table:table-cell office:value-type="float" office:value="99.9" calcext:value-type="float">
            <text:p>99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0375" calcext:value-type="float">
            <text:p>60375</text:p>
          </table:table-cell>
          <table:table-cell office:value-type="float" office:value="99.9" calcext:value-type="float">
            <text:p>99.9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0604" calcext:value-type="float">
            <text:p>60604</text:p>
          </table:table-cell>
          <table:table-cell office:value-type="float" office:value="99.9" calcext:value-type="float">
            <text:p>99.9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0827" calcext:value-type="float">
            <text:p>60827</text:p>
          </table:table-cell>
          <table:table-cell office:value-type="float" office:value="99.9" calcext:value-type="float">
            <text:p>99.9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1053" calcext:value-type="float">
            <text:p>61053</text:p>
          </table:table-cell>
          <table:table-cell office:value-type="float" office:value="99.9" calcext:value-type="float">
            <text:p>99.9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1284" calcext:value-type="float">
            <text:p>61284</text:p>
          </table:table-cell>
          <table:table-cell office:value-type="float" office:value="99.9" calcext:value-type="float">
            <text:p>99.9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1520" calcext:value-type="float">
            <text:p>61520</text:p>
          </table:table-cell>
          <table:table-cell office:value-type="float" office:value="99.9" calcext:value-type="float">
            <text:p>99.9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1750" calcext:value-type="float">
            <text:p>61750</text:p>
          </table:table-cell>
          <table:table-cell office:value-type="float" office:value="99.9" calcext:value-type="float">
            <text:p>99.9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1979" calcext:value-type="float">
            <text:p>61979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2211" calcext:value-type="float">
            <text:p>62211</text:p>
          </table:table-cell>
          <table:table-cell office:value-type="float" office:value="99.9" calcext:value-type="float">
            <text:p>99.9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2440" calcext:value-type="float">
            <text:p>62440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2670" calcext:value-type="float">
            <text:p>62670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2905" calcext:value-type="float">
            <text:p>62905</text:p>
          </table:table-cell>
          <table:table-cell office:value-type="float" office:value="94.4" calcext:value-type="float">
            <text:p>94.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3139" calcext:value-type="float">
            <text:p>63139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3367" calcext:value-type="float">
            <text:p>63367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3599" calcext:value-type="float">
            <text:p>63599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3829" calcext:value-type="float">
            <text:p>63829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4060" calcext:value-type="float">
            <text:p>64060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4293" calcext:value-type="float">
            <text:p>64293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4519" calcext:value-type="float">
            <text:p>64519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4760" calcext:value-type="float">
            <text:p>64760</text:p>
          </table:table-cell>
          <table:table-cell office:value-type="float" office:value="94.1" calcext:value-type="float">
            <text:p>94.1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4988" calcext:value-type="float">
            <text:p>64988</text:p>
          </table:table-cell>
          <table:table-cell office:value-type="float" office:value="5.9" calcext:value-type="float">
            <text:p>5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5217" calcext:value-type="float">
            <text:p>65217</text:p>
          </table:table-cell>
          <table:table-cell office:value-type="float" office:value="5.9" calcext:value-type="float">
            <text:p>5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5442" calcext:value-type="float">
            <text:p>65442</text:p>
          </table:table-cell>
          <table:table-cell office:value-type="float" office:value="5.9" calcext:value-type="float">
            <text:p>5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5668" calcext:value-type="float">
            <text:p>65668</text:p>
          </table:table-cell>
          <table:table-cell office:value-type="float" office:value="12.5" calcext:value-type="float">
            <text:p>12.5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5895" calcext:value-type="float">
            <text:p>65895</text:p>
          </table:table-cell>
          <table:table-cell office:value-type="float" office:value="5.6" calcext:value-type="float">
            <text:p>5.6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6128" calcext:value-type="float">
            <text:p>66128</text:p>
          </table:table-cell>
          <table:table-cell office:value-type="float" office:value="12.5" calcext:value-type="float">
            <text:p>12.5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6357" calcext:value-type="float">
            <text:p>66357</text:p>
          </table:table-cell>
          <table:table-cell office:value-type="float" office:value="5.9" calcext:value-type="float">
            <text:p>5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6586" calcext:value-type="float">
            <text:p>66586</text:p>
          </table:table-cell>
          <table:table-cell office:value-type="float" office:value="5.9" calcext:value-type="float">
            <text:p>5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6818" calcext:value-type="float">
            <text:p>66818</text:p>
          </table:table-cell>
          <table:table-cell office:value-type="float" office:value="75" calcext:value-type="float">
            <text:p>75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7048" calcext:value-type="float">
            <text:p>67048</text:p>
          </table:table-cell>
          <table:table-cell office:value-type="float" office:value="99.9" calcext:value-type="float">
            <text:p>99.9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7278" calcext:value-type="float">
            <text:p>67278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7506" calcext:value-type="float">
            <text:p>67506</text:p>
          </table:table-cell>
          <table:table-cell office:value-type="float" office:value="94.4" calcext:value-type="float">
            <text:p>94.4</text:p>
          </table:table-cell>
          <table:table-cell office:value-type="float" office:value="0.6" calcext:value-type="float">
            <text:p>0.6</text:p>
          </table:table-cell>
          <table:table-cell office:value-type="float" office:value="190224" calcext:value-type="float">
            <text:p>1902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7735" calcext:value-type="float">
            <text:p>67735</text:p>
          </table:table-cell>
          <table:table-cell office:value-type="float" office:value="99.9" calcext:value-type="float">
            <text:p>99.9</text:p>
          </table:table-cell>
          <table:table-cell office:value-type="float" office:value="0.6" calcext:value-type="float">
            <text:p>0.6</text:p>
          </table:table-cell>
          <table:table-cell office:value-type="float" office:value="206328" calcext:value-type="float">
            <text:p>2063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7958" calcext:value-type="float">
            <text:p>67958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29296" calcext:value-type="float">
            <text:p>2292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8189" calcext:value-type="float">
            <text:p>68189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50680" calcext:value-type="float">
            <text:p>2506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8417" calcext:value-type="float">
            <text:p>68417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71536" calcext:value-type="float">
            <text:p>2715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8648" calcext:value-type="float">
            <text:p>68648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301632" calcext:value-type="float">
            <text:p>3016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8875" calcext:value-type="float">
            <text:p>68875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29088" calcext:value-type="float">
            <text:p>3290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9101" calcext:value-type="float">
            <text:p>69101</text:p>
          </table:table-cell>
          <table:table-cell office:value-type="float" office:value="94.1" calcext:value-type="float">
            <text:p>94.1</text:p>
          </table:table-cell>
          <table:table-cell office:value-type="float" office:value="1.1" calcext:value-type="float">
            <text:p>1.1</text:p>
          </table:table-cell>
          <table:table-cell office:value-type="float" office:value="355488" calcext:value-type="float">
            <text:p>3554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9325" calcext:value-type="float">
            <text:p>69325</text:p>
          </table:table-cell>
          <table:table-cell office:value-type="float" office:value="99.9" calcext:value-type="float">
            <text:p>99.9</text:p>
          </table:table-cell>
          <table:table-cell office:value-type="float" office:value="1.2" calcext:value-type="float">
            <text:p>1.2</text:p>
          </table:table-cell>
          <table:table-cell office:value-type="float" office:value="380568" calcext:value-type="float">
            <text:p>3805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9547" calcext:value-type="float">
            <text:p>69547</text:p>
          </table:table-cell>
          <table:table-cell office:value-type="float" office:value="88.9" calcext:value-type="float">
            <text:p>88.9</text:p>
          </table:table-cell>
          <table:table-cell office:value-type="float" office:value="1.2" calcext:value-type="float">
            <text:p>1.2</text:p>
          </table:table-cell>
          <table:table-cell office:value-type="float" office:value="407496" calcext:value-type="float">
            <text:p>4074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69776" calcext:value-type="float">
            <text:p>69776</text:p>
          </table:table-cell>
          <table:table-cell office:value-type="float" office:value="94.4" calcext:value-type="float">
            <text:p>94.4</text:p>
          </table:table-cell>
          <table:table-cell office:value-type="float" office:value="1.3" calcext:value-type="float">
            <text:p>1.3</text:p>
          </table:table-cell>
          <table:table-cell office:value-type="float" office:value="436272" calcext:value-type="float">
            <text:p>4362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0002" calcext:value-type="float">
            <text:p>70002</text:p>
          </table:table-cell>
          <table:table-cell office:value-type="float" office:value="99.9" calcext:value-type="float">
            <text:p>99.9</text:p>
          </table:table-cell>
          <table:table-cell office:value-type="float" office:value="1.4" calcext:value-type="float">
            <text:p>1.4</text:p>
          </table:table-cell>
          <table:table-cell office:value-type="float" office:value="465312" calcext:value-type="float">
            <text:p>4653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0230" calcext:value-type="float">
            <text:p>70230</text:p>
          </table:table-cell>
          <table:table-cell office:value-type="float" office:value="99.9" calcext:value-type="float">
            <text:p>99.9</text:p>
          </table:table-cell>
          <table:table-cell office:value-type="float" office:value="1.5" calcext:value-type="float">
            <text:p>1.5</text:p>
          </table:table-cell>
          <table:table-cell office:value-type="float" office:value="492240" calcext:value-type="float">
            <text:p>492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0457" calcext:value-type="float">
            <text:p>70457</text:p>
          </table:table-cell>
          <table:table-cell office:value-type="float" office:value="94.4" calcext:value-type="float">
            <text:p>94.4</text:p>
          </table:table-cell>
          <table:table-cell office:value-type="float" office:value="1.6" calcext:value-type="float">
            <text:p>1.6</text:p>
          </table:table-cell>
          <table:table-cell office:value-type="float" office:value="519168" calcext:value-type="float">
            <text:p>5191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0683" calcext:value-type="float">
            <text:p>70683</text:p>
          </table:table-cell>
          <table:table-cell office:value-type="float" office:value="99.9" calcext:value-type="float">
            <text:p>99.9</text:p>
          </table:table-cell>
          <table:table-cell office:value-type="float" office:value="1.7" calcext:value-type="float">
            <text:p>1.7</text:p>
          </table:table-cell>
          <table:table-cell office:value-type="float" office:value="546888" calcext:value-type="float">
            <text:p>5468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0912" calcext:value-type="float">
            <text:p>70912</text:p>
          </table:table-cell>
          <table:table-cell office:value-type="float" office:value="99.9" calcext:value-type="float">
            <text:p>99.9</text:p>
          </table:table-cell>
          <table:table-cell office:value-type="float" office:value="1.8" calcext:value-type="float">
            <text:p>1.8</text:p>
          </table:table-cell>
          <table:table-cell office:value-type="float" office:value="574872" calcext:value-type="float">
            <text:p>5748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1141" calcext:value-type="float">
            <text:p>71141</text:p>
          </table:table-cell>
          <table:table-cell office:value-type="float" office:value="99.9" calcext:value-type="float">
            <text:p>99.9</text:p>
          </table:table-cell>
          <table:table-cell office:value-type="float" office:value="1.8" calcext:value-type="float">
            <text:p>1.8</text:p>
          </table:table-cell>
          <table:table-cell office:value-type="float" office:value="603384" calcext:value-type="float">
            <text:p>603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1370" calcext:value-type="float">
            <text:p>71370</text:p>
          </table:table-cell>
          <table:table-cell office:value-type="float" office:value="99.9" calcext:value-type="float">
            <text:p>99.9</text:p>
          </table:table-cell>
          <table:table-cell office:value-type="float" office:value="1.9" calcext:value-type="float">
            <text:p>1.9</text:p>
          </table:table-cell>
          <table:table-cell office:value-type="float" office:value="632424" calcext:value-type="float">
            <text:p>6324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1595" calcext:value-type="float">
            <text:p>71595</text:p>
          </table:table-cell>
          <table:table-cell office:value-type="float" office:value="94.4" calcext:value-type="float">
            <text:p>94.4</text:p>
          </table:table-cell>
          <table:table-cell office:value-type="float" office:value="2" calcext:value-type="float">
            <text:p>2</text:p>
          </table:table-cell>
          <table:table-cell office:value-type="float" office:value="660936" calcext:value-type="float">
            <text:p>6609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1827" calcext:value-type="float">
            <text:p>71827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687600" calcext:value-type="float">
            <text:p>687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2054" calcext:value-type="float">
            <text:p>72054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7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2287" calcext:value-type="float">
            <text:p>72287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2517" calcext:value-type="float">
            <text:p>72517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97804" calcext:value-type="float">
            <text:p>7978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2743" calcext:value-type="float">
            <text:p>72743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2973" calcext:value-type="float">
            <text:p>72973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3194" calcext:value-type="float">
            <text:p>73194</text:p>
          </table:table-cell>
          <table:table-cell office:value-type="float" office:value="94.4" calcext:value-type="float">
            <text:p>94.4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3423" calcext:value-type="float">
            <text:p>73423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3656" calcext:value-type="float">
            <text:p>73656</text:p>
          </table:table-cell>
          <table:table-cell office:value-type="float" office:value="94.4" calcext:value-type="float">
            <text:p>94.4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3885" calcext:value-type="float">
            <text:p>73885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4112" calcext:value-type="float">
            <text:p>74112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4336" calcext:value-type="float">
            <text:p>74336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4566" calcext:value-type="float">
            <text:p>74566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4792" calcext:value-type="float">
            <text:p>74792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5018" calcext:value-type="float">
            <text:p>75018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5248" calcext:value-type="float">
            <text:p>75248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5474" calcext:value-type="float">
            <text:p>75474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5702" calcext:value-type="float">
            <text:p>75702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5933" calcext:value-type="float">
            <text:p>75933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6164" calcext:value-type="float">
            <text:p>76164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6387" calcext:value-type="float">
            <text:p>76387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6617" calcext:value-type="float">
            <text:p>76617</text:p>
          </table:table-cell>
          <table:table-cell office:value-type="float" office:value="94.4" calcext:value-type="float">
            <text:p>94.4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6845" calcext:value-type="float">
            <text:p>76845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7078" calcext:value-type="float">
            <text:p>77078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7313" calcext:value-type="float">
            <text:p>77313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7542" calcext:value-type="float">
            <text:p>77542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7769" calcext:value-type="float">
            <text:p>77769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7997" calcext:value-type="float">
            <text:p>77997</text:p>
          </table:table-cell>
          <table:table-cell office:value-type="float" office:value="94.4" calcext:value-type="float">
            <text:p>94.4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8228" calcext:value-type="float">
            <text:p>78228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8454" calcext:value-type="float">
            <text:p>78454</text:p>
          </table:table-cell>
          <table:table-cell office:value-type="float" office:value="94.4" calcext:value-type="float">
            <text:p>94.4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8684" calcext:value-type="float">
            <text:p>78684</text:p>
          </table:table-cell>
          <table:table-cell office:value-type="float" office:value="94.4" calcext:value-type="float">
            <text:p>94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8922" calcext:value-type="float">
            <text:p>78922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9154" calcext:value-type="float">
            <text:p>79154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9382" calcext:value-type="float">
            <text:p>79382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9610" calcext:value-type="float">
            <text:p>79610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79841" calcext:value-type="float">
            <text:p>79841</text:p>
          </table:table-cell>
          <table:table-cell office:value-type="float" office:value="99.9" calcext:value-type="float">
            <text:p>99.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0072" calcext:value-type="float">
            <text:p>80072</text:p>
          </table:table-cell>
          <table:table-cell office:value-type="float" office:value="94.4" calcext:value-type="float">
            <text:p>94.4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0307" calcext:value-type="float">
            <text:p>80307</text:p>
          </table:table-cell>
          <table:table-cell office:value-type="float" office:value="88.9" calcext:value-type="float">
            <text:p>88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0537" calcext:value-type="float">
            <text:p>80537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0769" calcext:value-type="float">
            <text:p>80769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0995" calcext:value-type="float">
            <text:p>80995</text:p>
          </table:table-cell>
          <table:table-cell office:value-type="float" office:value="99.9" calcext:value-type="float">
            <text:p>99.9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1224" calcext:value-type="float">
            <text:p>81224</text:p>
          </table:table-cell>
          <table:table-cell office:value-type="float" office:value="99.9" calcext:value-type="float">
            <text:p>99.9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1454" calcext:value-type="float">
            <text:p>81454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1683" calcext:value-type="float">
            <text:p>81683</text:p>
          </table:table-cell>
          <table:table-cell office:value-type="float" office:value="99.9" calcext:value-type="float">
            <text:p>99.9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1917" calcext:value-type="float">
            <text:p>81917</text:p>
          </table:table-cell>
          <table:table-cell office:value-type="float" office:value="88.9" calcext:value-type="float">
            <text:p>88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2152" calcext:value-type="float">
            <text:p>82152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2380" calcext:value-type="float">
            <text:p>82380</text:p>
          </table:table-cell>
          <table:table-cell office:value-type="float" office:value="94.4" calcext:value-type="float">
            <text:p>94.4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2616" calcext:value-type="float">
            <text:p>82616</text:p>
          </table:table-cell>
          <table:table-cell office:value-type="float" office:value="94.4" calcext:value-type="float">
            <text:p>94.4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2848" calcext:value-type="float">
            <text:p>82848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3079" calcext:value-type="float">
            <text:p>83079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3304" calcext:value-type="float">
            <text:p>83304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3529" calcext:value-type="float">
            <text:p>83529</text:p>
          </table:table-cell>
          <table:table-cell office:value-type="float" office:value="94.1" calcext:value-type="float">
            <text:p>94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3760" calcext:value-type="float">
            <text:p>83760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3988" calcext:value-type="float">
            <text:p>83988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4216" calcext:value-type="float">
            <text:p>84216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4443" calcext:value-type="float">
            <text:p>84443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4673" calcext:value-type="float">
            <text:p>84673</text:p>
          </table:table-cell>
          <table:table-cell office:value-type="float" office:value="94.4" calcext:value-type="float">
            <text:p>94.4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4903" calcext:value-type="float">
            <text:p>84903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5129" calcext:value-type="float">
            <text:p>85129</text:p>
          </table:table-cell>
          <table:table-cell office:value-type="float" office:value="94.1" calcext:value-type="float">
            <text:p>94.1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5358" calcext:value-type="float">
            <text:p>85358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5587" calcext:value-type="float">
            <text:p>85587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5814" calcext:value-type="float">
            <text:p>85814</text:p>
          </table:table-cell>
          <table:table-cell office:value-type="float" office:value="94.1" calcext:value-type="float">
            <text:p>94.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6042" calcext:value-type="float">
            <text:p>86042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6268" calcext:value-type="float">
            <text:p>86268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6498" calcext:value-type="float">
            <text:p>86498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6721" calcext:value-type="float">
            <text:p>86721</text:p>
          </table:table-cell>
          <table:table-cell office:value-type="float" office:value="99.9" calcext:value-type="float">
            <text:p>99.9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6949" calcext:value-type="float">
            <text:p>86949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7180" calcext:value-type="float">
            <text:p>87180</text:p>
          </table:table-cell>
          <table:table-cell office:value-type="float" office:value="99.9" calcext:value-type="float">
            <text:p>99.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7415" calcext:value-type="float">
            <text:p>87415</text:p>
          </table:table-cell>
          <table:table-cell office:value-type="float" office:value="99.9" calcext:value-type="float">
            <text:p>99.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7641" calcext:value-type="float">
            <text:p>87641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7872" calcext:value-type="float">
            <text:p>87872</text:p>
          </table:table-cell>
          <table:table-cell office:value-type="float" office:value="99.9" calcext:value-type="float">
            <text:p>99.9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8095" calcext:value-type="float">
            <text:p>88095</text:p>
          </table:table-cell>
          <table:table-cell office:value-type="float" office:value="88.9" calcext:value-type="float">
            <text:p>88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8324" calcext:value-type="float">
            <text:p>88324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8553" calcext:value-type="float">
            <text:p>88553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8777" calcext:value-type="float">
            <text:p>88777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9007" calcext:value-type="float">
            <text:p>89007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9237" calcext:value-type="float">
            <text:p>89237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9461" calcext:value-type="float">
            <text:p>89461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9687" calcext:value-type="float">
            <text:p>89687</text:p>
          </table:table-cell>
          <table:table-cell office:value-type="float" office:value="94.4" calcext:value-type="float">
            <text:p>94.4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89916" calcext:value-type="float">
            <text:p>89916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0141" calcext:value-type="float">
            <text:p>90141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0368" calcext:value-type="float">
            <text:p>90368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0596" calcext:value-type="float">
            <text:p>90596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0817" calcext:value-type="float">
            <text:p>90817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1040" calcext:value-type="float">
            <text:p>91040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1276" calcext:value-type="float">
            <text:p>91276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1502" calcext:value-type="float">
            <text:p>91502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1730" calcext:value-type="float">
            <text:p>91730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1955" calcext:value-type="float">
            <text:p>91955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2185" calcext:value-type="float">
            <text:p>92185</text:p>
          </table:table-cell>
          <table:table-cell office:value-type="float" office:value="94.4" calcext:value-type="float">
            <text:p>94.4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2419" calcext:value-type="float">
            <text:p>92419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2651" calcext:value-type="float">
            <text:p>92651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2875" calcext:value-type="float">
            <text:p>92875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3107" calcext:value-type="float">
            <text:p>93107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3337" calcext:value-type="float">
            <text:p>93337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3567" calcext:value-type="float">
            <text:p>93567</text:p>
          </table:table-cell>
          <table:table-cell office:value-type="float" office:value="94.4" calcext:value-type="float">
            <text:p>94.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3795" calcext:value-type="float">
            <text:p>93795</text:p>
          </table:table-cell>
          <table:table-cell office:value-type="float" office:value="94.4" calcext:value-type="float">
            <text:p>94.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4022" calcext:value-type="float">
            <text:p>94022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4255" calcext:value-type="float">
            <text:p>94255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4484" calcext:value-type="float">
            <text:p>94484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4718" calcext:value-type="float">
            <text:p>94718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4950" calcext:value-type="float">
            <text:p>94950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5178" calcext:value-type="float">
            <text:p>95178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5401" calcext:value-type="float">
            <text:p>95401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5632" calcext:value-type="float">
            <text:p>95632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5861" calcext:value-type="float">
            <text:p>95861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6093" calcext:value-type="float">
            <text:p>96093</text:p>
          </table:table-cell>
          <table:table-cell office:value-type="float" office:value="99.9" calcext:value-type="float">
            <text:p>99.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6316" calcext:value-type="float">
            <text:p>96316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6548" calcext:value-type="float">
            <text:p>96548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6780" calcext:value-type="float">
            <text:p>96780</text:p>
          </table:table-cell>
          <table:table-cell office:value-type="float" office:value="99.9" calcext:value-type="float">
            <text:p>99.9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7006" calcext:value-type="float">
            <text:p>97006</text:p>
          </table:table-cell>
          <table:table-cell office:value-type="float" office:value="99.9" calcext:value-type="float">
            <text:p>99.9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7234" calcext:value-type="float">
            <text:p>97234</text:p>
          </table:table-cell>
          <table:table-cell office:value-type="float" office:value="94.4" calcext:value-type="float">
            <text:p>94.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7467" calcext:value-type="float">
            <text:p>97467</text:p>
          </table:table-cell>
          <table:table-cell office:value-type="float" office:value="99.9" calcext:value-type="float">
            <text:p>99.9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7699" calcext:value-type="float">
            <text:p>97699</text:p>
          </table:table-cell>
          <table:table-cell office:value-type="float" office:value="99.9" calcext:value-type="float">
            <text:p>99.9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7929" calcext:value-type="float">
            <text:p>97929</text:p>
          </table:table-cell>
          <table:table-cell office:value-type="float" office:value="99.9" calcext:value-type="float">
            <text:p>99.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8162" calcext:value-type="float">
            <text:p>98162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8397" calcext:value-type="float">
            <text:p>98397</text:p>
          </table:table-cell>
          <table:table-cell office:value-type="float" office:value="99.9" calcext:value-type="float">
            <text:p>99.9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8623" calcext:value-type="float">
            <text:p>98623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8850" calcext:value-type="float">
            <text:p>98850</text:p>
          </table:table-cell>
          <table:table-cell office:value-type="float" office:value="99.9" calcext:value-type="float">
            <text:p>99.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9082" calcext:value-type="float">
            <text:p>99082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9309" calcext:value-type="float">
            <text:p>99309</text:p>
          </table:table-cell>
          <table:table-cell office:value-type="float" office:value="99.9" calcext:value-type="float">
            <text:p>99.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9540" calcext:value-type="float">
            <text:p>99540</text:p>
          </table:table-cell>
          <table:table-cell office:value-type="float" office:value="94.1" calcext:value-type="float">
            <text:p>94.1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9769" calcext:value-type="float">
            <text:p>99769</text:p>
          </table:table-cell>
          <table:table-cell office:value-type="float" office:value="99.9" calcext:value-type="float">
            <text:p>99.9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99996" calcext:value-type="float">
            <text:p>99996</text:p>
          </table:table-cell>
          <table:table-cell office:value-type="float" office:value="99.9" calcext:value-type="float">
            <text:p>99.9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0222" calcext:value-type="float">
            <text:p>100222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0449" calcext:value-type="float">
            <text:p>100449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0672" calcext:value-type="float">
            <text:p>100672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0902" calcext:value-type="float">
            <text:p>100902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1132" calcext:value-type="float">
            <text:p>101132</text:p>
          </table:table-cell>
          <table:table-cell office:value-type="float" office:value="99.9" calcext:value-type="float">
            <text:p>99.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1358" calcext:value-type="float">
            <text:p>101358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1583" calcext:value-type="float">
            <text:p>101583</text:p>
          </table:table-cell>
          <table:table-cell office:value-type="float" office:value="99.9" calcext:value-type="float">
            <text:p>99.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1811" calcext:value-type="float">
            <text:p>101811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2038" calcext:value-type="float">
            <text:p>102038</text:p>
          </table:table-cell>
          <table:table-cell office:value-type="float" office:value="99.9" calcext:value-type="float">
            <text:p>99.9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2268" calcext:value-type="float">
            <text:p>102268</text:p>
          </table:table-cell>
          <table:table-cell office:value-type="float" office:value="99.9" calcext:value-type="float">
            <text:p>99.9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2496" calcext:value-type="float">
            <text:p>102496</text:p>
          </table:table-cell>
          <table:table-cell office:value-type="float" office:value="94.4" calcext:value-type="float">
            <text:p>94.4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2726" calcext:value-type="float">
            <text:p>102726</text:p>
          </table:table-cell>
          <table:table-cell office:value-type="float" office:value="94.4" calcext:value-type="float">
            <text:p>94.4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2958" calcext:value-type="float">
            <text:p>102958</text:p>
          </table:table-cell>
          <table:table-cell office:value-type="float" office:value="99.9" calcext:value-type="float">
            <text:p>99.9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3192" calcext:value-type="float">
            <text:p>103192</text:p>
          </table:table-cell>
          <table:table-cell office:value-type="float" office:value="99.9" calcext:value-type="float">
            <text:p>99.9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3425" calcext:value-type="float">
            <text:p>103425</text:p>
          </table:table-cell>
          <table:table-cell office:value-type="float" office:value="99.9" calcext:value-type="float">
            <text:p>99.9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3654" calcext:value-type="float">
            <text:p>103654</text:p>
          </table:table-cell>
          <table:table-cell office:value-type="float" office:value="99.9" calcext:value-type="float">
            <text:p>99.9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3882" calcext:value-type="float">
            <text:p>103882</text:p>
          </table:table-cell>
          <table:table-cell office:value-type="float" office:value="99.9" calcext:value-type="float">
            <text:p>99.9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4111" calcext:value-type="float">
            <text:p>104111</text:p>
          </table:table-cell>
          <table:table-cell office:value-type="float" office:value="99.9" calcext:value-type="float">
            <text:p>99.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4338" calcext:value-type="float">
            <text:p>104338</text:p>
          </table:table-cell>
          <table:table-cell office:value-type="float" office:value="99.9" calcext:value-type="float">
            <text:p>99.9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4565" calcext:value-type="float">
            <text:p>104565</text:p>
          </table:table-cell>
          <table:table-cell office:value-type="float" office:value="99.9" calcext:value-type="float">
            <text:p>99.9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4787" calcext:value-type="float">
            <text:p>104787</text:p>
          </table:table-cell>
          <table:table-cell office:value-type="float" office:value="99.9" calcext:value-type="float">
            <text:p>99.9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5012" calcext:value-type="float">
            <text:p>105012</text:p>
          </table:table-cell>
          <table:table-cell office:value-type="float" office:value="99.9" calcext:value-type="float">
            <text:p>99.9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5243" calcext:value-type="float">
            <text:p>105243</text:p>
          </table:table-cell>
          <table:table-cell office:value-type="float" office:value="99.9" calcext:value-type="float">
            <text:p>99.9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5470" calcext:value-type="float">
            <text:p>105470</text:p>
          </table:table-cell>
          <table:table-cell office:value-type="float" office:value="99.9" calcext:value-type="float">
            <text:p>99.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5696" calcext:value-type="float">
            <text:p>105696</text:p>
          </table:table-cell>
          <table:table-cell office:value-type="float" office:value="94.4" calcext:value-type="float">
            <text:p>94.4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5926" calcext:value-type="float">
            <text:p>105926</text:p>
          </table:table-cell>
          <table:table-cell office:value-type="float" office:value="99.9" calcext:value-type="float">
            <text:p>99.9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6157" calcext:value-type="float">
            <text:p>106157</text:p>
          </table:table-cell>
          <table:table-cell office:value-type="float" office:value="94.1" calcext:value-type="float">
            <text:p>94.1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6390" calcext:value-type="float">
            <text:p>106390</text:p>
          </table:table-cell>
          <table:table-cell office:value-type="float" office:value="99.9" calcext:value-type="float">
            <text:p>99.9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6616" calcext:value-type="float">
            <text:p>106616</text:p>
          </table:table-cell>
          <table:table-cell office:value-type="float" office:value="94.4" calcext:value-type="float">
            <text:p>94.4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6845" calcext:value-type="float">
            <text:p>106845</text:p>
          </table:table-cell>
          <table:table-cell office:value-type="float" office:value="99.9" calcext:value-type="float">
            <text:p>99.9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7068" calcext:value-type="float">
            <text:p>107068</text:p>
          </table:table-cell>
          <table:table-cell office:value-type="float" office:value="99.9" calcext:value-type="float">
            <text:p>99.9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7304" calcext:value-type="float">
            <text:p>107304</text:p>
          </table:table-cell>
          <table:table-cell office:value-type="float" office:value="94.4" calcext:value-type="float">
            <text:p>94.4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7539" calcext:value-type="float">
            <text:p>107539</text:p>
          </table:table-cell>
          <table:table-cell office:value-type="float" office:value="99.9" calcext:value-type="float">
            <text:p>99.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7772" calcext:value-type="float">
            <text:p>107772</text:p>
          </table:table-cell>
          <table:table-cell office:value-type="float" office:value="99.9" calcext:value-type="float">
            <text:p>99.9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5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8005" calcext:value-type="float">
            <text:p>108005</text:p>
          </table:table-cell>
          <table:table-cell office:value-type="float" office:value="94.4" calcext:value-type="float">
            <text:p>94.4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8238" calcext:value-type="float">
            <text:p>108238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8467" calcext:value-type="float">
            <text:p>108467</text:p>
          </table:table-cell>
          <table:table-cell office:value-type="float" office:value="99.9" calcext:value-type="float">
            <text:p>99.9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8698" calcext:value-type="float">
            <text:p>108698</text:p>
          </table:table-cell>
          <table:table-cell office:value-type="float" office:value="99.9" calcext:value-type="float">
            <text:p>99.9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8927" calcext:value-type="float">
            <text:p>108927</text:p>
          </table:table-cell>
          <table:table-cell office:value-type="float" office:value="99.9" calcext:value-type="float">
            <text:p>99.9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9158" calcext:value-type="float">
            <text:p>109158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9391" calcext:value-type="float">
            <text:p>109391</text:p>
          </table:table-cell>
          <table:table-cell office:value-type="float" office:value="99.9" calcext:value-type="float">
            <text:p>99.9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9623" calcext:value-type="float">
            <text:p>109623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09852" calcext:value-type="float">
            <text:p>109852</text:p>
          </table:table-cell>
          <table:table-cell office:value-type="float" office:value="94.4" calcext:value-type="float">
            <text:p>94.4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0089" calcext:value-type="float">
            <text:p>110089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0317" calcext:value-type="float">
            <text:p>110317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0545" calcext:value-type="float">
            <text:p>110545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0767" calcext:value-type="float">
            <text:p>110767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0996" calcext:value-type="float">
            <text:p>110996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1225" calcext:value-type="float">
            <text:p>111225</text:p>
          </table:table-cell>
          <table:table-cell office:value-type="float" office:value="94.4" calcext:value-type="float">
            <text:p>94.4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1457" calcext:value-type="float">
            <text:p>111457</text:p>
          </table:table-cell>
          <table:table-cell office:value-type="float" office:value="94.4" calcext:value-type="float">
            <text:p>94.4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1686" calcext:value-type="float">
            <text:p>111686</text:p>
          </table:table-cell>
          <table:table-cell office:value-type="float" office:value="94.4" calcext:value-type="float">
            <text:p>94.4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1917" calcext:value-type="float">
            <text:p>111917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2143" calcext:value-type="float">
            <text:p>112143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2372" calcext:value-type="float">
            <text:p>112372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2595" calcext:value-type="float">
            <text:p>112595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2823" calcext:value-type="float">
            <text:p>112823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3050" calcext:value-type="float">
            <text:p>113050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3276" calcext:value-type="float">
            <text:p>113276</text:p>
          </table:table-cell>
          <table:table-cell office:value-type="float" office:value="94.4" calcext:value-type="float">
            <text:p>94.4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3510" calcext:value-type="float">
            <text:p>113510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3748" calcext:value-type="float">
            <text:p>113748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3976" calcext:value-type="float">
            <text:p>113976</text:p>
          </table:table-cell>
          <table:table-cell office:value-type="float" office:value="99.9" calcext:value-type="float">
            <text:p>99.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4201" calcext:value-type="float">
            <text:p>114201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4426" calcext:value-type="float">
            <text:p>114426</text:p>
          </table:table-cell>
          <table:table-cell office:value-type="float" office:value="99.9" calcext:value-type="float">
            <text:p>99.9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4649" calcext:value-type="float">
            <text:p>114649</text:p>
          </table:table-cell>
          <table:table-cell office:value-type="float" office:value="99.9" calcext:value-type="float">
            <text:p>99.9</text:p>
          </table:table-cell>
          <table:table-cell office:value-type="float" office:value="21.7" calcext:value-type="float">
            <text:p>21.7</text:p>
          </table:table-cell>
          <table:table-cell office:value-type="string" calcext:value-type="string">
            <text:p>6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4878" calcext:value-type="float">
            <text:p>114878</text:p>
          </table:table-cell>
          <table:table-cell office:value-type="float" office:value="99.9" calcext:value-type="float">
            <text:p>99.9</text:p>
          </table:table-cell>
          <table:table-cell office:value-type="float" office:value="23.3" calcext:value-type="float">
            <text:p>23.3</text:p>
          </table:table-cell>
          <table:table-cell office:value-type="string" calcext:value-type="string">
            <text:p>7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5104" calcext:value-type="float">
            <text:p>115104</text:p>
          </table:table-cell>
          <table:table-cell office:value-type="float" office:value="99.9" calcext:value-type="float">
            <text:p>99.9</text:p>
          </table:table-cell>
          <table:table-cell office:value-type="float" office:value="24.9" calcext:value-type="float">
            <text:p>24.9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5333" calcext:value-type="float">
            <text:p>115333</text:p>
          </table:table-cell>
          <table:table-cell office:value-type="float" office:value="99.9" calcext:value-type="float">
            <text:p>99.9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5565" calcext:value-type="float">
            <text:p>115565</text:p>
          </table:table-cell>
          <table:table-cell office:value-type="float" office:value="94.4" calcext:value-type="float">
            <text:p>94.4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5803" calcext:value-type="float">
            <text:p>115803</text:p>
          </table:table-cell>
          <table:table-cell office:value-type="float" office:value="99.9" calcext:value-type="float">
            <text:p>99.9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6030" calcext:value-type="float">
            <text:p>116030</text:p>
          </table:table-cell>
          <table:table-cell office:value-type="float" office:value="94.1" calcext:value-type="float">
            <text:p>94.1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6259" calcext:value-type="float">
            <text:p>116259</text:p>
          </table:table-cell>
          <table:table-cell office:value-type="float" office:value="99.9" calcext:value-type="float">
            <text:p>99.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6484" calcext:value-type="float">
            <text:p>116484</text:p>
          </table:table-cell>
          <table:table-cell office:value-type="float" office:value="99.9" calcext:value-type="float">
            <text:p>99.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6710" calcext:value-type="float">
            <text:p>116710</text:p>
          </table:table-cell>
          <table:table-cell office:value-type="float" office:value="99.9" calcext:value-type="float">
            <text:p>99.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6937" calcext:value-type="float">
            <text:p>116937</text:p>
          </table:table-cell>
          <table:table-cell office:value-type="float" office:value="99.9" calcext:value-type="float">
            <text:p>99.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7166" calcext:value-type="float">
            <text:p>117166</text:p>
          </table:table-cell>
          <table:table-cell office:value-type="float" office:value="99.9" calcext:value-type="float">
            <text:p>99.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7393" calcext:value-type="float">
            <text:p>117393</text:p>
          </table:table-cell>
          <table:table-cell office:value-type="float" office:value="99.9" calcext:value-type="float">
            <text:p>99.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7623" calcext:value-type="float">
            <text:p>117623</text:p>
          </table:table-cell>
          <table:table-cell office:value-type="float" office:value="99.9" calcext:value-type="float">
            <text:p>99.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7852" calcext:value-type="float">
            <text:p>117852</text:p>
          </table:table-cell>
          <table:table-cell office:value-type="float" office:value="99.9" calcext:value-type="float">
            <text:p>99.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8076" calcext:value-type="float">
            <text:p>118076</text:p>
          </table:table-cell>
          <table:table-cell office:value-type="float" office:value="94.4" calcext:value-type="float">
            <text:p>94.4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8304" calcext:value-type="float">
            <text:p>118304</text:p>
          </table:table-cell>
          <table:table-cell office:value-type="float" office:value="99.9" calcext:value-type="float">
            <text:p>99.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8526" calcext:value-type="float">
            <text:p>118526</text:p>
          </table:table-cell>
          <table:table-cell office:value-type="float" office:value="94.4" calcext:value-type="float">
            <text:p>94.4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8755" calcext:value-type="float">
            <text:p>118755</text:p>
          </table:table-cell>
          <table:table-cell office:value-type="float" office:value="94.4" calcext:value-type="float">
            <text:p>94.4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8983" calcext:value-type="float">
            <text:p>118983</text:p>
          </table:table-cell>
          <table:table-cell office:value-type="float" office:value="94.4" calcext:value-type="float">
            <text:p>94.4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9217" calcext:value-type="float">
            <text:p>119217</text:p>
          </table:table-cell>
          <table:table-cell office:value-type="float" office:value="99.9" calcext:value-type="float">
            <text:p>99.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9451" calcext:value-type="float">
            <text:p>119451</text:p>
          </table:table-cell>
          <table:table-cell office:value-type="float" office:value="99.9" calcext:value-type="float">
            <text:p>99.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9679" calcext:value-type="float">
            <text:p>119679</text:p>
          </table:table-cell>
          <table:table-cell office:value-type="float" office:value="99.9" calcext:value-type="float">
            <text:p>99.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19907" calcext:value-type="float">
            <text:p>119907</text:p>
          </table:table-cell>
          <table:table-cell office:value-type="float" office:value="99.9" calcext:value-type="float">
            <text:p>99.9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0134" calcext:value-type="float">
            <text:p>120134</text:p>
          </table:table-cell>
          <table:table-cell office:value-type="float" office:value="99.9" calcext:value-type="float">
            <text:p>99.9</text:p>
          </table:table-cell>
          <table:table-cell office:value-type="float" office:value="20.8" calcext:value-type="float">
            <text:p>20.8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0361" calcext:value-type="float">
            <text:p>120361</text:p>
          </table:table-cell>
          <table:table-cell office:value-type="float" office:value="99.9" calcext:value-type="float">
            <text:p>99.9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0593" calcext:value-type="float">
            <text:p>120593</text:p>
          </table:table-cell>
          <table:table-cell office:value-type="float" office:value="99.9" calcext:value-type="float">
            <text:p>99.9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7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0827" calcext:value-type="float">
            <text:p>120827</text:p>
          </table:table-cell>
          <table:table-cell office:value-type="float" office:value="99.9" calcext:value-type="float">
            <text:p>99.9</text:p>
          </table:table-cell>
          <table:table-cell office:value-type="float" office:value="25.9" calcext:value-type="float">
            <text:p>25.9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1058" calcext:value-type="float">
            <text:p>121058</text:p>
          </table:table-cell>
          <table:table-cell office:value-type="float" office:value="99.9" calcext:value-type="float">
            <text:p>99.9</text:p>
          </table:table-cell>
          <table:table-cell office:value-type="float" office:value="27.6" calcext:value-type="float">
            <text:p>27.6</text:p>
          </table:table-cell>
          <table:table-cell office:value-type="string" calcext:value-type="string">
            <text:p>8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1284" calcext:value-type="float">
            <text:p>121284</text:p>
          </table:table-cell>
          <table:table-cell office:value-type="float" office:value="94.1" calcext:value-type="float">
            <text:p>94.1</text:p>
          </table:table-cell>
          <table:table-cell office:value-type="float" office:value="29.3" calcext:value-type="float">
            <text:p>29.3</text:p>
          </table:table-cell>
          <table:table-cell office:value-type="string" calcext:value-type="string">
            <text:p>9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1513" calcext:value-type="float">
            <text:p>121513</text:p>
          </table:table-cell>
          <table:table-cell office:value-type="float" office:value="99.9" calcext:value-type="float">
            <text:p>99.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1738" calcext:value-type="float">
            <text:p>121738</text:p>
          </table:table-cell>
          <table:table-cell office:value-type="float" office:value="99.9" calcext:value-type="float">
            <text:p>99.9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1968" calcext:value-type="float">
            <text:p>121968</text:p>
          </table:table-cell>
          <table:table-cell office:value-type="float" office:value="99.9" calcext:value-type="float">
            <text:p>99.9</text:p>
          </table:table-cell>
          <table:table-cell office:value-type="float" office:value="24.8" calcext:value-type="float">
            <text:p>24.8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2202" calcext:value-type="float">
            <text:p>122202</text:p>
          </table:table-cell>
          <table:table-cell office:value-type="float" office:value="99.9" calcext:value-type="float">
            <text:p>99.9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2435" calcext:value-type="float">
            <text:p>122435</text:p>
          </table:table-cell>
          <table:table-cell office:value-type="float" office:value="99.9" calcext:value-type="float">
            <text:p>99.9</text:p>
          </table:table-cell>
          <table:table-cell office:value-type="float" office:value="21.7" calcext:value-type="float">
            <text:p>21.7</text:p>
          </table:table-cell>
          <table:table-cell office:value-type="string" calcext:value-type="string">
            <text:p>6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2666" calcext:value-type="float">
            <text:p>122666</text:p>
          </table:table-cell>
          <table:table-cell office:value-type="float" office:value="94.4" calcext:value-type="float">
            <text:p>94.4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7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2890" calcext:value-type="float">
            <text:p>122890</text:p>
          </table:table-cell>
          <table:table-cell office:value-type="float" office:value="99.9" calcext:value-type="float">
            <text:p>99.9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7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3120" calcext:value-type="float">
            <text:p>123120</text:p>
          </table:table-cell>
          <table:table-cell office:value-type="float" office:value="94.1" calcext:value-type="float">
            <text:p>94.1</text:p>
          </table:table-cell>
          <table:table-cell office:value-type="float" office:value="26.9" calcext:value-type="float">
            <text:p>26.9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3353" calcext:value-type="float">
            <text:p>123353</text:p>
          </table:table-cell>
          <table:table-cell office:value-type="float" office:value="99.9" calcext:value-type="float">
            <text:p>99.9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3584" calcext:value-type="float">
            <text:p>123584</text:p>
          </table:table-cell>
          <table:table-cell office:value-type="float" office:value="99.9" calcext:value-type="float">
            <text:p>99.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3811" calcext:value-type="float">
            <text:p>123811</text:p>
          </table:table-cell>
          <table:table-cell office:value-type="float" office:value="99.9" calcext:value-type="float">
            <text:p>99.9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4040" calcext:value-type="float">
            <text:p>124040</text:p>
          </table:table-cell>
          <table:table-cell office:value-type="float" office:value="99.9" calcext:value-type="float">
            <text:p>99.9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4270" calcext:value-type="float">
            <text:p>124270</text:p>
          </table:table-cell>
          <table:table-cell office:value-type="float" office:value="99.9" calcext:value-type="float">
            <text:p>99.9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4497" calcext:value-type="float">
            <text:p>124497</text:p>
          </table:table-cell>
          <table:table-cell office:value-type="float" office:value="99.9" calcext:value-type="float">
            <text:p>99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4728" calcext:value-type="float">
            <text:p>124728</text:p>
          </table:table-cell>
          <table:table-cell office:value-type="float" office:value="99.9" calcext:value-type="float">
            <text:p>99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4955" calcext:value-type="float">
            <text:p>124955</text:p>
          </table:table-cell>
          <table:table-cell office:value-type="float" office:value="99.9" calcext:value-type="float">
            <text:p>99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5181" calcext:value-type="float">
            <text:p>125181</text:p>
          </table:table-cell>
          <table:table-cell office:value-type="float" office:value="99.9" calcext:value-type="float">
            <text:p>99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5410" calcext:value-type="float">
            <text:p>125410</text:p>
          </table:table-cell>
          <table:table-cell office:value-type="float" office:value="99.9" calcext:value-type="float">
            <text:p>99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5633" calcext:value-type="float">
            <text:p>125633</text:p>
          </table:table-cell>
          <table:table-cell office:value-type="float" office:value="99.9" calcext:value-type="float">
            <text:p>99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5858" calcext:value-type="float">
            <text:p>125858</text:p>
          </table:table-cell>
          <table:table-cell office:value-type="float" office:value="99.9" calcext:value-type="float">
            <text:p>99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6086" calcext:value-type="float">
            <text:p>126086</text:p>
          </table:table-cell>
          <table:table-cell office:value-type="float" office:value="99.9" calcext:value-type="float">
            <text:p>99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6309" calcext:value-type="float">
            <text:p>126309</text:p>
          </table:table-cell>
          <table:table-cell office:value-type="float" office:value="99.9" calcext:value-type="float">
            <text:p>99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6540" calcext:value-type="float">
            <text:p>126540</text:p>
          </table:table-cell>
          <table:table-cell office:value-type="float" office:value="99.9" calcext:value-type="float">
            <text:p>99.9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6771" calcext:value-type="float">
            <text:p>126771</text:p>
          </table:table-cell>
          <table:table-cell office:value-type="float" office:value="99.9" calcext:value-type="float">
            <text:p>99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6998" calcext:value-type="float">
            <text:p>126998</text:p>
          </table:table-cell>
          <table:table-cell office:value-type="float" office:value="99.9" calcext:value-type="float">
            <text:p>99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7220" calcext:value-type="float">
            <text:p>127220</text:p>
          </table:table-cell>
          <table:table-cell office:value-type="float" office:value="99.9" calcext:value-type="float">
            <text:p>99.9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7452" calcext:value-type="float">
            <text:p>127452</text:p>
          </table:table-cell>
          <table:table-cell office:value-type="float" office:value="94.4" calcext:value-type="float">
            <text:p>94.4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7687" calcext:value-type="float">
            <text:p>127687</text:p>
          </table:table-cell>
          <table:table-cell office:value-type="float" office:value="99.9" calcext:value-type="float">
            <text:p>99.9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7919" calcext:value-type="float">
            <text:p>127919</text:p>
          </table:table-cell>
          <table:table-cell office:value-type="float" office:value="99.9" calcext:value-type="float">
            <text:p>99.9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8149" calcext:value-type="float">
            <text:p>128149</text:p>
          </table:table-cell>
          <table:table-cell office:value-type="float" office:value="99.9" calcext:value-type="float">
            <text:p>99.9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8389" calcext:value-type="float">
            <text:p>128389</text:p>
          </table:table-cell>
          <table:table-cell office:value-type="float" office:value="99.9" calcext:value-type="float">
            <text:p>99.9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8618" calcext:value-type="float">
            <text:p>128618</text:p>
          </table:table-cell>
          <table:table-cell office:value-type="float" office:value="99.9" calcext:value-type="float">
            <text:p>99.9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8846" calcext:value-type="float">
            <text:p>128846</text:p>
          </table:table-cell>
          <table:table-cell office:value-type="float" office:value="94.4" calcext:value-type="float">
            <text:p>94.4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9073" calcext:value-type="float">
            <text:p>129073</text:p>
          </table:table-cell>
          <table:table-cell office:value-type="float" office:value="99.9" calcext:value-type="float">
            <text:p>99.9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9297" calcext:value-type="float">
            <text:p>129297</text:p>
          </table:table-cell>
          <table:table-cell office:value-type="float" office:value="94.4" calcext:value-type="float">
            <text:p>94.4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9527" calcext:value-type="float">
            <text:p>129527</text:p>
          </table:table-cell>
          <table:table-cell office:value-type="float" office:value="94.4" calcext:value-type="float">
            <text:p>94.4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9760" calcext:value-type="float">
            <text:p>129760</text:p>
          </table:table-cell>
          <table:table-cell office:value-type="float" office:value="99.9" calcext:value-type="float">
            <text:p>99.9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29992" calcext:value-type="float">
            <text:p>129992</text:p>
          </table:table-cell>
          <table:table-cell office:value-type="float" office:value="99.9" calcext:value-type="float">
            <text:p>99.9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6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0224" calcext:value-type="float">
            <text:p>130224</text:p>
          </table:table-cell>
          <table:table-cell office:value-type="float" office:value="94.4" calcext:value-type="float">
            <text:p>94.4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6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0453" calcext:value-type="float">
            <text:p>130453</text:p>
          </table:table-cell>
          <table:table-cell office:value-type="float" office:value="94.4" calcext:value-type="float">
            <text:p>94.4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6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0685" calcext:value-type="float">
            <text:p>130685</text:p>
          </table:table-cell>
          <table:table-cell office:value-type="float" office:value="99.9" calcext:value-type="float">
            <text:p>99.9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6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0910" calcext:value-type="float">
            <text:p>130910</text:p>
          </table:table-cell>
          <table:table-cell office:value-type="float" office:value="99.9" calcext:value-type="float">
            <text:p>99.9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6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1141" calcext:value-type="float">
            <text:p>131141</text:p>
          </table:table-cell>
          <table:table-cell office:value-type="float" office:value="99.9" calcext:value-type="float">
            <text:p>99.9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6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1366" calcext:value-type="float">
            <text:p>131366</text:p>
          </table:table-cell>
          <table:table-cell office:value-type="float" office:value="99.9" calcext:value-type="float">
            <text:p>99.9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6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1591" calcext:value-type="float">
            <text:p>131591</text:p>
          </table:table-cell>
          <table:table-cell office:value-type="float" office:value="99.9" calcext:value-type="float">
            <text:p>99.9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6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1821" calcext:value-type="float">
            <text:p>131821</text:p>
          </table:table-cell>
          <table:table-cell office:value-type="float" office:value="99.9" calcext:value-type="float">
            <text:p>99.9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6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2046" calcext:value-type="float">
            <text:p>132046</text:p>
          </table:table-cell>
          <table:table-cell office:value-type="float" office:value="94.4" calcext:value-type="float">
            <text:p>94.4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6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2277" calcext:value-type="float">
            <text:p>132277</text:p>
          </table:table-cell>
          <table:table-cell office:value-type="float" office:value="99.9" calcext:value-type="float">
            <text:p>99.9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6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2503" calcext:value-type="float">
            <text:p>132503</text:p>
          </table:table-cell>
          <table:table-cell office:value-type="float" office:value="99.9" calcext:value-type="float">
            <text:p>99.9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6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2734" calcext:value-type="float">
            <text:p>132734</text:p>
          </table:table-cell>
          <table:table-cell office:value-type="float" office:value="99.9" calcext:value-type="float">
            <text:p>99.9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2958" calcext:value-type="float">
            <text:p>132958</text:p>
          </table:table-cell>
          <table:table-cell office:value-type="float" office:value="99.9" calcext:value-type="float">
            <text:p>99.9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3183" calcext:value-type="float">
            <text:p>133183</text:p>
          </table:table-cell>
          <table:table-cell office:value-type="float" office:value="99.9" calcext:value-type="float">
            <text:p>99.9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3405" calcext:value-type="float">
            <text:p>133405</text:p>
          </table:table-cell>
          <table:table-cell office:value-type="float" office:value="94.4" calcext:value-type="float">
            <text:p>94.4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3637" calcext:value-type="float">
            <text:p>133637</text:p>
          </table:table-cell>
          <table:table-cell office:value-type="float" office:value="94.4" calcext:value-type="float">
            <text:p>94.4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3864" calcext:value-type="float">
            <text:p>133864</text:p>
          </table:table-cell>
          <table:table-cell office:value-type="float" office:value="99.9" calcext:value-type="float">
            <text:p>99.9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4091" calcext:value-type="float">
            <text:p>134091</text:p>
          </table:table-cell>
          <table:table-cell office:value-type="float" office:value="99.9" calcext:value-type="float">
            <text:p>99.9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4314" calcext:value-type="float">
            <text:p>134314</text:p>
          </table:table-cell>
          <table:table-cell office:value-type="float" office:value="99.9" calcext:value-type="float">
            <text:p>99.9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4541" calcext:value-type="float">
            <text:p>134541</text:p>
          </table:table-cell>
          <table:table-cell office:value-type="float" office:value="99.9" calcext:value-type="float">
            <text:p>99.9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4769" calcext:value-type="float">
            <text:p>134769</text:p>
          </table:table-cell>
          <table:table-cell office:value-type="float" office:value="99.9" calcext:value-type="float">
            <text:p>99.9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4997" calcext:value-type="float">
            <text:p>134997</text:p>
          </table:table-cell>
          <table:table-cell office:value-type="float" office:value="99.9" calcext:value-type="float">
            <text:p>99.9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5221" calcext:value-type="float">
            <text:p>135221</text:p>
          </table:table-cell>
          <table:table-cell office:value-type="float" office:value="99.9" calcext:value-type="float">
            <text:p>99.9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5446" calcext:value-type="float">
            <text:p>135446</text:p>
          </table:table-cell>
          <table:table-cell office:value-type="float" office:value="94.4" calcext:value-type="float">
            <text:p>94.4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5676" calcext:value-type="float">
            <text:p>135676</text:p>
          </table:table-cell>
          <table:table-cell office:value-type="float" office:value="94.4" calcext:value-type="float">
            <text:p>94.4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5906" calcext:value-type="float">
            <text:p>135906</text:p>
          </table:table-cell>
          <table:table-cell office:value-type="float" office:value="94.4" calcext:value-type="float">
            <text:p>94.4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6138" calcext:value-type="float">
            <text:p>136138</text:p>
          </table:table-cell>
          <table:table-cell office:value-type="float" office:value="99.9" calcext:value-type="float">
            <text:p>99.9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6368" calcext:value-type="float">
            <text:p>136368</text:p>
          </table:table-cell>
          <table:table-cell office:value-type="float" office:value="99.9" calcext:value-type="float">
            <text:p>99.9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6595" calcext:value-type="float">
            <text:p>136595</text:p>
          </table:table-cell>
          <table:table-cell office:value-type="float" office:value="94.4" calcext:value-type="float">
            <text:p>94.4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6826" calcext:value-type="float">
            <text:p>136826</text:p>
          </table:table-cell>
          <table:table-cell office:value-type="float" office:value="94.4" calcext:value-type="float">
            <text:p>94.4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7055" calcext:value-type="float">
            <text:p>137055</text:p>
          </table:table-cell>
          <table:table-cell office:value-type="float" office:value="99.9" calcext:value-type="float">
            <text:p>99.9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7284" calcext:value-type="float">
            <text:p>137284</text:p>
          </table:table-cell>
          <table:table-cell office:value-type="float" office:value="94.4" calcext:value-type="float">
            <text:p>94.4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7516" calcext:value-type="float">
            <text:p>137516</text:p>
          </table:table-cell>
          <table:table-cell office:value-type="float" office:value="94.4" calcext:value-type="float">
            <text:p>94.4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7748" calcext:value-type="float">
            <text:p>137748</text:p>
          </table:table-cell>
          <table:table-cell office:value-type="float" office:value="99.9" calcext:value-type="float">
            <text:p>99.9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7978" calcext:value-type="float">
            <text:p>137978</text:p>
          </table:table-cell>
          <table:table-cell office:value-type="float" office:value="99.9" calcext:value-type="float">
            <text:p>99.9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8207" calcext:value-type="float">
            <text:p>138207</text:p>
          </table:table-cell>
          <table:table-cell office:value-type="float" office:value="99.9" calcext:value-type="float">
            <text:p>99.9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8437" calcext:value-type="float">
            <text:p>138437</text:p>
          </table:table-cell>
          <table:table-cell office:value-type="float" office:value="99.9" calcext:value-type="float">
            <text:p>99.9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8662" calcext:value-type="float">
            <text:p>138662</text:p>
          </table:table-cell>
          <table:table-cell office:value-type="float" office:value="99.9" calcext:value-type="float">
            <text:p>99.9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8889" calcext:value-type="float">
            <text:p>138889</text:p>
          </table:table-cell>
          <table:table-cell office:value-type="float" office:value="99.9" calcext:value-type="float">
            <text:p>99.9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9118" calcext:value-type="float">
            <text:p>139118</text:p>
          </table:table-cell>
          <table:table-cell office:value-type="float" office:value="99.9" calcext:value-type="float">
            <text:p>99.9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9345" calcext:value-type="float">
            <text:p>139345</text:p>
          </table:table-cell>
          <table:table-cell office:value-type="float" office:value="99.9" calcext:value-type="float">
            <text:p>99.9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9570" calcext:value-type="float">
            <text:p>139570</text:p>
          </table:table-cell>
          <table:table-cell office:value-type="float" office:value="99.9" calcext:value-type="float">
            <text:p>99.9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39798" calcext:value-type="float">
            <text:p>139798</text:p>
          </table:table-cell>
          <table:table-cell office:value-type="float" office:value="99.9" calcext:value-type="float">
            <text:p>99.9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0024" calcext:value-type="float">
            <text:p>140024</text:p>
          </table:table-cell>
          <table:table-cell office:value-type="float" office:value="94.4" calcext:value-type="float">
            <text:p>94.4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0260" calcext:value-type="float">
            <text:p>140260</text:p>
          </table:table-cell>
          <table:table-cell office:value-type="float" office:value="99.9" calcext:value-type="float">
            <text:p>99.9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0485" calcext:value-type="float">
            <text:p>140485</text:p>
          </table:table-cell>
          <table:table-cell office:value-type="float" office:value="99.9" calcext:value-type="float">
            <text:p>99.9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0717" calcext:value-type="float">
            <text:p>140717</text:p>
          </table:table-cell>
          <table:table-cell office:value-type="float" office:value="99.9" calcext:value-type="float">
            <text:p>99.9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0947" calcext:value-type="float">
            <text:p>140947</text:p>
          </table:table-cell>
          <table:table-cell office:value-type="float" office:value="99.9" calcext:value-type="float">
            <text:p>99.9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1176" calcext:value-type="float">
            <text:p>141176</text:p>
          </table:table-cell>
          <table:table-cell office:value-type="float" office:value="94.4" calcext:value-type="float">
            <text:p>94.4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1404" calcext:value-type="float">
            <text:p>141404</text:p>
          </table:table-cell>
          <table:table-cell office:value-type="float" office:value="94.4" calcext:value-type="float">
            <text:p>94.4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1635" calcext:value-type="float">
            <text:p>141635</text:p>
          </table:table-cell>
          <table:table-cell office:value-type="float" office:value="99.9" calcext:value-type="float">
            <text:p>99.9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1860" calcext:value-type="float">
            <text:p>141860</text:p>
          </table:table-cell>
          <table:table-cell office:value-type="float" office:value="99.9" calcext:value-type="float">
            <text:p>99.9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2085" calcext:value-type="float">
            <text:p>142085</text:p>
          </table:table-cell>
          <table:table-cell office:value-type="float" office:value="94.4" calcext:value-type="float">
            <text:p>94.4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2316" calcext:value-type="float">
            <text:p>142316</text:p>
          </table:table-cell>
          <table:table-cell office:value-type="float" office:value="99.9" calcext:value-type="float">
            <text:p>99.9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2543" calcext:value-type="float">
            <text:p>142543</text:p>
          </table:table-cell>
          <table:table-cell office:value-type="float" office:value="94.4" calcext:value-type="float">
            <text:p>94.4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2775" calcext:value-type="float">
            <text:p>142775</text:p>
          </table:table-cell>
          <table:table-cell office:value-type="float" office:value="99.9" calcext:value-type="float">
            <text:p>99.9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3004" calcext:value-type="float">
            <text:p>143004</text:p>
          </table:table-cell>
          <table:table-cell office:value-type="float" office:value="99.9" calcext:value-type="float">
            <text:p>99.9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3236" calcext:value-type="float">
            <text:p>143236</text:p>
          </table:table-cell>
          <table:table-cell office:value-type="float" office:value="99.9" calcext:value-type="float">
            <text:p>99.9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3465" calcext:value-type="float">
            <text:p>143465</text:p>
          </table:table-cell>
          <table:table-cell office:value-type="float" office:value="99.9" calcext:value-type="float">
            <text:p>99.9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3687" calcext:value-type="float">
            <text:p>143687</text:p>
          </table:table-cell>
          <table:table-cell office:value-type="float" office:value="94.4" calcext:value-type="float">
            <text:p>94.4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3914" calcext:value-type="float">
            <text:p>143914</text:p>
          </table:table-cell>
          <table:table-cell office:value-type="float" office:value="99.9" calcext:value-type="float">
            <text:p>99.9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4145" calcext:value-type="float">
            <text:p>144145</text:p>
          </table:table-cell>
          <table:table-cell office:value-type="float" office:value="99.9" calcext:value-type="float">
            <text:p>99.9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4369" calcext:value-type="float">
            <text:p>144369</text:p>
          </table:table-cell>
          <table:table-cell office:value-type="float" office:value="99.9" calcext:value-type="float">
            <text:p>99.9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4597" calcext:value-type="float">
            <text:p>144597</text:p>
          </table:table-cell>
          <table:table-cell office:value-type="float" office:value="99.9" calcext:value-type="float">
            <text:p>99.9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4823" calcext:value-type="float">
            <text:p>144823</text:p>
          </table:table-cell>
          <table:table-cell office:value-type="float" office:value="99.9" calcext:value-type="float">
            <text:p>99.9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5052" calcext:value-type="float">
            <text:p>145052</text:p>
          </table:table-cell>
          <table:table-cell office:value-type="float" office:value="99.9" calcext:value-type="float">
            <text:p>99.9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5288" calcext:value-type="float">
            <text:p>145288</text:p>
          </table:table-cell>
          <table:table-cell office:value-type="float" office:value="99.9" calcext:value-type="float">
            <text:p>99.9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5516" calcext:value-type="float">
            <text:p>145516</text:p>
          </table:table-cell>
          <table:table-cell office:value-type="float" office:value="94.4" calcext:value-type="float">
            <text:p>94.4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5746" calcext:value-type="float">
            <text:p>145746</text:p>
          </table:table-cell>
          <table:table-cell office:value-type="float" office:value="94.4" calcext:value-type="float">
            <text:p>94.4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7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5976" calcext:value-type="float">
            <text:p>145976</text:p>
          </table:table-cell>
          <table:table-cell office:value-type="float" office:value="99.9" calcext:value-type="float">
            <text:p>99.9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7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6202" calcext:value-type="float">
            <text:p>146202</text:p>
          </table:table-cell>
          <table:table-cell office:value-type="float" office:value="99.9" calcext:value-type="float">
            <text:p>99.9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7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6427" calcext:value-type="float">
            <text:p>146427</text:p>
          </table:table-cell>
          <table:table-cell office:value-type="float" office:value="94.4" calcext:value-type="float">
            <text:p>94.4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7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6657" calcext:value-type="float">
            <text:p>146657</text:p>
          </table:table-cell>
          <table:table-cell office:value-type="float" office:value="99.9" calcext:value-type="float">
            <text:p>99.9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7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6887" calcext:value-type="float">
            <text:p>146887</text:p>
          </table:table-cell>
          <table:table-cell office:value-type="float" office:value="94.4" calcext:value-type="float">
            <text:p>94.4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7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7118" calcext:value-type="float">
            <text:p>147118</text:p>
          </table:table-cell>
          <table:table-cell office:value-type="float" office:value="99.9" calcext:value-type="float">
            <text:p>99.9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7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7352" calcext:value-type="float">
            <text:p>147352</text:p>
          </table:table-cell>
          <table:table-cell office:value-type="float" office:value="99.9" calcext:value-type="float">
            <text:p>99.9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7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7584" calcext:value-type="float">
            <text:p>147584</text:p>
          </table:table-cell>
          <table:table-cell office:value-type="float" office:value="94.4" calcext:value-type="float">
            <text:p>94.4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7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7816" calcext:value-type="float">
            <text:p>147816</text:p>
          </table:table-cell>
          <table:table-cell office:value-type="float" office:value="94.4" calcext:value-type="float">
            <text:p>94.4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7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8048" calcext:value-type="float">
            <text:p>148048</text:p>
          </table:table-cell>
          <table:table-cell office:value-type="float" office:value="99.9" calcext:value-type="float">
            <text:p>99.9</text:p>
          </table:table-cell>
          <table:table-cell office:value-type="float" office:value="24.8" calcext:value-type="float">
            <text:p>24.8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8283" calcext:value-type="float">
            <text:p>148283</text:p>
          </table:table-cell>
          <table:table-cell office:value-type="float" office:value="99.9" calcext:value-type="float">
            <text:p>99.9</text:p>
          </table:table-cell>
          <table:table-cell office:value-type="float" office:value="24.8" calcext:value-type="float">
            <text:p>24.8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8516" calcext:value-type="float">
            <text:p>148516</text:p>
          </table:table-cell>
          <table:table-cell office:value-type="float" office:value="99.9" calcext:value-type="float">
            <text:p>99.9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8742" calcext:value-type="float">
            <text:p>148742</text:p>
          </table:table-cell>
          <table:table-cell office:value-type="float" office:value="99.9" calcext:value-type="float">
            <text:p>99.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8972" calcext:value-type="float">
            <text:p>148972</text:p>
          </table:table-cell>
          <table:table-cell office:value-type="float" office:value="99.9" calcext:value-type="float">
            <text:p>99.9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9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9204" calcext:value-type="float">
            <text:p>149204</text:p>
          </table:table-cell>
          <table:table-cell office:value-type="float" office:value="99.9" calcext:value-type="float">
            <text:p>99.9</text:p>
          </table:table-cell>
          <table:table-cell office:value-type="float" office:value="31.1" calcext:value-type="float">
            <text:p>31.1</text:p>
          </table:table-cell>
          <table:table-cell office:value-type="string" calcext:value-type="string">
            <text:p>9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9436" calcext:value-type="float">
            <text:p>149436</text:p>
          </table:table-cell>
          <table:table-cell office:value-type="float" office:value="99.9" calcext:value-type="float">
            <text:p>99.9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10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9666" calcext:value-type="float">
            <text:p>149666</text:p>
          </table:table-cell>
          <table:table-cell office:value-type="float" office:value="99.9" calcext:value-type="float">
            <text:p>99.9</text:p>
          </table:table-cell>
          <table:table-cell office:value-type="float" office:value="32.7" calcext:value-type="float">
            <text:p>32.7</text:p>
          </table:table-cell>
          <table:table-cell office:value-type="string" calcext:value-type="string">
            <text:p>10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49902" calcext:value-type="float">
            <text:p>149902</text:p>
          </table:table-cell>
          <table:table-cell office:value-type="float" office:value="99.9" calcext:value-type="float">
            <text:p>99.9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9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0133" calcext:value-type="float">
            <text:p>150133</text:p>
          </table:table-cell>
          <table:table-cell office:value-type="float" office:value="99.9" calcext:value-type="float">
            <text:p>99.9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9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0358" calcext:value-type="float">
            <text:p>150358</text:p>
          </table:table-cell>
          <table:table-cell office:value-type="float" office:value="99.9" calcext:value-type="float">
            <text:p>99.9</text:p>
          </table:table-cell>
          <table:table-cell office:value-type="float" office:value="31.3" calcext:value-type="float">
            <text:p>31.3</text:p>
          </table:table-cell>
          <table:table-cell office:value-type="string" calcext:value-type="string">
            <text:p>9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0590" calcext:value-type="float">
            <text:p>150590</text:p>
          </table:table-cell>
          <table:table-cell office:value-type="float" office:value="99.9" calcext:value-type="float">
            <text:p>99.9</text:p>
          </table:table-cell>
          <table:table-cell office:value-type="float" office:value="32.8" calcext:value-type="float">
            <text:p>32.8</text:p>
          </table:table-cell>
          <table:table-cell office:value-type="string" calcext:value-type="string">
            <text:p>10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0815" calcext:value-type="float">
            <text:p>150815</text:p>
          </table:table-cell>
          <table:table-cell office:value-type="float" office:value="99.9" calcext:value-type="float">
            <text:p>99.9</text:p>
          </table:table-cell>
          <table:table-cell office:value-type="float" office:value="34.4" calcext:value-type="float">
            <text:p>34.4</text:p>
          </table:table-cell>
          <table:table-cell office:value-type="string" calcext:value-type="string">
            <text:p>10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1049" calcext:value-type="float">
            <text:p>151049</text:p>
          </table:table-cell>
          <table:table-cell office:value-type="float" office:value="99.9" calcext:value-type="float">
            <text:p>99.9</text:p>
          </table:table-cell>
          <table:table-cell office:value-type="float" office:value="36.4" calcext:value-type="float">
            <text:p>36.4</text:p>
          </table:table-cell>
          <table:table-cell office:value-type="string" calcext:value-type="string">
            <text:p>1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1288" calcext:value-type="float">
            <text:p>151288</text:p>
          </table:table-cell>
          <table:table-cell office:value-type="float" office:value="99.9" calcext:value-type="float">
            <text:p>99.9</text:p>
          </table:table-cell>
          <table:table-cell office:value-type="float" office:value="38.4" calcext:value-type="float">
            <text:p>38.4</text:p>
          </table:table-cell>
          <table:table-cell office:value-type="string" calcext:value-type="string">
            <text:p>1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1532" calcext:value-type="float">
            <text:p>151532</text:p>
          </table:table-cell>
          <table:table-cell office:value-type="float" office:value="99.9" calcext:value-type="float">
            <text:p>99.9</text:p>
          </table:table-cell>
          <table:table-cell office:value-type="float" office:value="40.3" calcext:value-type="float">
            <text:p>40.3</text:p>
          </table:table-cell>
          <table:table-cell office:value-type="string" calcext:value-type="string">
            <text:p>1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1768" calcext:value-type="float">
            <text:p>151768</text:p>
          </table:table-cell>
          <table:table-cell office:value-type="float" office:value="99.9" calcext:value-type="float">
            <text:p>99.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2000" calcext:value-type="float">
            <text:p>152000</text:p>
          </table:table-cell>
          <table:table-cell office:value-type="float" office:value="99.9" calcext:value-type="float">
            <text:p>99.9</text:p>
          </table:table-cell>
          <table:table-cell office:value-type="float" office:value="37.8" calcext:value-type="float">
            <text:p>37.8</text:p>
          </table:table-cell>
          <table:table-cell office:value-type="string" calcext:value-type="string">
            <text:p>1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2226" calcext:value-type="float">
            <text:p>152226</text:p>
          </table:table-cell>
          <table:table-cell office:value-type="float" office:value="99.9" calcext:value-type="float">
            <text:p>99.9</text:p>
          </table:table-cell>
          <table:table-cell office:value-type="float" office:value="39.7" calcext:value-type="float">
            <text:p>39.7</text:p>
          </table:table-cell>
          <table:table-cell office:value-type="string" calcext:value-type="string">
            <text:p>1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2459" calcext:value-type="float">
            <text:p>152459</text:p>
          </table:table-cell>
          <table:table-cell office:value-type="float" office:value="99.9" calcext:value-type="float">
            <text:p>99.9</text:p>
          </table:table-cell>
          <table:table-cell office:value-type="float" office:value="41.6" calcext:value-type="float">
            <text:p>41.6</text:p>
          </table:table-cell>
          <table:table-cell office:value-type="string" calcext:value-type="string">
            <text:p>1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2705" calcext:value-type="float">
            <text:p>152705</text:p>
          </table:table-cell>
          <table:table-cell office:value-type="float" office:value="94.4" calcext:value-type="float">
            <text:p>94.4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1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2945" calcext:value-type="float">
            <text:p>152945</text:p>
          </table:table-cell>
          <table:table-cell office:value-type="float" office:value="99.9" calcext:value-type="float">
            <text:p>99.9</text:p>
          </table:table-cell>
          <table:table-cell office:value-type="float" office:value="39.1" calcext:value-type="float">
            <text:p>39.1</text:p>
          </table:table-cell>
          <table:table-cell office:value-type="string" calcext:value-type="string">
            <text:p>1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3186" calcext:value-type="float">
            <text:p>153186</text:p>
          </table:table-cell>
          <table:table-cell office:value-type="float" office:value="99.9" calcext:value-type="float">
            <text:p>99.9</text:p>
          </table:table-cell>
          <table:table-cell office:value-type="float" office:value="36.9" calcext:value-type="float">
            <text:p>36.9</text:p>
          </table:table-cell>
          <table:table-cell office:value-type="string" calcext:value-type="string">
            <text:p>1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3414" calcext:value-type="float">
            <text:p>153414</text:p>
          </table:table-cell>
          <table:table-cell office:value-type="float" office:value="99.9" calcext:value-type="float">
            <text:p>99.9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3652" calcext:value-type="float">
            <text:p>153652</text:p>
          </table:table-cell>
          <table:table-cell office:value-type="float" office:value="99.9" calcext:value-type="float">
            <text:p>99.9</text:p>
          </table:table-cell>
          <table:table-cell office:value-type="float" office:value="32.2" calcext:value-type="float">
            <text:p>32.2</text:p>
          </table:table-cell>
          <table:table-cell office:value-type="string" calcext:value-type="string">
            <text:p>10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3890" calcext:value-type="float">
            <text:p>153890</text:p>
          </table:table-cell>
          <table:table-cell office:value-type="float" office:value="99.9" calcext:value-type="float">
            <text:p>99.9</text:p>
          </table:table-cell>
          <table:table-cell office:value-type="float" office:value="32.8" calcext:value-type="float">
            <text:p>32.8</text:p>
          </table:table-cell>
          <table:table-cell office:value-type="string" calcext:value-type="string">
            <text:p>10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4126" calcext:value-type="float">
            <text:p>154126</text:p>
          </table:table-cell>
          <table:table-cell office:value-type="float" office:value="99.9" calcext:value-type="float">
            <text:p>99.9</text:p>
          </table:table-cell>
          <table:table-cell office:value-type="float" office:value="33.9" calcext:value-type="float">
            <text:p>33.9</text:p>
          </table:table-cell>
          <table:table-cell office:value-type="string" calcext:value-type="string">
            <text:p>10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4366" calcext:value-type="float">
            <text:p>154366</text:p>
          </table:table-cell>
          <table:table-cell office:value-type="float" office:value="99.9" calcext:value-type="float">
            <text:p>99.9</text:p>
          </table:table-cell>
          <table:table-cell office:value-type="float" office:value="35.2" calcext:value-type="float">
            <text:p>35.2</text:p>
          </table:table-cell>
          <table:table-cell office:value-type="string" calcext:value-type="string">
            <text:p>1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4592" calcext:value-type="float">
            <text:p>154592</text:p>
          </table:table-cell>
          <table:table-cell office:value-type="float" office:value="99.9" calcext:value-type="float">
            <text:p>99.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4820" calcext:value-type="float">
            <text:p>154820</text:p>
          </table:table-cell>
          <table:table-cell office:value-type="float" office:value="99.9" calcext:value-type="float">
            <text:p>99.9</text:p>
          </table:table-cell>
          <table:table-cell office:value-type="float" office:value="38.9" calcext:value-type="float">
            <text:p>38.9</text:p>
          </table:table-cell>
          <table:table-cell office:value-type="string" calcext:value-type="string">
            <text:p>1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5048" calcext:value-type="float">
            <text:p>155048</text:p>
          </table:table-cell>
          <table:table-cell office:value-type="float" office:value="94.1" calcext:value-type="float">
            <text:p>94.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5277" calcext:value-type="float">
            <text:p>155277</text:p>
          </table:table-cell>
          <table:table-cell office:value-type="float" office:value="99.9" calcext:value-type="float">
            <text:p>99.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5508" calcext:value-type="float">
            <text:p>155508</text:p>
          </table:table-cell>
          <table:table-cell office:value-type="float" office:value="99.9" calcext:value-type="float">
            <text:p>99.9</text:p>
          </table:table-cell>
          <table:table-cell office:value-type="float" office:value="45.2" calcext:value-type="float">
            <text:p>45.2</text:p>
          </table:table-cell>
          <table:table-cell office:value-type="string" calcext:value-type="string">
            <text:p>1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5755" calcext:value-type="float">
            <text:p>155755</text:p>
          </table:table-cell>
          <table:table-cell office:value-type="float" office:value="99.9" calcext:value-type="float">
            <text:p>99.9</text:p>
          </table:table-cell>
          <table:table-cell office:value-type="float" office:value="47.1" calcext:value-type="float">
            <text:p>47.1</text:p>
          </table:table-cell>
          <table:table-cell office:value-type="string" calcext:value-type="string">
            <text:p>1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5996" calcext:value-type="float">
            <text:p>155996</text:p>
          </table:table-cell>
          <table:table-cell office:value-type="float" office:value="99.9" calcext:value-type="float">
            <text:p>99.9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1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6226" calcext:value-type="float">
            <text:p>156226</text:p>
          </table:table-cell>
          <table:table-cell office:value-type="float" office:value="99.9" calcext:value-type="float">
            <text:p>99.9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1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6448" calcext:value-type="float">
            <text:p>156448</text:p>
          </table:table-cell>
          <table:table-cell office:value-type="float" office:value="99.9" calcext:value-type="float">
            <text:p>99.9</text:p>
          </table:table-cell>
          <table:table-cell office:value-type="float" office:value="43.8" calcext:value-type="float">
            <text:p>43.8</text:p>
          </table:table-cell>
          <table:table-cell office:value-type="string" calcext:value-type="string">
            <text:p>1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6684" calcext:value-type="float">
            <text:p>156684</text:p>
          </table:table-cell>
          <table:table-cell office:value-type="float" office:value="94.4" calcext:value-type="float">
            <text:p>94.4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1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6931" calcext:value-type="float">
            <text:p>156931</text:p>
          </table:table-cell>
          <table:table-cell office:value-type="float" office:value="99.9" calcext:value-type="float">
            <text:p>99.9</text:p>
          </table:table-cell>
          <table:table-cell office:value-type="float" office:value="47.7" calcext:value-type="float">
            <text:p>47.7</text:p>
          </table:table-cell>
          <table:table-cell office:value-type="string" calcext:value-type="string">
            <text:p>1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7174" calcext:value-type="float">
            <text:p>157174</text:p>
          </table:table-cell>
          <table:table-cell office:value-type="float" office:value="99.9" calcext:value-type="float">
            <text:p>99.9</text:p>
          </table:table-cell>
          <table:table-cell office:value-type="float" office:value="49.7" calcext:value-type="float">
            <text:p>49.7</text:p>
          </table:table-cell>
          <table:table-cell office:value-type="string" calcext:value-type="string">
            <text:p>1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7413" calcext:value-type="float">
            <text:p>157413</text:p>
          </table:table-cell>
          <table:table-cell office:value-type="float" office:value="99.9" calcext:value-type="float">
            <text:p>99.9</text:p>
          </table:table-cell>
          <table:table-cell office:value-type="float" office:value="44.7" calcext:value-type="float">
            <text:p>44.7</text:p>
          </table:table-cell>
          <table:table-cell office:value-type="string" calcext:value-type="string">
            <text:p>1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7645" calcext:value-type="float">
            <text:p>157645</text:p>
          </table:table-cell>
          <table:table-cell office:value-type="float" office:value="94.4" calcext:value-type="float">
            <text:p>94.4</text:p>
          </table:table-cell>
          <table:table-cell office:value-type="float" office:value="41.3" calcext:value-type="float">
            <text:p>41.3</text:p>
          </table:table-cell>
          <table:table-cell office:value-type="string" calcext:value-type="string">
            <text:p>1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7877" calcext:value-type="float">
            <text:p>157877</text:p>
          </table:table-cell>
          <table:table-cell office:value-type="float" office:value="94.4" calcext:value-type="float">
            <text:p>94.4</text:p>
          </table:table-cell>
          <table:table-cell office:value-type="float" office:value="43.4" calcext:value-type="float">
            <text:p>43.4</text:p>
          </table:table-cell>
          <table:table-cell office:value-type="string" calcext:value-type="string">
            <text:p>1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8105" calcext:value-type="float">
            <text:p>158105</text:p>
          </table:table-cell>
          <table:table-cell office:value-type="float" office:value="94.4" calcext:value-type="float">
            <text:p>94.4</text:p>
          </table:table-cell>
          <table:table-cell office:value-type="float" office:value="45.6" calcext:value-type="float">
            <text:p>45.6</text:p>
          </table:table-cell>
          <table:table-cell office:value-type="string" calcext:value-type="string">
            <text:p>1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8333" calcext:value-type="float">
            <text:p>158333</text:p>
          </table:table-cell>
          <table:table-cell office:value-type="float" office:value="99.9" calcext:value-type="float">
            <text:p>99.9</text:p>
          </table:table-cell>
          <table:table-cell office:value-type="float" office:value="47.7" calcext:value-type="float">
            <text:p>47.7</text:p>
          </table:table-cell>
          <table:table-cell office:value-type="string" calcext:value-type="string">
            <text:p>1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8564" calcext:value-type="float">
            <text:p>158564</text:p>
          </table:table-cell>
          <table:table-cell office:value-type="float" office:value="99.9" calcext:value-type="float">
            <text:p>99.9</text:p>
          </table:table-cell>
          <table:table-cell office:value-type="float" office:value="49.9" calcext:value-type="float">
            <text:p>49.9</text:p>
          </table:table-cell>
          <table:table-cell office:value-type="string" calcext:value-type="string">
            <text:p>1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8795" calcext:value-type="float">
            <text:p>158795</text:p>
          </table:table-cell>
          <table:table-cell office:value-type="float" office:value="94.4" calcext:value-type="float">
            <text:p>94.4</text:p>
          </table:table-cell>
          <table:table-cell office:value-type="float" office:value="52.1" calcext:value-type="float">
            <text:p>52.1</text:p>
          </table:table-cell>
          <table:table-cell office:value-type="string" calcext:value-type="string">
            <text:p>1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9035" calcext:value-type="float">
            <text:p>159035</text:p>
          </table:table-cell>
          <table:table-cell office:value-type="float" office:value="99.9" calcext:value-type="float">
            <text:p>99.9</text:p>
          </table:table-cell>
          <table:table-cell office:value-type="float" office:value="50.8" calcext:value-type="float">
            <text:p>50.8</text:p>
          </table:table-cell>
          <table:table-cell office:value-type="string" calcext:value-type="string">
            <text:p>1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9269" calcext:value-type="float">
            <text:p>159269</text:p>
          </table:table-cell>
          <table:table-cell office:value-type="float" office:value="99.9" calcext:value-type="float">
            <text:p>99.9</text:p>
          </table:table-cell>
          <table:table-cell office:value-type="float" office:value="45.7" calcext:value-type="float">
            <text:p>45.7</text:p>
          </table:table-cell>
          <table:table-cell office:value-type="string" calcext:value-type="string">
            <text:p>1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9501" calcext:value-type="float">
            <text:p>159501</text:p>
          </table:table-cell>
          <table:table-cell office:value-type="float" office:value="99.9" calcext:value-type="float">
            <text:p>99.9</text:p>
          </table:table-cell>
          <table:table-cell office:value-type="float" office:value="44.6" calcext:value-type="float">
            <text:p>44.6</text:p>
          </table:table-cell>
          <table:table-cell office:value-type="string" calcext:value-type="string">
            <text:p>1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9736" calcext:value-type="float">
            <text:p>159736</text:p>
          </table:table-cell>
          <table:table-cell office:value-type="float" office:value="99.9" calcext:value-type="float">
            <text:p>99.9</text:p>
          </table:table-cell>
          <table:table-cell office:value-type="float" office:value="44.6" calcext:value-type="float">
            <text:p>44.6</text:p>
          </table:table-cell>
          <table:table-cell office:value-type="string" calcext:value-type="string">
            <text:p>1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59967" calcext:value-type="float">
            <text:p>159967</text:p>
          </table:table-cell>
          <table:table-cell office:value-type="float" office:value="99.9" calcext:value-type="float">
            <text:p>99.9</text:p>
          </table:table-cell>
          <table:table-cell office:value-type="float" office:value="45.4" calcext:value-type="float">
            <text:p>45.4</text:p>
          </table:table-cell>
          <table:table-cell office:value-type="string" calcext:value-type="string">
            <text:p>1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0210" calcext:value-type="float">
            <text:p>160210</text:p>
          </table:table-cell>
          <table:table-cell office:value-type="float" office:value="99.9" calcext:value-type="float">
            <text:p>99.9</text:p>
          </table:table-cell>
          <table:table-cell office:value-type="float" office:value="45.4" calcext:value-type="float">
            <text:p>45.4</text:p>
          </table:table-cell>
          <table:table-cell office:value-type="string" calcext:value-type="string">
            <text:p>1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0439" calcext:value-type="float">
            <text:p>160439</text:p>
          </table:table-cell>
          <table:table-cell office:value-type="float" office:value="99.9" calcext:value-type="float">
            <text:p>99.9</text:p>
          </table:table-cell>
          <table:table-cell office:value-type="float" office:value="46.2" calcext:value-type="float">
            <text:p>46.2</text:p>
          </table:table-cell>
          <table:table-cell office:value-type="string" calcext:value-type="string">
            <text:p>1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0670" calcext:value-type="float">
            <text:p>160670</text:p>
          </table:table-cell>
          <table:table-cell office:value-type="float" office:value="99.9" calcext:value-type="float">
            <text:p>99.9</text:p>
          </table:table-cell>
          <table:table-cell office:value-type="float" office:value="46.2" calcext:value-type="float">
            <text:p>46.2</text:p>
          </table:table-cell>
          <table:table-cell office:value-type="string" calcext:value-type="string">
            <text:p>1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0901" calcext:value-type="float">
            <text:p>160901</text:p>
          </table:table-cell>
          <table:table-cell office:value-type="float" office:value="99.9" calcext:value-type="float">
            <text:p>99.9</text:p>
          </table:table-cell>
          <table:table-cell office:value-type="float" office:value="45.8" calcext:value-type="float">
            <text:p>45.8</text:p>
          </table:table-cell>
          <table:table-cell office:value-type="string" calcext:value-type="string">
            <text:p>1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1132" calcext:value-type="float">
            <text:p>161132</text:p>
          </table:table-cell>
          <table:table-cell office:value-type="float" office:value="99.9" calcext:value-type="float">
            <text:p>99.9</text:p>
          </table:table-cell>
          <table:table-cell office:value-type="float" office:value="45.4" calcext:value-type="float">
            <text:p>45.4</text:p>
          </table:table-cell>
          <table:table-cell office:value-type="string" calcext:value-type="string">
            <text:p>1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1366" calcext:value-type="float">
            <text:p>161366</text:p>
          </table:table-cell>
          <table:table-cell office:value-type="float" office:value="99.9" calcext:value-type="float">
            <text:p>99.9</text:p>
          </table:table-cell>
          <table:table-cell office:value-type="float" office:value="39.9" calcext:value-type="float">
            <text:p>39.9</text:p>
          </table:table-cell>
          <table:table-cell office:value-type="string" calcext:value-type="string">
            <text:p>1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1594" calcext:value-type="float">
            <text:p>161594</text:p>
          </table:table-cell>
          <table:table-cell office:value-type="float" office:value="99.9" calcext:value-type="float">
            <text:p>99.9</text:p>
          </table:table-cell>
          <table:table-cell office:value-type="float" office:value="34.1" calcext:value-type="float">
            <text:p>34.1</text:p>
          </table:table-cell>
          <table:table-cell office:value-type="string" calcext:value-type="string">
            <text:p>10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1828" calcext:value-type="float">
            <text:p>161828</text:p>
          </table:table-cell>
          <table:table-cell office:value-type="float" office:value="99.9" calcext:value-type="float">
            <text:p>99.9</text:p>
          </table:table-cell>
          <table:table-cell office:value-type="float" office:value="30.2" calcext:value-type="float">
            <text:p>30.2</text:p>
          </table:table-cell>
          <table:table-cell office:value-type="string" calcext:value-type="string">
            <text:p>9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2057" calcext:value-type="float">
            <text:p>162057</text:p>
          </table:table-cell>
          <table:table-cell office:value-type="float" office:value="99.9" calcext:value-type="float">
            <text:p>99.9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9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2284" calcext:value-type="float">
            <text:p>162284</text:p>
          </table:table-cell>
          <table:table-cell office:value-type="float" office:value="99.9" calcext:value-type="float">
            <text:p>99.9</text:p>
          </table:table-cell>
          <table:table-cell office:value-type="float" office:value="30.7" calcext:value-type="float">
            <text:p>30.7</text:p>
          </table:table-cell>
          <table:table-cell office:value-type="string" calcext:value-type="string">
            <text:p>9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2516" calcext:value-type="float">
            <text:p>162516</text:p>
          </table:table-cell>
          <table:table-cell office:value-type="float" office:value="99.9" calcext:value-type="float">
            <text:p>99.9</text:p>
          </table:table-cell>
          <table:table-cell office:value-type="float" office:value="30.6" calcext:value-type="float">
            <text:p>30.6</text:p>
          </table:table-cell>
          <table:table-cell office:value-type="string" calcext:value-type="string">
            <text:p>9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2743" calcext:value-type="float">
            <text:p>162743</text:p>
          </table:table-cell>
          <table:table-cell office:value-type="float" office:value="99.9" calcext:value-type="float">
            <text:p>99.9</text:p>
          </table:table-cell>
          <table:table-cell office:value-type="float" office:value="30.6" calcext:value-type="float">
            <text:p>30.6</text:p>
          </table:table-cell>
          <table:table-cell office:value-type="string" calcext:value-type="string">
            <text:p>9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2974" calcext:value-type="float">
            <text:p>162974</text:p>
          </table:table-cell>
          <table:table-cell office:value-type="float" office:value="99.9" calcext:value-type="float">
            <text:p>99.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3201" calcext:value-type="float">
            <text:p>163201</text:p>
          </table:table-cell>
          <table:table-cell office:value-type="float" office:value="99.9" calcext:value-type="float">
            <text:p>99.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3427" calcext:value-type="float">
            <text:p>163427</text:p>
          </table:table-cell>
          <table:table-cell office:value-type="float" office:value="99.9" calcext:value-type="float">
            <text:p>99.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3655" calcext:value-type="float">
            <text:p>163655</text:p>
          </table:table-cell>
          <table:table-cell office:value-type="float" office:value="99.9" calcext:value-type="float">
            <text:p>99.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3886" calcext:value-type="float">
            <text:p>163886</text:p>
          </table:table-cell>
          <table:table-cell office:value-type="float" office:value="99.9" calcext:value-type="float">
            <text:p>99.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4111" calcext:value-type="float">
            <text:p>164111</text:p>
          </table:table-cell>
          <table:table-cell office:value-type="float" office:value="99.9" calcext:value-type="float">
            <text:p>99.9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9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4342" calcext:value-type="float">
            <text:p>164342</text:p>
          </table:table-cell>
          <table:table-cell office:value-type="float" office:value="94.1" calcext:value-type="float">
            <text:p>94.1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10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4573" calcext:value-type="float">
            <text:p>164573</text:p>
          </table:table-cell>
          <table:table-cell office:value-type="float" office:value="99.9" calcext:value-type="float">
            <text:p>99.9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10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4799" calcext:value-type="float">
            <text:p>164799</text:p>
          </table:table-cell>
          <table:table-cell office:value-type="float" office:value="99.9" calcext:value-type="float">
            <text:p>99.9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10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5027" calcext:value-type="float">
            <text:p>165027</text:p>
          </table:table-cell>
          <table:table-cell office:value-type="float" office:value="99.9" calcext:value-type="float">
            <text:p>99.9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10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5254" calcext:value-type="float">
            <text:p>165254</text:p>
          </table:table-cell>
          <table:table-cell office:value-type="float" office:value="99.9" calcext:value-type="float">
            <text:p>99.9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10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5482" calcext:value-type="float">
            <text:p>165482</text:p>
          </table:table-cell>
          <table:table-cell office:value-type="float" office:value="99.9" calcext:value-type="float">
            <text:p>99.9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10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5709" calcext:value-type="float">
            <text:p>165709</text:p>
          </table:table-cell>
          <table:table-cell office:value-type="float" office:value="99.9" calcext:value-type="float">
            <text:p>99.9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10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5938" calcext:value-type="float">
            <text:p>165938</text:p>
          </table:table-cell>
          <table:table-cell office:value-type="float" office:value="99.9" calcext:value-type="float">
            <text:p>99.9</text:p>
          </table:table-cell>
          <table:table-cell office:value-type="float" office:value="31.9" calcext:value-type="float">
            <text:p>31.9</text:p>
          </table:table-cell>
          <table:table-cell office:value-type="string" calcext:value-type="string">
            <text:p>10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6166" calcext:value-type="float">
            <text:p>166166</text:p>
          </table:table-cell>
          <table:table-cell office:value-type="float" office:value="88.9" calcext:value-type="float">
            <text:p>88.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6398" calcext:value-type="float">
            <text:p>166398</text:p>
          </table:table-cell>
          <table:table-cell office:value-type="float" office:value="99.9" calcext:value-type="float">
            <text:p>99.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6628" calcext:value-type="float">
            <text:p>166628</text:p>
          </table:table-cell>
          <table:table-cell office:value-type="float" office:value="99.9" calcext:value-type="float">
            <text:p>99.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6859" calcext:value-type="float">
            <text:p>166859</text:p>
          </table:table-cell>
          <table:table-cell office:value-type="float" office:value="99.9" calcext:value-type="float">
            <text:p>99.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7087" calcext:value-type="float">
            <text:p>167087</text:p>
          </table:table-cell>
          <table:table-cell office:value-type="float" office:value="94.4" calcext:value-type="float">
            <text:p>94.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7319" calcext:value-type="float">
            <text:p>167319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7544" calcext:value-type="float">
            <text:p>167544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7771" calcext:value-type="float">
            <text:p>167771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8001" calcext:value-type="float">
            <text:p>168001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8228" calcext:value-type="float">
            <text:p>168228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8456" calcext:value-type="float">
            <text:p>168456</text:p>
          </table:table-cell>
          <table:table-cell office:value-type="float" office:value="94.4" calcext:value-type="float">
            <text:p>94.4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8686" calcext:value-type="float">
            <text:p>168686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8911" calcext:value-type="float">
            <text:p>168911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9140" calcext:value-type="float">
            <text:p>169140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9372" calcext:value-type="float">
            <text:p>169372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9600" calcext:value-type="float">
            <text:p>169600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69828" calcext:value-type="float">
            <text:p>169828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0060" calcext:value-type="float">
            <text:p>170060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0288" calcext:value-type="float">
            <text:p>170288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0520" calcext:value-type="float">
            <text:p>170520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0757" calcext:value-type="float">
            <text:p>170757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0992" calcext:value-type="float">
            <text:p>170992</text:p>
          </table:table-cell>
          <table:table-cell office:value-type="float" office:value="94.4" calcext:value-type="float">
            <text:p>94.4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1227" calcext:value-type="float">
            <text:p>171227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1460" calcext:value-type="float">
            <text:p>171460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1692" calcext:value-type="float">
            <text:p>171692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1923" calcext:value-type="float">
            <text:p>171923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2146" calcext:value-type="float">
            <text:p>172146</text:p>
          </table:table-cell>
          <table:table-cell office:value-type="float" office:value="94.4" calcext:value-type="float">
            <text:p>94.4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2378" calcext:value-type="float">
            <text:p>172378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2609" calcext:value-type="float">
            <text:p>172609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2842" calcext:value-type="float">
            <text:p>172842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3072" calcext:value-type="float">
            <text:p>173072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3305" calcext:value-type="float">
            <text:p>173305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3534" calcext:value-type="float">
            <text:p>173534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3763" calcext:value-type="float">
            <text:p>173763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3994" calcext:value-type="float">
            <text:p>173994</text:p>
          </table:table-cell>
          <table:table-cell office:value-type="float" office:value="11.8" calcext:value-type="float">
            <text:p>11.8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4220" calcext:value-type="float">
            <text:p>174220</text:p>
          </table:table-cell>
          <table:table-cell office:value-type="float" office:value="5.9" calcext:value-type="float">
            <text:p>5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4449" calcext:value-type="float">
            <text:p>174449</text:p>
          </table:table-cell>
          <table:table-cell office:value-type="float" office:value="11.8" calcext:value-type="float">
            <text:p>11.8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4678" calcext:value-type="float">
            <text:p>174678</text:p>
          </table:table-cell>
          <table:table-cell office:value-type="float" office:value="5.9" calcext:value-type="float">
            <text:p>5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4910" calcext:value-type="float">
            <text:p>174910</text:p>
          </table:table-cell>
          <table:table-cell office:value-type="float" office:value="5.9" calcext:value-type="float">
            <text:p>5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5140" calcext:value-type="float">
            <text:p>175140</text:p>
          </table:table-cell>
          <table:table-cell office:value-type="float" office:value="5.9" calcext:value-type="float">
            <text:p>5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5374" calcext:value-type="float">
            <text:p>175374</text:p>
          </table:table-cell>
          <table:table-cell office:value-type="float" office:value="5.6" calcext:value-type="float">
            <text:p>5.6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5603" calcext:value-type="float">
            <text:p>175603</text:p>
          </table:table-cell>
          <table:table-cell office:value-type="float" office:value="5.6" calcext:value-type="float">
            <text:p>5.6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5837" calcext:value-type="float">
            <text:p>175837</text:p>
          </table:table-cell>
          <table:table-cell office:value-type="float" office:value="5.9" calcext:value-type="float">
            <text:p>5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6066" calcext:value-type="float">
            <text:p>176066</text:p>
          </table:table-cell>
          <table:table-cell office:value-type="float" office:value="5.6" calcext:value-type="float">
            <text:p>5.6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6297" calcext:value-type="float">
            <text:p>176297</text:p>
          </table:table-cell>
          <table:table-cell office:value-type="float" office:value="5.9" calcext:value-type="float">
            <text:p>5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6526" calcext:value-type="float">
            <text:p>176526</text:p>
          </table:table-cell>
          <table:table-cell office:value-type="float" office:value="5.6" calcext:value-type="float">
            <text:p>5.6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6760" calcext:value-type="float">
            <text:p>176760</text:p>
          </table:table-cell>
          <table:table-cell office:value-type="float" office:value="5.9" calcext:value-type="float">
            <text:p>5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6989" calcext:value-type="float">
            <text:p>176989</text:p>
          </table:table-cell>
          <table:table-cell office:value-type="float" office:value="0" calcext:value-type="float">
            <text:p>0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7220" calcext:value-type="float">
            <text:p>177220</text:p>
          </table:table-cell>
          <table:table-cell office:value-type="float" office:value="5.9" calcext:value-type="float">
            <text:p>5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7452" calcext:value-type="float">
            <text:p>177452</text:p>
          </table:table-cell>
          <table:table-cell office:value-type="float" office:value="5.9" calcext:value-type="float">
            <text:p>5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7682" calcext:value-type="float">
            <text:p>177682</text:p>
          </table:table-cell>
          <table:table-cell office:value-type="float" office:value="5.9" calcext:value-type="float">
            <text:p>5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7912" calcext:value-type="float">
            <text:p>177912</text:p>
          </table:table-cell>
          <table:table-cell office:value-type="float" office:value="0" calcext:value-type="float">
            <text:p>0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8138" calcext:value-type="float">
            <text:p>178138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8371" calcext:value-type="float">
            <text:p>178371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8602" calcext:value-type="float">
            <text:p>178602</text:p>
          </table:table-cell>
          <table:table-cell office:value-type="float" office:value="99.9" calcext:value-type="float">
            <text:p>99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10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8831" calcext:value-type="float">
            <text:p>178831</text:p>
          </table:table-cell>
          <table:table-cell office:value-type="float" office:value="99.9" calcext:value-type="float">
            <text:p>99.9</text:p>
          </table:table-cell>
          <table:table-cell office:value-type="float" office:value="27.9" calcext:value-type="float">
            <text:p>27.9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9062" calcext:value-type="float">
            <text:p>179062</text:p>
          </table:table-cell>
          <table:table-cell office:value-type="float" office:value="99.9" calcext:value-type="float">
            <text:p>99.9</text:p>
          </table:table-cell>
          <table:table-cell office:value-type="float" office:value="24.8" calcext:value-type="float">
            <text:p>24.8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9295" calcext:value-type="float">
            <text:p>179295</text:p>
          </table:table-cell>
          <table:table-cell office:value-type="float" office:value="99.9" calcext:value-type="float">
            <text:p>99.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9522" calcext:value-type="float">
            <text:p>179522</text:p>
          </table:table-cell>
          <table:table-cell office:value-type="float" office:value="99.9" calcext:value-type="float">
            <text:p>99.9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9752" calcext:value-type="float">
            <text:p>179752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79978" calcext:value-type="float">
            <text:p>179978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0205" calcext:value-type="float">
            <text:p>180205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0429" calcext:value-type="float">
            <text:p>180429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0656" calcext:value-type="float">
            <text:p>180656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0885" calcext:value-type="float">
            <text:p>180885</text:p>
          </table:table-cell>
          <table:table-cell office:value-type="float" office:value="94.4" calcext:value-type="float">
            <text:p>94.4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1115" calcext:value-type="float">
            <text:p>181115</text:p>
          </table:table-cell>
          <table:table-cell office:value-type="float" office:value="94.4" calcext:value-type="float">
            <text:p>94.4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1345" calcext:value-type="float">
            <text:p>181345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1573" calcext:value-type="float">
            <text:p>181573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1804" calcext:value-type="float">
            <text:p>181804</text:p>
          </table:table-cell>
          <table:table-cell office:value-type="float" office:value="94.4" calcext:value-type="float">
            <text:p>94.4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2033" calcext:value-type="float">
            <text:p>182033</text:p>
          </table:table-cell>
          <table:table-cell office:value-type="float" office:value="99.9" calcext:value-type="float">
            <text:p>99.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2258" calcext:value-type="float">
            <text:p>182258</text:p>
          </table:table-cell>
          <table:table-cell office:value-type="float" office:value="99.9" calcext:value-type="float">
            <text:p>9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2487" calcext:value-type="float">
            <text:p>182487</text:p>
          </table:table-cell>
          <table:table-cell office:value-type="float" office:value="94.4" calcext:value-type="float">
            <text:p>94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2717" calcext:value-type="float">
            <text:p>182717</text:p>
          </table:table-cell>
          <table:table-cell office:value-type="float" office:value="99.9" calcext:value-type="float">
            <text:p>99.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2947" calcext:value-type="float">
            <text:p>182947</text:p>
          </table:table-cell>
          <table:table-cell office:value-type="float" office:value="94.4" calcext:value-type="float">
            <text:p>94.4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3177" calcext:value-type="float">
            <text:p>183177</text:p>
          </table:table-cell>
          <table:table-cell office:value-type="float" office:value="99.9" calcext:value-type="float">
            <text:p>99.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3401" calcext:value-type="float">
            <text:p>183401</text:p>
          </table:table-cell>
          <table:table-cell office:value-type="float" office:value="99.9" calcext:value-type="float">
            <text:p>99.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3628" calcext:value-type="float">
            <text:p>183628</text:p>
          </table:table-cell>
          <table:table-cell office:value-type="float" office:value="99.9" calcext:value-type="float">
            <text:p>99.9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3864" calcext:value-type="float">
            <text:p>183864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4090" calcext:value-type="float">
            <text:p>184090</text:p>
          </table:table-cell>
          <table:table-cell office:value-type="float" office:value="99.9" calcext:value-type="float">
            <text:p>99.9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4317" calcext:value-type="float">
            <text:p>184317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4545" calcext:value-type="float">
            <text:p>184545</text:p>
          </table:table-cell>
          <table:table-cell office:value-type="float" office:value="94.4" calcext:value-type="float">
            <text:p>94.4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4774" calcext:value-type="float">
            <text:p>184774</text:p>
          </table:table-cell>
          <table:table-cell office:value-type="float" office:value="94.4" calcext:value-type="float">
            <text:p>94.4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5003" calcext:value-type="float">
            <text:p>185003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5232" calcext:value-type="float">
            <text:p>185232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5459" calcext:value-type="float">
            <text:p>185459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5685" calcext:value-type="float">
            <text:p>185685</text:p>
          </table:table-cell>
          <table:table-cell office:value-type="float" office:value="94.4" calcext:value-type="float">
            <text:p>94.4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5916" calcext:value-type="float">
            <text:p>185916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6149" calcext:value-type="float">
            <text:p>186149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6378" calcext:value-type="float">
            <text:p>186378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6609" calcext:value-type="float">
            <text:p>186609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6834" calcext:value-type="float">
            <text:p>186834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7059" calcext:value-type="float">
            <text:p>187059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7288" calcext:value-type="float">
            <text:p>187288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7517" calcext:value-type="float">
            <text:p>187517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7743" calcext:value-type="float">
            <text:p>187743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7968" calcext:value-type="float">
            <text:p>187968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8198" calcext:value-type="float">
            <text:p>188198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8427" calcext:value-type="float">
            <text:p>188427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8657" calcext:value-type="float">
            <text:p>188657</text:p>
          </table:table-cell>
          <table:table-cell office:value-type="float" office:value="94.4" calcext:value-type="float">
            <text:p>94.4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8885" calcext:value-type="float">
            <text:p>188885</text:p>
          </table:table-cell>
          <table:table-cell office:value-type="float" office:value="94.4" calcext:value-type="float">
            <text:p>94.4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9116" calcext:value-type="float">
            <text:p>189116</text:p>
          </table:table-cell>
          <table:table-cell office:value-type="float" office:value="94.4" calcext:value-type="float">
            <text:p>94.4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9346" calcext:value-type="float">
            <text:p>189346</text:p>
          </table:table-cell>
          <table:table-cell office:value-type="float" office:value="94.4" calcext:value-type="float">
            <text:p>94.4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9575" calcext:value-type="float">
            <text:p>189575</text:p>
          </table:table-cell>
          <table:table-cell office:value-type="float" office:value="94.4" calcext:value-type="float">
            <text:p>94.4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89803" calcext:value-type="float">
            <text:p>189803</text:p>
          </table:table-cell>
          <table:table-cell office:value-type="float" office:value="99.9" calcext:value-type="float">
            <text:p>99.9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0029" calcext:value-type="float">
            <text:p>190029</text:p>
          </table:table-cell>
          <table:table-cell office:value-type="float" office:value="94.1" calcext:value-type="float">
            <text:p>94.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0254" calcext:value-type="float">
            <text:p>190254</text:p>
          </table:table-cell>
          <table:table-cell office:value-type="float" office:value="99.9" calcext:value-type="float">
            <text:p>99.9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0485" calcext:value-type="float">
            <text:p>190485</text:p>
          </table:table-cell>
          <table:table-cell office:value-type="float" office:value="99.9" calcext:value-type="float">
            <text:p>99.9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0713" calcext:value-type="float">
            <text:p>190713</text:p>
          </table:table-cell>
          <table:table-cell office:value-type="float" office:value="99.9" calcext:value-type="float">
            <text:p>99.9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0944" calcext:value-type="float">
            <text:p>190944</text:p>
          </table:table-cell>
          <table:table-cell office:value-type="float" office:value="99.9" calcext:value-type="float">
            <text:p>99.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1169" calcext:value-type="float">
            <text:p>191169</text:p>
          </table:table-cell>
          <table:table-cell office:value-type="float" office:value="99.9" calcext:value-type="float">
            <text:p>99.9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1398" calcext:value-type="float">
            <text:p>191398</text:p>
          </table:table-cell>
          <table:table-cell office:value-type="float" office:value="99.9" calcext:value-type="float">
            <text:p>99.9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1627" calcext:value-type="float">
            <text:p>191627</text:p>
          </table:table-cell>
          <table:table-cell office:value-type="float" office:value="99.9" calcext:value-type="float">
            <text:p>99.9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1860" calcext:value-type="float">
            <text:p>191860</text:p>
          </table:table-cell>
          <table:table-cell office:value-type="float" office:value="99.9" calcext:value-type="float">
            <text:p>99.9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2087" calcext:value-type="float">
            <text:p>192087</text:p>
          </table:table-cell>
          <table:table-cell office:value-type="float" office:value="99.9" calcext:value-type="float">
            <text:p>99.9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2314" calcext:value-type="float">
            <text:p>192314</text:p>
          </table:table-cell>
          <table:table-cell office:value-type="float" office:value="99.9" calcext:value-type="float">
            <text:p>99.9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2540" calcext:value-type="float">
            <text:p>192540</text:p>
          </table:table-cell>
          <table:table-cell office:value-type="float" office:value="99.9" calcext:value-type="float">
            <text:p>99.9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2762" calcext:value-type="float">
            <text:p>192762</text:p>
          </table:table-cell>
          <table:table-cell office:value-type="float" office:value="99.9" calcext:value-type="float">
            <text:p>99.9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2991" calcext:value-type="float">
            <text:p>192991</text:p>
          </table:table-cell>
          <table:table-cell office:value-type="float" office:value="99.9" calcext:value-type="float">
            <text:p>99.9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3221" calcext:value-type="float">
            <text:p>193221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3448" calcext:value-type="float">
            <text:p>193448</text:p>
          </table:table-cell>
          <table:table-cell office:value-type="float" office:value="99.9" calcext:value-type="float">
            <text:p>99.9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3677" calcext:value-type="float">
            <text:p>193677</text:p>
          </table:table-cell>
          <table:table-cell office:value-type="float" office:value="99.9" calcext:value-type="float">
            <text:p>99.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3907" calcext:value-type="float">
            <text:p>193907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4141" calcext:value-type="float">
            <text:p>194141</text:p>
          </table:table-cell>
          <table:table-cell office:value-type="float" office:value="99.9" calcext:value-type="float">
            <text:p>99.9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4377" calcext:value-type="float">
            <text:p>194377</text:p>
          </table:table-cell>
          <table:table-cell office:value-type="float" office:value="99.9" calcext:value-type="float">
            <text:p>99.9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4603" calcext:value-type="float">
            <text:p>194603</text:p>
          </table:table-cell>
          <table:table-cell office:value-type="float" office:value="99.9" calcext:value-type="float">
            <text:p>99.9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4833" calcext:value-type="float">
            <text:p>194833</text:p>
          </table:table-cell>
          <table:table-cell office:value-type="float" office:value="99.9" calcext:value-type="float">
            <text:p>99.9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5058" calcext:value-type="float">
            <text:p>195058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5285" calcext:value-type="float">
            <text:p>195285</text:p>
          </table:table-cell>
          <table:table-cell office:value-type="float" office:value="94.4" calcext:value-type="float">
            <text:p>94.4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5520" calcext:value-type="float">
            <text:p>195520</text:p>
          </table:table-cell>
          <table:table-cell office:value-type="float" office:value="99.9" calcext:value-type="float">
            <text:p>99.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5748" calcext:value-type="float">
            <text:p>195748</text:p>
          </table:table-cell>
          <table:table-cell office:value-type="float" office:value="94.1" calcext:value-type="float">
            <text:p>94.1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5970" calcext:value-type="float">
            <text:p>195970</text:p>
          </table:table-cell>
          <table:table-cell office:value-type="float" office:value="99.9" calcext:value-type="float">
            <text:p>99.9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6195" calcext:value-type="float">
            <text:p>196195</text:p>
          </table:table-cell>
          <table:table-cell office:value-type="float" office:value="99.9" calcext:value-type="float">
            <text:p>99.9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6420" calcext:value-type="float">
            <text:p>196420</text:p>
          </table:table-cell>
          <table:table-cell office:value-type="float" office:value="99.9" calcext:value-type="float">
            <text:p>99.9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6655" calcext:value-type="float">
            <text:p>196655</text:p>
          </table:table-cell>
          <table:table-cell office:value-type="float" office:value="94.4" calcext:value-type="float">
            <text:p>94.4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6882" calcext:value-type="float">
            <text:p>196882</text:p>
          </table:table-cell>
          <table:table-cell office:value-type="float" office:value="99.9" calcext:value-type="float">
            <text:p>99.9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7109" calcext:value-type="float">
            <text:p>197109</text:p>
          </table:table-cell>
          <table:table-cell office:value-type="float" office:value="99.9" calcext:value-type="float">
            <text:p>99.9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7338" calcext:value-type="float">
            <text:p>197338</text:p>
          </table:table-cell>
          <table:table-cell office:value-type="float" office:value="99.9" calcext:value-type="float">
            <text:p>99.9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7574" calcext:value-type="float">
            <text:p>197574</text:p>
          </table:table-cell>
          <table:table-cell office:value-type="float" office:value="99.9" calcext:value-type="float">
            <text:p>99.9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7799" calcext:value-type="float">
            <text:p>197799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8028" calcext:value-type="float">
            <text:p>198028</text:p>
          </table:table-cell>
          <table:table-cell office:value-type="float" office:value="99.9" calcext:value-type="float">
            <text:p>99.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8257" calcext:value-type="float">
            <text:p>198257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8491" calcext:value-type="float">
            <text:p>198491</text:p>
          </table:table-cell>
          <table:table-cell office:value-type="float" office:value="99.9" calcext:value-type="float">
            <text:p>99.9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8722" calcext:value-type="float">
            <text:p>198722</text:p>
          </table:table-cell>
          <table:table-cell office:value-type="float" office:value="99.9" calcext:value-type="float">
            <text:p>99.9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8951" calcext:value-type="float">
            <text:p>198951</text:p>
          </table:table-cell>
          <table:table-cell office:value-type="float" office:value="99.9" calcext:value-type="float">
            <text:p>99.9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9180" calcext:value-type="float">
            <text:p>199180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9407" calcext:value-type="float">
            <text:p>199407</text:p>
          </table:table-cell>
          <table:table-cell office:value-type="float" office:value="99.9" calcext:value-type="float">
            <text:p>99.9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9635" calcext:value-type="float">
            <text:p>199635</text:p>
          </table:table-cell>
          <table:table-cell office:value-type="float" office:value="99.9" calcext:value-type="float">
            <text:p>99.9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199859" calcext:value-type="float">
            <text:p>199859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0087" calcext:value-type="float">
            <text:p>200087</text:p>
          </table:table-cell>
          <table:table-cell office:value-type="float" office:value="99.9" calcext:value-type="float">
            <text:p>99.9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0315" calcext:value-type="float">
            <text:p>200315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0540" calcext:value-type="float">
            <text:p>200540</text:p>
          </table:table-cell>
          <table:table-cell office:value-type="float" office:value="99.9" calcext:value-type="float">
            <text:p>99.9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0764" calcext:value-type="float">
            <text:p>200764</text:p>
          </table:table-cell>
          <table:table-cell office:value-type="float" office:value="99.9" calcext:value-type="float">
            <text:p>99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0993" calcext:value-type="float">
            <text:p>200993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1225" calcext:value-type="float">
            <text:p>201225</text:p>
          </table:table-cell>
          <table:table-cell office:value-type="float" office:value="94.4" calcext:value-type="float">
            <text:p>94.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1455" calcext:value-type="float">
            <text:p>201455</text:p>
          </table:table-cell>
          <table:table-cell office:value-type="float" office:value="94.4" calcext:value-type="float">
            <text:p>94.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1682" calcext:value-type="float">
            <text:p>201682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1906" calcext:value-type="float">
            <text:p>201906</text:p>
          </table:table-cell>
          <table:table-cell office:value-type="float" office:value="94.4" calcext:value-type="float">
            <text:p>94.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2133" calcext:value-type="float">
            <text:p>202133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2362" calcext:value-type="float">
            <text:p>202362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2585" calcext:value-type="float">
            <text:p>202585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2809" calcext:value-type="float">
            <text:p>202809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3041" calcext:value-type="float">
            <text:p>203041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3266" calcext:value-type="float">
            <text:p>203266</text:p>
          </table:table-cell>
          <table:table-cell office:value-type="float" office:value="94.4" calcext:value-type="float">
            <text:p>94.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3490" calcext:value-type="float">
            <text:p>203490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3724" calcext:value-type="float">
            <text:p>203724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3947" calcext:value-type="float">
            <text:p>203947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4174" calcext:value-type="float">
            <text:p>204174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4404" calcext:value-type="float">
            <text:p>204404</text:p>
          </table:table-cell>
          <table:table-cell office:value-type="float" office:value="94.4" calcext:value-type="float">
            <text:p>94.4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4634" calcext:value-type="float">
            <text:p>204634</text:p>
          </table:table-cell>
          <table:table-cell office:value-type="float" office:value="99.9" calcext:value-type="float">
            <text:p>99.9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4865" calcext:value-type="float">
            <text:p>204865</text:p>
          </table:table-cell>
          <table:table-cell office:value-type="float" office:value="99.9" calcext:value-type="float">
            <text:p>99.9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5091" calcext:value-type="float">
            <text:p>205091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5322" calcext:value-type="float">
            <text:p>205322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5550" calcext:value-type="float">
            <text:p>205550</text:p>
          </table:table-cell>
          <table:table-cell office:value-type="float" office:value="94.1" calcext:value-type="float">
            <text:p>94.1</text:p>
          </table:table-cell>
          <table:table-cell office:value-type="float" office:value="0.6" calcext:value-type="float">
            <text:p>0.6</text:p>
          </table:table-cell>
          <table:table-cell office:value-type="float" office:value="192140" calcext:value-type="float">
            <text:p>1921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5779" calcext:value-type="float">
            <text:p>205779</text:p>
          </table:table-cell>
          <table:table-cell office:value-type="float" office:value="99.9" calcext:value-type="float">
            <text:p>99.9</text:p>
          </table:table-cell>
          <table:table-cell office:value-type="float" office:value="0.6" calcext:value-type="float">
            <text:p>0.6</text:p>
          </table:table-cell>
          <table:table-cell office:value-type="float" office:value="212996" calcext:value-type="float">
            <text:p>2129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6009" calcext:value-type="float">
            <text:p>206009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39396" calcext:value-type="float">
            <text:p>2393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6241" calcext:value-type="float">
            <text:p>206241</text:p>
          </table:table-cell>
          <table:table-cell office:value-type="float" office:value="94.1" calcext:value-type="float">
            <text:p>94.1</text:p>
          </table:table-cell>
          <table:table-cell office:value-type="float" office:value="0.8" calcext:value-type="float">
            <text:p>0.8</text:p>
          </table:table-cell>
          <table:table-cell office:value-type="float" office:value="263684" calcext:value-type="float">
            <text:p>2636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6469" calcext:value-type="float">
            <text:p>206469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288236" calcext:value-type="float">
            <text:p>2882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6697" calcext:value-type="float">
            <text:p>206697</text:p>
          </table:table-cell>
          <table:table-cell office:value-type="float" office:value="94.4" calcext:value-type="float">
            <text:p>94.4</text:p>
          </table:table-cell>
          <table:table-cell office:value-type="float" office:value="1" calcext:value-type="float">
            <text:p>1</text:p>
          </table:table-cell>
          <table:table-cell office:value-type="float" office:value="313316" calcext:value-type="float">
            <text:p>3133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6931" calcext:value-type="float">
            <text:p>20693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40508" calcext:value-type="float">
            <text:p>3405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7160" calcext:value-type="float">
            <text:p>207160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366644" calcext:value-type="float">
            <text:p>3666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7390" calcext:value-type="float">
            <text:p>207390</text:p>
          </table:table-cell>
          <table:table-cell office:value-type="float" office:value="99.9" calcext:value-type="float">
            <text:p>99.9</text:p>
          </table:table-cell>
          <table:table-cell office:value-type="float" office:value="1.2" calcext:value-type="float">
            <text:p>1.2</text:p>
          </table:table-cell>
          <table:table-cell office:value-type="float" office:value="392252" calcext:value-type="float">
            <text:p>3922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7620" calcext:value-type="float">
            <text:p>207620</text:p>
          </table:table-cell>
          <table:table-cell office:value-type="float" office:value="99.9" calcext:value-type="float">
            <text:p>99.9</text:p>
          </table:table-cell>
          <table:table-cell office:value-type="float" office:value="1.3" calcext:value-type="float">
            <text:p>1.3</text:p>
          </table:table-cell>
          <table:table-cell office:value-type="float" office:value="416276" calcext:value-type="float">
            <text:p>4162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7844" calcext:value-type="float">
            <text:p>207844</text:p>
          </table:table-cell>
          <table:table-cell office:value-type="float" office:value="99.9" calcext:value-type="float">
            <text:p>99.9</text:p>
          </table:table-cell>
          <table:table-cell office:value-type="float" office:value="1.3" calcext:value-type="float">
            <text:p>1.3</text:p>
          </table:table-cell>
          <table:table-cell office:value-type="float" office:value="441884" calcext:value-type="float">
            <text:p>4418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8073" calcext:value-type="float">
            <text:p>208073</text:p>
          </table:table-cell>
          <table:table-cell office:value-type="float" office:value="99.9" calcext:value-type="float">
            <text:p>99.9</text:p>
          </table:table-cell>
          <table:table-cell office:value-type="float" office:value="1.4" calcext:value-type="float">
            <text:p>1.4</text:p>
          </table:table-cell>
          <table:table-cell office:value-type="float" office:value="466436" calcext:value-type="float">
            <text:p>4664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8298" calcext:value-type="float">
            <text:p>208298</text:p>
          </table:table-cell>
          <table:table-cell office:value-type="float" office:value="99.9" calcext:value-type="float">
            <text:p>99.9</text:p>
          </table:table-cell>
          <table:table-cell office:value-type="float" office:value="1.5" calcext:value-type="float">
            <text:p>1.5</text:p>
          </table:table-cell>
          <table:table-cell office:value-type="float" office:value="490988" calcext:value-type="float">
            <text:p>4909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8524" calcext:value-type="float">
            <text:p>208524</text:p>
          </table:table-cell>
          <table:table-cell office:value-type="float" office:value="94.4" calcext:value-type="float">
            <text:p>94.4</text:p>
          </table:table-cell>
          <table:table-cell office:value-type="float" office:value="1.6" calcext:value-type="float">
            <text:p>1.6</text:p>
          </table:table-cell>
          <table:table-cell office:value-type="float" office:value="515540" calcext:value-type="float">
            <text:p>5155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8755" calcext:value-type="float">
            <text:p>208755</text:p>
          </table:table-cell>
          <table:table-cell office:value-type="float" office:value="94.4" calcext:value-type="float">
            <text:p>94.4</text:p>
          </table:table-cell>
          <table:table-cell office:value-type="float" office:value="1.6" calcext:value-type="float">
            <text:p>1.6</text:p>
          </table:table-cell>
          <table:table-cell office:value-type="float" office:value="540092" calcext:value-type="float">
            <text:p>5400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8989" calcext:value-type="float">
            <text:p>208989</text:p>
          </table:table-cell>
          <table:table-cell office:value-type="float" office:value="99.9" calcext:value-type="float">
            <text:p>99.9</text:p>
          </table:table-cell>
          <table:table-cell office:value-type="float" office:value="1.7" calcext:value-type="float">
            <text:p>1.7</text:p>
          </table:table-cell>
          <table:table-cell office:value-type="float" office:value="564908" calcext:value-type="float">
            <text:p>5649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9219" calcext:value-type="float">
            <text:p>209219</text:p>
          </table:table-cell>
          <table:table-cell office:value-type="float" office:value="99.9" calcext:value-type="float">
            <text:p>99.9</text:p>
          </table:table-cell>
          <table:table-cell office:value-type="float" office:value="1.8" calcext:value-type="float">
            <text:p>1.8</text:p>
          </table:table-cell>
          <table:table-cell office:value-type="float" office:value="590780" calcext:value-type="float">
            <text:p>5907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9448" calcext:value-type="float">
            <text:p>209448</text:p>
          </table:table-cell>
          <table:table-cell office:value-type="float" office:value="99.9" calcext:value-type="float">
            <text:p>99.9</text:p>
          </table:table-cell>
          <table:table-cell office:value-type="float" office:value="2.7" calcext:value-type="float">
            <text:p>2.7</text:p>
          </table:table-cell>
          <table:table-cell office:value-type="float" office:value="873024" calcext:value-type="float">
            <text:p>8730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9680" calcext:value-type="float">
            <text:p>209680</text:p>
          </table:table-cell>
          <table:table-cell office:value-type="float" office:value="99.9" calcext:value-type="float">
            <text:p>99.9</text:p>
          </table:table-cell>
          <table:table-cell office:value-type="float" office:value="2.8" calcext:value-type="float">
            <text:p>2.8</text:p>
          </table:table-cell>
          <table:table-cell office:value-type="float" office:value="904756" calcext:value-type="float">
            <text:p>9047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09909" calcext:value-type="float">
            <text:p>209909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61548" calcext:value-type="float">
            <text:p>7615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0138" calcext:value-type="float">
            <text:p>210138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0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0366" calcext:value-type="float">
            <text:p>210366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0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0596" calcext:value-type="float">
            <text:p>210596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0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0826" calcext:value-type="float">
            <text:p>210826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0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1051" calcext:value-type="float">
            <text:p>211051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0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1282" calcext:value-type="float">
            <text:p>211282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0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1506" calcext:value-type="float">
            <text:p>211506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0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1737" calcext:value-type="float">
            <text:p>211737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0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1972" calcext:value-type="float">
            <text:p>211972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0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2203" calcext:value-type="float">
            <text:p>212203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0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2433" calcext:value-type="float">
            <text:p>212433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0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2661" calcext:value-type="float">
            <text:p>212661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0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2885" calcext:value-type="float">
            <text:p>212885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0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3109" calcext:value-type="float">
            <text:p>213109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0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3342" calcext:value-type="float">
            <text:p>213342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0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3578" calcext:value-type="float">
            <text:p>213578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0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3802" calcext:value-type="float">
            <text:p>213802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0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4032" calcext:value-type="float">
            <text:p>214032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0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4264" calcext:value-type="float">
            <text:p>214264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0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4490" calcext:value-type="float">
            <text:p>214490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0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4720" calcext:value-type="float">
            <text:p>214720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0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4948" calcext:value-type="float">
            <text:p>214948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5172" calcext:value-type="float">
            <text:p>215172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5397" calcext:value-type="float">
            <text:p>215397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5632" calcext:value-type="float">
            <text:p>215632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5862" calcext:value-type="float">
            <text:p>215862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6094" calcext:value-type="float">
            <text:p>216094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6323" calcext:value-type="float">
            <text:p>216323</text:p>
          </table:table-cell>
          <table:table-cell office:value-type="float" office:value="94.4" calcext:value-type="float">
            <text:p>94.4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6560" calcext:value-type="float">
            <text:p>216560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6794" calcext:value-type="float">
            <text:p>216794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7017" calcext:value-type="float">
            <text:p>217017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7240" calcext:value-type="float">
            <text:p>217240</text:p>
          </table:table-cell>
          <table:table-cell office:value-type="float" office:value="99.9" calcext:value-type="float">
            <text:p>9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7467" calcext:value-type="float">
            <text:p>217467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7693" calcext:value-type="float">
            <text:p>217693</text:p>
          </table:table-cell>
          <table:table-cell office:value-type="float" office:value="99.9" calcext:value-type="float">
            <text:p>9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7918" calcext:value-type="float">
            <text:p>217918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8143" calcext:value-type="float">
            <text:p>218143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8367" calcext:value-type="float">
            <text:p>218367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8601" calcext:value-type="float">
            <text:p>218601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8825" calcext:value-type="float">
            <text:p>218825</text:p>
          </table:table-cell>
          <table:table-cell office:value-type="float" office:value="94.4" calcext:value-type="float">
            <text:p>94.4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9055" calcext:value-type="float">
            <text:p>219055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9284" calcext:value-type="float">
            <text:p>219284</text:p>
          </table:table-cell>
          <table:table-cell office:value-type="float" office:value="94.4" calcext:value-type="float">
            <text:p>94.4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9515" calcext:value-type="float">
            <text:p>219515</text:p>
          </table:table-cell>
          <table:table-cell office:value-type="float" office:value="88.9" calcext:value-type="float">
            <text:p>88.9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9745" calcext:value-type="float">
            <text:p>219745</text:p>
          </table:table-cell>
          <table:table-cell office:value-type="float" office:value="94.4" calcext:value-type="float">
            <text:p>94.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19975" calcext:value-type="float">
            <text:p>219975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0202" calcext:value-type="float">
            <text:p>220202</text:p>
          </table:table-cell>
          <table:table-cell office:value-type="float" office:value="99.9" calcext:value-type="float">
            <text:p>99.9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0431" calcext:value-type="float">
            <text:p>220431</text:p>
          </table:table-cell>
          <table:table-cell office:value-type="float" office:value="94.1" calcext:value-type="float">
            <text:p>94.1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0655" calcext:value-type="float">
            <text:p>220655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0881" calcext:value-type="float">
            <text:p>220881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1111" calcext:value-type="float">
            <text:p>221111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1339" calcext:value-type="float">
            <text:p>221339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1567" calcext:value-type="float">
            <text:p>221567</text:p>
          </table:table-cell>
          <table:table-cell office:value-type="float" office:value="94.4" calcext:value-type="float">
            <text:p>94.4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1796" calcext:value-type="float">
            <text:p>221796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2027" calcext:value-type="float">
            <text:p>222027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2257" calcext:value-type="float">
            <text:p>222257</text:p>
          </table:table-cell>
          <table:table-cell office:value-type="float" office:value="99.9" calcext:value-type="float">
            <text:p>99.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2483" calcext:value-type="float">
            <text:p>222483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2711" calcext:value-type="float">
            <text:p>222711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2942" calcext:value-type="float">
            <text:p>222942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3172" calcext:value-type="float">
            <text:p>223172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3400" calcext:value-type="float">
            <text:p>223400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3637" calcext:value-type="float">
            <text:p>223637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3868" calcext:value-type="float">
            <text:p>223868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4093" calcext:value-type="float">
            <text:p>224093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4326" calcext:value-type="float">
            <text:p>224326</text:p>
          </table:table-cell>
          <table:table-cell office:value-type="float" office:value="94.4" calcext:value-type="float">
            <text:p>94.4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4556" calcext:value-type="float">
            <text:p>224556</text:p>
          </table:table-cell>
          <table:table-cell office:value-type="float" office:value="94.4" calcext:value-type="float">
            <text:p>94.4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4785" calcext:value-type="float">
            <text:p>224785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5016" calcext:value-type="float">
            <text:p>225016</text:p>
          </table:table-cell>
          <table:table-cell office:value-type="float" office:value="94.4" calcext:value-type="float">
            <text:p>94.4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5249" calcext:value-type="float">
            <text:p>225249</text:p>
          </table:table-cell>
          <table:table-cell office:value-type="float" office:value="99.9" calcext:value-type="float">
            <text:p>99.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5474" calcext:value-type="float">
            <text:p>225474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5703" calcext:value-type="float">
            <text:p>225703</text:p>
          </table:table-cell>
          <table:table-cell office:value-type="float" office:value="99.9" calcext:value-type="float">
            <text:p>9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5935" calcext:value-type="float">
            <text:p>225935</text:p>
          </table:table-cell>
          <table:table-cell office:value-type="float" office:value="94.4" calcext:value-type="float">
            <text:p>94.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6165" calcext:value-type="float">
            <text:p>226165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6388" calcext:value-type="float">
            <text:p>226388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6616" calcext:value-type="float">
            <text:p>226616</text:p>
          </table:table-cell>
          <table:table-cell office:value-type="float" office:value="94.4" calcext:value-type="float">
            <text:p>94.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6848" calcext:value-type="float">
            <text:p>226848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7076" calcext:value-type="float">
            <text:p>227076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7304" calcext:value-type="float">
            <text:p>227304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7528" calcext:value-type="float">
            <text:p>227528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7762" calcext:value-type="float">
            <text:p>227762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7989" calcext:value-type="float">
            <text:p>227989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8224" calcext:value-type="float">
            <text:p>228224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8451" calcext:value-type="float">
            <text:p>228451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8685" calcext:value-type="float">
            <text:p>228685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8918" calcext:value-type="float">
            <text:p>228918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9146" calcext:value-type="float">
            <text:p>229146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9372" calcext:value-type="float">
            <text:p>229372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9603" calcext:value-type="float">
            <text:p>229603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29832" calcext:value-type="float">
            <text:p>229832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0061" calcext:value-type="float">
            <text:p>230061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0285" calcext:value-type="float">
            <text:p>230285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0515" calcext:value-type="float">
            <text:p>230515</text:p>
          </table:table-cell>
          <table:table-cell office:value-type="float" office:value="94.4" calcext:value-type="float">
            <text:p>94.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0747" calcext:value-type="float">
            <text:p>230747</text:p>
          </table:table-cell>
          <table:table-cell office:value-type="float" office:value="99.9" calcext:value-type="float">
            <text:p>99.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0978" calcext:value-type="float">
            <text:p>230978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1207" calcext:value-type="float">
            <text:p>231207</text:p>
          </table:table-cell>
          <table:table-cell office:value-type="float" office:value="94.1" calcext:value-type="float">
            <text:p>94.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1436" calcext:value-type="float">
            <text:p>231436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1658" calcext:value-type="float">
            <text:p>231658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1878" calcext:value-type="float">
            <text:p>231878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2098" calcext:value-type="float">
            <text:p>232098</text:p>
          </table:table-cell>
          <table:table-cell office:value-type="float" office:value="94.1" calcext:value-type="float">
            <text:p>94.1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2329" calcext:value-type="float">
            <text:p>232329</text:p>
          </table:table-cell>
          <table:table-cell office:value-type="float" office:value="94.1" calcext:value-type="float">
            <text:p>94.1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2559" calcext:value-type="float">
            <text:p>232559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7,7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2793" calcext:value-type="float">
            <text:p>232793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7,7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3025" calcext:value-type="float">
            <text:p>233025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7,7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3247" calcext:value-type="float">
            <text:p>233247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3480" calcext:value-type="float">
            <text:p>233480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3712" calcext:value-type="float">
            <text:p>233712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3943" calcext:value-type="float">
            <text:p>233943</text:p>
          </table:table-cell>
          <table:table-cell office:value-type="float" office:value="94.1" calcext:value-type="float">
            <text:p>94.1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4172" calcext:value-type="float">
            <text:p>234172</text:p>
          </table:table-cell>
          <table:table-cell office:value-type="float" office:value="99.9" calcext:value-type="float">
            <text:p>99.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4400" calcext:value-type="float">
            <text:p>234400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4633" calcext:value-type="float">
            <text:p>234633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4857" calcext:value-type="float">
            <text:p>234857</text:p>
          </table:table-cell>
          <table:table-cell office:value-type="float" office:value="99.9" calcext:value-type="float">
            <text:p>99.9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5086" calcext:value-type="float">
            <text:p>235086</text:p>
          </table:table-cell>
          <table:table-cell office:value-type="float" office:value="99.9" calcext:value-type="float">
            <text:p>9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5312" calcext:value-type="float">
            <text:p>235312</text:p>
          </table:table-cell>
          <table:table-cell office:value-type="float" office:value="99.9" calcext:value-type="float">
            <text:p>99.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5542" calcext:value-type="float">
            <text:p>235542</text:p>
          </table:table-cell>
          <table:table-cell office:value-type="float" office:value="99.9" calcext:value-type="float">
            <text:p>99.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5771" calcext:value-type="float">
            <text:p>235771</text:p>
          </table:table-cell>
          <table:table-cell office:value-type="float" office:value="99.9" calcext:value-type="float">
            <text:p>99.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6001" calcext:value-type="float">
            <text:p>236001</text:p>
          </table:table-cell>
          <table:table-cell office:value-type="float" office:value="99.9" calcext:value-type="float">
            <text:p>99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6229" calcext:value-type="float">
            <text:p>236229</text:p>
          </table:table-cell>
          <table:table-cell office:value-type="float" office:value="99.9" calcext:value-type="float">
            <text:p>99.9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6464" calcext:value-type="float">
            <text:p>236464</text:p>
          </table:table-cell>
          <table:table-cell office:value-type="float" office:value="99.9" calcext:value-type="float">
            <text:p>99.9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6693" calcext:value-type="float">
            <text:p>236693</text:p>
          </table:table-cell>
          <table:table-cell office:value-type="float" office:value="99.9" calcext:value-type="float">
            <text:p>99.9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6924" calcext:value-type="float">
            <text:p>236924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7149" calcext:value-type="float">
            <text:p>237149</text:p>
          </table:table-cell>
          <table:table-cell office:value-type="float" office:value="99.9" calcext:value-type="float">
            <text:p>99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7380" calcext:value-type="float">
            <text:p>237380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7610" calcext:value-type="float">
            <text:p>237610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7843" calcext:value-type="float">
            <text:p>237843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8071" calcext:value-type="float">
            <text:p>238071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8302" calcext:value-type="float">
            <text:p>238302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8534" calcext:value-type="float">
            <text:p>238534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8763" calcext:value-type="float">
            <text:p>238763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8992" calcext:value-type="float">
            <text:p>238992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9222" calcext:value-type="float">
            <text:p>239222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9453" calcext:value-type="float">
            <text:p>239453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9683" calcext:value-type="float">
            <text:p>239683</text:p>
          </table:table-cell>
          <table:table-cell office:value-type="float" office:value="99.9" calcext:value-type="float">
            <text:p>99.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39912" calcext:value-type="float">
            <text:p>239912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0138" calcext:value-type="float">
            <text:p>240138</text:p>
          </table:table-cell>
          <table:table-cell office:value-type="float" office:value="99.9" calcext:value-type="float">
            <text:p>9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0365" calcext:value-type="float">
            <text:p>240365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0597" calcext:value-type="float">
            <text:p>240597</text:p>
          </table:table-cell>
          <table:table-cell office:value-type="float" office:value="99.9" calcext:value-type="float">
            <text:p>99.9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0832" calcext:value-type="float">
            <text:p>240832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1075" calcext:value-type="float">
            <text:p>241075</text:p>
          </table:table-cell>
          <table:table-cell office:value-type="float" office:value="94.4" calcext:value-type="float">
            <text:p>94.4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1301" calcext:value-type="float">
            <text:p>241301</text:p>
          </table:table-cell>
          <table:table-cell office:value-type="float" office:value="99.9" calcext:value-type="float">
            <text:p>99.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1528" calcext:value-type="float">
            <text:p>241528</text:p>
          </table:table-cell>
          <table:table-cell office:value-type="float" office:value="99.9" calcext:value-type="float">
            <text:p>99.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1761" calcext:value-type="float">
            <text:p>241761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1989" calcext:value-type="float">
            <text:p>241989</text:p>
          </table:table-cell>
          <table:table-cell office:value-type="float" office:value="99.9" calcext:value-type="float">
            <text:p>99.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2218" calcext:value-type="float">
            <text:p>242218</text:p>
          </table:table-cell>
          <table:table-cell office:value-type="float" office:value="99.9" calcext:value-type="float">
            <text:p>99.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2449" calcext:value-type="float">
            <text:p>242449</text:p>
          </table:table-cell>
          <table:table-cell office:value-type="float" office:value="99.9" calcext:value-type="float">
            <text:p>99.9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2681" calcext:value-type="float">
            <text:p>242681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2910" calcext:value-type="float">
            <text:p>242910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3138" calcext:value-type="float">
            <text:p>243138</text:p>
          </table:table-cell>
          <table:table-cell office:value-type="float" office:value="99.9" calcext:value-type="float">
            <text:p>99.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3367" calcext:value-type="float">
            <text:p>243367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3595" calcext:value-type="float">
            <text:p>243595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3819" calcext:value-type="float">
            <text:p>243819</text:p>
          </table:table-cell>
          <table:table-cell office:value-type="float" office:value="99.9" calcext:value-type="float">
            <text:p>99.9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4051" calcext:value-type="float">
            <text:p>244051</text:p>
          </table:table-cell>
          <table:table-cell office:value-type="float" office:value="99.9" calcext:value-type="float">
            <text:p>99.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4280" calcext:value-type="float">
            <text:p>244280</text:p>
          </table:table-cell>
          <table:table-cell office:value-type="float" office:value="99.9" calcext:value-type="float">
            <text:p>99.9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4510" calcext:value-type="float">
            <text:p>244510</text:p>
          </table:table-cell>
          <table:table-cell office:value-type="float" office:value="99.9" calcext:value-type="float">
            <text:p>99.9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4739" calcext:value-type="float">
            <text:p>244739</text:p>
          </table:table-cell>
          <table:table-cell office:value-type="float" office:value="99.9" calcext:value-type="float">
            <text:p>99.9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4968" calcext:value-type="float">
            <text:p>244968</text:p>
          </table:table-cell>
          <table:table-cell office:value-type="float" office:value="99.9" calcext:value-type="float">
            <text:p>99.9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5202" calcext:value-type="float">
            <text:p>245202</text:p>
          </table:table-cell>
          <table:table-cell office:value-type="float" office:value="99.9" calcext:value-type="float">
            <text:p>99.9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5436" calcext:value-type="float">
            <text:p>245436</text:p>
          </table:table-cell>
          <table:table-cell office:value-type="float" office:value="94.4" calcext:value-type="float">
            <text:p>94.4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5667" calcext:value-type="float">
            <text:p>245667</text:p>
          </table:table-cell>
          <table:table-cell office:value-type="float" office:value="94.4" calcext:value-type="float">
            <text:p>94.4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5897" calcext:value-type="float">
            <text:p>245897</text:p>
          </table:table-cell>
          <table:table-cell office:value-type="float" office:value="99.9" calcext:value-type="float">
            <text:p>99.9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6121" calcext:value-type="float">
            <text:p>246121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6352" calcext:value-type="float">
            <text:p>246352</text:p>
          </table:table-cell>
          <table:table-cell office:value-type="float" office:value="99.9" calcext:value-type="float">
            <text:p>99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6579" calcext:value-type="float">
            <text:p>246579</text:p>
          </table:table-cell>
          <table:table-cell office:value-type="float" office:value="99.9" calcext:value-type="float">
            <text:p>99.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6809" calcext:value-type="float">
            <text:p>246809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7044" calcext:value-type="float">
            <text:p>247044</text:p>
          </table:table-cell>
          <table:table-cell office:value-type="float" office:value="94.4" calcext:value-type="float">
            <text:p>94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7275" calcext:value-type="float">
            <text:p>247275</text:p>
          </table:table-cell>
          <table:table-cell office:value-type="float" office:value="99.9" calcext:value-type="float">
            <text:p>9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7506" calcext:value-type="float">
            <text:p>247506</text:p>
          </table:table-cell>
          <table:table-cell office:value-type="float" office:value="94.4" calcext:value-type="float">
            <text:p>94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7738" calcext:value-type="float">
            <text:p>247738</text:p>
          </table:table-cell>
          <table:table-cell office:value-type="float" office:value="99.9" calcext:value-type="float">
            <text:p>9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7963" calcext:value-type="float">
            <text:p>247963</text:p>
          </table:table-cell>
          <table:table-cell office:value-type="float" office:value="99.9" calcext:value-type="float">
            <text:p>9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8187" calcext:value-type="float">
            <text:p>248187</text:p>
          </table:table-cell>
          <table:table-cell office:value-type="float" office:value="99.9" calcext:value-type="float">
            <text:p>9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8416" calcext:value-type="float">
            <text:p>248416</text:p>
          </table:table-cell>
          <table:table-cell office:value-type="float" office:value="99.9" calcext:value-type="float">
            <text:p>9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8645" calcext:value-type="float">
            <text:p>248645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8872" calcext:value-type="float">
            <text:p>248872</text:p>
          </table:table-cell>
          <table:table-cell office:value-type="float" office:value="94.4" calcext:value-type="float">
            <text:p>94.4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9105" calcext:value-type="float">
            <text:p>249105</text:p>
          </table:table-cell>
          <table:table-cell office:value-type="float" office:value="99.9" calcext:value-type="float">
            <text:p>99.9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9333" calcext:value-type="float">
            <text:p>249333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9564" calcext:value-type="float">
            <text:p>249564</text:p>
          </table:table-cell>
          <table:table-cell office:value-type="float" office:value="94.4" calcext:value-type="float">
            <text:p>94.4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49801" calcext:value-type="float">
            <text:p>249801</text:p>
          </table:table-cell>
          <table:table-cell office:value-type="float" office:value="99.9" calcext:value-type="float">
            <text:p>99.9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0032" calcext:value-type="float">
            <text:p>250032</text:p>
          </table:table-cell>
          <table:table-cell office:value-type="float" office:value="99.9" calcext:value-type="float">
            <text:p>99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0261" calcext:value-type="float">
            <text:p>250261</text:p>
          </table:table-cell>
          <table:table-cell office:value-type="float" office:value="94.1" calcext:value-type="float">
            <text:p>94.1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0489" calcext:value-type="float">
            <text:p>250489</text:p>
          </table:table-cell>
          <table:table-cell office:value-type="float" office:value="94.1" calcext:value-type="float">
            <text:p>94.1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0719" calcext:value-type="float">
            <text:p>250719</text:p>
          </table:table-cell>
          <table:table-cell office:value-type="float" office:value="99.9" calcext:value-type="float">
            <text:p>99.9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0951" calcext:value-type="float">
            <text:p>250951</text:p>
          </table:table-cell>
          <table:table-cell office:value-type="float" office:value="99.9" calcext:value-type="float">
            <text:p>99.9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1179" calcext:value-type="float">
            <text:p>251179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1410" calcext:value-type="float">
            <text:p>251410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1640" calcext:value-type="float">
            <text:p>251640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1872" calcext:value-type="float">
            <text:p>251872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2102" calcext:value-type="float">
            <text:p>252102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2330" calcext:value-type="float">
            <text:p>252330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2561" calcext:value-type="float">
            <text:p>252561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2787" calcext:value-type="float">
            <text:p>252787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3015" calcext:value-type="float">
            <text:p>253015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3248" calcext:value-type="float">
            <text:p>253248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3474" calcext:value-type="float">
            <text:p>253474</text:p>
          </table:table-cell>
          <table:table-cell office:value-type="float" office:value="94.4" calcext:value-type="float">
            <text:p>94.4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3705" calcext:value-type="float">
            <text:p>253705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3932" calcext:value-type="float">
            <text:p>253932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4161" calcext:value-type="float">
            <text:p>254161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4388" calcext:value-type="float">
            <text:p>254388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4616" calcext:value-type="float">
            <text:p>254616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4841" calcext:value-type="float">
            <text:p>254841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5061" calcext:value-type="float">
            <text:p>255061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5283" calcext:value-type="float">
            <text:p>255283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5513" calcext:value-type="float">
            <text:p>255513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5739" calcext:value-type="float">
            <text:p>255739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5967" calcext:value-type="float">
            <text:p>255967</text:p>
          </table:table-cell>
          <table:table-cell office:value-type="float" office:value="94.4" calcext:value-type="float">
            <text:p>94.4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6195" calcext:value-type="float">
            <text:p>256195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6425" calcext:value-type="float">
            <text:p>256425</text:p>
          </table:table-cell>
          <table:table-cell office:value-type="float" office:value="94.4" calcext:value-type="float">
            <text:p>94.4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6653" calcext:value-type="float">
            <text:p>256653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6881" calcext:value-type="float">
            <text:p>256881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7110" calcext:value-type="float">
            <text:p>257110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7340" calcext:value-type="float">
            <text:p>257340</text:p>
          </table:table-cell>
          <table:table-cell office:value-type="float" office:value="99.9" calcext:value-type="float">
            <text:p>99.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7572" calcext:value-type="float">
            <text:p>257572</text:p>
          </table:table-cell>
          <table:table-cell office:value-type="float" office:value="99.9" calcext:value-type="float">
            <text:p>99.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7805" calcext:value-type="float">
            <text:p>257805</text:p>
          </table:table-cell>
          <table:table-cell office:value-type="float" office:value="94.4" calcext:value-type="float">
            <text:p>94.4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8036" calcext:value-type="float">
            <text:p>258036</text:p>
          </table:table-cell>
          <table:table-cell office:value-type="float" office:value="94.1" calcext:value-type="float">
            <text:p>94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8265" calcext:value-type="float">
            <text:p>258265</text:p>
          </table:table-cell>
          <table:table-cell office:value-type="float" office:value="99.9" calcext:value-type="float">
            <text:p>99.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8487" calcext:value-type="float">
            <text:p>258487</text:p>
          </table:table-cell>
          <table:table-cell office:value-type="float" office:value="88.9" calcext:value-type="float">
            <text:p>88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8715" calcext:value-type="float">
            <text:p>258715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8945" calcext:value-type="float">
            <text:p>258945</text:p>
          </table:table-cell>
          <table:table-cell office:value-type="float" office:value="99.9" calcext:value-type="float">
            <text:p>99.9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9173" calcext:value-type="float">
            <text:p>259173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9404" calcext:value-type="float">
            <text:p>259404</text:p>
          </table:table-cell>
          <table:table-cell office:value-type="float" office:value="94.4" calcext:value-type="float">
            <text:p>94.4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9641" calcext:value-type="float">
            <text:p>259641</text:p>
          </table:table-cell>
          <table:table-cell office:value-type="float" office:value="99.9" calcext:value-type="float">
            <text:p>99.9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59871" calcext:value-type="float">
            <text:p>259871</text:p>
          </table:table-cell>
          <table:table-cell office:value-type="float" office:value="99.9" calcext:value-type="float">
            <text:p>99.9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0102" calcext:value-type="float">
            <text:p>260102</text:p>
          </table:table-cell>
          <table:table-cell office:value-type="float" office:value="99.9" calcext:value-type="float">
            <text:p>99.9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0334" calcext:value-type="float">
            <text:p>260334</text:p>
          </table:table-cell>
          <table:table-cell office:value-type="float" office:value="94.4" calcext:value-type="float">
            <text:p>94.4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0563" calcext:value-type="float">
            <text:p>260563</text:p>
          </table:table-cell>
          <table:table-cell office:value-type="float" office:value="99.9" calcext:value-type="float">
            <text:p>99.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0793" calcext:value-type="float">
            <text:p>260793</text:p>
          </table:table-cell>
          <table:table-cell office:value-type="float" office:value="99.9" calcext:value-type="float">
            <text:p>99.9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1023" calcext:value-type="float">
            <text:p>261023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1253" calcext:value-type="float">
            <text:p>261253</text:p>
          </table:table-cell>
          <table:table-cell office:value-type="float" office:value="99.9" calcext:value-type="float">
            <text:p>99.9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1483" calcext:value-type="float">
            <text:p>261483</text:p>
          </table:table-cell>
          <table:table-cell office:value-type="float" office:value="99.9" calcext:value-type="float">
            <text:p>99.9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1714" calcext:value-type="float">
            <text:p>261714</text:p>
          </table:table-cell>
          <table:table-cell office:value-type="float" office:value="99.9" calcext:value-type="float">
            <text:p>99.9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1943" calcext:value-type="float">
            <text:p>261943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2174" calcext:value-type="float">
            <text:p>262174</text:p>
          </table:table-cell>
          <table:table-cell office:value-type="float" office:value="99.9" calcext:value-type="float">
            <text:p>99.9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5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2412" calcext:value-type="float">
            <text:p>262412</text:p>
          </table:table-cell>
          <table:table-cell office:value-type="float" office:value="99.9" calcext:value-type="float">
            <text:p>99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2642" calcext:value-type="float">
            <text:p>262642</text:p>
          </table:table-cell>
          <table:table-cell office:value-type="float" office:value="99.9" calcext:value-type="float">
            <text:p>99.9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2870" calcext:value-type="float">
            <text:p>262870</text:p>
          </table:table-cell>
          <table:table-cell office:value-type="float" office:value="94.1" calcext:value-type="float">
            <text:p>94.1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3092" calcext:value-type="float">
            <text:p>263092</text:p>
          </table:table-cell>
          <table:table-cell office:value-type="float" office:value="99.9" calcext:value-type="float">
            <text:p>99.9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3317" calcext:value-type="float">
            <text:p>263317</text:p>
          </table:table-cell>
          <table:table-cell office:value-type="float" office:value="99.9" calcext:value-type="float">
            <text:p>99.9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3542" calcext:value-type="float">
            <text:p>263542</text:p>
          </table:table-cell>
          <table:table-cell office:value-type="float" office:value="99.9" calcext:value-type="float">
            <text:p>99.9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3764" calcext:value-type="float">
            <text:p>263764</text:p>
          </table:table-cell>
          <table:table-cell office:value-type="float" office:value="99.9" calcext:value-type="float">
            <text:p>99.9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3989" calcext:value-type="float">
            <text:p>263989</text:p>
          </table:table-cell>
          <table:table-cell office:value-type="float" office:value="99.9" calcext:value-type="float">
            <text:p>99.9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4216" calcext:value-type="float">
            <text:p>264216</text:p>
          </table:table-cell>
          <table:table-cell office:value-type="float" office:value="94.4" calcext:value-type="float">
            <text:p>94.4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4445" calcext:value-type="float">
            <text:p>264445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4667" calcext:value-type="float">
            <text:p>264667</text:p>
          </table:table-cell>
          <table:table-cell office:value-type="float" office:value="94.4" calcext:value-type="float">
            <text:p>94.4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4901" calcext:value-type="float">
            <text:p>264901</text:p>
          </table:table-cell>
          <table:table-cell office:value-type="float" office:value="99.9" calcext:value-type="float">
            <text:p>99.9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5127" calcext:value-type="float">
            <text:p>265127</text:p>
          </table:table-cell>
          <table:table-cell office:value-type="float" office:value="94.4" calcext:value-type="float">
            <text:p>94.4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5360" calcext:value-type="float">
            <text:p>265360</text:p>
          </table:table-cell>
          <table:table-cell office:value-type="float" office:value="99.9" calcext:value-type="float">
            <text:p>99.9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5591" calcext:value-type="float">
            <text:p>265591</text:p>
          </table:table-cell>
          <table:table-cell office:value-type="float" office:value="99.9" calcext:value-type="float">
            <text:p>99.9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5824" calcext:value-type="float">
            <text:p>265824</text:p>
          </table:table-cell>
          <table:table-cell office:value-type="float" office:value="99.9" calcext:value-type="float">
            <text:p>99.9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6055" calcext:value-type="float">
            <text:p>266055</text:p>
          </table:table-cell>
          <table:table-cell office:value-type="float" office:value="94.4" calcext:value-type="float">
            <text:p>94.4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6289" calcext:value-type="float">
            <text:p>266289</text:p>
          </table:table-cell>
          <table:table-cell office:value-type="float" office:value="99.9" calcext:value-type="float">
            <text:p>99.9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6519" calcext:value-type="float">
            <text:p>266519</text:p>
          </table:table-cell>
          <table:table-cell office:value-type="float" office:value="99.9" calcext:value-type="float">
            <text:p>99.9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6750" calcext:value-type="float">
            <text:p>266750</text:p>
          </table:table-cell>
          <table:table-cell office:value-type="float" office:value="99.9" calcext:value-type="float">
            <text:p>99.9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6984" calcext:value-type="float">
            <text:p>266984</text:p>
          </table:table-cell>
          <table:table-cell office:value-type="float" office:value="99.9" calcext:value-type="float">
            <text:p>99.9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7220" calcext:value-type="float">
            <text:p>267220</text:p>
          </table:table-cell>
          <table:table-cell office:value-type="float" office:value="70.6" calcext:value-type="float">
            <text:p>70.6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7450" calcext:value-type="float">
            <text:p>267450</text:p>
          </table:table-cell>
          <table:table-cell office:value-type="float" office:value="11.8" calcext:value-type="float">
            <text:p>11.8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7684" calcext:value-type="float">
            <text:p>267684</text:p>
          </table:table-cell>
          <table:table-cell office:value-type="float" office:value="11.8" calcext:value-type="float">
            <text:p>11.8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7912" calcext:value-type="float">
            <text:p>267912</text:p>
          </table:table-cell>
          <table:table-cell office:value-type="float" office:value="5.9" calcext:value-type="float">
            <text:p>5.9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8146" calcext:value-type="float">
            <text:p>268146</text:p>
          </table:table-cell>
          <table:table-cell office:value-type="float" office:value="11.1" calcext:value-type="float">
            <text:p>11.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8383" calcext:value-type="float">
            <text:p>268383</text:p>
          </table:table-cell>
          <table:table-cell office:value-type="float" office:value="5.9" calcext:value-type="float">
            <text:p>5.9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8613" calcext:value-type="float">
            <text:p>268613</text:p>
          </table:table-cell>
          <table:table-cell office:value-type="float" office:value="5.9" calcext:value-type="float">
            <text:p>5.9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8845" calcext:value-type="float">
            <text:p>268845</text:p>
          </table:table-cell>
          <table:table-cell office:value-type="float" office:value="11.1" calcext:value-type="float">
            <text:p>11.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9080" calcext:value-type="float">
            <text:p>269080</text:p>
          </table:table-cell>
          <table:table-cell office:value-type="float" office:value="5.9" calcext:value-type="float">
            <text:p>5.9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wait_on_b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9310" calcext:value-type="float">
            <text:p>269310</text:p>
          </table:table-cell>
          <table:table-cell office:value-type="float" office:value="99.9" calcext:value-type="float">
            <text:p>99.9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9538" calcext:value-type="float">
            <text:p>269538</text:p>
          </table:table-cell>
          <table:table-cell office:value-type="float" office:value="99.9" calcext:value-type="float">
            <text:p>99.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9773" calcext:value-type="float">
            <text:p>269773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697084" calcext:value-type="float">
            <text:p>6970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69999" calcext:value-type="float">
            <text:p>269999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09492" calcext:value-type="float">
            <text:p>7094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0230" calcext:value-type="float">
            <text:p>270230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35628" calcext:value-type="float">
            <text:p>7356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0460" calcext:value-type="float">
            <text:p>270460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61236" calcext:value-type="float">
            <text:p>7612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0689" calcext:value-type="float">
            <text:p>270689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84732" calcext:value-type="float">
            <text:p>7847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0912" calcext:value-type="float">
            <text:p>270912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09284" calcext:value-type="float">
            <text:p>8092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1139" calcext:value-type="float">
            <text:p>271139</text:p>
          </table:table-cell>
          <table:table-cell office:value-type="float" office:value="94.1" calcext:value-type="float">
            <text:p>94.1</text:p>
          </table:table-cell>
          <table:table-cell office:value-type="float" office:value="2.5" calcext:value-type="float">
            <text:p>2.5</text:p>
          </table:table-cell>
          <table:table-cell office:value-type="float" office:value="835420" calcext:value-type="float">
            <text:p>8354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1369" calcext:value-type="float">
            <text:p>271369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62084" calcext:value-type="float">
            <text:p>8620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1596" calcext:value-type="float">
            <text:p>271596</text:p>
          </table:table-cell>
          <table:table-cell office:value-type="float" office:value="99.9" calcext:value-type="float">
            <text:p>99.9</text:p>
          </table:table-cell>
          <table:table-cell office:value-type="float" office:value="2.7" calcext:value-type="float">
            <text:p>2.7</text:p>
          </table:table-cell>
          <table:table-cell office:value-type="float" office:value="887692" calcext:value-type="float">
            <text:p>8876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1822" calcext:value-type="float">
            <text:p>271822</text:p>
          </table:table-cell>
          <table:table-cell office:value-type="float" office:value="99.9" calcext:value-type="float">
            <text:p>99.9</text:p>
          </table:table-cell>
          <table:table-cell office:value-type="float" office:value="2.8" calcext:value-type="float">
            <text:p>2.8</text:p>
          </table:table-cell>
          <table:table-cell office:value-type="float" office:value="912244" calcext:value-type="float">
            <text:p>9122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2050" calcext:value-type="float">
            <text:p>272050</text:p>
          </table:table-cell>
          <table:table-cell office:value-type="float" office:value="99.9" calcext:value-type="float">
            <text:p>99.9</text:p>
          </table:table-cell>
          <table:table-cell office:value-type="float" office:value="2.9" calcext:value-type="float">
            <text:p>2.9</text:p>
          </table:table-cell>
          <table:table-cell office:value-type="float" office:value="937324" calcext:value-type="float">
            <text:p>9373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2277" calcext:value-type="float">
            <text:p>272277</text:p>
          </table:table-cell>
          <table:table-cell office:value-type="float" office:value="99.9" calcext:value-type="float">
            <text:p>99.9</text:p>
          </table:table-cell>
          <table:table-cell office:value-type="float" office:value="2.9" calcext:value-type="float">
            <text:p>2.9</text:p>
          </table:table-cell>
          <table:table-cell office:value-type="float" office:value="962932" calcext:value-type="float">
            <text:p>9629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2509" calcext:value-type="float">
            <text:p>272509</text:p>
          </table:table-cell>
          <table:table-cell office:value-type="float" office:value="99.9" calcext:value-type="float">
            <text:p>99.9</text:p>
          </table:table-cell>
          <table:table-cell office:value-type="float" office:value="3" calcext:value-type="float">
            <text:p>3</text:p>
          </table:table-cell>
          <table:table-cell office:value-type="float" office:value="987484" calcext:value-type="float">
            <text:p>9874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2738" calcext:value-type="float">
            <text:p>272738</text:p>
          </table:table-cell>
          <table:table-cell office:value-type="float" office:value="94.1" calcext:value-type="float">
            <text:p>94.1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9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2968" calcext:value-type="float">
            <text:p>272968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3197" calcext:value-type="float">
            <text:p>273197</text:p>
          </table:table-cell>
          <table:table-cell office:value-type="float" office:value="94.4" calcext:value-type="float">
            <text:p>94.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3422" calcext:value-type="float">
            <text:p>273422</text:p>
          </table:table-cell>
          <table:table-cell office:value-type="float" office:value="94.1" calcext:value-type="float">
            <text:p>94.1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3650" calcext:value-type="float">
            <text:p>273650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3880" calcext:value-type="float">
            <text:p>273880</text:p>
          </table:table-cell>
          <table:table-cell office:value-type="float" office:value="94.1" calcext:value-type="float">
            <text:p>94.1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4115" calcext:value-type="float">
            <text:p>274115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4347" calcext:value-type="float">
            <text:p>274347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4577" calcext:value-type="float">
            <text:p>274577</text:p>
          </table:table-cell>
          <table:table-cell office:value-type="float" office:value="94.4" calcext:value-type="float">
            <text:p>94.4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4806" calcext:value-type="float">
            <text:p>274806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5034" calcext:value-type="float">
            <text:p>275034</text:p>
          </table:table-cell>
          <table:table-cell office:value-type="float" office:value="94.4" calcext:value-type="float">
            <text:p>94.4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5266" calcext:value-type="float">
            <text:p>275266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5495" calcext:value-type="float">
            <text:p>275495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5723" calcext:value-type="float">
            <text:p>275723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5946" calcext:value-type="float">
            <text:p>275946</text:p>
          </table:table-cell>
          <table:table-cell office:value-type="float" office:value="94.4" calcext:value-type="float">
            <text:p>94.4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6174" calcext:value-type="float">
            <text:p>276174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6403" calcext:value-type="float">
            <text:p>276403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6627" calcext:value-type="float">
            <text:p>276627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6856" calcext:value-type="float">
            <text:p>276856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7080" calcext:value-type="float">
            <text:p>277080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7305" calcext:value-type="float">
            <text:p>277305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7535" calcext:value-type="float">
            <text:p>277535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7758" calcext:value-type="float">
            <text:p>277758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7986" calcext:value-type="float">
            <text:p>277986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8213" calcext:value-type="float">
            <text:p>278213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8443" calcext:value-type="float">
            <text:p>278443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8674" calcext:value-type="float">
            <text:p>278674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8903" calcext:value-type="float">
            <text:p>278903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9127" calcext:value-type="float">
            <text:p>279127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9361" calcext:value-type="float">
            <text:p>279361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9595" calcext:value-type="float">
            <text:p>279595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79821" calcext:value-type="float">
            <text:p>279821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0050" calcext:value-type="float">
            <text:p>280050</text:p>
          </table:table-cell>
          <table:table-cell office:value-type="float" office:value="99.9" calcext:value-type="float">
            <text:p>99.9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0280" calcext:value-type="float">
            <text:p>280280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0510" calcext:value-type="float">
            <text:p>280510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0739" calcext:value-type="float">
            <text:p>280739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0970" calcext:value-type="float">
            <text:p>280970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1199" calcext:value-type="float">
            <text:p>281199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1423" calcext:value-type="float">
            <text:p>281423</text:p>
          </table:table-cell>
          <table:table-cell office:value-type="float" office:value="99.9" calcext:value-type="float">
            <text:p>99.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1648" calcext:value-type="float">
            <text:p>281648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1871" calcext:value-type="float">
            <text:p>281871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2098" calcext:value-type="float">
            <text:p>282098</text:p>
          </table:table-cell>
          <table:table-cell office:value-type="float" office:value="94.4" calcext:value-type="float">
            <text:p>94.4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2326" calcext:value-type="float">
            <text:p>282326</text:p>
          </table:table-cell>
          <table:table-cell office:value-type="float" office:value="94.4" calcext:value-type="float">
            <text:p>94.4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2554" calcext:value-type="float">
            <text:p>282554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2780" calcext:value-type="float">
            <text:p>282780</text:p>
          </table:table-cell>
          <table:table-cell office:value-type="float" office:value="99.9" calcext:value-type="float">
            <text:p>99.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3007" calcext:value-type="float">
            <text:p>283007</text:p>
          </table:table-cell>
          <table:table-cell office:value-type="float" office:value="94.4" calcext:value-type="float">
            <text:p>94.4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3235" calcext:value-type="float">
            <text:p>283235</text:p>
          </table:table-cell>
          <table:table-cell office:value-type="float" office:value="94.4" calcext:value-type="float">
            <text:p>94.4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3464" calcext:value-type="float">
            <text:p>283464</text:p>
          </table:table-cell>
          <table:table-cell office:value-type="float" office:value="99.9" calcext:value-type="float">
            <text:p>99.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3692" calcext:value-type="float">
            <text:p>283692</text:p>
          </table:table-cell>
          <table:table-cell office:value-type="float" office:value="99.9" calcext:value-type="float">
            <text:p>99.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3920" calcext:value-type="float">
            <text:p>283920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4150" calcext:value-type="float">
            <text:p>284150</text:p>
          </table:table-cell>
          <table:table-cell office:value-type="float" office:value="99.9" calcext:value-type="float">
            <text:p>99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4384" calcext:value-type="float">
            <text:p>284384</text:p>
          </table:table-cell>
          <table:table-cell office:value-type="float" office:value="99.9" calcext:value-type="float">
            <text:p>99.9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4616" calcext:value-type="float">
            <text:p>284616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4841" calcext:value-type="float">
            <text:p>284841</text:p>
          </table:table-cell>
          <table:table-cell office:value-type="float" office:value="99.9" calcext:value-type="float">
            <text:p>99.9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5070" calcext:value-type="float">
            <text:p>285070</text:p>
          </table:table-cell>
          <table:table-cell office:value-type="float" office:value="99.9" calcext:value-type="float">
            <text:p>99.9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5301" calcext:value-type="float">
            <text:p>285301</text:p>
          </table:table-cell>
          <table:table-cell office:value-type="float" office:value="99.9" calcext:value-type="float">
            <text:p>99.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5525" calcext:value-type="float">
            <text:p>285525</text:p>
          </table:table-cell>
          <table:table-cell office:value-type="float" office:value="99.9" calcext:value-type="float">
            <text:p>99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5751" calcext:value-type="float">
            <text:p>285751</text:p>
          </table:table-cell>
          <table:table-cell office:value-type="float" office:value="99.9" calcext:value-type="float">
            <text:p>99.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5978" calcext:value-type="float">
            <text:p>285978</text:p>
          </table:table-cell>
          <table:table-cell office:value-type="float" office:value="99.9" calcext:value-type="float">
            <text:p>99.9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6207" calcext:value-type="float">
            <text:p>286207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6434" calcext:value-type="float">
            <text:p>286434</text:p>
          </table:table-cell>
          <table:table-cell office:value-type="float" office:value="99.9" calcext:value-type="float">
            <text:p>99.9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6665" calcext:value-type="float">
            <text:p>286665</text:p>
          </table:table-cell>
          <table:table-cell office:value-type="float" office:value="99.9" calcext:value-type="float">
            <text:p>99.9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6895" calcext:value-type="float">
            <text:p>286895</text:p>
          </table:table-cell>
          <table:table-cell office:value-type="float" office:value="88.9" calcext:value-type="float">
            <text:p>88.9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7122" calcext:value-type="float">
            <text:p>287122</text:p>
          </table:table-cell>
          <table:table-cell office:value-type="float" office:value="99.9" calcext:value-type="float">
            <text:p>99.9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7351" calcext:value-type="float">
            <text:p>287351</text:p>
          </table:table-cell>
          <table:table-cell office:value-type="float" office:value="99.9" calcext:value-type="float">
            <text:p>99.9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7586" calcext:value-type="float">
            <text:p>287586</text:p>
          </table:table-cell>
          <table:table-cell office:value-type="float" office:value="94.4" calcext:value-type="float">
            <text:p>94.4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7808" calcext:value-type="float">
            <text:p>287808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8031" calcext:value-type="float">
            <text:p>288031</text:p>
          </table:table-cell>
          <table:table-cell office:value-type="float" office:value="99.9" calcext:value-type="float">
            <text:p>99.9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8260" calcext:value-type="float">
            <text:p>288260</text:p>
          </table:table-cell>
          <table:table-cell office:value-type="float" office:value="99.9" calcext:value-type="float">
            <text:p>99.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8488" calcext:value-type="float">
            <text:p>288488</text:p>
          </table:table-cell>
          <table:table-cell office:value-type="float" office:value="99.9" calcext:value-type="float">
            <text:p>99.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8716" calcext:value-type="float">
            <text:p>288716</text:p>
          </table:table-cell>
          <table:table-cell office:value-type="float" office:value="99.9" calcext:value-type="float">
            <text:p>99.9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8945" calcext:value-type="float">
            <text:p>288945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9170" calcext:value-type="float">
            <text:p>289170</text:p>
          </table:table-cell>
          <table:table-cell office:value-type="float" office:value="99.9" calcext:value-type="float">
            <text:p>99.9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9402" calcext:value-type="float">
            <text:p>289402</text:p>
          </table:table-cell>
          <table:table-cell office:value-type="float" office:value="99.9" calcext:value-type="float">
            <text:p>99.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9632" calcext:value-type="float">
            <text:p>289632</text:p>
          </table:table-cell>
          <table:table-cell office:value-type="float" office:value="99.9" calcext:value-type="float">
            <text:p>99.9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89864" calcext:value-type="float">
            <text:p>289864</text:p>
          </table:table-cell>
          <table:table-cell office:value-type="float" office:value="99.9" calcext:value-type="float">
            <text:p>99.9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0092" calcext:value-type="float">
            <text:p>290092</text:p>
          </table:table-cell>
          <table:table-cell office:value-type="float" office:value="99.9" calcext:value-type="float">
            <text:p>99.9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0322" calcext:value-type="float">
            <text:p>290322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0550" calcext:value-type="float">
            <text:p>290550</text:p>
          </table:table-cell>
          <table:table-cell office:value-type="float" office:value="99.9" calcext:value-type="float">
            <text:p>99.9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0782" calcext:value-type="float">
            <text:p>290782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1012" calcext:value-type="float">
            <text:p>291012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1238" calcext:value-type="float">
            <text:p>291238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1461" calcext:value-type="float">
            <text:p>291461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1689" calcext:value-type="float">
            <text:p>291689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1913" calcext:value-type="float">
            <text:p>291913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2141" calcext:value-type="float">
            <text:p>292141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2370" calcext:value-type="float">
            <text:p>292370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2593" calcext:value-type="float">
            <text:p>292593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2826" calcext:value-type="float">
            <text:p>292826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3050" calcext:value-type="float">
            <text:p>293050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3279" calcext:value-type="float">
            <text:p>293279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3503" calcext:value-type="float">
            <text:p>293503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3730" calcext:value-type="float">
            <text:p>293730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3962" calcext:value-type="float">
            <text:p>293962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4187" calcext:value-type="float">
            <text:p>294187</text:p>
          </table:table-cell>
          <table:table-cell office:value-type="float" office:value="99.9" calcext:value-type="float">
            <text:p>99.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4414" calcext:value-type="float">
            <text:p>294414</text:p>
          </table:table-cell>
          <table:table-cell office:value-type="float" office:value="94.1" calcext:value-type="float">
            <text:p>94.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4647" calcext:value-type="float">
            <text:p>294647</text:p>
          </table:table-cell>
          <table:table-cell office:value-type="float" office:value="94.4" calcext:value-type="float">
            <text:p>94.4</text:p>
          </table:table-cell>
          <table:table-cell office:value-type="float" office:value="2.1" calcext:value-type="float">
            <text:p>2.1</text:p>
          </table:table-cell>
          <table:table-cell office:value-type="float" office:value="700044" calcext:value-type="float">
            <text:p>7000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4878" calcext:value-type="float">
            <text:p>294878</text:p>
          </table:table-cell>
          <table:table-cell office:value-type="float" office:value="94.1" calcext:value-type="float">
            <text:p>94.1</text:p>
          </table:table-cell>
          <table:table-cell office:value-type="float" office:value="2.2" calcext:value-type="float">
            <text:p>2.2</text:p>
          </table:table-cell>
          <table:table-cell office:value-type="float" office:value="726180" calcext:value-type="float">
            <text:p>7261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5101" calcext:value-type="float">
            <text:p>295101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51260" calcext:value-type="float">
            <text:p>7512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5330" calcext:value-type="float">
            <text:p>295330</text:p>
          </table:table-cell>
          <table:table-cell office:value-type="float" office:value="94.1" calcext:value-type="float">
            <text:p>94.1</text:p>
          </table:table-cell>
          <table:table-cell office:value-type="float" office:value="2.4" calcext:value-type="float">
            <text:p>2.4</text:p>
          </table:table-cell>
          <table:table-cell office:value-type="float" office:value="776340" calcext:value-type="float">
            <text:p>7763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5559" calcext:value-type="float">
            <text:p>295559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800100" calcext:value-type="float">
            <text:p>800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5785" calcext:value-type="float">
            <text:p>295785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26236" calcext:value-type="float">
            <text:p>8262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6010" calcext:value-type="float">
            <text:p>296010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52108" calcext:value-type="float">
            <text:p>8521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6241" calcext:value-type="float">
            <text:p>296241</text:p>
          </table:table-cell>
          <table:table-cell office:value-type="float" office:value="99.9" calcext:value-type="float">
            <text:p>99.9</text:p>
          </table:table-cell>
          <table:table-cell office:value-type="float" office:value="2.7" calcext:value-type="float">
            <text:p>2.7</text:p>
          </table:table-cell>
          <table:table-cell office:value-type="float" office:value="878244" calcext:value-type="float">
            <text:p>8782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6471" calcext:value-type="float">
            <text:p>296471</text:p>
          </table:table-cell>
          <table:table-cell office:value-type="float" office:value="99.9" calcext:value-type="float">
            <text:p>99.9</text:p>
          </table:table-cell>
          <table:table-cell office:value-type="float" office:value="2.8" calcext:value-type="float">
            <text:p>2.8</text:p>
          </table:table-cell>
          <table:table-cell office:value-type="float" office:value="902796" calcext:value-type="float">
            <text:p>9027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6696" calcext:value-type="float">
            <text:p>296696</text:p>
          </table:table-cell>
          <table:table-cell office:value-type="float" office:value="99.9" calcext:value-type="float">
            <text:p>99.9</text:p>
          </table:table-cell>
          <table:table-cell office:value-type="float" office:value="2.8" calcext:value-type="float">
            <text:p>2.8</text:p>
          </table:table-cell>
          <table:table-cell office:value-type="float" office:value="927612" calcext:value-type="float">
            <text:p>9276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6923" calcext:value-type="float">
            <text:p>296923</text:p>
          </table:table-cell>
          <table:table-cell office:value-type="float" office:value="94.4" calcext:value-type="float">
            <text:p>94.4</text:p>
          </table:table-cell>
          <table:table-cell office:value-type="float" office:value="2.9" calcext:value-type="float">
            <text:p>2.9</text:p>
          </table:table-cell>
          <table:table-cell office:value-type="float" office:value="953748" calcext:value-type="float">
            <text:p>9537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7153" calcext:value-type="float">
            <text:p>297153</text:p>
          </table:table-cell>
          <table:table-cell office:value-type="float" office:value="99.9" calcext:value-type="float">
            <text:p>99.9</text:p>
          </table:table-cell>
          <table:table-cell office:value-type="float" office:value="3" calcext:value-type="float">
            <text:p>3</text:p>
          </table:table-cell>
          <table:table-cell office:value-type="float" office:value="977772" calcext:value-type="float">
            <text:p>9777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7381" calcext:value-type="float">
            <text:p>297381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7608" calcext:value-type="float">
            <text:p>297608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7833" calcext:value-type="float">
            <text:p>297833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8062" calcext:value-type="float">
            <text:p>298062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8288" calcext:value-type="float">
            <text:p>298288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8510" calcext:value-type="float">
            <text:p>298510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8739" calcext:value-type="float">
            <text:p>298739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8968" calcext:value-type="float">
            <text:p>298968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9191" calcext:value-type="float">
            <text:p>299191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9420" calcext:value-type="float">
            <text:p>299420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9644" calcext:value-type="float">
            <text:p>299644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299869" calcext:value-type="float">
            <text:p>299869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0097" calcext:value-type="float">
            <text:p>300097</text:p>
          </table:table-cell>
          <table:table-cell office:value-type="float" office:value="94.4" calcext:value-type="float">
            <text:p>94.4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0328" calcext:value-type="float">
            <text:p>300328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0555" calcext:value-type="float">
            <text:p>300555</text:p>
          </table:table-cell>
          <table:table-cell office:value-type="float" office:value="94.4" calcext:value-type="float">
            <text:p>94.4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0786" calcext:value-type="float">
            <text:p>300786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1017" calcext:value-type="float">
            <text:p>301017</text:p>
          </table:table-cell>
          <table:table-cell office:value-type="float" office:value="94.4" calcext:value-type="float">
            <text:p>94.4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1245" calcext:value-type="float">
            <text:p>301245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1476" calcext:value-type="float">
            <text:p>301476</text:p>
          </table:table-cell>
          <table:table-cell office:value-type="float" office:value="94.4" calcext:value-type="float">
            <text:p>94.4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1704" calcext:value-type="float">
            <text:p>301704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1933" calcext:value-type="float">
            <text:p>301933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2161" calcext:value-type="float">
            <text:p>302161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2390" calcext:value-type="float">
            <text:p>302390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2618" calcext:value-type="float">
            <text:p>302618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2846" calcext:value-type="float">
            <text:p>302846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3070" calcext:value-type="float">
            <text:p>303070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3293" calcext:value-type="float">
            <text:p>303293</text:p>
          </table:table-cell>
          <table:table-cell office:value-type="float" office:value="94.4" calcext:value-type="float">
            <text:p>94.4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3525" calcext:value-type="float">
            <text:p>303525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3756" calcext:value-type="float">
            <text:p>303756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3982" calcext:value-type="float">
            <text:p>303982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4212" calcext:value-type="float">
            <text:p>304212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4444" calcext:value-type="float">
            <text:p>304444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4679" calcext:value-type="float">
            <text:p>304679</text:p>
          </table:table-cell>
          <table:table-cell office:value-type="float" office:value="94.1" calcext:value-type="float">
            <text:p>94.1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4912" calcext:value-type="float">
            <text:p>304912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5140" calcext:value-type="float">
            <text:p>305140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5368" calcext:value-type="float">
            <text:p>305368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5594" calcext:value-type="float">
            <text:p>305594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5821" calcext:value-type="float">
            <text:p>305821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6050" calcext:value-type="float">
            <text:p>306050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6275" calcext:value-type="float">
            <text:p>306275</text:p>
          </table:table-cell>
          <table:table-cell office:value-type="float" office:value="99.9" calcext:value-type="float">
            <text:p>99.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6504" calcext:value-type="float">
            <text:p>306504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6731" calcext:value-type="float">
            <text:p>306731</text:p>
          </table:table-cell>
          <table:table-cell office:value-type="float" office:value="99.9" calcext:value-type="float">
            <text:p>99.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6957" calcext:value-type="float">
            <text:p>306957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7182" calcext:value-type="float">
            <text:p>307182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7410" calcext:value-type="float">
            <text:p>307410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7643" calcext:value-type="float">
            <text:p>307643</text:p>
          </table:table-cell>
          <table:table-cell office:value-type="float" office:value="99.9" calcext:value-type="float">
            <text:p>99.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7875" calcext:value-type="float">
            <text:p>307875</text:p>
          </table:table-cell>
          <table:table-cell office:value-type="float" office:value="99.9" calcext:value-type="float">
            <text:p>99.9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8105" calcext:value-type="float">
            <text:p>308105</text:p>
          </table:table-cell>
          <table:table-cell office:value-type="float" office:value="99.9" calcext:value-type="float">
            <text:p>99.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8335" calcext:value-type="float">
            <text:p>308335</text:p>
          </table:table-cell>
          <table:table-cell office:value-type="float" office:value="99.9" calcext:value-type="float">
            <text:p>99.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8564" calcext:value-type="float">
            <text:p>308564</text:p>
          </table:table-cell>
          <table:table-cell office:value-type="float" office:value="94.1" calcext:value-type="float">
            <text:p>94.1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8793" calcext:value-type="float">
            <text:p>308793</text:p>
          </table:table-cell>
          <table:table-cell office:value-type="float" office:value="94.4" calcext:value-type="float">
            <text:p>94.4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9026" calcext:value-type="float">
            <text:p>309026</text:p>
          </table:table-cell>
          <table:table-cell office:value-type="float" office:value="94.4" calcext:value-type="float">
            <text:p>94.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9256" calcext:value-type="float">
            <text:p>309256</text:p>
          </table:table-cell>
          <table:table-cell office:value-type="float" office:value="94.4" calcext:value-type="float">
            <text:p>94.4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9480" calcext:value-type="float">
            <text:p>309480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9711" calcext:value-type="float">
            <text:p>309711</text:p>
          </table:table-cell>
          <table:table-cell office:value-type="float" office:value="99.9" calcext:value-type="float">
            <text:p>99.9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09937" calcext:value-type="float">
            <text:p>309937</text:p>
          </table:table-cell>
          <table:table-cell office:value-type="float" office:value="99.9" calcext:value-type="float">
            <text:p>99.9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0163" calcext:value-type="float">
            <text:p>310163</text:p>
          </table:table-cell>
          <table:table-cell office:value-type="float" office:value="99.9" calcext:value-type="float">
            <text:p>99.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0393" calcext:value-type="float">
            <text:p>310393</text:p>
          </table:table-cell>
          <table:table-cell office:value-type="float" office:value="99.9" calcext:value-type="float">
            <text:p>99.9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0623" calcext:value-type="float">
            <text:p>310623</text:p>
          </table:table-cell>
          <table:table-cell office:value-type="float" office:value="99.9" calcext:value-type="float">
            <text:p>99.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0847" calcext:value-type="float">
            <text:p>310847</text:p>
          </table:table-cell>
          <table:table-cell office:value-type="float" office:value="94.4" calcext:value-type="float">
            <text:p>94.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1076" calcext:value-type="float">
            <text:p>311076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1301" calcext:value-type="float">
            <text:p>311301</text:p>
          </table:table-cell>
          <table:table-cell office:value-type="float" office:value="99.9" calcext:value-type="float">
            <text:p>99.9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1525" calcext:value-type="float">
            <text:p>311525</text:p>
          </table:table-cell>
          <table:table-cell office:value-type="float" office:value="94.4" calcext:value-type="float">
            <text:p>94.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1753" calcext:value-type="float">
            <text:p>311753</text:p>
          </table:table-cell>
          <table:table-cell office:value-type="float" office:value="99.9" calcext:value-type="float">
            <text:p>99.9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1987" calcext:value-type="float">
            <text:p>311987</text:p>
          </table:table-cell>
          <table:table-cell office:value-type="float" office:value="99.9" calcext:value-type="float">
            <text:p>99.9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2212" calcext:value-type="float">
            <text:p>312212</text:p>
          </table:table-cell>
          <table:table-cell office:value-type="float" office:value="99.9" calcext:value-type="float">
            <text:p>99.9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2445" calcext:value-type="float">
            <text:p>312445</text:p>
          </table:table-cell>
          <table:table-cell office:value-type="float" office:value="94.4" calcext:value-type="float">
            <text:p>94.4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2680" calcext:value-type="float">
            <text:p>312680</text:p>
          </table:table-cell>
          <table:table-cell office:value-type="float" office:value="99.9" calcext:value-type="float">
            <text:p>99.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2910" calcext:value-type="float">
            <text:p>312910</text:p>
          </table:table-cell>
          <table:table-cell office:value-type="float" office:value="99.9" calcext:value-type="float">
            <text:p>99.9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3141" calcext:value-type="float">
            <text:p>313141</text:p>
          </table:table-cell>
          <table:table-cell office:value-type="float" office:value="99.9" calcext:value-type="float">
            <text:p>99.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3373" calcext:value-type="float">
            <text:p>313373</text:p>
          </table:table-cell>
          <table:table-cell office:value-type="float" office:value="99.9" calcext:value-type="float">
            <text:p>99.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3603" calcext:value-type="float">
            <text:p>313603</text:p>
          </table:table-cell>
          <table:table-cell office:value-type="float" office:value="99.9" calcext:value-type="float">
            <text:p>99.9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3838" calcext:value-type="float">
            <text:p>313838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4068" calcext:value-type="float">
            <text:p>314068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4297" calcext:value-type="float">
            <text:p>314297</text:p>
          </table:table-cell>
          <table:table-cell office:value-type="float" office:value="99.9" calcext:value-type="float">
            <text:p>9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4526" calcext:value-type="float">
            <text:p>314526</text:p>
          </table:table-cell>
          <table:table-cell office:value-type="float" office:value="94.4" calcext:value-type="float">
            <text:p>94.4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4760" calcext:value-type="float">
            <text:p>314760</text:p>
          </table:table-cell>
          <table:table-cell office:value-type="float" office:value="94.1" calcext:value-type="float">
            <text:p>94.1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4987" calcext:value-type="float">
            <text:p>314987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5217" calcext:value-type="float">
            <text:p>315217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5449" calcext:value-type="float">
            <text:p>315449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5677" calcext:value-type="float">
            <text:p>315677</text:p>
          </table:table-cell>
          <table:table-cell office:value-type="float" office:value="94.4" calcext:value-type="float">
            <text:p>94.4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5907" calcext:value-type="float">
            <text:p>315907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6135" calcext:value-type="float">
            <text:p>316135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6360" calcext:value-type="float">
            <text:p>316360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6589" calcext:value-type="float">
            <text:p>316589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6817" calcext:value-type="float">
            <text:p>316817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7045" calcext:value-type="float">
            <text:p>317045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7269" calcext:value-type="float">
            <text:p>317269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7503" calcext:value-type="float">
            <text:p>317503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7733" calcext:value-type="float">
            <text:p>317733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7963" calcext:value-type="float">
            <text:p>317963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8193" calcext:value-type="float">
            <text:p>318193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8423" calcext:value-type="float">
            <text:p>318423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8654" calcext:value-type="float">
            <text:p>318654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8877" calcext:value-type="float">
            <text:p>318877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9110" calcext:value-type="float">
            <text:p>319110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9338" calcext:value-type="float">
            <text:p>319338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9566" calcext:value-type="float">
            <text:p>319566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19793" calcext:value-type="float">
            <text:p>319793</text:p>
          </table:table-cell>
          <table:table-cell office:value-type="float" office:value="99.9" calcext:value-type="float">
            <text:p>99.9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0018" calcext:value-type="float">
            <text:p>320018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0247" calcext:value-type="float">
            <text:p>320247</text:p>
          </table:table-cell>
          <table:table-cell office:value-type="float" office:value="94.4" calcext:value-type="float">
            <text:p>94.4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0475" calcext:value-type="float">
            <text:p>320475</text:p>
          </table:table-cell>
          <table:table-cell office:value-type="float" office:value="94.4" calcext:value-type="float">
            <text:p>94.4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0703" calcext:value-type="float">
            <text:p>320703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0933" calcext:value-type="float">
            <text:p>320933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1163" calcext:value-type="float">
            <text:p>321163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1391" calcext:value-type="float">
            <text:p>321391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1619" calcext:value-type="float">
            <text:p>321619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1846" calcext:value-type="float">
            <text:p>321846</text:p>
          </table:table-cell>
          <table:table-cell office:value-type="float" office:value="94.4" calcext:value-type="float">
            <text:p>94.4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2078" calcext:value-type="float">
            <text:p>322078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2306" calcext:value-type="float">
            <text:p>322306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2531" calcext:value-type="float">
            <text:p>322531</text:p>
          </table:table-cell>
          <table:table-cell office:value-type="float" office:value="99.9" calcext:value-type="float">
            <text:p>99.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2758" calcext:value-type="float">
            <text:p>322758</text:p>
          </table:table-cell>
          <table:table-cell office:value-type="float" office:value="99.9" calcext:value-type="float">
            <text:p>99.9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2989" calcext:value-type="float">
            <text:p>322989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3223" calcext:value-type="float">
            <text:p>323223</text:p>
          </table:table-cell>
          <table:table-cell office:value-type="float" office:value="99.9" calcext:value-type="float">
            <text:p>99.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3453" calcext:value-type="float">
            <text:p>323453</text:p>
          </table:table-cell>
          <table:table-cell office:value-type="float" office:value="99.9" calcext:value-type="float">
            <text:p>99.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3685" calcext:value-type="float">
            <text:p>323685</text:p>
          </table:table-cell>
          <table:table-cell office:value-type="float" office:value="99.9" calcext:value-type="float">
            <text:p>99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3911" calcext:value-type="float">
            <text:p>323911</text:p>
          </table:table-cell>
          <table:table-cell office:value-type="float" office:value="99.9" calcext:value-type="float">
            <text:p>99.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4138" calcext:value-type="float">
            <text:p>324138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4365" calcext:value-type="float">
            <text:p>324365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4593" calcext:value-type="float">
            <text:p>324593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4823" calcext:value-type="float">
            <text:p>324823</text:p>
          </table:table-cell>
          <table:table-cell office:value-type="float" office:value="99.9" calcext:value-type="float">
            <text:p>9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5055" calcext:value-type="float">
            <text:p>325055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5286" calcext:value-type="float">
            <text:p>325286</text:p>
          </table:table-cell>
          <table:table-cell office:value-type="float" office:value="99.9" calcext:value-type="float">
            <text:p>99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5510" calcext:value-type="float">
            <text:p>325510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5743" calcext:value-type="float">
            <text:p>325743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5977" calcext:value-type="float">
            <text:p>325977</text:p>
          </table:table-cell>
          <table:table-cell office:value-type="float" office:value="99.9" calcext:value-type="float">
            <text:p>99.9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6218" calcext:value-type="float">
            <text:p>326218</text:p>
          </table:table-cell>
          <table:table-cell office:value-type="float" office:value="99.9" calcext:value-type="float">
            <text:p>99.9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6447" calcext:value-type="float">
            <text:p>326447</text:p>
          </table:table-cell>
          <table:table-cell office:value-type="float" office:value="99.9" calcext:value-type="float">
            <text:p>99.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6679" calcext:value-type="float">
            <text:p>326679</text:p>
          </table:table-cell>
          <table:table-cell office:value-type="float" office:value="99.9" calcext:value-type="float">
            <text:p>99.9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6910" calcext:value-type="float">
            <text:p>326910</text:p>
          </table:table-cell>
          <table:table-cell office:value-type="float" office:value="99.9" calcext:value-type="float">
            <text:p>99.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7144" calcext:value-type="float">
            <text:p>327144</text:p>
          </table:table-cell>
          <table:table-cell office:value-type="float" office:value="99.9" calcext:value-type="float">
            <text:p>99.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7372" calcext:value-type="float">
            <text:p>327372</text:p>
          </table:table-cell>
          <table:table-cell office:value-type="float" office:value="99.9" calcext:value-type="float">
            <text:p>99.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7605" calcext:value-type="float">
            <text:p>327605</text:p>
          </table:table-cell>
          <table:table-cell office:value-type="float" office:value="94.1" calcext:value-type="float">
            <text:p>94.1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7834" calcext:value-type="float">
            <text:p>327834</text:p>
          </table:table-cell>
          <table:table-cell office:value-type="float" office:value="99.9" calcext:value-type="float">
            <text:p>99.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8057" calcext:value-type="float">
            <text:p>328057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8290" calcext:value-type="float">
            <text:p>328290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8518" calcext:value-type="float">
            <text:p>328518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8746" calcext:value-type="float">
            <text:p>328746</text:p>
          </table:table-cell>
          <table:table-cell office:value-type="float" office:value="99.9" calcext:value-type="float">
            <text:p>99.9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8975" calcext:value-type="float">
            <text:p>328975</text:p>
          </table:table-cell>
          <table:table-cell office:value-type="float" office:value="94.4" calcext:value-type="float">
            <text:p>94.4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9207" calcext:value-type="float">
            <text:p>329207</text:p>
          </table:table-cell>
          <table:table-cell office:value-type="float" office:value="99.9" calcext:value-type="float">
            <text:p>99.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9434" calcext:value-type="float">
            <text:p>329434</text:p>
          </table:table-cell>
          <table:table-cell office:value-type="float" office:value="99.9" calcext:value-type="float">
            <text:p>99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9661" calcext:value-type="float">
            <text:p>329661</text:p>
          </table:table-cell>
          <table:table-cell office:value-type="float" office:value="99.9" calcext:value-type="float">
            <text:p>99.9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29890" calcext:value-type="float">
            <text:p>329890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0119" calcext:value-type="float">
            <text:p>330119</text:p>
          </table:table-cell>
          <table:table-cell office:value-type="float" office:value="94.1" calcext:value-type="float">
            <text:p>94.1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0348" calcext:value-type="float">
            <text:p>330348</text:p>
          </table:table-cell>
          <table:table-cell office:value-type="float" office:value="99.9" calcext:value-type="float">
            <text:p>99.9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0580" calcext:value-type="float">
            <text:p>330580</text:p>
          </table:table-cell>
          <table:table-cell office:value-type="float" office:value="99.9" calcext:value-type="float">
            <text:p>99.9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0812" calcext:value-type="float">
            <text:p>330812</text:p>
          </table:table-cell>
          <table:table-cell office:value-type="float" office:value="99.9" calcext:value-type="float">
            <text:p>99.9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1044" calcext:value-type="float">
            <text:p>331044</text:p>
          </table:table-cell>
          <table:table-cell office:value-type="float" office:value="99.9" calcext:value-type="float">
            <text:p>99.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1270" calcext:value-type="float">
            <text:p>331270</text:p>
          </table:table-cell>
          <table:table-cell office:value-type="float" office:value="99.9" calcext:value-type="float">
            <text:p>99.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1498" calcext:value-type="float">
            <text:p>331498</text:p>
          </table:table-cell>
          <table:table-cell office:value-type="float" office:value="99.9" calcext:value-type="float">
            <text:p>99.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1730" calcext:value-type="float">
            <text:p>331730</text:p>
          </table:table-cell>
          <table:table-cell office:value-type="float" office:value="99.9" calcext:value-type="float">
            <text:p>99.9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1965" calcext:value-type="float">
            <text:p>331965</text:p>
          </table:table-cell>
          <table:table-cell office:value-type="float" office:value="94.4" calcext:value-type="float">
            <text:p>94.4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2200" calcext:value-type="float">
            <text:p>332200</text:p>
          </table:table-cell>
          <table:table-cell office:value-type="float" office:value="99.9" calcext:value-type="float">
            <text:p>99.9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2436" calcext:value-type="float">
            <text:p>332436</text:p>
          </table:table-cell>
          <table:table-cell office:value-type="float" office:value="99.9" calcext:value-type="float">
            <text:p>99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2665" calcext:value-type="float">
            <text:p>332665</text:p>
          </table:table-cell>
          <table:table-cell office:value-type="float" office:value="99.9" calcext:value-type="float">
            <text:p>99.9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2890" calcext:value-type="float">
            <text:p>332890</text:p>
          </table:table-cell>
          <table:table-cell office:value-type="float" office:value="99.9" calcext:value-type="float">
            <text:p>99.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3117" calcext:value-type="float">
            <text:p>333117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3344" calcext:value-type="float">
            <text:p>333344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3570" calcext:value-type="float">
            <text:p>333570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3800" calcext:value-type="float">
            <text:p>333800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4028" calcext:value-type="float">
            <text:p>334028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4256" calcext:value-type="float">
            <text:p>334256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4480" calcext:value-type="float">
            <text:p>334480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4708" calcext:value-type="float">
            <text:p>334708</text:p>
          </table:table-cell>
          <table:table-cell office:value-type="float" office:value="99.9" calcext:value-type="float">
            <text:p>99.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4941" calcext:value-type="float">
            <text:p>334941</text:p>
          </table:table-cell>
          <table:table-cell office:value-type="float" office:value="99.9" calcext:value-type="float">
            <text:p>99.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5172" calcext:value-type="float">
            <text:p>335172</text:p>
          </table:table-cell>
          <table:table-cell office:value-type="float" office:value="99.9" calcext:value-type="float">
            <text:p>99.9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5402" calcext:value-type="float">
            <text:p>335402</text:p>
          </table:table-cell>
          <table:table-cell office:value-type="float" office:value="99.9" calcext:value-type="float">
            <text:p>99.9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5630" calcext:value-type="float">
            <text:p>335630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5855" calcext:value-type="float">
            <text:p>335855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6088" calcext:value-type="float">
            <text:p>336088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6320" calcext:value-type="float">
            <text:p>336320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6551" calcext:value-type="float">
            <text:p>336551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6779" calcext:value-type="float">
            <text:p>336779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7008" calcext:value-type="float">
            <text:p>337008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7231" calcext:value-type="float">
            <text:p>337231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7464" calcext:value-type="float">
            <text:p>337464</text:p>
          </table:table-cell>
          <table:table-cell office:value-type="float" office:value="99.9" calcext:value-type="float">
            <text:p>99.9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7689" calcext:value-type="float">
            <text:p>337689</text:p>
          </table:table-cell>
          <table:table-cell office:value-type="float" office:value="99.9" calcext:value-type="float">
            <text:p>99.9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7913" calcext:value-type="float">
            <text:p>337913</text:p>
          </table:table-cell>
          <table:table-cell office:value-type="float" office:value="99.9" calcext:value-type="float">
            <text:p>99.9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8148" calcext:value-type="float">
            <text:p>338148</text:p>
          </table:table-cell>
          <table:table-cell office:value-type="float" office:value="99.9" calcext:value-type="float">
            <text:p>99.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8381" calcext:value-type="float">
            <text:p>338381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8606" calcext:value-type="float">
            <text:p>338606</text:p>
          </table:table-cell>
          <table:table-cell office:value-type="float" office:value="99.9" calcext:value-type="float">
            <text:p>99.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8838" calcext:value-type="float">
            <text:p>338838</text:p>
          </table:table-cell>
          <table:table-cell office:value-type="float" office:value="99.9" calcext:value-type="float">
            <text:p>99.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9064" calcext:value-type="float">
            <text:p>339064</text:p>
          </table:table-cell>
          <table:table-cell office:value-type="float" office:value="94.1" calcext:value-type="float">
            <text:p>94.1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9287" calcext:value-type="float">
            <text:p>339287</text:p>
          </table:table-cell>
          <table:table-cell office:value-type="float" office:value="99.9" calcext:value-type="float">
            <text:p>99.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9517" calcext:value-type="float">
            <text:p>339517</text:p>
          </table:table-cell>
          <table:table-cell office:value-type="float" office:value="99.9" calcext:value-type="float">
            <text:p>99.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9745" calcext:value-type="float">
            <text:p>339745</text:p>
          </table:table-cell>
          <table:table-cell office:value-type="float" office:value="99.9" calcext:value-type="float">
            <text:p>99.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39973" calcext:value-type="float">
            <text:p>339973</text:p>
          </table:table-cell>
          <table:table-cell office:value-type="float" office:value="99.9" calcext:value-type="float">
            <text:p>99.9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0203" calcext:value-type="float">
            <text:p>340203</text:p>
          </table:table-cell>
          <table:table-cell office:value-type="float" office:value="99.9" calcext:value-type="float">
            <text:p>99.9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0433" calcext:value-type="float">
            <text:p>340433</text:p>
          </table:table-cell>
          <table:table-cell office:value-type="float" office:value="94.4" calcext:value-type="float">
            <text:p>94.4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0665" calcext:value-type="float">
            <text:p>340665</text:p>
          </table:table-cell>
          <table:table-cell office:value-type="float" office:value="99.9" calcext:value-type="float">
            <text:p>99.9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0892" calcext:value-type="float">
            <text:p>340892</text:p>
          </table:table-cell>
          <table:table-cell office:value-type="float" office:value="99.9" calcext:value-type="float">
            <text:p>99.9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1123" calcext:value-type="float">
            <text:p>341123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1349" calcext:value-type="float">
            <text:p>341349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1582" calcext:value-type="float">
            <text:p>341582</text:p>
          </table:table-cell>
          <table:table-cell office:value-type="float" office:value="94.4" calcext:value-type="float">
            <text:p>94.4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1813" calcext:value-type="float">
            <text:p>341813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2044" calcext:value-type="float">
            <text:p>342044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2270" calcext:value-type="float">
            <text:p>342270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2502" calcext:value-type="float">
            <text:p>342502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2732" calcext:value-type="float">
            <text:p>342732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2962" calcext:value-type="float">
            <text:p>342962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3192" calcext:value-type="float">
            <text:p>343192</text:p>
          </table:table-cell>
          <table:table-cell office:value-type="float" office:value="94.4" calcext:value-type="float">
            <text:p>94.4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3425" calcext:value-type="float">
            <text:p>343425</text:p>
          </table:table-cell>
          <table:table-cell office:value-type="float" office:value="94.4" calcext:value-type="float">
            <text:p>94.4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3656" calcext:value-type="float">
            <text:p>343656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3882" calcext:value-type="float">
            <text:p>343882</text:p>
          </table:table-cell>
          <table:table-cell office:value-type="float" office:value="99.9" calcext:value-type="float">
            <text:p>99.9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4110" calcext:value-type="float">
            <text:p>344110</text:p>
          </table:table-cell>
          <table:table-cell office:value-type="float" office:value="99.9" calcext:value-type="float">
            <text:p>99.9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4335" calcext:value-type="float">
            <text:p>344335</text:p>
          </table:table-cell>
          <table:table-cell office:value-type="float" office:value="99.9" calcext:value-type="float">
            <text:p>99.9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4567" calcext:value-type="float">
            <text:p>344567</text:p>
          </table:table-cell>
          <table:table-cell office:value-type="float" office:value="99.9" calcext:value-type="float">
            <text:p>99.9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4798" calcext:value-type="float">
            <text:p>344798</text:p>
          </table:table-cell>
          <table:table-cell office:value-type="float" office:value="99.9" calcext:value-type="float">
            <text:p>99.9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5032" calcext:value-type="float">
            <text:p>345032</text:p>
          </table:table-cell>
          <table:table-cell office:value-type="float" office:value="99.9" calcext:value-type="float">
            <text:p>99.9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5255" calcext:value-type="float">
            <text:p>345255</text:p>
          </table:table-cell>
          <table:table-cell office:value-type="float" office:value="99.9" calcext:value-type="float">
            <text:p>99.9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5480" calcext:value-type="float">
            <text:p>345480</text:p>
          </table:table-cell>
          <table:table-cell office:value-type="float" office:value="99.9" calcext:value-type="float">
            <text:p>99.9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5701" calcext:value-type="float">
            <text:p>345701</text:p>
          </table:table-cell>
          <table:table-cell office:value-type="float" office:value="99.9" calcext:value-type="float">
            <text:p>99.9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5927" calcext:value-type="float">
            <text:p>345927</text:p>
          </table:table-cell>
          <table:table-cell office:value-type="float" office:value="99.9" calcext:value-type="float">
            <text:p>99.9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6157" calcext:value-type="float">
            <text:p>346157</text:p>
          </table:table-cell>
          <table:table-cell office:value-type="float" office:value="99.9" calcext:value-type="float">
            <text:p>99.9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6386" calcext:value-type="float">
            <text:p>346386</text:p>
          </table:table-cell>
          <table:table-cell office:value-type="float" office:value="99.9" calcext:value-type="float">
            <text:p>99.9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6613" calcext:value-type="float">
            <text:p>346613</text:p>
          </table:table-cell>
          <table:table-cell office:value-type="float" office:value="94.4" calcext:value-type="float">
            <text:p>94.4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6842" calcext:value-type="float">
            <text:p>346842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7073" calcext:value-type="float">
            <text:p>347073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7302" calcext:value-type="float">
            <text:p>347302</text:p>
          </table:table-cell>
          <table:table-cell office:value-type="float" office:value="99.9" calcext:value-type="float">
            <text:p>99.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7529" calcext:value-type="float">
            <text:p>347529</text:p>
          </table:table-cell>
          <table:table-cell office:value-type="float" office:value="99.9" calcext:value-type="float">
            <text:p>99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7756" calcext:value-type="float">
            <text:p>347756</text:p>
          </table:table-cell>
          <table:table-cell office:value-type="float" office:value="94.4" calcext:value-type="float">
            <text:p>94.4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7985" calcext:value-type="float">
            <text:p>347985</text:p>
          </table:table-cell>
          <table:table-cell office:value-type="float" office:value="99.9" calcext:value-type="float">
            <text:p>99.9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8213" calcext:value-type="float">
            <text:p>348213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8443" calcext:value-type="float">
            <text:p>348443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8677" calcext:value-type="float">
            <text:p>348677</text:p>
          </table:table-cell>
          <table:table-cell office:value-type="float" office:value="94.1" calcext:value-type="float">
            <text:p>94.1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8908" calcext:value-type="float">
            <text:p>348908</text:p>
          </table:table-cell>
          <table:table-cell office:value-type="float" office:value="99.9" calcext:value-type="float">
            <text:p>99.9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9133" calcext:value-type="float">
            <text:p>349133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9358" calcext:value-type="float">
            <text:p>349358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9585" calcext:value-type="float">
            <text:p>349585</text:p>
          </table:table-cell>
          <table:table-cell office:value-type="float" office:value="99.9" calcext:value-type="float">
            <text:p>99.9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49815" calcext:value-type="float">
            <text:p>349815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0050" calcext:value-type="float">
            <text:p>350050</text:p>
          </table:table-cell>
          <table:table-cell office:value-type="float" office:value="99.9" calcext:value-type="float">
            <text:p>99.9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0278" calcext:value-type="float">
            <text:p>350278</text:p>
          </table:table-cell>
          <table:table-cell office:value-type="float" office:value="99.9" calcext:value-type="float">
            <text:p>99.9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6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0507" calcext:value-type="float">
            <text:p>350507</text:p>
          </table:table-cell>
          <table:table-cell office:value-type="float" office:value="99.9" calcext:value-type="float">
            <text:p>99.9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0733" calcext:value-type="float">
            <text:p>350733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0962" calcext:value-type="float">
            <text:p>350962</text:p>
          </table:table-cell>
          <table:table-cell office:value-type="float" office:value="99.9" calcext:value-type="float">
            <text:p>99.9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1191" calcext:value-type="float">
            <text:p>351191</text:p>
          </table:table-cell>
          <table:table-cell office:value-type="float" office:value="99.9" calcext:value-type="float">
            <text:p>99.9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5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1419" calcext:value-type="float">
            <text:p>351419</text:p>
          </table:table-cell>
          <table:table-cell office:value-type="float" office:value="99.9" calcext:value-type="float">
            <text:p>99.9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1647" calcext:value-type="float">
            <text:p>351647</text:p>
          </table:table-cell>
          <table:table-cell office:value-type="float" office:value="94.4" calcext:value-type="float">
            <text:p>94.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1878" calcext:value-type="float">
            <text:p>351878</text:p>
          </table:table-cell>
          <table:table-cell office:value-type="float" office:value="99.9" calcext:value-type="float">
            <text:p>99.9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2106" calcext:value-type="float">
            <text:p>352106</text:p>
          </table:table-cell>
          <table:table-cell office:value-type="float" office:value="99.9" calcext:value-type="float">
            <text:p>99.9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2339" calcext:value-type="float">
            <text:p>352339</text:p>
          </table:table-cell>
          <table:table-cell office:value-type="float" office:value="99.9" calcext:value-type="float">
            <text:p>99.9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2569" calcext:value-type="float">
            <text:p>352569</text:p>
          </table:table-cell>
          <table:table-cell office:value-type="float" office:value="99.9" calcext:value-type="float">
            <text:p>99.9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2795" calcext:value-type="float">
            <text:p>352795</text:p>
          </table:table-cell>
          <table:table-cell office:value-type="float" office:value="99.9" calcext:value-type="float">
            <text:p>99.9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3025" calcext:value-type="float">
            <text:p>353025</text:p>
          </table:table-cell>
          <table:table-cell office:value-type="float" office:value="99.9" calcext:value-type="float">
            <text:p>99.9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5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3255" calcext:value-type="float">
            <text:p>353255</text:p>
          </table:table-cell>
          <table:table-cell office:value-type="float" office:value="99.9" calcext:value-type="float">
            <text:p>99.9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3490" calcext:value-type="float">
            <text:p>353490</text:p>
          </table:table-cell>
          <table:table-cell office:value-type="float" office:value="99.9" calcext:value-type="float">
            <text:p>99.9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3724" calcext:value-type="float">
            <text:p>353724</text:p>
          </table:table-cell>
          <table:table-cell office:value-type="float" office:value="94.4" calcext:value-type="float">
            <text:p>94.4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3956" calcext:value-type="float">
            <text:p>353956</text:p>
          </table:table-cell>
          <table:table-cell office:value-type="float" office:value="99.9" calcext:value-type="float">
            <text:p>99.9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4187" calcext:value-type="float">
            <text:p>354187</text:p>
          </table:table-cell>
          <table:table-cell office:value-type="float" office:value="99.9" calcext:value-type="float">
            <text:p>99.9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4419" calcext:value-type="float">
            <text:p>354419</text:p>
          </table:table-cell>
          <table:table-cell office:value-type="float" office:value="99.9" calcext:value-type="float">
            <text:p>99.9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4653" calcext:value-type="float">
            <text:p>354653</text:p>
          </table:table-cell>
          <table:table-cell office:value-type="float" office:value="99.9" calcext:value-type="float">
            <text:p>99.9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4887" calcext:value-type="float">
            <text:p>354887</text:p>
          </table:table-cell>
          <table:table-cell office:value-type="float" office:value="99.9" calcext:value-type="float">
            <text:p>99.9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5120" calcext:value-type="float">
            <text:p>355120</text:p>
          </table:table-cell>
          <table:table-cell office:value-type="float" office:value="99.9" calcext:value-type="float">
            <text:p>99.9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5354" calcext:value-type="float">
            <text:p>355354</text:p>
          </table:table-cell>
          <table:table-cell office:value-type="float" office:value="94.4" calcext:value-type="float">
            <text:p>94.4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5588" calcext:value-type="float">
            <text:p>355588</text:p>
          </table:table-cell>
          <table:table-cell office:value-type="float" office:value="82.4" calcext:value-type="float">
            <text:p>82.4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5819" calcext:value-type="float">
            <text:p>355819</text:p>
          </table:table-cell>
          <table:table-cell office:value-type="float" office:value="11.8" calcext:value-type="float">
            <text:p>11.8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6052" calcext:value-type="float">
            <text:p>356052</text:p>
          </table:table-cell>
          <table:table-cell office:value-type="float" office:value="5.9" calcext:value-type="float">
            <text:p>5.9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6282" calcext:value-type="float">
            <text:p>356282</text:p>
          </table:table-cell>
          <table:table-cell office:value-type="float" office:value="5.9" calcext:value-type="float">
            <text:p>5.9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6515" calcext:value-type="float">
            <text:p>356515</text:p>
          </table:table-cell>
          <table:table-cell office:value-type="float" office:value="11.1" calcext:value-type="float">
            <text:p>11.1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6747" calcext:value-type="float">
            <text:p>356747</text:p>
          </table:table-cell>
          <table:table-cell office:value-type="float" office:value="11.8" calcext:value-type="float">
            <text:p>11.8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6981" calcext:value-type="float">
            <text:p>356981</text:p>
          </table:table-cell>
          <table:table-cell office:value-type="float" office:value="5.9" calcext:value-type="float">
            <text:p>5.9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7210" calcext:value-type="float">
            <text:p>357210</text:p>
          </table:table-cell>
          <table:table-cell office:value-type="float" office:value="5.9" calcext:value-type="float">
            <text:p>5.9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7441" calcext:value-type="float">
            <text:p>357441</text:p>
          </table:table-cell>
          <table:table-cell office:value-type="float" office:value="52.9" calcext:value-type="float">
            <text:p>52.9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7672" calcext:value-type="float">
            <text:p>357672</text:p>
          </table:table-cell>
          <table:table-cell office:value-type="float" office:value="88.9" calcext:value-type="float">
            <text:p>88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7905" calcext:value-type="float">
            <text:p>357905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8142" calcext:value-type="float">
            <text:p>358142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8373" calcext:value-type="float">
            <text:p>358373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8606" calcext:value-type="float">
            <text:p>358606</text:p>
          </table:table-cell>
          <table:table-cell office:value-type="float" office:value="94.4" calcext:value-type="float">
            <text:p>94.4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8835" calcext:value-type="float">
            <text:p>358835</text:p>
          </table:table-cell>
          <table:table-cell office:value-type="float" office:value="94.1" calcext:value-type="float">
            <text:p>94.1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9065" calcext:value-type="float">
            <text:p>359065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9295" calcext:value-type="float">
            <text:p>359295</text:p>
          </table:table-cell>
          <table:table-cell office:value-type="float" office:value="94.4" calcext:value-type="float">
            <text:p>94.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9528" calcext:value-type="float">
            <text:p>359528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9755" calcext:value-type="float">
            <text:p>359755</text:p>
          </table:table-cell>
          <table:table-cell office:value-type="float" office:value="94.4" calcext:value-type="float">
            <text:p>94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59983" calcext:value-type="float">
            <text:p>359983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0214" calcext:value-type="float">
            <text:p>360214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0445" calcext:value-type="float">
            <text:p>360445</text:p>
          </table:table-cell>
          <table:table-cell office:value-type="float" office:value="94.4" calcext:value-type="float">
            <text:p>94.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0679" calcext:value-type="float">
            <text:p>360679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0912" calcext:value-type="float">
            <text:p>360912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1143" calcext:value-type="float">
            <text:p>361143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1371" calcext:value-type="float">
            <text:p>361371</text:p>
          </table:table-cell>
          <table:table-cell office:value-type="float" office:value="99.9" calcext:value-type="float">
            <text:p>99.9</text:p>
          </table:table-cell>
          <table:table-cell office:value-type="float" office:value="1.3" calcext:value-type="float">
            <text:p>1.3</text:p>
          </table:table-cell>
          <table:table-cell office:value-type="float" office:value="432232" calcext:value-type="float">
            <text:p>4322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1599" calcext:value-type="float">
            <text:p>361599</text:p>
          </table:table-cell>
          <table:table-cell office:value-type="float" office:value="99.9" calcext:value-type="float">
            <text:p>99.9</text:p>
          </table:table-cell>
          <table:table-cell office:value-type="float" office:value="1.4" calcext:value-type="float">
            <text:p>1.4</text:p>
          </table:table-cell>
          <table:table-cell office:value-type="float" office:value="449656" calcext:value-type="float">
            <text:p>4496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1827" calcext:value-type="float">
            <text:p>361827</text:p>
          </table:table-cell>
          <table:table-cell office:value-type="float" office:value="99.9" calcext:value-type="float">
            <text:p>99.9</text:p>
          </table:table-cell>
          <table:table-cell office:value-type="float" office:value="1.6" calcext:value-type="float">
            <text:p>1.6</text:p>
          </table:table-cell>
          <table:table-cell office:value-type="float" office:value="524480" calcext:value-type="float">
            <text:p>524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2054" calcext:value-type="float">
            <text:p>362054</text:p>
          </table:table-cell>
          <table:table-cell office:value-type="float" office:value="99.9" calcext:value-type="float">
            <text:p>99.9</text:p>
          </table:table-cell>
          <table:table-cell office:value-type="float" office:value="1.9" calcext:value-type="float">
            <text:p>1.9</text:p>
          </table:table-cell>
          <table:table-cell office:value-type="float" office:value="631880" calcext:value-type="float">
            <text:p>6318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2285" calcext:value-type="float">
            <text:p>362285</text:p>
          </table:table-cell>
          <table:table-cell office:value-type="float" office:value="99.9" calcext:value-type="float">
            <text:p>99.9</text:p>
          </table:table-cell>
          <table:table-cell office:value-type="float" office:value="1.8" calcext:value-type="float">
            <text:p>1.8</text:p>
          </table:table-cell>
          <table:table-cell office:value-type="float" office:value="601364" calcext:value-type="float">
            <text:p>6013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2521" calcext:value-type="float">
            <text:p>362521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8348" calcext:value-type="float">
            <text:p>7283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2752" calcext:value-type="float">
            <text:p>362752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8348" calcext:value-type="float">
            <text:p>7283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2975" calcext:value-type="float">
            <text:p>362975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8348" calcext:value-type="float">
            <text:p>7283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3201" calcext:value-type="float">
            <text:p>363201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8348" calcext:value-type="float">
            <text:p>7283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3426" calcext:value-type="float">
            <text:p>363426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8348" calcext:value-type="float">
            <text:p>7283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3657" calcext:value-type="float">
            <text:p>363657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8348" calcext:value-type="float">
            <text:p>7283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3884" calcext:value-type="float">
            <text:p>363884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8348" calcext:value-type="float">
            <text:p>7283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4117" calcext:value-type="float">
            <text:p>364117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8348" calcext:value-type="float">
            <text:p>7283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4347" calcext:value-type="float">
            <text:p>364347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8348" calcext:value-type="float">
            <text:p>7283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4582" calcext:value-type="float">
            <text:p>364582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8348" calcext:value-type="float">
            <text:p>7283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4814" calcext:value-type="float">
            <text:p>364814</text:p>
          </table:table-cell>
          <table:table-cell office:value-type="float" office:value="94.4" calcext:value-type="float">
            <text:p>94.4</text:p>
          </table:table-cell>
          <table:table-cell office:value-type="float" office:value="2.2" calcext:value-type="float">
            <text:p>2.2</text:p>
          </table:table-cell>
          <table:table-cell office:value-type="float" office:value="728348" calcext:value-type="float">
            <text:p>7283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5041" calcext:value-type="float">
            <text:p>365041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8348" calcext:value-type="float">
            <text:p>7283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5272" calcext:value-type="float">
            <text:p>365272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8348" calcext:value-type="float">
            <text:p>7283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5501" calcext:value-type="float">
            <text:p>365501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8348" calcext:value-type="float">
            <text:p>7283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5723" calcext:value-type="float">
            <text:p>365723</text:p>
          </table:table-cell>
          <table:table-cell office:value-type="float" office:value="99.9" calcext:value-type="float">
            <text:p>99.9</text:p>
          </table:table-cell>
          <table:table-cell office:value-type="float" office:value="3" calcext:value-type="float">
            <text:p>3</text:p>
          </table:table-cell>
          <table:table-cell office:value-type="float" office:value="984236" calcext:value-type="float">
            <text:p>9842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5947" calcext:value-type="float">
            <text:p>365947</text:p>
          </table:table-cell>
          <table:table-cell office:value-type="float" office:value="94.4" calcext:value-type="float">
            <text:p>94.4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6173" calcext:value-type="float">
            <text:p>366173</text:p>
          </table:table-cell>
          <table:table-cell office:value-type="float" office:value="99.9" calcext:value-type="float">
            <text:p>99.9</text:p>
          </table:table-cell>
          <table:table-cell office:value-type="float" office:value="2.7" calcext:value-type="float">
            <text:p>2.7</text:p>
          </table:table-cell>
          <table:table-cell office:value-type="float" office:value="875772" calcext:value-type="float">
            <text:p>8757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6399" calcext:value-type="float">
            <text:p>366399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6628" calcext:value-type="float">
            <text:p>366628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37672" calcext:value-type="float">
            <text:p>8376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6859" calcext:value-type="float">
            <text:p>366859</text:p>
          </table:table-cell>
          <table:table-cell office:value-type="float" office:value="94.1" calcext:value-type="float">
            <text:p>94.1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7087" calcext:value-type="float">
            <text:p>367087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7318" calcext:value-type="float">
            <text:p>367318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7542" calcext:value-type="float">
            <text:p>367542</text:p>
          </table:table-cell>
          <table:table-cell office:value-type="float" office:value="94.4" calcext:value-type="float">
            <text:p>94.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7777" calcext:value-type="float">
            <text:p>367777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8005" calcext:value-type="float">
            <text:p>368005</text:p>
          </table:table-cell>
          <table:table-cell office:value-type="float" office:value="94.4" calcext:value-type="float">
            <text:p>94.4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8236" calcext:value-type="float">
            <text:p>368236</text:p>
          </table:table-cell>
          <table:table-cell office:value-type="float" office:value="94.4" calcext:value-type="float">
            <text:p>94.4</text:p>
          </table:table-cell>
          <table:table-cell office:value-type="float" office:value="3" calcext:value-type="float">
            <text:p>3</text:p>
          </table:table-cell>
          <table:table-cell office:value-type="float" office:value="974272" calcext:value-type="float">
            <text:p>9742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8470" calcext:value-type="float">
            <text:p>368470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8699" calcext:value-type="float">
            <text:p>368699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8929" calcext:value-type="float">
            <text:p>368929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9157" calcext:value-type="float">
            <text:p>369157</text:p>
          </table:table-cell>
          <table:table-cell office:value-type="float" office:value="94.4" calcext:value-type="float">
            <text:p>94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9384" calcext:value-type="float">
            <text:p>369384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9617" calcext:value-type="float">
            <text:p>369617</text:p>
          </table:table-cell>
          <table:table-cell office:value-type="float" office:value="94.4" calcext:value-type="float">
            <text:p>94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69847" calcext:value-type="float">
            <text:p>369847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0078" calcext:value-type="float">
            <text:p>370078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0305" calcext:value-type="float">
            <text:p>370305</text:p>
          </table:table-cell>
          <table:table-cell office:value-type="float" office:value="94.4" calcext:value-type="float">
            <text:p>94.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0537" calcext:value-type="float">
            <text:p>370537</text:p>
          </table:table-cell>
          <table:table-cell office:value-type="float" office:value="94.1" calcext:value-type="float">
            <text:p>94.1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0763" calcext:value-type="float">
            <text:p>370763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0996" calcext:value-type="float">
            <text:p>370996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1228" calcext:value-type="float">
            <text:p>371228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1458" calcext:value-type="float">
            <text:p>371458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1694" calcext:value-type="float">
            <text:p>371694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1918" calcext:value-type="float">
            <text:p>371918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2149" calcext:value-type="float">
            <text:p>372149</text:p>
          </table:table-cell>
          <table:table-cell office:value-type="float" office:value="99.9" calcext:value-type="float">
            <text:p>99.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2378" calcext:value-type="float">
            <text:p>372378</text:p>
          </table:table-cell>
          <table:table-cell office:value-type="float" office:value="99.9" calcext:value-type="float">
            <text:p>99.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2608" calcext:value-type="float">
            <text:p>372608</text:p>
          </table:table-cell>
          <table:table-cell office:value-type="float" office:value="99.9" calcext:value-type="float">
            <text:p>99.9</text:p>
          </table:table-cell>
          <table:table-cell office:value-type="float" office:value="2.9" calcext:value-type="float">
            <text:p>2.9</text:p>
          </table:table-cell>
          <table:table-cell office:value-type="float" office:value="948424" calcext:value-type="float">
            <text:p>9484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2833" calcext:value-type="float">
            <text:p>372833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3063" calcext:value-type="float">
            <text:p>373063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1,8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3289" calcext:value-type="float">
            <text:p>373289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1,8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3513" calcext:value-type="float">
            <text:p>373513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1,8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3736" calcext:value-type="float">
            <text:p>373736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1,8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3961" calcext:value-type="float">
            <text:p>373961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1,8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4194" calcext:value-type="float">
            <text:p>374194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1,8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4426" calcext:value-type="float">
            <text:p>374426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1,8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4653" calcext:value-type="float">
            <text:p>374653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1,8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4881" calcext:value-type="float">
            <text:p>374881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1,8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5103" calcext:value-type="float">
            <text:p>375103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1,8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5328" calcext:value-type="float">
            <text:p>375328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1,8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5563" calcext:value-type="float">
            <text:p>375563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1,8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5790" calcext:value-type="float">
            <text:p>375790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1,8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6012" calcext:value-type="float">
            <text:p>376012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1,8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6242" calcext:value-type="float">
            <text:p>376242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6472" calcext:value-type="float">
            <text:p>376472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66712" calcext:value-type="float">
            <text:p>8667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6705" calcext:value-type="float">
            <text:p>376705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1,8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6931" calcext:value-type="float">
            <text:p>376931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1,6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7161" calcext:value-type="float">
            <text:p>377161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7391" calcext:value-type="float">
            <text:p>377391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8384" calcext:value-type="float">
            <text:p>728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7618" calcext:value-type="float">
            <text:p>377618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8384" calcext:value-type="float">
            <text:p>728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7847" calcext:value-type="float">
            <text:p>377847</text:p>
          </table:table-cell>
          <table:table-cell office:value-type="float" office:value="94.4" calcext:value-type="float">
            <text:p>94.4</text:p>
          </table:table-cell>
          <table:table-cell office:value-type="float" office:value="2.2" calcext:value-type="float">
            <text:p>2.2</text:p>
          </table:table-cell>
          <table:table-cell office:value-type="float" office:value="728384" calcext:value-type="float">
            <text:p>728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8073" calcext:value-type="float">
            <text:p>378073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63492" calcext:value-type="float">
            <text:p>7634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8302" calcext:value-type="float">
            <text:p>378302</text:p>
          </table:table-cell>
          <table:table-cell office:value-type="float" office:value="99.9" calcext:value-type="float">
            <text:p>99.9</text:p>
          </table:table-cell>
          <table:table-cell office:value-type="float" office:value="2.7" calcext:value-type="float">
            <text:p>2.7</text:p>
          </table:table-cell>
          <table:table-cell office:value-type="float" office:value="880708" calcext:value-type="float">
            <text:p>8807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8534" calcext:value-type="float">
            <text:p>378534</text:p>
          </table:table-cell>
          <table:table-cell office:value-type="float" office:value="99.9" calcext:value-type="float">
            <text:p>99.9</text:p>
          </table:table-cell>
          <table:table-cell office:value-type="float" office:value="3" calcext:value-type="float">
            <text:p>3</text:p>
          </table:table-cell>
          <table:table-cell office:value-type="float" office:value="995812" calcext:value-type="float">
            <text:p>9958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8760" calcext:value-type="float">
            <text:p>378760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8984" calcext:value-type="float">
            <text:p>378984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9216" calcext:value-type="float">
            <text:p>379216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9447" calcext:value-type="float">
            <text:p>379447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9674" calcext:value-type="float">
            <text:p>379674</text:p>
          </table:table-cell>
          <table:table-cell office:value-type="float" office:value="94.4" calcext:value-type="float">
            <text:p>94.4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79906" calcext:value-type="float">
            <text:p>379906</text:p>
          </table:table-cell>
          <table:table-cell office:value-type="float" office:value="94.4" calcext:value-type="float">
            <text:p>94.4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0132" calcext:value-type="float">
            <text:p>380132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0363" calcext:value-type="float">
            <text:p>380363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0592" calcext:value-type="float">
            <text:p>380592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0816" calcext:value-type="float">
            <text:p>380816</text:p>
          </table:table-cell>
          <table:table-cell office:value-type="float" office:value="94.4" calcext:value-type="float">
            <text:p>94.4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1047" calcext:value-type="float">
            <text:p>381047</text:p>
          </table:table-cell>
          <table:table-cell office:value-type="float" office:value="99.9" calcext:value-type="float">
            <text:p>99.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1275" calcext:value-type="float">
            <text:p>381275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1502" calcext:value-type="float">
            <text:p>381502</text:p>
          </table:table-cell>
          <table:table-cell office:value-type="float" office:value="99.9" calcext:value-type="float">
            <text:p>99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1729" calcext:value-type="float">
            <text:p>381729</text:p>
          </table:table-cell>
          <table:table-cell office:value-type="float" office:value="94.1" calcext:value-type="float">
            <text:p>94.1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1964" calcext:value-type="float">
            <text:p>381964</text:p>
          </table:table-cell>
          <table:table-cell office:value-type="float" office:value="88.9" calcext:value-type="float">
            <text:p>88.9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2196" calcext:value-type="float">
            <text:p>382196</text:p>
          </table:table-cell>
          <table:table-cell office:value-type="float" office:value="94.4" calcext:value-type="float">
            <text:p>94.4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2425" calcext:value-type="float">
            <text:p>382425</text:p>
          </table:table-cell>
          <table:table-cell office:value-type="float" office:value="94.4" calcext:value-type="float">
            <text:p>94.4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2657" calcext:value-type="float">
            <text:p>382657</text:p>
          </table:table-cell>
          <table:table-cell office:value-type="float" office:value="99.9" calcext:value-type="float">
            <text:p>99.9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2890" calcext:value-type="float">
            <text:p>382890</text:p>
          </table:table-cell>
          <table:table-cell office:value-type="float" office:value="94.1" calcext:value-type="float">
            <text:p>94.1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3122" calcext:value-type="float">
            <text:p>383122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3353" calcext:value-type="float">
            <text:p>383353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3586" calcext:value-type="float">
            <text:p>383586</text:p>
          </table:table-cell>
          <table:table-cell office:value-type="float" office:value="94.4" calcext:value-type="float">
            <text:p>94.4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3815" calcext:value-type="float">
            <text:p>383815</text:p>
          </table:table-cell>
          <table:table-cell office:value-type="float" office:value="99.9" calcext:value-type="float">
            <text:p>99.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4043" calcext:value-type="float">
            <text:p>384043</text:p>
          </table:table-cell>
          <table:table-cell office:value-type="float" office:value="99.9" calcext:value-type="float">
            <text:p>99.9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4271" calcext:value-type="float">
            <text:p>384271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4499" calcext:value-type="float">
            <text:p>384499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4730" calcext:value-type="float">
            <text:p>384730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4961" calcext:value-type="float">
            <text:p>384961</text:p>
          </table:table-cell>
          <table:table-cell office:value-type="float" office:value="94.1" calcext:value-type="float">
            <text:p>94.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5193" calcext:value-type="float">
            <text:p>385193</text:p>
          </table:table-cell>
          <table:table-cell office:value-type="float" office:value="99.9" calcext:value-type="float">
            <text:p>99.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5425" calcext:value-type="float">
            <text:p>385425</text:p>
          </table:table-cell>
          <table:table-cell office:value-type="float" office:value="99.9" calcext:value-type="float">
            <text:p>99.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5652" calcext:value-type="float">
            <text:p>385652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5881" calcext:value-type="float">
            <text:p>385881</text:p>
          </table:table-cell>
          <table:table-cell office:value-type="float" office:value="99.9" calcext:value-type="float">
            <text:p>99.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6115" calcext:value-type="float">
            <text:p>386115</text:p>
          </table:table-cell>
          <table:table-cell office:value-type="float" office:value="99.9" calcext:value-type="float">
            <text:p>9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6342" calcext:value-type="float">
            <text:p>386342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6576" calcext:value-type="float">
            <text:p>386576</text:p>
          </table:table-cell>
          <table:table-cell office:value-type="float" office:value="94.4" calcext:value-type="float">
            <text:p>94.4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6806" calcext:value-type="float">
            <text:p>386806</text:p>
          </table:table-cell>
          <table:table-cell office:value-type="float" office:value="94.4" calcext:value-type="float">
            <text:p>94.4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7035" calcext:value-type="float">
            <text:p>387035</text:p>
          </table:table-cell>
          <table:table-cell office:value-type="float" office:value="94.4" calcext:value-type="float">
            <text:p>94.4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7266" calcext:value-type="float">
            <text:p>387266</text:p>
          </table:table-cell>
          <table:table-cell office:value-type="float" office:value="94.4" calcext:value-type="float">
            <text:p>94.4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7493" calcext:value-type="float">
            <text:p>387493</text:p>
          </table:table-cell>
          <table:table-cell office:value-type="float" office:value="94.4" calcext:value-type="float">
            <text:p>94.4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7723" calcext:value-type="float">
            <text:p>387723</text:p>
          </table:table-cell>
          <table:table-cell office:value-type="float" office:value="94.4" calcext:value-type="float">
            <text:p>94.4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7961" calcext:value-type="float">
            <text:p>387961</text:p>
          </table:table-cell>
          <table:table-cell office:value-type="float" office:value="99.9" calcext:value-type="float">
            <text:p>99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8187" calcext:value-type="float">
            <text:p>388187</text:p>
          </table:table-cell>
          <table:table-cell office:value-type="float" office:value="99.9" calcext:value-type="float">
            <text:p>99.9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8414" calcext:value-type="float">
            <text:p>388414</text:p>
          </table:table-cell>
          <table:table-cell office:value-type="float" office:value="94.4" calcext:value-type="float">
            <text:p>94.4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8643" calcext:value-type="float">
            <text:p>388643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8874" calcext:value-type="float">
            <text:p>388874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9102" calcext:value-type="float">
            <text:p>389102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9327" calcext:value-type="float">
            <text:p>389327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9556" calcext:value-type="float">
            <text:p>389556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89783" calcext:value-type="float">
            <text:p>389783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0013" calcext:value-type="float">
            <text:p>390013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0241" calcext:value-type="float">
            <text:p>390241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0468" calcext:value-type="float">
            <text:p>390468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0703" calcext:value-type="float">
            <text:p>390703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0931" calcext:value-type="float">
            <text:p>390931</text:p>
          </table:table-cell>
          <table:table-cell office:value-type="float" office:value="99.9" calcext:value-type="float">
            <text:p>99.9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1158" calcext:value-type="float">
            <text:p>391158</text:p>
          </table:table-cell>
          <table:table-cell office:value-type="float" office:value="99.9" calcext:value-type="float">
            <text:p>99.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1391" calcext:value-type="float">
            <text:p>391391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1627" calcext:value-type="float">
            <text:p>391627</text:p>
          </table:table-cell>
          <table:table-cell office:value-type="float" office:value="88.9" calcext:value-type="float">
            <text:p>88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1856" calcext:value-type="float">
            <text:p>391856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2083" calcext:value-type="float">
            <text:p>392083</text:p>
          </table:table-cell>
          <table:table-cell office:value-type="float" office:value="99.9" calcext:value-type="float">
            <text:p>99.9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2315" calcext:value-type="float">
            <text:p>392315</text:p>
          </table:table-cell>
          <table:table-cell office:value-type="float" office:value="94.4" calcext:value-type="float">
            <text:p>94.4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2545" calcext:value-type="float">
            <text:p>392545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2776" calcext:value-type="float">
            <text:p>392776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3010" calcext:value-type="float">
            <text:p>393010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3240" calcext:value-type="float">
            <text:p>393240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3471" calcext:value-type="float">
            <text:p>393471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3699" calcext:value-type="float">
            <text:p>393699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3931" calcext:value-type="float">
            <text:p>393931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4162" calcext:value-type="float">
            <text:p>394162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4396" calcext:value-type="float">
            <text:p>394396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4623" calcext:value-type="float">
            <text:p>394623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4850" calcext:value-type="float">
            <text:p>394850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5076" calcext:value-type="float">
            <text:p>395076</text:p>
          </table:table-cell>
          <table:table-cell office:value-type="float" office:value="99.9" calcext:value-type="float">
            <text:p>99.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5301" calcext:value-type="float">
            <text:p>395301</text:p>
          </table:table-cell>
          <table:table-cell office:value-type="float" office:value="99.9" calcext:value-type="float">
            <text:p>99.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5529" calcext:value-type="float">
            <text:p>395529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5753" calcext:value-type="float">
            <text:p>395753</text:p>
          </table:table-cell>
          <table:table-cell office:value-type="float" office:value="99.9" calcext:value-type="float">
            <text:p>99.9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5982" calcext:value-type="float">
            <text:p>395982</text:p>
          </table:table-cell>
          <table:table-cell office:value-type="float" office:value="99.9" calcext:value-type="float">
            <text:p>99.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6206" calcext:value-type="float">
            <text:p>396206</text:p>
          </table:table-cell>
          <table:table-cell office:value-type="float" office:value="94.4" calcext:value-type="float">
            <text:p>94.4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6434" calcext:value-type="float">
            <text:p>396434</text:p>
          </table:table-cell>
          <table:table-cell office:value-type="float" office:value="94.4" calcext:value-type="float">
            <text:p>94.4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6663" calcext:value-type="float">
            <text:p>396663</text:p>
          </table:table-cell>
          <table:table-cell office:value-type="float" office:value="99.9" calcext:value-type="float">
            <text:p>99.9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6897" calcext:value-type="float">
            <text:p>396897</text:p>
          </table:table-cell>
          <table:table-cell office:value-type="float" office:value="99.9" calcext:value-type="float">
            <text:p>99.9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7128" calcext:value-type="float">
            <text:p>397128</text:p>
          </table:table-cell>
          <table:table-cell office:value-type="float" office:value="99.9" calcext:value-type="float">
            <text:p>99.9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7359" calcext:value-type="float">
            <text:p>397359</text:p>
          </table:table-cell>
          <table:table-cell office:value-type="float" office:value="99.9" calcext:value-type="float">
            <text:p>99.9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7587" calcext:value-type="float">
            <text:p>397587</text:p>
          </table:table-cell>
          <table:table-cell office:value-type="float" office:value="94.4" calcext:value-type="float">
            <text:p>94.4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7819" calcext:value-type="float">
            <text:p>397819</text:p>
          </table:table-cell>
          <table:table-cell office:value-type="float" office:value="99.9" calcext:value-type="float">
            <text:p>99.9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8050" calcext:value-type="float">
            <text:p>398050</text:p>
          </table:table-cell>
          <table:table-cell office:value-type="float" office:value="99.9" calcext:value-type="float">
            <text:p>99.9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8281" calcext:value-type="float">
            <text:p>398281</text:p>
          </table:table-cell>
          <table:table-cell office:value-type="float" office:value="99.9" calcext:value-type="float">
            <text:p>99.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8506" calcext:value-type="float">
            <text:p>398506</text:p>
          </table:table-cell>
          <table:table-cell office:value-type="float" office:value="99.9" calcext:value-type="float">
            <text:p>99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8729" calcext:value-type="float">
            <text:p>398729</text:p>
          </table:table-cell>
          <table:table-cell office:value-type="float" office:value="99.9" calcext:value-type="float">
            <text:p>99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8956" calcext:value-type="float">
            <text:p>398956</text:p>
          </table:table-cell>
          <table:table-cell office:value-type="float" office:value="99.9" calcext:value-type="float">
            <text:p>99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9182" calcext:value-type="float">
            <text:p>399182</text:p>
          </table:table-cell>
          <table:table-cell office:value-type="float" office:value="99.9" calcext:value-type="float">
            <text:p>99.9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9409" calcext:value-type="float">
            <text:p>399409</text:p>
          </table:table-cell>
          <table:table-cell office:value-type="float" office:value="99.9" calcext:value-type="float">
            <text:p>99.9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9635" calcext:value-type="float">
            <text:p>399635</text:p>
          </table:table-cell>
          <table:table-cell office:value-type="float" office:value="99.9" calcext:value-type="float">
            <text:p>99.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399868" calcext:value-type="float">
            <text:p>399868</text:p>
          </table:table-cell>
          <table:table-cell office:value-type="float" office:value="99.9" calcext:value-type="float">
            <text:p>99.9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0093" calcext:value-type="float">
            <text:p>400093</text:p>
          </table:table-cell>
          <table:table-cell office:value-type="float" office:value="99.9" calcext:value-type="float">
            <text:p>99.9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0326" calcext:value-type="float">
            <text:p>400326</text:p>
          </table:table-cell>
          <table:table-cell office:value-type="float" office:value="94.4" calcext:value-type="float">
            <text:p>94.4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0557" calcext:value-type="float">
            <text:p>400557</text:p>
          </table:table-cell>
          <table:table-cell office:value-type="float" office:value="99.9" calcext:value-type="float">
            <text:p>99.9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0782" calcext:value-type="float">
            <text:p>400782</text:p>
          </table:table-cell>
          <table:table-cell office:value-type="float" office:value="99.9" calcext:value-type="float">
            <text:p>99.9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1013" calcext:value-type="float">
            <text:p>401013</text:p>
          </table:table-cell>
          <table:table-cell office:value-type="float" office:value="99.9" calcext:value-type="float">
            <text:p>99.9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1241" calcext:value-type="float">
            <text:p>401241</text:p>
          </table:table-cell>
          <table:table-cell office:value-type="float" office:value="99.9" calcext:value-type="float">
            <text:p>99.9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1471" calcext:value-type="float">
            <text:p>401471</text:p>
          </table:table-cell>
          <table:table-cell office:value-type="float" office:value="99.9" calcext:value-type="float">
            <text:p>99.9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1703" calcext:value-type="float">
            <text:p>401703</text:p>
          </table:table-cell>
          <table:table-cell office:value-type="float" office:value="99.9" calcext:value-type="float">
            <text:p>99.9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1932" calcext:value-type="float">
            <text:p>401932</text:p>
          </table:table-cell>
          <table:table-cell office:value-type="float" office:value="99.9" calcext:value-type="float">
            <text:p>99.9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2165" calcext:value-type="float">
            <text:p>402165</text:p>
          </table:table-cell>
          <table:table-cell office:value-type="float" office:value="41.2" calcext:value-type="float">
            <text:p>41.2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2393" calcext:value-type="float">
            <text:p>402393</text:p>
          </table:table-cell>
          <table:table-cell office:value-type="float" office:value="5.6" calcext:value-type="float">
            <text:p>5.6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2624" calcext:value-type="float">
            <text:p>402624</text:p>
          </table:table-cell>
          <table:table-cell office:value-type="float" office:value="11.8" calcext:value-type="float">
            <text:p>11.8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2856" calcext:value-type="float">
            <text:p>402856</text:p>
          </table:table-cell>
          <table:table-cell office:value-type="float" office:value="5.6" calcext:value-type="float">
            <text:p>5.6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3095" calcext:value-type="float">
            <text:p>403095</text:p>
          </table:table-cell>
          <table:table-cell office:value-type="float" office:value="5.6" calcext:value-type="float">
            <text:p>5.6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3326" calcext:value-type="float">
            <text:p>403326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3557" calcext:value-type="float">
            <text:p>403557</text:p>
          </table:table-cell>
          <table:table-cell office:value-type="float" office:value="5.6" calcext:value-type="float">
            <text:p>5.6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3788" calcext:value-type="float">
            <text:p>403788</text:p>
          </table:table-cell>
          <table:table-cell office:value-type="float" office:value="81.2" calcext:value-type="float">
            <text:p>81.2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4014" calcext:value-type="float">
            <text:p>404014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4239" calcext:value-type="float">
            <text:p>404239</text:p>
          </table:table-cell>
          <table:table-cell office:value-type="float" office:value="99.9" calcext:value-type="float">
            <text:p>99.9</text:p>
          </table:table-cell>
          <table:table-cell office:value-type="float" office:value="0.6" calcext:value-type="float">
            <text:p>0.6</text:p>
          </table:table-cell>
          <table:table-cell office:value-type="float" office:value="202728" calcext:value-type="float">
            <text:p>2027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4466" calcext:value-type="float">
            <text:p>404466</text:p>
          </table:table-cell>
          <table:table-cell office:value-type="float" office:value="99.9" calcext:value-type="float">
            <text:p>99.9</text:p>
          </table:table-cell>
          <table:table-cell office:value-type="float" office:value="0.6" calcext:value-type="float">
            <text:p>0.6</text:p>
          </table:table-cell>
          <table:table-cell office:value-type="float" office:value="212232" calcext:value-type="float">
            <text:p>2122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4693" calcext:value-type="float">
            <text:p>404693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37048" calcext:value-type="float">
            <text:p>2370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4921" calcext:value-type="float">
            <text:p>404921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60016" calcext:value-type="float">
            <text:p>2600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5149" calcext:value-type="float">
            <text:p>405149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283512" calcext:value-type="float">
            <text:p>2835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5375" calcext:value-type="float">
            <text:p>405375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307536" calcext:value-type="float">
            <text:p>3075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5599" calcext:value-type="float">
            <text:p>405599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31560" calcext:value-type="float">
            <text:p>3315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5826" calcext:value-type="float">
            <text:p>405826</text:p>
          </table:table-cell>
          <table:table-cell office:value-type="float" office:value="94.4" calcext:value-type="float">
            <text:p>94.4</text:p>
          </table:table-cell>
          <table:table-cell office:value-type="float" office:value="1.1" calcext:value-type="float">
            <text:p>1.1</text:p>
          </table:table-cell>
          <table:table-cell office:value-type="float" office:value="356640" calcext:value-type="float">
            <text:p>3566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6054" calcext:value-type="float">
            <text:p>406054</text:p>
          </table:table-cell>
          <table:table-cell office:value-type="float" office:value="99.9" calcext:value-type="float">
            <text:p>99.9</text:p>
          </table:table-cell>
          <table:table-cell office:value-type="float" office:value="1.2" calcext:value-type="float">
            <text:p>1.2</text:p>
          </table:table-cell>
          <table:table-cell office:value-type="float" office:value="381192" calcext:value-type="float">
            <text:p>3811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6287" calcext:value-type="float">
            <text:p>406287</text:p>
          </table:table-cell>
          <table:table-cell office:value-type="float" office:value="99.9" calcext:value-type="float">
            <text:p>99.9</text:p>
          </table:table-cell>
          <table:table-cell office:value-type="float" office:value="1.2" calcext:value-type="float">
            <text:p>1.2</text:p>
          </table:table-cell>
          <table:table-cell office:value-type="float" office:value="405480" calcext:value-type="float">
            <text:p>405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6509" calcext:value-type="float">
            <text:p>406509</text:p>
          </table:table-cell>
          <table:table-cell office:value-type="float" office:value="99.9" calcext:value-type="float">
            <text:p>99.9</text:p>
          </table:table-cell>
          <table:table-cell office:value-type="float" office:value="1.3" calcext:value-type="float">
            <text:p>1.3</text:p>
          </table:table-cell>
          <table:table-cell office:value-type="float" office:value="427392" calcext:value-type="float">
            <text:p>4273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6736" calcext:value-type="float">
            <text:p>406736</text:p>
          </table:table-cell>
          <table:table-cell office:value-type="float" office:value="94.4" calcext:value-type="float">
            <text:p>94.4</text:p>
          </table:table-cell>
          <table:table-cell office:value-type="float" office:value="1.4" calcext:value-type="float">
            <text:p>1.4</text:p>
          </table:table-cell>
          <table:table-cell office:value-type="float" office:value="451944" calcext:value-type="float">
            <text:p>4519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6964" calcext:value-type="float">
            <text:p>406964</text:p>
          </table:table-cell>
          <table:table-cell office:value-type="float" office:value="94.4" calcext:value-type="float">
            <text:p>94.4</text:p>
          </table:table-cell>
          <table:table-cell office:value-type="float" office:value="1.5" calcext:value-type="float">
            <text:p>1.5</text:p>
          </table:table-cell>
          <table:table-cell office:value-type="float" office:value="476496" calcext:value-type="float">
            <text:p>4764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7191" calcext:value-type="float">
            <text:p>407191</text:p>
          </table:table-cell>
          <table:table-cell office:value-type="float" office:value="99.9" calcext:value-type="float">
            <text:p>99.9</text:p>
          </table:table-cell>
          <table:table-cell office:value-type="float" office:value="1.5" calcext:value-type="float">
            <text:p>1.5</text:p>
          </table:table-cell>
          <table:table-cell office:value-type="float" office:value="500520" calcext:value-type="float">
            <text:p>5005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7416" calcext:value-type="float">
            <text:p>407416</text:p>
          </table:table-cell>
          <table:table-cell office:value-type="float" office:value="94.4" calcext:value-type="float">
            <text:p>94.4</text:p>
          </table:table-cell>
          <table:table-cell office:value-type="float" office:value="1.6" calcext:value-type="float">
            <text:p>1.6</text:p>
          </table:table-cell>
          <table:table-cell office:value-type="float" office:value="524280" calcext:value-type="float">
            <text:p>5242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7646" calcext:value-type="float">
            <text:p>407646</text:p>
          </table:table-cell>
          <table:table-cell office:value-type="float" office:value="99.9" calcext:value-type="float">
            <text:p>99.9</text:p>
          </table:table-cell>
          <table:table-cell office:value-type="float" office:value="1.7" calcext:value-type="float">
            <text:p>1.7</text:p>
          </table:table-cell>
          <table:table-cell office:value-type="float" office:value="547248" calcext:value-type="float">
            <text:p>5472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7873" calcext:value-type="float">
            <text:p>407873</text:p>
          </table:table-cell>
          <table:table-cell office:value-type="float" office:value="99.9" calcext:value-type="float">
            <text:p>99.9</text:p>
          </table:table-cell>
          <table:table-cell office:value-type="float" office:value="1.7" calcext:value-type="float">
            <text:p>1.7</text:p>
          </table:table-cell>
          <table:table-cell office:value-type="float" office:value="573384" calcext:value-type="float">
            <text:p>573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8101" calcext:value-type="float">
            <text:p>408101</text:p>
          </table:table-cell>
          <table:table-cell office:value-type="float" office:value="99.9" calcext:value-type="float">
            <text:p>99.9</text:p>
          </table:table-cell>
          <table:table-cell office:value-type="float" office:value="1.8" calcext:value-type="float">
            <text:p>1.8</text:p>
          </table:table-cell>
          <table:table-cell office:value-type="float" office:value="600576" calcext:value-type="float">
            <text:p>6005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8337" calcext:value-type="float">
            <text:p>408337</text:p>
          </table:table-cell>
          <table:table-cell office:value-type="float" office:value="94.4" calcext:value-type="float">
            <text:p>94.4</text:p>
          </table:table-cell>
          <table:table-cell office:value-type="float" office:value="2.7" calcext:value-type="float">
            <text:p>2.7</text:p>
          </table:table-cell>
          <table:table-cell office:value-type="float" office:value="884412" calcext:value-type="float">
            <text:p>8844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8564" calcext:value-type="float">
            <text:p>408564</text:p>
          </table:table-cell>
          <table:table-cell office:value-type="float" office:value="99.9" calcext:value-type="float">
            <text:p>99.9</text:p>
          </table:table-cell>
          <table:table-cell office:value-type="float" office:value="2.8" calcext:value-type="float">
            <text:p>2.8</text:p>
          </table:table-cell>
          <table:table-cell office:value-type="float" office:value="925916" calcext:value-type="float">
            <text:p>9259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8792" calcext:value-type="float">
            <text:p>408792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72940" calcext:value-type="float">
            <text:p>7729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9022" calcext:value-type="float">
            <text:p>409022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6,6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9245" calcext:value-type="float">
            <text:p>409245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6,6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9474" calcext:value-type="float">
            <text:p>409474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6,6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9704" calcext:value-type="float">
            <text:p>409704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6,6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09937" calcext:value-type="float">
            <text:p>409937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6,6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0170" calcext:value-type="float">
            <text:p>410170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6,6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0401" calcext:value-type="float">
            <text:p>410401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6,6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0632" calcext:value-type="float">
            <text:p>410632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6,6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0858" calcext:value-type="float">
            <text:p>410858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6,6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1087" calcext:value-type="float">
            <text:p>411087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6,6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1321" calcext:value-type="float">
            <text:p>411321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6,6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1549" calcext:value-type="float">
            <text:p>411549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6,6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1780" calcext:value-type="float">
            <text:p>411780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6,6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2004" calcext:value-type="float">
            <text:p>412004</text:p>
          </table:table-cell>
          <table:table-cell office:value-type="float" office:value="94.1" calcext:value-type="float">
            <text:p>94.1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6,6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2231" calcext:value-type="float">
            <text:p>412231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6,6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2458" calcext:value-type="float">
            <text:p>412458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6,6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2695" calcext:value-type="float">
            <text:p>412695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6,6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2918" calcext:value-type="float">
            <text:p>412918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6,6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3140" calcext:value-type="float">
            <text:p>413140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6,6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3368" calcext:value-type="float">
            <text:p>413368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6,6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3594" calcext:value-type="float">
            <text:p>413594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6,6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3819" calcext:value-type="float">
            <text:p>413819</text:p>
          </table:table-cell>
          <table:table-cell office:value-type="float" office:value="94.1" calcext:value-type="float">
            <text:p>94.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4047" calcext:value-type="float">
            <text:p>414047</text:p>
          </table:table-cell>
          <table:table-cell office:value-type="float" office:value="99.9" calcext:value-type="float">
            <text:p>99.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4271" calcext:value-type="float">
            <text:p>414271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4499" calcext:value-type="float">
            <text:p>414499</text:p>
          </table:table-cell>
          <table:table-cell office:value-type="float" office:value="94.1" calcext:value-type="float">
            <text:p>94.1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4727" calcext:value-type="float">
            <text:p>414727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4951" calcext:value-type="float">
            <text:p>414951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5178" calcext:value-type="float">
            <text:p>415178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5405" calcext:value-type="float">
            <text:p>415405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5631" calcext:value-type="float">
            <text:p>415631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5859" calcext:value-type="float">
            <text:p>415859</text:p>
          </table:table-cell>
          <table:table-cell office:value-type="float" office:value="99.9" calcext:value-type="float">
            <text:p>9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6092" calcext:value-type="float">
            <text:p>416092</text:p>
          </table:table-cell>
          <table:table-cell office:value-type="float" office:value="99.9" calcext:value-type="float">
            <text:p>99.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6320" calcext:value-type="float">
            <text:p>416320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6546" calcext:value-type="float">
            <text:p>416546</text:p>
          </table:table-cell>
          <table:table-cell office:value-type="float" office:value="94.4" calcext:value-type="float">
            <text:p>94.4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6776" calcext:value-type="float">
            <text:p>416776</text:p>
          </table:table-cell>
          <table:table-cell office:value-type="float" office:value="94.4" calcext:value-type="float">
            <text:p>94.4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7006" calcext:value-type="float">
            <text:p>417006</text:p>
          </table:table-cell>
          <table:table-cell office:value-type="float" office:value="99.9" calcext:value-type="float">
            <text:p>99.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7238" calcext:value-type="float">
            <text:p>417238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7469" calcext:value-type="float">
            <text:p>417469</text:p>
          </table:table-cell>
          <table:table-cell office:value-type="float" office:value="99.9" calcext:value-type="float">
            <text:p>99.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7696" calcext:value-type="float">
            <text:p>417696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7920" calcext:value-type="float">
            <text:p>417920</text:p>
          </table:table-cell>
          <table:table-cell office:value-type="float" office:value="99.9" calcext:value-type="float">
            <text:p>99.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8151" calcext:value-type="float">
            <text:p>418151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8382" calcext:value-type="float">
            <text:p>418382</text:p>
          </table:table-cell>
          <table:table-cell office:value-type="float" office:value="99.9" calcext:value-type="float">
            <text:p>99.9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8606" calcext:value-type="float">
            <text:p>418606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8835" calcext:value-type="float">
            <text:p>418835</text:p>
          </table:table-cell>
          <table:table-cell office:value-type="float" office:value="94.4" calcext:value-type="float">
            <text:p>94.4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9067" calcext:value-type="float">
            <text:p>419067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9289" calcext:value-type="float">
            <text:p>419289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9524" calcext:value-type="float">
            <text:p>419524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9752" calcext:value-type="float">
            <text:p>419752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19981" calcext:value-type="float">
            <text:p>419981</text:p>
          </table:table-cell>
          <table:table-cell office:value-type="float" office:value="99.9" calcext:value-type="float">
            <text:p>99.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0210" calcext:value-type="float">
            <text:p>420210</text:p>
          </table:table-cell>
          <table:table-cell office:value-type="float" office:value="94.1" calcext:value-type="float">
            <text:p>94.1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0439" calcext:value-type="float">
            <text:p>420439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0667" calcext:value-type="float">
            <text:p>420667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0898" calcext:value-type="float">
            <text:p>420898</text:p>
          </table:table-cell>
          <table:table-cell office:value-type="float" office:value="99.9" calcext:value-type="float">
            <text:p>99.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1125" calcext:value-type="float">
            <text:p>421125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1353" calcext:value-type="float">
            <text:p>421353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1582" calcext:value-type="float">
            <text:p>421582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1820" calcext:value-type="float">
            <text:p>421820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2050" calcext:value-type="float">
            <text:p>422050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2279" calcext:value-type="float">
            <text:p>422279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2508" calcext:value-type="float">
            <text:p>422508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2736" calcext:value-type="float">
            <text:p>422736</text:p>
          </table:table-cell>
          <table:table-cell office:value-type="float" office:value="94.4" calcext:value-type="float">
            <text:p>94.4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2967" calcext:value-type="float">
            <text:p>422967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3202" calcext:value-type="float">
            <text:p>423202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3434" calcext:value-type="float">
            <text:p>423434</text:p>
          </table:table-cell>
          <table:table-cell office:value-type="float" office:value="94.4" calcext:value-type="float">
            <text:p>94.4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3665" calcext:value-type="float">
            <text:p>423665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3893" calcext:value-type="float">
            <text:p>423893</text:p>
          </table:table-cell>
          <table:table-cell office:value-type="float" office:value="94.1" calcext:value-type="float">
            <text:p>94.1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90,2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4117" calcext:value-type="float">
            <text:p>424117</text:p>
          </table:table-cell>
          <table:table-cell office:value-type="float" office:value="99.9" calcext:value-type="float">
            <text:p>99.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4342" calcext:value-type="float">
            <text:p>424342</text:p>
          </table:table-cell>
          <table:table-cell office:value-type="float" office:value="99.9" calcext:value-type="float">
            <text:p>99.9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4568" calcext:value-type="float">
            <text:p>424568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4803" calcext:value-type="float">
            <text:p>424803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5028" calcext:value-type="float">
            <text:p>425028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5255" calcext:value-type="float">
            <text:p>425255</text:p>
          </table:table-cell>
          <table:table-cell office:value-type="float" office:value="94.4" calcext:value-type="float">
            <text:p>94.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5485" calcext:value-type="float">
            <text:p>425485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5707" calcext:value-type="float">
            <text:p>425707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5935" calcext:value-type="float">
            <text:p>425935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6164" calcext:value-type="float">
            <text:p>426164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6392" calcext:value-type="float">
            <text:p>426392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6618" calcext:value-type="float">
            <text:p>426618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6849" calcext:value-type="float">
            <text:p>426849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7079" calcext:value-type="float">
            <text:p>427079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7308" calcext:value-type="float">
            <text:p>427308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7539" calcext:value-type="float">
            <text:p>427539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7771" calcext:value-type="float">
            <text:p>427771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8000" calcext:value-type="float">
            <text:p>428000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8225" calcext:value-type="float">
            <text:p>428225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8452" calcext:value-type="float">
            <text:p>428452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8680" calcext:value-type="float">
            <text:p>428680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8908" calcext:value-type="float">
            <text:p>428908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9139" calcext:value-type="float">
            <text:p>429139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9367" calcext:value-type="float">
            <text:p>429367</text:p>
          </table:table-cell>
          <table:table-cell office:value-type="float" office:value="94.1" calcext:value-type="float">
            <text:p>94.1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9599" calcext:value-type="float">
            <text:p>429599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29829" calcext:value-type="float">
            <text:p>429829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0055" calcext:value-type="float">
            <text:p>430055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0283" calcext:value-type="float">
            <text:p>430283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0514" calcext:value-type="float">
            <text:p>430514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0739" calcext:value-type="float">
            <text:p>430739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0966" calcext:value-type="float">
            <text:p>430966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3,8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1198" calcext:value-type="float">
            <text:p>431198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3,8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1423" calcext:value-type="float">
            <text:p>431423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3,8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1646" calcext:value-type="float">
            <text:p>431646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3,8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1871" calcext:value-type="float">
            <text:p>431871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2100" calcext:value-type="float">
            <text:p>432100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2331" calcext:value-type="float">
            <text:p>432331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2562" calcext:value-type="float">
            <text:p>432562</text:p>
          </table:table-cell>
          <table:table-cell office:value-type="float" office:value="94.4" calcext:value-type="float">
            <text:p>94.4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2797" calcext:value-type="float">
            <text:p>432797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3026" calcext:value-type="float">
            <text:p>433026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3253" calcext:value-type="float">
            <text:p>433253</text:p>
          </table:table-cell>
          <table:table-cell office:value-type="float" office:value="94.1" calcext:value-type="float">
            <text:p>94.1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3484" calcext:value-type="float">
            <text:p>433484</text:p>
          </table:table-cell>
          <table:table-cell office:value-type="float" office:value="99.9" calcext:value-type="float">
            <text:p>99.9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3715" calcext:value-type="float">
            <text:p>433715</text:p>
          </table:table-cell>
          <table:table-cell office:value-type="float" office:value="94.4" calcext:value-type="float">
            <text:p>94.4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3946" calcext:value-type="float">
            <text:p>433946</text:p>
          </table:table-cell>
          <table:table-cell office:value-type="float" office:value="99.9" calcext:value-type="float">
            <text:p>99.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4176" calcext:value-type="float">
            <text:p>434176</text:p>
          </table:table-cell>
          <table:table-cell office:value-type="float" office:value="99.9" calcext:value-type="float">
            <text:p>99.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4406" calcext:value-type="float">
            <text:p>434406</text:p>
          </table:table-cell>
          <table:table-cell office:value-type="float" office:value="99.9" calcext:value-type="float">
            <text:p>99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4631" calcext:value-type="float">
            <text:p>434631</text:p>
          </table:table-cell>
          <table:table-cell office:value-type="float" office:value="99.9" calcext:value-type="float">
            <text:p>99.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4863" calcext:value-type="float">
            <text:p>434863</text:p>
          </table:table-cell>
          <table:table-cell office:value-type="float" office:value="99.9" calcext:value-type="float">
            <text:p>99.9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5089" calcext:value-type="float">
            <text:p>435089</text:p>
          </table:table-cell>
          <table:table-cell office:value-type="float" office:value="99.9" calcext:value-type="float">
            <text:p>99.9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5318" calcext:value-type="float">
            <text:p>435318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5544" calcext:value-type="float">
            <text:p>435544</text:p>
          </table:table-cell>
          <table:table-cell office:value-type="float" office:value="94.4" calcext:value-type="float">
            <text:p>94.4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5778" calcext:value-type="float">
            <text:p>435778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6002" calcext:value-type="float">
            <text:p>436002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6234" calcext:value-type="float">
            <text:p>436234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6459" calcext:value-type="float">
            <text:p>436459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6686" calcext:value-type="float">
            <text:p>436686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6913" calcext:value-type="float">
            <text:p>436913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7140" calcext:value-type="float">
            <text:p>437140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7371" calcext:value-type="float">
            <text:p>437371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7599" calcext:value-type="float">
            <text:p>437599</text:p>
          </table:table-cell>
          <table:table-cell office:value-type="float" office:value="99.9" calcext:value-type="float">
            <text:p>99.9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7830" calcext:value-type="float">
            <text:p>437830</text:p>
          </table:table-cell>
          <table:table-cell office:value-type="float" office:value="94.1" calcext:value-type="float">
            <text:p>94.1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8058" calcext:value-type="float">
            <text:p>438058</text:p>
          </table:table-cell>
          <table:table-cell office:value-type="float" office:value="99.9" calcext:value-type="float">
            <text:p>99.9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8289" calcext:value-type="float">
            <text:p>438289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8524" calcext:value-type="float">
            <text:p>438524</text:p>
          </table:table-cell>
          <table:table-cell office:value-type="float" office:value="99.9" calcext:value-type="float">
            <text:p>99.9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8756" calcext:value-type="float">
            <text:p>438756</text:p>
          </table:table-cell>
          <table:table-cell office:value-type="float" office:value="88.9" calcext:value-type="float">
            <text:p>88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8985" calcext:value-type="float">
            <text:p>438985</text:p>
          </table:table-cell>
          <table:table-cell office:value-type="float" office:value="99.9" calcext:value-type="float">
            <text:p>99.9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9216" calcext:value-type="float">
            <text:p>439216</text:p>
          </table:table-cell>
          <table:table-cell office:value-type="float" office:value="99.9" calcext:value-type="float">
            <text:p>99.9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9447" calcext:value-type="float">
            <text:p>439447</text:p>
          </table:table-cell>
          <table:table-cell office:value-type="float" office:value="99.9" calcext:value-type="float">
            <text:p>99.9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9678" calcext:value-type="float">
            <text:p>439678</text:p>
          </table:table-cell>
          <table:table-cell office:value-type="float" office:value="99.9" calcext:value-type="float">
            <text:p>99.9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39907" calcext:value-type="float">
            <text:p>439907</text:p>
          </table:table-cell>
          <table:table-cell office:value-type="float" office:value="99.9" calcext:value-type="float">
            <text:p>99.9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0136" calcext:value-type="float">
            <text:p>440136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0359" calcext:value-type="float">
            <text:p>440359</text:p>
          </table:table-cell>
          <table:table-cell office:value-type="float" office:value="99.9" calcext:value-type="float">
            <text:p>99.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0586" calcext:value-type="float">
            <text:p>440586</text:p>
          </table:table-cell>
          <table:table-cell office:value-type="float" office:value="99.9" calcext:value-type="float">
            <text:p>99.9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0813" calcext:value-type="float">
            <text:p>440813</text:p>
          </table:table-cell>
          <table:table-cell office:value-type="float" office:value="99.9" calcext:value-type="float">
            <text:p>99.9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1041" calcext:value-type="float">
            <text:p>441041</text:p>
          </table:table-cell>
          <table:table-cell office:value-type="float" office:value="94.1" calcext:value-type="float">
            <text:p>94.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1272" calcext:value-type="float">
            <text:p>441272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1499" calcext:value-type="float">
            <text:p>441499</text:p>
          </table:table-cell>
          <table:table-cell office:value-type="float" office:value="99.9" calcext:value-type="float">
            <text:p>99.9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1725" calcext:value-type="float">
            <text:p>441725</text:p>
          </table:table-cell>
          <table:table-cell office:value-type="float" office:value="99.9" calcext:value-type="float">
            <text:p>99.9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1949" calcext:value-type="float">
            <text:p>441949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2182" calcext:value-type="float">
            <text:p>442182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2410" calcext:value-type="float">
            <text:p>442410</text:p>
          </table:table-cell>
          <table:table-cell office:value-type="float" office:value="99.9" calcext:value-type="float">
            <text:p>99.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2643" calcext:value-type="float">
            <text:p>442643</text:p>
          </table:table-cell>
          <table:table-cell office:value-type="float" office:value="94.4" calcext:value-type="float">
            <text:p>94.4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2876" calcext:value-type="float">
            <text:p>442876</text:p>
          </table:table-cell>
          <table:table-cell office:value-type="float" office:value="94.4" calcext:value-type="float">
            <text:p>94.4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3110" calcext:value-type="float">
            <text:p>443110</text:p>
          </table:table-cell>
          <table:table-cell office:value-type="float" office:value="99.9" calcext:value-type="float">
            <text:p>99.9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3341" calcext:value-type="float">
            <text:p>443341</text:p>
          </table:table-cell>
          <table:table-cell office:value-type="float" office:value="99.9" calcext:value-type="float">
            <text:p>99.9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3565" calcext:value-type="float">
            <text:p>443565</text:p>
          </table:table-cell>
          <table:table-cell office:value-type="float" office:value="99.9" calcext:value-type="float">
            <text:p>99.9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3792" calcext:value-type="float">
            <text:p>443792</text:p>
          </table:table-cell>
          <table:table-cell office:value-type="float" office:value="94.1" calcext:value-type="float">
            <text:p>94.1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4021" calcext:value-type="float">
            <text:p>444021</text:p>
          </table:table-cell>
          <table:table-cell office:value-type="float" office:value="99.9" calcext:value-type="float">
            <text:p>99.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4256" calcext:value-type="float">
            <text:p>444256</text:p>
          </table:table-cell>
          <table:table-cell office:value-type="float" office:value="94.4" calcext:value-type="float">
            <text:p>94.4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4485" calcext:value-type="float">
            <text:p>444485</text:p>
          </table:table-cell>
          <table:table-cell office:value-type="float" office:value="99.9" calcext:value-type="float">
            <text:p>99.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4716" calcext:value-type="float">
            <text:p>444716</text:p>
          </table:table-cell>
          <table:table-cell office:value-type="float" office:value="94.4" calcext:value-type="float">
            <text:p>94.4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4946" calcext:value-type="float">
            <text:p>444946</text:p>
          </table:table-cell>
          <table:table-cell office:value-type="float" office:value="99.9" calcext:value-type="float">
            <text:p>99.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5178" calcext:value-type="float">
            <text:p>445178</text:p>
          </table:table-cell>
          <table:table-cell office:value-type="float" office:value="99.9" calcext:value-type="float">
            <text:p>99.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5407" calcext:value-type="float">
            <text:p>445407</text:p>
          </table:table-cell>
          <table:table-cell office:value-type="float" office:value="99.9" calcext:value-type="float">
            <text:p>99.9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5638" calcext:value-type="float">
            <text:p>445638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5866" calcext:value-type="float">
            <text:p>445866</text:p>
          </table:table-cell>
          <table:table-cell office:value-type="float" office:value="99.9" calcext:value-type="float">
            <text:p>99.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6095" calcext:value-type="float">
            <text:p>446095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6327" calcext:value-type="float">
            <text:p>446327</text:p>
          </table:table-cell>
          <table:table-cell office:value-type="float" office:value="99.9" calcext:value-type="float">
            <text:p>99.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6559" calcext:value-type="float">
            <text:p>446559</text:p>
          </table:table-cell>
          <table:table-cell office:value-type="float" office:value="99.9" calcext:value-type="float">
            <text:p>99.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6791" calcext:value-type="float">
            <text:p>446791</text:p>
          </table:table-cell>
          <table:table-cell office:value-type="float" office:value="99.9" calcext:value-type="float">
            <text:p>99.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7026" calcext:value-type="float">
            <text:p>447026</text:p>
          </table:table-cell>
          <table:table-cell office:value-type="float" office:value="99.9" calcext:value-type="float">
            <text:p>99.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7248" calcext:value-type="float">
            <text:p>447248</text:p>
          </table:table-cell>
          <table:table-cell office:value-type="float" office:value="99.9" calcext:value-type="float">
            <text:p>99.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7482" calcext:value-type="float">
            <text:p>447482</text:p>
          </table:table-cell>
          <table:table-cell office:value-type="float" office:value="99.9" calcext:value-type="float">
            <text:p>99.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7713" calcext:value-type="float">
            <text:p>447713</text:p>
          </table:table-cell>
          <table:table-cell office:value-type="float" office:value="99.9" calcext:value-type="float">
            <text:p>99.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7945" calcext:value-type="float">
            <text:p>447945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8173" calcext:value-type="float">
            <text:p>448173</text:p>
          </table:table-cell>
          <table:table-cell office:value-type="float" office:value="99.9" calcext:value-type="float">
            <text:p>99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8405" calcext:value-type="float">
            <text:p>448405</text:p>
          </table:table-cell>
          <table:table-cell office:value-type="float" office:value="99.9" calcext:value-type="float">
            <text:p>99.9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8631" calcext:value-type="float">
            <text:p>448631</text:p>
          </table:table-cell>
          <table:table-cell office:value-type="float" office:value="94.1" calcext:value-type="float">
            <text:p>94.1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8868" calcext:value-type="float">
            <text:p>448868</text:p>
          </table:table-cell>
          <table:table-cell office:value-type="float" office:value="99.9" calcext:value-type="float">
            <text:p>99.9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9100" calcext:value-type="float">
            <text:p>449100</text:p>
          </table:table-cell>
          <table:table-cell office:value-type="float" office:value="99.9" calcext:value-type="float">
            <text:p>99.9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9330" calcext:value-type="float">
            <text:p>449330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9560" calcext:value-type="float">
            <text:p>449560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49787" calcext:value-type="float">
            <text:p>449787</text:p>
          </table:table-cell>
          <table:table-cell office:value-type="float" office:value="99.9" calcext:value-type="float">
            <text:p>99.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0017" calcext:value-type="float">
            <text:p>450017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0245" calcext:value-type="float">
            <text:p>450245</text:p>
          </table:table-cell>
          <table:table-cell office:value-type="float" office:value="94.4" calcext:value-type="float">
            <text:p>94.4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0475" calcext:value-type="float">
            <text:p>450475</text:p>
          </table:table-cell>
          <table:table-cell office:value-type="float" office:value="94.4" calcext:value-type="float">
            <text:p>94.4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0710" calcext:value-type="float">
            <text:p>450710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0942" calcext:value-type="float">
            <text:p>450942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1174" calcext:value-type="float">
            <text:p>451174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1403" calcext:value-type="float">
            <text:p>451403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1627" calcext:value-type="float">
            <text:p>451627</text:p>
          </table:table-cell>
          <table:table-cell office:value-type="float" office:value="99.9" calcext:value-type="float">
            <text:p>99.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1858" calcext:value-type="float">
            <text:p>451858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2088" calcext:value-type="float">
            <text:p>452088</text:p>
          </table:table-cell>
          <table:table-cell office:value-type="float" office:value="99.9" calcext:value-type="float">
            <text:p>99.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2317" calcext:value-type="float">
            <text:p>452317</text:p>
          </table:table-cell>
          <table:table-cell office:value-type="float" office:value="94.4" calcext:value-type="float">
            <text:p>94.4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2549" calcext:value-type="float">
            <text:p>452549</text:p>
          </table:table-cell>
          <table:table-cell office:value-type="float" office:value="99.9" calcext:value-type="float">
            <text:p>99.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2779" calcext:value-type="float">
            <text:p>452779</text:p>
          </table:table-cell>
          <table:table-cell office:value-type="float" office:value="99.9" calcext:value-type="float">
            <text:p>99.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3006" calcext:value-type="float">
            <text:p>453006</text:p>
          </table:table-cell>
          <table:table-cell office:value-type="float" office:value="99.9" calcext:value-type="float">
            <text:p>99.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3235" calcext:value-type="float">
            <text:p>453235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3460" calcext:value-type="float">
            <text:p>453460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3693" calcext:value-type="float">
            <text:p>453693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3921" calcext:value-type="float">
            <text:p>453921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4145" calcext:value-type="float">
            <text:p>454145</text:p>
          </table:table-cell>
          <table:table-cell office:value-type="float" office:value="94.4" calcext:value-type="float">
            <text:p>94.4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4378" calcext:value-type="float">
            <text:p>454378</text:p>
          </table:table-cell>
          <table:table-cell office:value-type="float" office:value="99.9" calcext:value-type="float">
            <text:p>99.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4603" calcext:value-type="float">
            <text:p>454603</text:p>
          </table:table-cell>
          <table:table-cell office:value-type="float" office:value="99.9" calcext:value-type="float">
            <text:p>99.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4828" calcext:value-type="float">
            <text:p>454828</text:p>
          </table:table-cell>
          <table:table-cell office:value-type="float" office:value="99.9" calcext:value-type="float">
            <text:p>99.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5055" calcext:value-type="float">
            <text:p>455055</text:p>
          </table:table-cell>
          <table:table-cell office:value-type="float" office:value="99.9" calcext:value-type="float">
            <text:p>99.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5280" calcext:value-type="float">
            <text:p>455280</text:p>
          </table:table-cell>
          <table:table-cell office:value-type="float" office:value="99.9" calcext:value-type="float">
            <text:p>99.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5511" calcext:value-type="float">
            <text:p>455511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5740" calcext:value-type="float">
            <text:p>455740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5971" calcext:value-type="float">
            <text:p>455971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6197" calcext:value-type="float">
            <text:p>456197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6422" calcext:value-type="float">
            <text:p>456422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6649" calcext:value-type="float">
            <text:p>456649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6873" calcext:value-type="float">
            <text:p>456873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7101" calcext:value-type="float">
            <text:p>457101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7327" calcext:value-type="float">
            <text:p>457327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7552" calcext:value-type="float">
            <text:p>457552</text:p>
          </table:table-cell>
          <table:table-cell office:value-type="float" office:value="99.9" calcext:value-type="float">
            <text:p>99.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7778" calcext:value-type="float">
            <text:p>457778</text:p>
          </table:table-cell>
          <table:table-cell office:value-type="float" office:value="99.9" calcext:value-type="float">
            <text:p>99.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8007" calcext:value-type="float">
            <text:p>458007</text:p>
          </table:table-cell>
          <table:table-cell office:value-type="float" office:value="99.9" calcext:value-type="float">
            <text:p>99.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8231" calcext:value-type="float">
            <text:p>458231</text:p>
          </table:table-cell>
          <table:table-cell office:value-type="float" office:value="99.9" calcext:value-type="float">
            <text:p>99.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8459" calcext:value-type="float">
            <text:p>458459</text:p>
          </table:table-cell>
          <table:table-cell office:value-type="float" office:value="99.9" calcext:value-type="float">
            <text:p>99.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8692" calcext:value-type="float">
            <text:p>458692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8919" calcext:value-type="float">
            <text:p>458919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9151" calcext:value-type="float">
            <text:p>459151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9386" calcext:value-type="float">
            <text:p>459386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9612" calcext:value-type="float">
            <text:p>459612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59847" calcext:value-type="float">
            <text:p>459847</text:p>
          </table:table-cell>
          <table:table-cell office:value-type="float" office:value="94.4" calcext:value-type="float">
            <text:p>94.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0077" calcext:value-type="float">
            <text:p>460077</text:p>
          </table:table-cell>
          <table:table-cell office:value-type="float" office:value="94.4" calcext:value-type="float">
            <text:p>94.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0308" calcext:value-type="float">
            <text:p>460308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0537" calcext:value-type="float">
            <text:p>460537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0765" calcext:value-type="float">
            <text:p>460765</text:p>
          </table:table-cell>
          <table:table-cell office:value-type="float" office:value="99.9" calcext:value-type="float">
            <text:p>99.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0994" calcext:value-type="float">
            <text:p>460994</text:p>
          </table:table-cell>
          <table:table-cell office:value-type="float" office:value="99.9" calcext:value-type="float">
            <text:p>99.9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1222" calcext:value-type="float">
            <text:p>461222</text:p>
          </table:table-cell>
          <table:table-cell office:value-type="float" office:value="99.9" calcext:value-type="float">
            <text:p>99.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1457" calcext:value-type="float">
            <text:p>461457</text:p>
          </table:table-cell>
          <table:table-cell office:value-type="float" office:value="94.1" calcext:value-type="float">
            <text:p>94.1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1682" calcext:value-type="float">
            <text:p>461682</text:p>
          </table:table-cell>
          <table:table-cell office:value-type="float" office:value="99.9" calcext:value-type="float">
            <text:p>99.9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1910" calcext:value-type="float">
            <text:p>461910</text:p>
          </table:table-cell>
          <table:table-cell office:value-type="float" office:value="94.1" calcext:value-type="float">
            <text:p>94.1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2139" calcext:value-type="float">
            <text:p>462139</text:p>
          </table:table-cell>
          <table:table-cell office:value-type="float" office:value="99.9" calcext:value-type="float">
            <text:p>99.9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5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2367" calcext:value-type="float">
            <text:p>462367</text:p>
          </table:table-cell>
          <table:table-cell office:value-type="float" office:value="99.9" calcext:value-type="float">
            <text:p>99.9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2601" calcext:value-type="float">
            <text:p>462601</text:p>
          </table:table-cell>
          <table:table-cell office:value-type="float" office:value="99.9" calcext:value-type="float">
            <text:p>99.9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2829" calcext:value-type="float">
            <text:p>462829</text:p>
          </table:table-cell>
          <table:table-cell office:value-type="float" office:value="99.9" calcext:value-type="float">
            <text:p>99.9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5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3062" calcext:value-type="float">
            <text:p>463062</text:p>
          </table:table-cell>
          <table:table-cell office:value-type="float" office:value="99.9" calcext:value-type="float">
            <text:p>99.9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3286" calcext:value-type="float">
            <text:p>463286</text:p>
          </table:table-cell>
          <table:table-cell office:value-type="float" office:value="99.9" calcext:value-type="float">
            <text:p>99.9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3512" calcext:value-type="float">
            <text:p>463512</text:p>
          </table:table-cell>
          <table:table-cell office:value-type="float" office:value="99.9" calcext:value-type="float">
            <text:p>99.9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3739" calcext:value-type="float">
            <text:p>463739</text:p>
          </table:table-cell>
          <table:table-cell office:value-type="float" office:value="99.9" calcext:value-type="float">
            <text:p>99.9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3968" calcext:value-type="float">
            <text:p>463968</text:p>
          </table:table-cell>
          <table:table-cell office:value-type="float" office:value="99.9" calcext:value-type="float">
            <text:p>99.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4199" calcext:value-type="float">
            <text:p>464199</text:p>
          </table:table-cell>
          <table:table-cell office:value-type="float" office:value="99.9" calcext:value-type="float">
            <text:p>99.9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4427" calcext:value-type="float">
            <text:p>464427</text:p>
          </table:table-cell>
          <table:table-cell office:value-type="float" office:value="99.9" calcext:value-type="float">
            <text:p>99.9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4657" calcext:value-type="float">
            <text:p>464657</text:p>
          </table:table-cell>
          <table:table-cell office:value-type="float" office:value="99.9" calcext:value-type="float">
            <text:p>99.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4890" calcext:value-type="float">
            <text:p>464890</text:p>
          </table:table-cell>
          <table:table-cell office:value-type="float" office:value="99.9" calcext:value-type="float">
            <text:p>99.9</text:p>
          </table:table-cell>
          <table:table-cell office:value-type="float" office:value="20.2" calcext:value-type="float">
            <text:p>20.2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5119" calcext:value-type="float">
            <text:p>465119</text:p>
          </table:table-cell>
          <table:table-cell office:value-type="float" office:value="99.9" calcext:value-type="float">
            <text:p>99.9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5350" calcext:value-type="float">
            <text:p>465350</text:p>
          </table:table-cell>
          <table:table-cell office:value-type="float" office:value="99.9" calcext:value-type="float">
            <text:p>99.9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5581" calcext:value-type="float">
            <text:p>465581</text:p>
          </table:table-cell>
          <table:table-cell office:value-type="float" office:value="99.9" calcext:value-type="float">
            <text:p>99.9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5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5805" calcext:value-type="float">
            <text:p>465805</text:p>
          </table:table-cell>
          <table:table-cell office:value-type="float" office:value="99.9" calcext:value-type="float">
            <text:p>99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6034" calcext:value-type="float">
            <text:p>466034</text:p>
          </table:table-cell>
          <table:table-cell office:value-type="float" office:value="94.4" calcext:value-type="float">
            <text:p>94.4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6263" calcext:value-type="float">
            <text:p>466263</text:p>
          </table:table-cell>
          <table:table-cell office:value-type="float" office:value="99.9" calcext:value-type="float">
            <text:p>99.9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6491" calcext:value-type="float">
            <text:p>466491</text:p>
          </table:table-cell>
          <table:table-cell office:value-type="float" office:value="99.9" calcext:value-type="float">
            <text:p>99.9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6720" calcext:value-type="float">
            <text:p>466720</text:p>
          </table:table-cell>
          <table:table-cell office:value-type="float" office:value="99.9" calcext:value-type="float">
            <text:p>99.9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6953" calcext:value-type="float">
            <text:p>466953</text:p>
          </table:table-cell>
          <table:table-cell office:value-type="float" office:value="99.9" calcext:value-type="float">
            <text:p>99.9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7182" calcext:value-type="float">
            <text:p>467182</text:p>
          </table:table-cell>
          <table:table-cell office:value-type="float" office:value="99.9" calcext:value-type="float">
            <text:p>99.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7418" calcext:value-type="float">
            <text:p>467418</text:p>
          </table:table-cell>
          <table:table-cell office:value-type="float" office:value="99.9" calcext:value-type="float">
            <text:p>99.9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7658" calcext:value-type="float">
            <text:p>467658</text:p>
          </table:table-cell>
          <table:table-cell office:value-type="float" office:value="94.1" calcext:value-type="float">
            <text:p>94.1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7891" calcext:value-type="float">
            <text:p>467891</text:p>
          </table:table-cell>
          <table:table-cell office:value-type="float" office:value="99.9" calcext:value-type="float">
            <text:p>99.9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8119" calcext:value-type="float">
            <text:p>468119</text:p>
          </table:table-cell>
          <table:table-cell office:value-type="float" office:value="99.9" calcext:value-type="float">
            <text:p>99.9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8350" calcext:value-type="float">
            <text:p>468350</text:p>
          </table:table-cell>
          <table:table-cell office:value-type="float" office:value="99.9" calcext:value-type="float">
            <text:p>99.9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8580" calcext:value-type="float">
            <text:p>468580</text:p>
          </table:table-cell>
          <table:table-cell office:value-type="float" office:value="99.9" calcext:value-type="float">
            <text:p>99.9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8808" calcext:value-type="float">
            <text:p>468808</text:p>
          </table:table-cell>
          <table:table-cell office:value-type="float" office:value="99.9" calcext:value-type="float">
            <text:p>99.9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9034" calcext:value-type="float">
            <text:p>469034</text:p>
          </table:table-cell>
          <table:table-cell office:value-type="float" office:value="99.9" calcext:value-type="float">
            <text:p>99.9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9268" calcext:value-type="float">
            <text:p>469268</text:p>
          </table:table-cell>
          <table:table-cell office:value-type="float" office:value="99.9" calcext:value-type="float">
            <text:p>99.9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9498" calcext:value-type="float">
            <text:p>469498</text:p>
          </table:table-cell>
          <table:table-cell office:value-type="float" office:value="99.9" calcext:value-type="float">
            <text:p>99.9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9731" calcext:value-type="float">
            <text:p>469731</text:p>
          </table:table-cell>
          <table:table-cell office:value-type="float" office:value="47.1" calcext:value-type="float">
            <text:p>47.1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69958" calcext:value-type="float">
            <text:p>469958</text:p>
          </table:table-cell>
          <table:table-cell office:value-type="float" office:value="5.9" calcext:value-type="float">
            <text:p>5.9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0192" calcext:value-type="float">
            <text:p>470192</text:p>
          </table:table-cell>
          <table:table-cell office:value-type="float" office:value="11.8" calcext:value-type="float">
            <text:p>11.8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0423" calcext:value-type="float">
            <text:p>470423</text:p>
          </table:table-cell>
          <table:table-cell office:value-type="float" office:value="5.6" calcext:value-type="float">
            <text:p>5.6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0657" calcext:value-type="float">
            <text:p>470657</text:p>
          </table:table-cell>
          <table:table-cell office:value-type="float" office:value="5.9" calcext:value-type="float">
            <text:p>5.9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0891" calcext:value-type="float">
            <text:p>470891</text:p>
          </table:table-cell>
          <table:table-cell office:value-type="float" office:value="5.9" calcext:value-type="float">
            <text:p>5.9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1122" calcext:value-type="float">
            <text:p>471122</text:p>
          </table:table-cell>
          <table:table-cell office:value-type="float" office:value="5.9" calcext:value-type="float">
            <text:p>5.9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1350" calcext:value-type="float">
            <text:p>471350</text:p>
          </table:table-cell>
          <table:table-cell office:value-type="float" office:value="5.9" calcext:value-type="float">
            <text:p>5.9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1584" calcext:value-type="float">
            <text:p>471584</text:p>
          </table:table-cell>
          <table:table-cell office:value-type="float" office:value="72.2" calcext:value-type="float">
            <text:p>72.2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1818" calcext:value-type="float">
            <text:p>471818</text:p>
          </table:table-cell>
          <table:table-cell office:value-type="float" office:value="99.9" calcext:value-type="float">
            <text:p>99.9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2049" calcext:value-type="float">
            <text:p>472049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2279" calcext:value-type="float">
            <text:p>472279</text:p>
          </table:table-cell>
          <table:table-cell office:value-type="float" office:value="99.9" calcext:value-type="float">
            <text:p>99.9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2504" calcext:value-type="float">
            <text:p>472504</text:p>
          </table:table-cell>
          <table:table-cell office:value-type="float" office:value="94.4" calcext:value-type="float">
            <text:p>94.4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2734" calcext:value-type="float">
            <text:p>472734</text:p>
          </table:table-cell>
          <table:table-cell office:value-type="float" office:value="94.4" calcext:value-type="float">
            <text:p>94.4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2963" calcext:value-type="float">
            <text:p>472963</text:p>
          </table:table-cell>
          <table:table-cell office:value-type="float" office:value="99.9" calcext:value-type="float">
            <text:p>99.9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3193" calcext:value-type="float">
            <text:p>473193</text:p>
          </table:table-cell>
          <table:table-cell office:value-type="float" office:value="99.9" calcext:value-type="float">
            <text:p>99.9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3423" calcext:value-type="float">
            <text:p>473423</text:p>
          </table:table-cell>
          <table:table-cell office:value-type="float" office:value="99.9" calcext:value-type="float">
            <text:p>99.9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3652" calcext:value-type="float">
            <text:p>473652</text:p>
          </table:table-cell>
          <table:table-cell office:value-type="float" office:value="94.1" calcext:value-type="float">
            <text:p>94.1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3886" calcext:value-type="float">
            <text:p>473886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4115" calcext:value-type="float">
            <text:p>474115</text:p>
          </table:table-cell>
          <table:table-cell office:value-type="float" office:value="99.9" calcext:value-type="float">
            <text:p>9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4347" calcext:value-type="float">
            <text:p>474347</text:p>
          </table:table-cell>
          <table:table-cell office:value-type="float" office:value="99.9" calcext:value-type="float">
            <text:p>99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4575" calcext:value-type="float">
            <text:p>474575</text:p>
          </table:table-cell>
          <table:table-cell office:value-type="float" office:value="94.4" calcext:value-type="float">
            <text:p>94.4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4805" calcext:value-type="float">
            <text:p>474805</text:p>
          </table:table-cell>
          <table:table-cell office:value-type="float" office:value="99.9" calcext:value-type="float">
            <text:p>99.9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5031" calcext:value-type="float">
            <text:p>475031</text:p>
          </table:table-cell>
          <table:table-cell office:value-type="float" office:value="99.9" calcext:value-type="float">
            <text:p>99.9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5257" calcext:value-type="float">
            <text:p>475257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5485" calcext:value-type="float">
            <text:p>475485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5712" calcext:value-type="float">
            <text:p>475712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5937" calcext:value-type="float">
            <text:p>475937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6169" calcext:value-type="float">
            <text:p>476169</text:p>
          </table:table-cell>
          <table:table-cell office:value-type="float" office:value="94.1" calcext:value-type="float">
            <text:p>94.1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6398" calcext:value-type="float">
            <text:p>476398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6626" calcext:value-type="float">
            <text:p>476626</text:p>
          </table:table-cell>
          <table:table-cell office:value-type="float" office:value="94.4" calcext:value-type="float">
            <text:p>94.4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6851" calcext:value-type="float">
            <text:p>476851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7076" calcext:value-type="float">
            <text:p>477076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7304" calcext:value-type="float">
            <text:p>477304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7535" calcext:value-type="float">
            <text:p>477535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7762" calcext:value-type="float">
            <text:p>477762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7988" calcext:value-type="float">
            <text:p>477988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8222" calcext:value-type="float">
            <text:p>478222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8454" calcext:value-type="float">
            <text:p>478454</text:p>
          </table:table-cell>
          <table:table-cell office:value-type="float" office:value="94.4" calcext:value-type="float">
            <text:p>94.4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8684" calcext:value-type="float">
            <text:p>478684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8916" calcext:value-type="float">
            <text:p>478916</text:p>
          </table:table-cell>
          <table:table-cell office:value-type="float" office:value="94.4" calcext:value-type="float">
            <text:p>94.4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9150" calcext:value-type="float">
            <text:p>479150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9376" calcext:value-type="float">
            <text:p>479376</text:p>
          </table:table-cell>
          <table:table-cell office:value-type="float" office:value="99.9" calcext:value-type="float">
            <text:p>99.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9609" calcext:value-type="float">
            <text:p>479609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79844" calcext:value-type="float">
            <text:p>479844</text:p>
          </table:table-cell>
          <table:table-cell office:value-type="float" office:value="99.9" calcext:value-type="float">
            <text:p>99.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0078" calcext:value-type="float">
            <text:p>480078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0312" calcext:value-type="float">
            <text:p>480312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0548" calcext:value-type="float">
            <text:p>480548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0776" calcext:value-type="float">
            <text:p>480776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1005" calcext:value-type="float">
            <text:p>481005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1228" calcext:value-type="float">
            <text:p>481228</text:p>
          </table:table-cell>
          <table:table-cell office:value-type="float" office:value="99.9" calcext:value-type="float">
            <text:p>99.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1458" calcext:value-type="float">
            <text:p>481458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1681" calcext:value-type="float">
            <text:p>481681</text:p>
          </table:table-cell>
          <table:table-cell office:value-type="float" office:value="99.9" calcext:value-type="float">
            <text:p>99.9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1907" calcext:value-type="float">
            <text:p>481907</text:p>
          </table:table-cell>
          <table:table-cell office:value-type="float" office:value="99.9" calcext:value-type="float">
            <text:p>99.9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2135" calcext:value-type="float">
            <text:p>482135</text:p>
          </table:table-cell>
          <table:table-cell office:value-type="float" office:value="94.4" calcext:value-type="float">
            <text:p>94.4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2366" calcext:value-type="float">
            <text:p>482366</text:p>
          </table:table-cell>
          <table:table-cell office:value-type="float" office:value="94.4" calcext:value-type="float">
            <text:p>94.4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2596" calcext:value-type="float">
            <text:p>482596</text:p>
          </table:table-cell>
          <table:table-cell office:value-type="float" office:value="99.9" calcext:value-type="float">
            <text:p>99.9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2828" calcext:value-type="float">
            <text:p>482828</text:p>
          </table:table-cell>
          <table:table-cell office:value-type="float" office:value="99.9" calcext:value-type="float">
            <text:p>99.9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3054" calcext:value-type="float">
            <text:p>483054</text:p>
          </table:table-cell>
          <table:table-cell office:value-type="float" office:value="99.9" calcext:value-type="float">
            <text:p>99.9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3281" calcext:value-type="float">
            <text:p>483281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3510" calcext:value-type="float">
            <text:p>483510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3739" calcext:value-type="float">
            <text:p>483739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3966" calcext:value-type="float">
            <text:p>483966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4195" calcext:value-type="float">
            <text:p>484195</text:p>
          </table:table-cell>
          <table:table-cell office:value-type="float" office:value="94.4" calcext:value-type="float">
            <text:p>94.4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4426" calcext:value-type="float">
            <text:p>484426</text:p>
          </table:table-cell>
          <table:table-cell office:value-type="float" office:value="99.9" calcext:value-type="float">
            <text:p>99.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4654" calcext:value-type="float">
            <text:p>484654</text:p>
          </table:table-cell>
          <table:table-cell office:value-type="float" office:value="99.9" calcext:value-type="float">
            <text:p>99.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4876" calcext:value-type="float">
            <text:p>484876</text:p>
          </table:table-cell>
          <table:table-cell office:value-type="float" office:value="94.4" calcext:value-type="float">
            <text:p>94.4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5104" calcext:value-type="float">
            <text:p>485104</text:p>
          </table:table-cell>
          <table:table-cell office:value-type="float" office:value="99.9" calcext:value-type="float">
            <text:p>99.9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5333" calcext:value-type="float">
            <text:p>485333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5562" calcext:value-type="float">
            <text:p>485562</text:p>
          </table:table-cell>
          <table:table-cell office:value-type="float" office:value="94.1" calcext:value-type="float">
            <text:p>94.1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5789" calcext:value-type="float">
            <text:p>485789</text:p>
          </table:table-cell>
          <table:table-cell office:value-type="float" office:value="94.1" calcext:value-type="float">
            <text:p>94.1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6020" calcext:value-type="float">
            <text:p>486020</text:p>
          </table:table-cell>
          <table:table-cell office:value-type="float" office:value="99.9" calcext:value-type="float">
            <text:p>99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6246" calcext:value-type="float">
            <text:p>486246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6469" calcext:value-type="float">
            <text:p>486469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6698" calcext:value-type="float">
            <text:p>486698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6930" calcext:value-type="float">
            <text:p>486930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7158" calcext:value-type="float">
            <text:p>487158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7389" calcext:value-type="float">
            <text:p>487389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7616" calcext:value-type="float">
            <text:p>487616</text:p>
          </table:table-cell>
          <table:table-cell office:value-type="float" office:value="94.4" calcext:value-type="float">
            <text:p>94.4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7842" calcext:value-type="float">
            <text:p>487842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8071" calcext:value-type="float">
            <text:p>488071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8301" calcext:value-type="float">
            <text:p>488301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8534" calcext:value-type="float">
            <text:p>488534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8766" calcext:value-type="float">
            <text:p>488766</text:p>
          </table:table-cell>
          <table:table-cell office:value-type="float" office:value="94.4" calcext:value-type="float">
            <text:p>94.4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8992" calcext:value-type="float">
            <text:p>488992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9222" calcext:value-type="float">
            <text:p>489222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9451" calcext:value-type="float">
            <text:p>489451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9681" calcext:value-type="float">
            <text:p>489681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89913" calcext:value-type="float">
            <text:p>489913</text:p>
          </table:table-cell>
          <table:table-cell office:value-type="float" office:value="99.9" calcext:value-type="float">
            <text:p>99.9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0141" calcext:value-type="float">
            <text:p>490141</text:p>
          </table:table-cell>
          <table:table-cell office:value-type="float" office:value="99.9" calcext:value-type="float">
            <text:p>99.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0365" calcext:value-type="float">
            <text:p>490365</text:p>
          </table:table-cell>
          <table:table-cell office:value-type="float" office:value="94.4" calcext:value-type="float">
            <text:p>94.4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0595" calcext:value-type="float">
            <text:p>490595</text:p>
          </table:table-cell>
          <table:table-cell office:value-type="float" office:value="94.4" calcext:value-type="float">
            <text:p>94.4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0822" calcext:value-type="float">
            <text:p>490822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1052" calcext:value-type="float">
            <text:p>491052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1281" calcext:value-type="float">
            <text:p>491281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1504" calcext:value-type="float">
            <text:p>491504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1730" calcext:value-type="float">
            <text:p>491730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1962" calcext:value-type="float">
            <text:p>491962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2196" calcext:value-type="float">
            <text:p>492196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2426" calcext:value-type="float">
            <text:p>492426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2655" calcext:value-type="float">
            <text:p>492655</text:p>
          </table:table-cell>
          <table:table-cell office:value-type="float" office:value="99.9" calcext:value-type="float">
            <text:p>99.9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2883" calcext:value-type="float">
            <text:p>492883</text:p>
          </table:table-cell>
          <table:table-cell office:value-type="float" office:value="99.9" calcext:value-type="float">
            <text:p>99.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3112" calcext:value-type="float">
            <text:p>493112</text:p>
          </table:table-cell>
          <table:table-cell office:value-type="float" office:value="99.9" calcext:value-type="float">
            <text:p>99.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3327" calcext:value-type="float">
            <text:p>493327</text:p>
          </table:table-cell>
          <table:table-cell office:value-type="float" office:value="94.4" calcext:value-type="float">
            <text:p>94.4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3557" calcext:value-type="float">
            <text:p>493557</text:p>
          </table:table-cell>
          <table:table-cell office:value-type="float" office:value="94.4" calcext:value-type="float">
            <text:p>94.4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3786" calcext:value-type="float">
            <text:p>493786</text:p>
          </table:table-cell>
          <table:table-cell office:value-type="float" office:value="94.4" calcext:value-type="float">
            <text:p>94.4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4014" calcext:value-type="float">
            <text:p>494014</text:p>
          </table:table-cell>
          <table:table-cell office:value-type="float" office:value="94.4" calcext:value-type="float">
            <text:p>94.4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4244" calcext:value-type="float">
            <text:p>494244</text:p>
          </table:table-cell>
          <table:table-cell office:value-type="float" office:value="94.4" calcext:value-type="float">
            <text:p>94.4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4472" calcext:value-type="float">
            <text:p>494472</text:p>
          </table:table-cell>
          <table:table-cell office:value-type="float" office:value="94.1" calcext:value-type="float">
            <text:p>94.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4701" calcext:value-type="float">
            <text:p>494701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4927" calcext:value-type="float">
            <text:p>494927</text:p>
          </table:table-cell>
          <table:table-cell office:value-type="float" office:value="99.9" calcext:value-type="float">
            <text:p>99.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5152" calcext:value-type="float">
            <text:p>495152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5380" calcext:value-type="float">
            <text:p>495380</text:p>
          </table:table-cell>
          <table:table-cell office:value-type="float" office:value="99.9" calcext:value-type="float">
            <text:p>99.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5605" calcext:value-type="float">
            <text:p>495605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5832" calcext:value-type="float">
            <text:p>495832</text:p>
          </table:table-cell>
          <table:table-cell office:value-type="float" office:value="99.9" calcext:value-type="float">
            <text:p>99.9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6070" calcext:value-type="float">
            <text:p>496070</text:p>
          </table:table-cell>
          <table:table-cell office:value-type="float" office:value="99.9" calcext:value-type="float">
            <text:p>99.9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6299" calcext:value-type="float">
            <text:p>496299</text:p>
          </table:table-cell>
          <table:table-cell office:value-type="float" office:value="99.9" calcext:value-type="float">
            <text:p>99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6528" calcext:value-type="float">
            <text:p>496528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6756" calcext:value-type="float">
            <text:p>496756</text:p>
          </table:table-cell>
          <table:table-cell office:value-type="float" office:value="99.9" calcext:value-type="float">
            <text:p>99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6984" calcext:value-type="float">
            <text:p>496984</text:p>
          </table:table-cell>
          <table:table-cell office:value-type="float" office:value="99.9" calcext:value-type="float">
            <text:p>99.9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7213" calcext:value-type="float">
            <text:p>497213</text:p>
          </table:table-cell>
          <table:table-cell office:value-type="float" office:value="99.9" calcext:value-type="float">
            <text:p>99.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7438" calcext:value-type="float">
            <text:p>497438</text:p>
          </table:table-cell>
          <table:table-cell office:value-type="float" office:value="94.1" calcext:value-type="float">
            <text:p>94.1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7660" calcext:value-type="float">
            <text:p>497660</text:p>
          </table:table-cell>
          <table:table-cell office:value-type="float" office:value="99.9" calcext:value-type="float">
            <text:p>99.9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7889" calcext:value-type="float">
            <text:p>497889</text:p>
          </table:table-cell>
          <table:table-cell office:value-type="float" office:value="99.9" calcext:value-type="float">
            <text:p>99.9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8124" calcext:value-type="float">
            <text:p>498124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8355" calcext:value-type="float">
            <text:p>498355</text:p>
          </table:table-cell>
          <table:table-cell office:value-type="float" office:value="94.4" calcext:value-type="float">
            <text:p>94.4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8583" calcext:value-type="float">
            <text:p>498583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8813" calcext:value-type="float">
            <text:p>498813</text:p>
          </table:table-cell>
          <table:table-cell office:value-type="float" office:value="99.9" calcext:value-type="float">
            <text:p>99.9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9037" calcext:value-type="float">
            <text:p>499037</text:p>
          </table:table-cell>
          <table:table-cell office:value-type="float" office:value="99.9" calcext:value-type="float">
            <text:p>99.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9264" calcext:value-type="float">
            <text:p>499264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9495" calcext:value-type="float">
            <text:p>499495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9722" calcext:value-type="float">
            <text:p>499722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499947" calcext:value-type="float">
            <text:p>499947</text:p>
          </table:table-cell>
          <table:table-cell office:value-type="float" office:value="99.9" calcext:value-type="float">
            <text:p>99.9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0181" calcext:value-type="float">
            <text:p>500181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0413" calcext:value-type="float">
            <text:p>500413</text:p>
          </table:table-cell>
          <table:table-cell office:value-type="float" office:value="94.4" calcext:value-type="float">
            <text:p>94.4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0645" calcext:value-type="float">
            <text:p>500645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0871" calcext:value-type="float">
            <text:p>500871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1096" calcext:value-type="float">
            <text:p>501096</text:p>
          </table:table-cell>
          <table:table-cell office:value-type="float" office:value="94.4" calcext:value-type="float">
            <text:p>94.4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1324" calcext:value-type="float">
            <text:p>501324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1547" calcext:value-type="float">
            <text:p>501547</text:p>
          </table:table-cell>
          <table:table-cell office:value-type="float" office:value="99.9" calcext:value-type="float">
            <text:p>99.9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1778" calcext:value-type="float">
            <text:p>501778</text:p>
          </table:table-cell>
          <table:table-cell office:value-type="float" office:value="99.9" calcext:value-type="float">
            <text:p>99.9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2009" calcext:value-type="float">
            <text:p>502009</text:p>
          </table:table-cell>
          <table:table-cell office:value-type="float" office:value="99.9" calcext:value-type="float">
            <text:p>99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2238" calcext:value-type="float">
            <text:p>502238</text:p>
          </table:table-cell>
          <table:table-cell office:value-type="float" office:value="99.9" calcext:value-type="float">
            <text:p>99.9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2465" calcext:value-type="float">
            <text:p>502465</text:p>
          </table:table-cell>
          <table:table-cell office:value-type="float" office:value="99.9" calcext:value-type="float">
            <text:p>99.9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2693" calcext:value-type="float">
            <text:p>502693</text:p>
          </table:table-cell>
          <table:table-cell office:value-type="float" office:value="99.9" calcext:value-type="float">
            <text:p>99.9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2917" calcext:value-type="float">
            <text:p>502917</text:p>
          </table:table-cell>
          <table:table-cell office:value-type="float" office:value="99.9" calcext:value-type="float">
            <text:p>99.9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3146" calcext:value-type="float">
            <text:p>503146</text:p>
          </table:table-cell>
          <table:table-cell office:value-type="float" office:value="94.4" calcext:value-type="float">
            <text:p>94.4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3373" calcext:value-type="float">
            <text:p>503373</text:p>
          </table:table-cell>
          <table:table-cell office:value-type="float" office:value="99.9" calcext:value-type="float">
            <text:p>99.9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3601" calcext:value-type="float">
            <text:p>503601</text:p>
          </table:table-cell>
          <table:table-cell office:value-type="float" office:value="99.9" calcext:value-type="float">
            <text:p>99.9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3822" calcext:value-type="float">
            <text:p>503822</text:p>
          </table:table-cell>
          <table:table-cell office:value-type="float" office:value="99.9" calcext:value-type="float">
            <text:p>99.9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4047" calcext:value-type="float">
            <text:p>504047</text:p>
          </table:table-cell>
          <table:table-cell office:value-type="float" office:value="94.4" calcext:value-type="float">
            <text:p>94.4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4277" calcext:value-type="float">
            <text:p>504277</text:p>
          </table:table-cell>
          <table:table-cell office:value-type="float" office:value="99.9" calcext:value-type="float">
            <text:p>99.9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4505" calcext:value-type="float">
            <text:p>504505</text:p>
          </table:table-cell>
          <table:table-cell office:value-type="float" office:value="99.9" calcext:value-type="float">
            <text:p>99.9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4731" calcext:value-type="float">
            <text:p>504731</text:p>
          </table:table-cell>
          <table:table-cell office:value-type="float" office:value="99.9" calcext:value-type="float">
            <text:p>99.9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4960" calcext:value-type="float">
            <text:p>504960</text:p>
          </table:table-cell>
          <table:table-cell office:value-type="float" office:value="99.9" calcext:value-type="float">
            <text:p>99.9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5194" calcext:value-type="float">
            <text:p>505194</text:p>
          </table:table-cell>
          <table:table-cell office:value-type="float" office:value="94.4" calcext:value-type="float">
            <text:p>94.4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5422" calcext:value-type="float">
            <text:p>505422</text:p>
          </table:table-cell>
          <table:table-cell office:value-type="float" office:value="99.9" calcext:value-type="float">
            <text:p>99.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5649" calcext:value-type="float">
            <text:p>505649</text:p>
          </table:table-cell>
          <table:table-cell office:value-type="float" office:value="99.9" calcext:value-type="float">
            <text:p>99.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5884" calcext:value-type="float">
            <text:p>505884</text:p>
          </table:table-cell>
          <table:table-cell office:value-type="float" office:value="94.4" calcext:value-type="float">
            <text:p>94.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6114" calcext:value-type="float">
            <text:p>506114</text:p>
          </table:table-cell>
          <table:table-cell office:value-type="float" office:value="99.9" calcext:value-type="float">
            <text:p>99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6342" calcext:value-type="float">
            <text:p>506342</text:p>
          </table:table-cell>
          <table:table-cell office:value-type="float" office:value="99.9" calcext:value-type="float">
            <text:p>99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6574" calcext:value-type="float">
            <text:p>506574</text:p>
          </table:table-cell>
          <table:table-cell office:value-type="float" office:value="99.9" calcext:value-type="float">
            <text:p>99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6802" calcext:value-type="float">
            <text:p>506802</text:p>
          </table:table-cell>
          <table:table-cell office:value-type="float" office:value="99.9" calcext:value-type="float">
            <text:p>99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7030" calcext:value-type="float">
            <text:p>507030</text:p>
          </table:table-cell>
          <table:table-cell office:value-type="float" office:value="99.9" calcext:value-type="float">
            <text:p>99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7260" calcext:value-type="float">
            <text:p>507260</text:p>
          </table:table-cell>
          <table:table-cell office:value-type="float" office:value="99.9" calcext:value-type="float">
            <text:p>99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7486" calcext:value-type="float">
            <text:p>507486</text:p>
          </table:table-cell>
          <table:table-cell office:value-type="float" office:value="99.9" calcext:value-type="float">
            <text:p>99.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7711" calcext:value-type="float">
            <text:p>507711</text:p>
          </table:table-cell>
          <table:table-cell office:value-type="float" office:value="99.9" calcext:value-type="float">
            <text:p>99.9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7942" calcext:value-type="float">
            <text:p>507942</text:p>
          </table:table-cell>
          <table:table-cell office:value-type="float" office:value="99.9" calcext:value-type="float">
            <text:p>99.9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8166" calcext:value-type="float">
            <text:p>508166</text:p>
          </table:table-cell>
          <table:table-cell office:value-type="float" office:value="94.4" calcext:value-type="float">
            <text:p>94.4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8401" calcext:value-type="float">
            <text:p>508401</text:p>
          </table:table-cell>
          <table:table-cell office:value-type="float" office:value="99.9" calcext:value-type="float">
            <text:p>99.9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8624" calcext:value-type="float">
            <text:p>508624</text:p>
          </table:table-cell>
          <table:table-cell office:value-type="float" office:value="99.9" calcext:value-type="float">
            <text:p>99.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8859" calcext:value-type="float">
            <text:p>508859</text:p>
          </table:table-cell>
          <table:table-cell office:value-type="float" office:value="99.9" calcext:value-type="float">
            <text:p>99.9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9090" calcext:value-type="float">
            <text:p>509090</text:p>
          </table:table-cell>
          <table:table-cell office:value-type="float" office:value="99.9" calcext:value-type="float">
            <text:p>99.9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9316" calcext:value-type="float">
            <text:p>509316</text:p>
          </table:table-cell>
          <table:table-cell office:value-type="float" office:value="99.9" calcext:value-type="float">
            <text:p>99.9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9542" calcext:value-type="float">
            <text:p>509542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09773" calcext:value-type="float">
            <text:p>509773</text:p>
          </table:table-cell>
          <table:table-cell office:value-type="float" office:value="94.4" calcext:value-type="float">
            <text:p>94.4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0001" calcext:value-type="float">
            <text:p>510001</text:p>
          </table:table-cell>
          <table:table-cell office:value-type="float" office:value="99.9" calcext:value-type="float">
            <text:p>99.9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0228" calcext:value-type="float">
            <text:p>510228</text:p>
          </table:table-cell>
          <table:table-cell office:value-type="float" office:value="99.9" calcext:value-type="float">
            <text:p>99.9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5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0453" calcext:value-type="float">
            <text:p>510453</text:p>
          </table:table-cell>
          <table:table-cell office:value-type="float" office:value="99.9" calcext:value-type="float">
            <text:p>99.9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0686" calcext:value-type="float">
            <text:p>510686</text:p>
          </table:table-cell>
          <table:table-cell office:value-type="float" office:value="99.9" calcext:value-type="float">
            <text:p>99.9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0915" calcext:value-type="float">
            <text:p>510915</text:p>
          </table:table-cell>
          <table:table-cell office:value-type="float" office:value="99.9" calcext:value-type="float">
            <text:p>99.9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1148" calcext:value-type="float">
            <text:p>511148</text:p>
          </table:table-cell>
          <table:table-cell office:value-type="float" office:value="99.9" calcext:value-type="float">
            <text:p>99.9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1373" calcext:value-type="float">
            <text:p>511373</text:p>
          </table:table-cell>
          <table:table-cell office:value-type="float" office:value="99.9" calcext:value-type="float">
            <text:p>99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1600" calcext:value-type="float">
            <text:p>511600</text:p>
          </table:table-cell>
          <table:table-cell office:value-type="float" office:value="99.9" calcext:value-type="float">
            <text:p>99.9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1828" calcext:value-type="float">
            <text:p>511828</text:p>
          </table:table-cell>
          <table:table-cell office:value-type="float" office:value="99.9" calcext:value-type="float">
            <text:p>99.9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2061" calcext:value-type="float">
            <text:p>512061</text:p>
          </table:table-cell>
          <table:table-cell office:value-type="float" office:value="99.9" calcext:value-type="float">
            <text:p>99.9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2292" calcext:value-type="float">
            <text:p>512292</text:p>
          </table:table-cell>
          <table:table-cell office:value-type="float" office:value="99.9" calcext:value-type="float">
            <text:p>99.9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2519" calcext:value-type="float">
            <text:p>512519</text:p>
          </table:table-cell>
          <table:table-cell office:value-type="float" office:value="99.9" calcext:value-type="float">
            <text:p>99.9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2747" calcext:value-type="float">
            <text:p>512747</text:p>
          </table:table-cell>
          <table:table-cell office:value-type="float" office:value="99.9" calcext:value-type="float">
            <text:p>99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2972" calcext:value-type="float">
            <text:p>512972</text:p>
          </table:table-cell>
          <table:table-cell office:value-type="float" office:value="99.9" calcext:value-type="float">
            <text:p>99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3206" calcext:value-type="float">
            <text:p>513206</text:p>
          </table:table-cell>
          <table:table-cell office:value-type="float" office:value="99.9" calcext:value-type="float">
            <text:p>99.9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3435" calcext:value-type="float">
            <text:p>513435</text:p>
          </table:table-cell>
          <table:table-cell office:value-type="float" office:value="99.9" calcext:value-type="float">
            <text:p>99.9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3662" calcext:value-type="float">
            <text:p>513662</text:p>
          </table:table-cell>
          <table:table-cell office:value-type="float" office:value="99.9" calcext:value-type="float">
            <text:p>99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3899" calcext:value-type="float">
            <text:p>513899</text:p>
          </table:table-cell>
          <table:table-cell office:value-type="float" office:value="99.9" calcext:value-type="float">
            <text:p>99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4134" calcext:value-type="float">
            <text:p>514134</text:p>
          </table:table-cell>
          <table:table-cell office:value-type="float" office:value="99.9" calcext:value-type="float">
            <text:p>99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4370" calcext:value-type="float">
            <text:p>514370</text:p>
          </table:table-cell>
          <table:table-cell office:value-type="float" office:value="99.9" calcext:value-type="float">
            <text:p>99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4602" calcext:value-type="float">
            <text:p>514602</text:p>
          </table:table-cell>
          <table:table-cell office:value-type="float" office:value="99.9" calcext:value-type="float">
            <text:p>99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4831" calcext:value-type="float">
            <text:p>514831</text:p>
          </table:table-cell>
          <table:table-cell office:value-type="float" office:value="99.9" calcext:value-type="float">
            <text:p>99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5066" calcext:value-type="float">
            <text:p>515066</text:p>
          </table:table-cell>
          <table:table-cell office:value-type="float" office:value="94.4" calcext:value-type="float">
            <text:p>94.4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5297" calcext:value-type="float">
            <text:p>515297</text:p>
          </table:table-cell>
          <table:table-cell office:value-type="float" office:value="99.9" calcext:value-type="float">
            <text:p>99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5531" calcext:value-type="float">
            <text:p>515531</text:p>
          </table:table-cell>
          <table:table-cell office:value-type="float" office:value="99.9" calcext:value-type="float">
            <text:p>99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5763" calcext:value-type="float">
            <text:p>515763</text:p>
          </table:table-cell>
          <table:table-cell office:value-type="float" office:value="70.6" calcext:value-type="float">
            <text:p>70.6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5991" calcext:value-type="float">
            <text:p>515991</text:p>
          </table:table-cell>
          <table:table-cell office:value-type="float" office:value="5.9" calcext:value-type="float">
            <text:p>5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6217" calcext:value-type="float">
            <text:p>516217</text:p>
          </table:table-cell>
          <table:table-cell office:value-type="float" office:value="5.9" calcext:value-type="float">
            <text:p>5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6449" calcext:value-type="float">
            <text:p>516449</text:p>
          </table:table-cell>
          <table:table-cell office:value-type="float" office:value="5.9" calcext:value-type="float">
            <text:p>5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6682" calcext:value-type="float">
            <text:p>516682</text:p>
          </table:table-cell>
          <table:table-cell office:value-type="float" office:value="5.9" calcext:value-type="float">
            <text:p>5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6914" calcext:value-type="float">
            <text:p>516914</text:p>
          </table:table-cell>
          <table:table-cell office:value-type="float" office:value="5.6" calcext:value-type="float">
            <text:p>5.6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7148" calcext:value-type="float">
            <text:p>517148</text:p>
          </table:table-cell>
          <table:table-cell office:value-type="float" office:value="11.8" calcext:value-type="float">
            <text:p>11.8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7386" calcext:value-type="float">
            <text:p>517386</text:p>
          </table:table-cell>
          <table:table-cell office:value-type="float" office:value="44.4" calcext:value-type="float">
            <text:p>44.4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7625" calcext:value-type="float">
            <text:p>517625</text:p>
          </table:table-cell>
          <table:table-cell office:value-type="float" office:value="94.4" calcext:value-type="float">
            <text:p>94.4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7856" calcext:value-type="float">
            <text:p>517856</text:p>
          </table:table-cell>
          <table:table-cell office:value-type="float" office:value="99.9" calcext:value-type="float">
            <text:p>99.9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8089" calcext:value-type="float">
            <text:p>518089</text:p>
          </table:table-cell>
          <table:table-cell office:value-type="float" office:value="99.9" calcext:value-type="float">
            <text:p>99.9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8322" calcext:value-type="float">
            <text:p>518322</text:p>
          </table:table-cell>
          <table:table-cell office:value-type="float" office:value="99.9" calcext:value-type="float">
            <text:p>99.9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8548" calcext:value-type="float">
            <text:p>518548</text:p>
          </table:table-cell>
          <table:table-cell office:value-type="float" office:value="99.9" calcext:value-type="float">
            <text:p>99.9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8774" calcext:value-type="float">
            <text:p>518774</text:p>
          </table:table-cell>
          <table:table-cell office:value-type="float" office:value="94.4" calcext:value-type="float">
            <text:p>94.4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9004" calcext:value-type="float">
            <text:p>519004</text:p>
          </table:table-cell>
          <table:table-cell office:value-type="float" office:value="99.9" calcext:value-type="float">
            <text:p>99.9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9238" calcext:value-type="float">
            <text:p>519238</text:p>
          </table:table-cell>
          <table:table-cell office:value-type="float" office:value="99.9" calcext:value-type="float">
            <text:p>99.9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9467" calcext:value-type="float">
            <text:p>519467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9697" calcext:value-type="float">
            <text:p>519697</text:p>
          </table:table-cell>
          <table:table-cell office:value-type="float" office:value="94.4" calcext:value-type="float">
            <text:p>94.4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19923" calcext:value-type="float">
            <text:p>519923</text:p>
          </table:table-cell>
          <table:table-cell office:value-type="float" office:value="94.1" calcext:value-type="float">
            <text:p>94.1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0150" calcext:value-type="float">
            <text:p>520150</text:p>
          </table:table-cell>
          <table:table-cell office:value-type="float" office:value="99.9" calcext:value-type="float">
            <text:p>99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0387" calcext:value-type="float">
            <text:p>520387</text:p>
          </table:table-cell>
          <table:table-cell office:value-type="float" office:value="94.4" calcext:value-type="float">
            <text:p>94.4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0622" calcext:value-type="float">
            <text:p>520622</text:p>
          </table:table-cell>
          <table:table-cell office:value-type="float" office:value="99.9" calcext:value-type="float">
            <text:p>99.9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0851" calcext:value-type="float">
            <text:p>520851</text:p>
          </table:table-cell>
          <table:table-cell office:value-type="float" office:value="99.9" calcext:value-type="float">
            <text:p>99.9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1080" calcext:value-type="float">
            <text:p>521080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1308" calcext:value-type="float">
            <text:p>521308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1535" calcext:value-type="float">
            <text:p>521535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1762" calcext:value-type="float">
            <text:p>521762</text:p>
          </table:table-cell>
          <table:table-cell office:value-type="float" office:value="94.1" calcext:value-type="float">
            <text:p>94.1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1987" calcext:value-type="float">
            <text:p>521987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2211" calcext:value-type="float">
            <text:p>522211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2441" calcext:value-type="float">
            <text:p>522441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2668" calcext:value-type="float">
            <text:p>522668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2900" calcext:value-type="float">
            <text:p>522900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3128" calcext:value-type="float">
            <text:p>523128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3357" calcext:value-type="float">
            <text:p>523357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3589" calcext:value-type="float">
            <text:p>523589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3811" calcext:value-type="float">
            <text:p>523811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4037" calcext:value-type="float">
            <text:p>524037</text:p>
          </table:table-cell>
          <table:table-cell office:value-type="float" office:value="94.4" calcext:value-type="float">
            <text:p>94.4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4268" calcext:value-type="float">
            <text:p>524268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4495" calcext:value-type="float">
            <text:p>524495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4721" calcext:value-type="float">
            <text:p>524721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4950" calcext:value-type="float">
            <text:p>524950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5179" calcext:value-type="float">
            <text:p>525179</text:p>
          </table:table-cell>
          <table:table-cell office:value-type="float" office:value="99.9" calcext:value-type="float">
            <text:p>9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5406" calcext:value-type="float">
            <text:p>525406</text:p>
          </table:table-cell>
          <table:table-cell office:value-type="float" office:value="94.4" calcext:value-type="float">
            <text:p>94.4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5638" calcext:value-type="float">
            <text:p>525638</text:p>
          </table:table-cell>
          <table:table-cell office:value-type="float" office:value="99.9" calcext:value-type="float">
            <text:p>99.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5864" calcext:value-type="float">
            <text:p>525864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6086" calcext:value-type="float">
            <text:p>526086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6316" calcext:value-type="float">
            <text:p>526316</text:p>
          </table:table-cell>
          <table:table-cell office:value-type="float" office:value="94.4" calcext:value-type="float">
            <text:p>94.4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6547" calcext:value-type="float">
            <text:p>526547</text:p>
          </table:table-cell>
          <table:table-cell office:value-type="float" office:value="94.4" calcext:value-type="float">
            <text:p>94.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6774" calcext:value-type="float">
            <text:p>526774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7003" calcext:value-type="float">
            <text:p>527003</text:p>
          </table:table-cell>
          <table:table-cell office:value-type="float" office:value="99.9" calcext:value-type="float">
            <text:p>99.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7233" calcext:value-type="float">
            <text:p>527233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7467" calcext:value-type="float">
            <text:p>527467</text:p>
          </table:table-cell>
          <table:table-cell office:value-type="float" office:value="99.9" calcext:value-type="float">
            <text:p>99.9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7698" calcext:value-type="float">
            <text:p>527698</text:p>
          </table:table-cell>
          <table:table-cell office:value-type="float" office:value="94.1" calcext:value-type="float">
            <text:p>94.1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7925" calcext:value-type="float">
            <text:p>527925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8153" calcext:value-type="float">
            <text:p>528153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8380" calcext:value-type="float">
            <text:p>528380</text:p>
          </table:table-cell>
          <table:table-cell office:value-type="float" office:value="94.1" calcext:value-type="float">
            <text:p>94.1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8607" calcext:value-type="float">
            <text:p>528607</text:p>
          </table:table-cell>
          <table:table-cell office:value-type="float" office:value="99.9" calcext:value-type="float">
            <text:p>99.9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8833" calcext:value-type="float">
            <text:p>528833</text:p>
          </table:table-cell>
          <table:table-cell office:value-type="float" office:value="99.9" calcext:value-type="float">
            <text:p>99.9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9063" calcext:value-type="float">
            <text:p>529063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9287" calcext:value-type="float">
            <text:p>529287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9510" calcext:value-type="float">
            <text:p>529510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9742" calcext:value-type="float">
            <text:p>529742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29969" calcext:value-type="float">
            <text:p>529969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0200" calcext:value-type="float">
            <text:p>530200</text:p>
          </table:table-cell>
          <table:table-cell office:value-type="float" office:value="99.9" calcext:value-type="float">
            <text:p>99.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0425" calcext:value-type="float">
            <text:p>530425</text:p>
          </table:table-cell>
          <table:table-cell office:value-type="float" office:value="94.4" calcext:value-type="float">
            <text:p>94.4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0656" calcext:value-type="float">
            <text:p>530656</text:p>
          </table:table-cell>
          <table:table-cell office:value-type="float" office:value="99.9" calcext:value-type="float">
            <text:p>99.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0881" calcext:value-type="float">
            <text:p>530881</text:p>
          </table:table-cell>
          <table:table-cell office:value-type="float" office:value="99.9" calcext:value-type="float">
            <text:p>99.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1115" calcext:value-type="float">
            <text:p>531115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1341" calcext:value-type="float">
            <text:p>531341</text:p>
          </table:table-cell>
          <table:table-cell office:value-type="float" office:value="99.9" calcext:value-type="float">
            <text:p>99.9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1574" calcext:value-type="float">
            <text:p>531574</text:p>
          </table:table-cell>
          <table:table-cell office:value-type="float" office:value="99.9" calcext:value-type="float">
            <text:p>99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1804" calcext:value-type="float">
            <text:p>531804</text:p>
          </table:table-cell>
          <table:table-cell office:value-type="float" office:value="99.9" calcext:value-type="float">
            <text:p>99.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2035" calcext:value-type="float">
            <text:p>532035</text:p>
          </table:table-cell>
          <table:table-cell office:value-type="float" office:value="99.9" calcext:value-type="float">
            <text:p>99.9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2264" calcext:value-type="float">
            <text:p>532264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2493" calcext:value-type="float">
            <text:p>532493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2723" calcext:value-type="float">
            <text:p>532723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2954" calcext:value-type="float">
            <text:p>532954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3185" calcext:value-type="float">
            <text:p>533185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3410" calcext:value-type="float">
            <text:p>533410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3636" calcext:value-type="float">
            <text:p>533636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3865" calcext:value-type="float">
            <text:p>533865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4097" calcext:value-type="float">
            <text:p>534097</text:p>
          </table:table-cell>
          <table:table-cell office:value-type="float" office:value="94.1" calcext:value-type="float">
            <text:p>94.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4327" calcext:value-type="float">
            <text:p>534327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4558" calcext:value-type="float">
            <text:p>534558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4790" calcext:value-type="float">
            <text:p>534790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5020" calcext:value-type="float">
            <text:p>535020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5252" calcext:value-type="float">
            <text:p>535252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5482" calcext:value-type="float">
            <text:p>535482</text:p>
          </table:table-cell>
          <table:table-cell office:value-type="float" office:value="99.9" calcext:value-type="float">
            <text:p>99.9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5712" calcext:value-type="float">
            <text:p>535712</text:p>
          </table:table-cell>
          <table:table-cell office:value-type="float" office:value="99.9" calcext:value-type="float">
            <text:p>99.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5941" calcext:value-type="float">
            <text:p>535941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6169" calcext:value-type="float">
            <text:p>536169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6395" calcext:value-type="float">
            <text:p>536395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6622" calcext:value-type="float">
            <text:p>536622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6849" calcext:value-type="float">
            <text:p>536849</text:p>
          </table:table-cell>
          <table:table-cell office:value-type="float" office:value="99.9" calcext:value-type="float">
            <text:p>99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7076" calcext:value-type="float">
            <text:p>537076</text:p>
          </table:table-cell>
          <table:table-cell office:value-type="float" office:value="94.4" calcext:value-type="float">
            <text:p>94.4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7313" calcext:value-type="float">
            <text:p>537313</text:p>
          </table:table-cell>
          <table:table-cell office:value-type="float" office:value="94.4" calcext:value-type="float">
            <text:p>94.4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7547" calcext:value-type="float">
            <text:p>537547</text:p>
          </table:table-cell>
          <table:table-cell office:value-type="float" office:value="94.1" calcext:value-type="float">
            <text:p>94.1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7778" calcext:value-type="float">
            <text:p>537778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8011" calcext:value-type="float">
            <text:p>538011</text:p>
          </table:table-cell>
          <table:table-cell office:value-type="float" office:value="99.9" calcext:value-type="float">
            <text:p>99.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8240" calcext:value-type="float">
            <text:p>538240</text:p>
          </table:table-cell>
          <table:table-cell office:value-type="float" office:value="99.9" calcext:value-type="float">
            <text:p>99.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8468" calcext:value-type="float">
            <text:p>538468</text:p>
          </table:table-cell>
          <table:table-cell office:value-type="float" office:value="99.9" calcext:value-type="float">
            <text:p>99.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8697" calcext:value-type="float">
            <text:p>538697</text:p>
          </table:table-cell>
          <table:table-cell office:value-type="float" office:value="99.9" calcext:value-type="float">
            <text:p>99.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8931" calcext:value-type="float">
            <text:p>538931</text:p>
          </table:table-cell>
          <table:table-cell office:value-type="float" office:value="99.9" calcext:value-type="float">
            <text:p>99.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9157" calcext:value-type="float">
            <text:p>539157</text:p>
          </table:table-cell>
          <table:table-cell office:value-type="float" office:value="99.9" calcext:value-type="float">
            <text:p>99.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9388" calcext:value-type="float">
            <text:p>539388</text:p>
          </table:table-cell>
          <table:table-cell office:value-type="float" office:value="99.9" calcext:value-type="float">
            <text:p>99.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9619" calcext:value-type="float">
            <text:p>539619</text:p>
          </table:table-cell>
          <table:table-cell office:value-type="float" office:value="99.9" calcext:value-type="float">
            <text:p>99.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39852" calcext:value-type="float">
            <text:p>539852</text:p>
          </table:table-cell>
          <table:table-cell office:value-type="float" office:value="99.9" calcext:value-type="float">
            <text:p>99.9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0079" calcext:value-type="float">
            <text:p>540079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0311" calcext:value-type="float">
            <text:p>540311</text:p>
          </table:table-cell>
          <table:table-cell office:value-type="float" office:value="99.9" calcext:value-type="float">
            <text:p>99.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0538" calcext:value-type="float">
            <text:p>540538</text:p>
          </table:table-cell>
          <table:table-cell office:value-type="float" office:value="99.9" calcext:value-type="float">
            <text:p>99.9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0770" calcext:value-type="float">
            <text:p>540770</text:p>
          </table:table-cell>
          <table:table-cell office:value-type="float" office:value="99.9" calcext:value-type="float">
            <text:p>99.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1004" calcext:value-type="float">
            <text:p>541004</text:p>
          </table:table-cell>
          <table:table-cell office:value-type="float" office:value="99.9" calcext:value-type="float">
            <text:p>99.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1229" calcext:value-type="float">
            <text:p>541229</text:p>
          </table:table-cell>
          <table:table-cell office:value-type="float" office:value="99.9" calcext:value-type="float">
            <text:p>99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1458" calcext:value-type="float">
            <text:p>541458</text:p>
          </table:table-cell>
          <table:table-cell office:value-type="float" office:value="99.9" calcext:value-type="float">
            <text:p>99.9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1686" calcext:value-type="float">
            <text:p>541686</text:p>
          </table:table-cell>
          <table:table-cell office:value-type="float" office:value="94.4" calcext:value-type="float">
            <text:p>94.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1920" calcext:value-type="float">
            <text:p>541920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2150" calcext:value-type="float">
            <text:p>542150</text:p>
          </table:table-cell>
          <table:table-cell office:value-type="float" office:value="99.9" calcext:value-type="float">
            <text:p>99.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2385" calcext:value-type="float">
            <text:p>542385</text:p>
          </table:table-cell>
          <table:table-cell office:value-type="float" office:value="94.4" calcext:value-type="float">
            <text:p>94.4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2621" calcext:value-type="float">
            <text:p>542621</text:p>
          </table:table-cell>
          <table:table-cell office:value-type="float" office:value="99.9" calcext:value-type="float">
            <text:p>99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2850" calcext:value-type="float">
            <text:p>542850</text:p>
          </table:table-cell>
          <table:table-cell office:value-type="float" office:value="99.9" calcext:value-type="float">
            <text:p>99.9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3080" calcext:value-type="float">
            <text:p>543080</text:p>
          </table:table-cell>
          <table:table-cell office:value-type="float" office:value="94.1" calcext:value-type="float">
            <text:p>94.1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3312" calcext:value-type="float">
            <text:p>543312</text:p>
          </table:table-cell>
          <table:table-cell office:value-type="float" office:value="99.9" calcext:value-type="float">
            <text:p>99.9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3541" calcext:value-type="float">
            <text:p>543541</text:p>
          </table:table-cell>
          <table:table-cell office:value-type="float" office:value="99.9" calcext:value-type="float">
            <text:p>99.9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3771" calcext:value-type="float">
            <text:p>543771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4002" calcext:value-type="float">
            <text:p>544002</text:p>
          </table:table-cell>
          <table:table-cell office:value-type="float" office:value="99.9" calcext:value-type="float">
            <text:p>99.9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4232" calcext:value-type="float">
            <text:p>544232</text:p>
          </table:table-cell>
          <table:table-cell office:value-type="float" office:value="99.9" calcext:value-type="float">
            <text:p>99.9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4461" calcext:value-type="float">
            <text:p>544461</text:p>
          </table:table-cell>
          <table:table-cell office:value-type="float" office:value="99.9" calcext:value-type="float">
            <text:p>99.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4695" calcext:value-type="float">
            <text:p>544695</text:p>
          </table:table-cell>
          <table:table-cell office:value-type="float" office:value="94.4" calcext:value-type="float">
            <text:p>94.4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4936" calcext:value-type="float">
            <text:p>544936</text:p>
          </table:table-cell>
          <table:table-cell office:value-type="float" office:value="94.4" calcext:value-type="float">
            <text:p>94.4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5165" calcext:value-type="float">
            <text:p>545165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5390" calcext:value-type="float">
            <text:p>545390</text:p>
          </table:table-cell>
          <table:table-cell office:value-type="float" office:value="99.9" calcext:value-type="float">
            <text:p>99.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5618" calcext:value-type="float">
            <text:p>545618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5851" calcext:value-type="float">
            <text:p>545851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6073" calcext:value-type="float">
            <text:p>546073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6301" calcext:value-type="float">
            <text:p>546301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6523" calcext:value-type="float">
            <text:p>546523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6754" calcext:value-type="float">
            <text:p>546754</text:p>
          </table:table-cell>
          <table:table-cell office:value-type="float" office:value="94.4" calcext:value-type="float">
            <text:p>94.4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6982" calcext:value-type="float">
            <text:p>546982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7207" calcext:value-type="float">
            <text:p>547207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7437" calcext:value-type="float">
            <text:p>547437</text:p>
          </table:table-cell>
          <table:table-cell office:value-type="float" office:value="99.9" calcext:value-type="float">
            <text:p>99.9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7668" calcext:value-type="float">
            <text:p>547668</text:p>
          </table:table-cell>
          <table:table-cell office:value-type="float" office:value="99.9" calcext:value-type="float">
            <text:p>99.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7897" calcext:value-type="float">
            <text:p>547897</text:p>
          </table:table-cell>
          <table:table-cell office:value-type="float" office:value="99.9" calcext:value-type="float">
            <text:p>99.9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8131" calcext:value-type="float">
            <text:p>548131</text:p>
          </table:table-cell>
          <table:table-cell office:value-type="float" office:value="99.9" calcext:value-type="float">
            <text:p>99.9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8362" calcext:value-type="float">
            <text:p>548362</text:p>
          </table:table-cell>
          <table:table-cell office:value-type="float" office:value="99.9" calcext:value-type="float">
            <text:p>99.9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8586" calcext:value-type="float">
            <text:p>548586</text:p>
          </table:table-cell>
          <table:table-cell office:value-type="float" office:value="94.4" calcext:value-type="float">
            <text:p>94.4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8816" calcext:value-type="float">
            <text:p>548816</text:p>
          </table:table-cell>
          <table:table-cell office:value-type="float" office:value="99.9" calcext:value-type="float">
            <text:p>99.9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9051" calcext:value-type="float">
            <text:p>549051</text:p>
          </table:table-cell>
          <table:table-cell office:value-type="float" office:value="99.9" calcext:value-type="float">
            <text:p>99.9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9280" calcext:value-type="float">
            <text:p>549280</text:p>
          </table:table-cell>
          <table:table-cell office:value-type="float" office:value="99.9" calcext:value-type="float">
            <text:p>99.9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9514" calcext:value-type="float">
            <text:p>549514</text:p>
          </table:table-cell>
          <table:table-cell office:value-type="float" office:value="99.9" calcext:value-type="float">
            <text:p>99.9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9746" calcext:value-type="float">
            <text:p>549746</text:p>
          </table:table-cell>
          <table:table-cell office:value-type="float" office:value="99.9" calcext:value-type="float">
            <text:p>99.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49974" calcext:value-type="float">
            <text:p>549974</text:p>
          </table:table-cell>
          <table:table-cell office:value-type="float" office:value="94.4" calcext:value-type="float">
            <text:p>94.4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0211" calcext:value-type="float">
            <text:p>550211</text:p>
          </table:table-cell>
          <table:table-cell office:value-type="float" office:value="99.9" calcext:value-type="float">
            <text:p>99.9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0441" calcext:value-type="float">
            <text:p>550441</text:p>
          </table:table-cell>
          <table:table-cell office:value-type="float" office:value="99.9" calcext:value-type="float">
            <text:p>99.9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0673" calcext:value-type="float">
            <text:p>550673</text:p>
          </table:table-cell>
          <table:table-cell office:value-type="float" office:value="99.9" calcext:value-type="float">
            <text:p>99.9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0906" calcext:value-type="float">
            <text:p>550906</text:p>
          </table:table-cell>
          <table:table-cell office:value-type="float" office:value="94.4" calcext:value-type="float">
            <text:p>94.4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1135" calcext:value-type="float">
            <text:p>551135</text:p>
          </table:table-cell>
          <table:table-cell office:value-type="float" office:value="94.4" calcext:value-type="float">
            <text:p>94.4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1365" calcext:value-type="float">
            <text:p>551365</text:p>
          </table:table-cell>
          <table:table-cell office:value-type="float" office:value="99.9" calcext:value-type="float">
            <text:p>99.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1595" calcext:value-type="float">
            <text:p>551595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1827" calcext:value-type="float">
            <text:p>551827</text:p>
          </table:table-cell>
          <table:table-cell office:value-type="float" office:value="94.4" calcext:value-type="float">
            <text:p>94.4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2057" calcext:value-type="float">
            <text:p>552057</text:p>
          </table:table-cell>
          <table:table-cell office:value-type="float" office:value="99.9" calcext:value-type="float">
            <text:p>99.9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2283" calcext:value-type="float">
            <text:p>552283</text:p>
          </table:table-cell>
          <table:table-cell office:value-type="float" office:value="99.9" calcext:value-type="float">
            <text:p>99.9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2517" calcext:value-type="float">
            <text:p>552517</text:p>
          </table:table-cell>
          <table:table-cell office:value-type="float" office:value="99.9" calcext:value-type="float">
            <text:p>99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2747" calcext:value-type="float">
            <text:p>552747</text:p>
          </table:table-cell>
          <table:table-cell office:value-type="float" office:value="99.9" calcext:value-type="float">
            <text:p>99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5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2980" calcext:value-type="float">
            <text:p>552980</text:p>
          </table:table-cell>
          <table:table-cell office:value-type="float" office:value="99.9" calcext:value-type="float">
            <text:p>99.9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3215" calcext:value-type="float">
            <text:p>553215</text:p>
          </table:table-cell>
          <table:table-cell office:value-type="float" office:value="99.9" calcext:value-type="float">
            <text:p>99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3451" calcext:value-type="float">
            <text:p>553451</text:p>
          </table:table-cell>
          <table:table-cell office:value-type="float" office:value="99.9" calcext:value-type="float">
            <text:p>99.9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3693" calcext:value-type="float">
            <text:p>553693</text:p>
          </table:table-cell>
          <table:table-cell office:value-type="float" office:value="94.4" calcext:value-type="float">
            <text:p>94.4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3927" calcext:value-type="float">
            <text:p>553927</text:p>
          </table:table-cell>
          <table:table-cell office:value-type="float" office:value="94.4" calcext:value-type="float">
            <text:p>94.4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4158" calcext:value-type="float">
            <text:p>554158</text:p>
          </table:table-cell>
          <table:table-cell office:value-type="float" office:value="99.9" calcext:value-type="float">
            <text:p>99.9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4387" calcext:value-type="float">
            <text:p>554387</text:p>
          </table:table-cell>
          <table:table-cell office:value-type="float" office:value="99.9" calcext:value-type="float">
            <text:p>99.9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4615" calcext:value-type="float">
            <text:p>554615</text:p>
          </table:table-cell>
          <table:table-cell office:value-type="float" office:value="99.9" calcext:value-type="float">
            <text:p>99.9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4838" calcext:value-type="float">
            <text:p>554838</text:p>
          </table:table-cell>
          <table:table-cell office:value-type="float" office:value="99.9" calcext:value-type="float">
            <text:p>99.9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5066" calcext:value-type="float">
            <text:p>555066</text:p>
          </table:table-cell>
          <table:table-cell office:value-type="float" office:value="94.4" calcext:value-type="float">
            <text:p>94.4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5299" calcext:value-type="float">
            <text:p>555299</text:p>
          </table:table-cell>
          <table:table-cell office:value-type="float" office:value="99.9" calcext:value-type="float">
            <text:p>99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5521" calcext:value-type="float">
            <text:p>555521</text:p>
          </table:table-cell>
          <table:table-cell office:value-type="float" office:value="99.9" calcext:value-type="float">
            <text:p>99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5746" calcext:value-type="float">
            <text:p>555746</text:p>
          </table:table-cell>
          <table:table-cell office:value-type="float" office:value="99.9" calcext:value-type="float">
            <text:p>99.9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5970" calcext:value-type="float">
            <text:p>555970</text:p>
          </table:table-cell>
          <table:table-cell office:value-type="float" office:value="99.9" calcext:value-type="float">
            <text:p>99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6204" calcext:value-type="float">
            <text:p>556204</text:p>
          </table:table-cell>
          <table:table-cell office:value-type="float" office:value="99.9" calcext:value-type="float">
            <text:p>99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6437" calcext:value-type="float">
            <text:p>556437</text:p>
          </table:table-cell>
          <table:table-cell office:value-type="float" office:value="99.9" calcext:value-type="float">
            <text:p>99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6664" calcext:value-type="float">
            <text:p>556664</text:p>
          </table:table-cell>
          <table:table-cell office:value-type="float" office:value="99.9" calcext:value-type="float">
            <text:p>99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6895" calcext:value-type="float">
            <text:p>556895</text:p>
          </table:table-cell>
          <table:table-cell office:value-type="float" office:value="99.9" calcext:value-type="float">
            <text:p>99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7124" calcext:value-type="float">
            <text:p>557124</text:p>
          </table:table-cell>
          <table:table-cell office:value-type="float" office:value="99.9" calcext:value-type="float">
            <text:p>99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7354" calcext:value-type="float">
            <text:p>557354</text:p>
          </table:table-cell>
          <table:table-cell office:value-type="float" office:value="99.9" calcext:value-type="float">
            <text:p>99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7582" calcext:value-type="float">
            <text:p>557582</text:p>
          </table:table-cell>
          <table:table-cell office:value-type="float" office:value="99.9" calcext:value-type="float">
            <text:p>99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7814" calcext:value-type="float">
            <text:p>557814</text:p>
          </table:table-cell>
          <table:table-cell office:value-type="float" office:value="99.9" calcext:value-type="float">
            <text:p>99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8043" calcext:value-type="float">
            <text:p>558043</text:p>
          </table:table-cell>
          <table:table-cell office:value-type="float" office:value="99.9" calcext:value-type="float">
            <text:p>99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8278" calcext:value-type="float">
            <text:p>558278</text:p>
          </table:table-cell>
          <table:table-cell office:value-type="float" office:value="64.7" calcext:value-type="float">
            <text:p>64.7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8508" calcext:value-type="float">
            <text:p>558508</text:p>
          </table:table-cell>
          <table:table-cell office:value-type="float" office:value="5.9" calcext:value-type="float">
            <text:p>5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8741" calcext:value-type="float">
            <text:p>558741</text:p>
          </table:table-cell>
          <table:table-cell office:value-type="float" office:value="5.9" calcext:value-type="float">
            <text:p>5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8974" calcext:value-type="float">
            <text:p>558974</text:p>
          </table:table-cell>
          <table:table-cell office:value-type="float" office:value="5.9" calcext:value-type="float">
            <text:p>5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9203" calcext:value-type="float">
            <text:p>559203</text:p>
          </table:table-cell>
          <table:table-cell office:value-type="float" office:value="5.6" calcext:value-type="float">
            <text:p>5.6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9440" calcext:value-type="float">
            <text:p>559440</text:p>
          </table:table-cell>
          <table:table-cell office:value-type="float" office:value="5.9" calcext:value-type="float">
            <text:p>5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9670" calcext:value-type="float">
            <text:p>559670</text:p>
          </table:table-cell>
          <table:table-cell office:value-type="float" office:value="5.9" calcext:value-type="float">
            <text:p>5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59903" calcext:value-type="float">
            <text:p>559903</text:p>
          </table:table-cell>
          <table:table-cell office:value-type="float" office:value="11.8" calcext:value-type="float">
            <text:p>11.8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60137" calcext:value-type="float">
            <text:p>560137</text:p>
          </table:table-cell>
          <table:table-cell office:value-type="float" office:value="94.1" calcext:value-type="float">
            <text:p>94.1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60369" calcext:value-type="float">
            <text:p>560369</text:p>
          </table:table-cell>
          <table:table-cell office:value-type="float" office:value="99.9" calcext:value-type="float">
            <text:p>99.9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60593" calcext:value-type="float">
            <text:p>560593</text:p>
          </table:table-cell>
          <table:table-cell office:value-type="float" office:value="99.9" calcext:value-type="float">
            <text:p>99.9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502771" calcext:value-type="float">
            <text:p>1502771</text:p>
          </table:table-cell>
          <table:table-cell office:value-type="float" office:value="560825" calcext:value-type="float">
            <text:p>560825</text:p>
          </table:table-cell>
          <table:table-cell office:value-type="float" office:value="94.4" calcext:value-type="float">
            <text:p>94.4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1059" calcext:value-type="float">
            <text:p>56105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0">00/00/0000</text:date>, <text:time style:data-style-name="N2" text:time-value="04:35:46.5713504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30T04:37:03.901420870</dc:date>
    <meta:editing-duration>PT2H52M34S</meta:editing-duration>
    <meta:editing-cycles>2</meta:editing-cycles>
    <meta:generator>LibreOffice/6.4.7.2$Linux_X86_64 LibreOffice_project/40$Build-2</meta:generator>
    <meta:document-statistic meta:table-count="1" meta:cell-count="1718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9cm" svg:y="4.201cm" style:legend-expansion="high" chart:style-name="ch2"/>
        <chart:plot-area chart:style-name="ch3" table:cell-range-address="'bench-morph-dl2-1'.B2:'bench-morph-dl2-1'.B2449 'bench-morph-dl2-1'.D1:'bench-morph-dl2-1'.D2449" chart:data-source-has-labels="both" svg:x="0.32cm" svg:y="0.18cm" svg:width="12.349cm" svg:height="8.64cm">
          <chartooo:coordinate-region svg:x="0.941cm" svg:y="0.18cm" svg:width="11.728cm" svg:height="7.125cm"/>
          <chart:axis chart:dimension="x" chart:name="primary-x" chart:style-name="ch4" chartooo:axis-type="auto">
            <chartooo:date-scale/>
            <chart:categories table:cell-range-address="'bench-morph-dl2-1'.B2:'bench-morph-dl2-1'.B24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ench-morph-dl2-1'.D2:'bench-morph-dl2-1'.D2449" chart:label-cell-address="'bench-morph-dl2-1'.D1:'bench-morph-dl2-1'.D1" chart:class="chart:line">
            <chart:data-point chart:repeated="24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ry %</text:p>
                <draw:g>
                  <svg:desc>'bench-morph-dl2-1'.D1:'bench-morph-dl2-1'.D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bench-morph-dl2-1'.B2:'bench-morph-dl2-1'.B2449</svg:desc>
                </draw:g>
              </table:table-cell>
              <table:table-cell office:value-type="float" office:value="0.2">
                <text:p>0.2</text:p>
                <draw:g>
                  <svg:desc>'bench-morph-dl2-1'.D2:'bench-morph-dl2-1'.D2449</svg:desc>
                </draw:g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156">
                <text:p>115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384">
                <text:p>138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613">
                <text:p>161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848">
                <text:p>184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081">
                <text:p>208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317">
                <text:p>231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547">
                <text:p>25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76">
                <text:p>27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01">
                <text:p>300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3225">
                <text:p>32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3454">
                <text:p>345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3682">
                <text:p>368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3916">
                <text:p>391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4141">
                <text:p>414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371">
                <text:p>437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4833">
                <text:p>4833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5060">
                <text:p>506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5294">
                <text:p>529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5519">
                <text:p>5519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5755">
                <text:p>575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983">
                <text:p>598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6212">
                <text:p>621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6446">
                <text:p>644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6670">
                <text:p>667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6901">
                <text:p>690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7126">
                <text:p>712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7360">
                <text:p>736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7585">
                <text:p>758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7813">
                <text:p>781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8043">
                <text:p>804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8276">
                <text:p>827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8508">
                <text:p>850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8737">
                <text:p>873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8963">
                <text:p>896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9186">
                <text:p>918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9411">
                <text:p>941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9643">
                <text:p>964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9873">
                <text:p>987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0096">
                <text:p>1009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0321">
                <text:p>1032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0545">
                <text:p>1054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0774">
                <text:p>1077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1004">
                <text:p>1100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11234">
                <text:p>1123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1465">
                <text:p>11465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11691">
                <text:p>11691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11927">
                <text:p>11927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12155">
                <text:p>12155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12383">
                <text:p>12383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12612">
                <text:p>126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845">
                <text:p>1284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13078">
                <text:p>130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307">
                <text:p>1330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13544">
                <text:p>135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767">
                <text:p>13767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13995">
                <text:p>13995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14223">
                <text:p>14223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14452">
                <text:p>1445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14683">
                <text:p>14683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14912">
                <text:p>1491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15143">
                <text:p>15143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15375">
                <text:p>1537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15599">
                <text:p>1559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5834">
                <text:p>1583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16066">
                <text:p>1606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16287">
                <text:p>1628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16515">
                <text:p>1651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16747">
                <text:p>1674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16979">
                <text:p>1697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17212">
                <text:p>17212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17446">
                <text:p>1744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17675">
                <text:p>17675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17903">
                <text:p>1790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18132">
                <text:p>18132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18357">
                <text:p>183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586">
                <text:p>1858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18815">
                <text:p>1881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19046">
                <text:p>1904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19276">
                <text:p>1927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19505">
                <text:p>19505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19736">
                <text:p>1973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19965">
                <text:p>19965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20193">
                <text:p>2019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20427">
                <text:p>2042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20656">
                <text:p>2065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0884">
                <text:p>2088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1115">
                <text:p>2111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21342">
                <text:p>21342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21573">
                <text:p>21573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1798">
                <text:p>21798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2024">
                <text:p>22024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2250">
                <text:p>2225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2480">
                <text:p>2248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2712">
                <text:p>2271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2937">
                <text:p>22937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3161">
                <text:p>2316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3385">
                <text:p>23385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3609">
                <text:p>2360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3837">
                <text:p>23837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4064">
                <text:p>24064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4299">
                <text:p>2429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4530">
                <text:p>2453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4757">
                <text:p>24757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4989">
                <text:p>2498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5215">
                <text:p>25215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5442">
                <text:p>2544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5679">
                <text:p>2567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5911">
                <text:p>2591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6142">
                <text:p>2614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6367">
                <text:p>26367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26596">
                <text:p>26596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26820">
                <text:p>2682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27049">
                <text:p>2704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27280">
                <text:p>2728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27510">
                <text:p>2751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7743">
                <text:p>27743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27973">
                <text:p>27973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8202">
                <text:p>2820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8430">
                <text:p>2843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8660">
                <text:p>2866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8888">
                <text:p>2888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9120">
                <text:p>2912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29348">
                <text:p>293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9586">
                <text:p>2958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9817">
                <text:p>29817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30042">
                <text:p>3004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30275">
                <text:p>30275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30503">
                <text:p>30503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30732">
                <text:p>30732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30964">
                <text:p>3096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31195">
                <text:p>3119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31424">
                <text:p>314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1652">
                <text:p>31652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31883">
                <text:p>31883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32116">
                <text:p>32116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32350">
                <text:p>3235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2583">
                <text:p>32583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32813">
                <text:p>32813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33045">
                <text:p>3304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33269">
                <text:p>3326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33493">
                <text:p>33493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33723">
                <text:p>33723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33952">
                <text:p>3395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34178">
                <text:p>34178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34410">
                <text:p>3441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34632">
                <text:p>34632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34854">
                <text:p>34854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35085">
                <text:p>35085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35313">
                <text:p>35313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35539">
                <text:p>35539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35772">
                <text:p>35772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35998">
                <text:p>35998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float" office:value="36229">
                <text:p>36229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36458">
                <text:p>36458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36688">
                <text:p>36688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36920">
                <text:p>369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7156">
                <text:p>37156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37390">
                <text:p>3739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37614">
                <text:p>37614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37844">
                <text:p>378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8072">
                <text:p>38072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38300">
                <text:p>3830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38526">
                <text:p>38526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38760">
                <text:p>38760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9226">
                <text:p>39226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39466">
                <text:p>39466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float" office:value="39702">
                <text:p>3970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39936">
                <text:p>39936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40178">
                <text:p>40178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40410">
                <text:p>4041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40640">
                <text:p>40640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40873">
                <text:p>408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106">
                <text:p>41106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41329">
                <text:p>41329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41564">
                <text:p>41564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41792">
                <text:p>4179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42022">
                <text:p>4202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42246">
                <text:p>42246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42476">
                <text:p>42476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42710">
                <text:p>42710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43176">
                <text:p>43176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43414">
                <text:p>434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646">
                <text:p>43646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44782">
                <text:p>4478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45010">
                <text:p>4501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45241">
                <text:p>45241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45471">
                <text:p>45471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5705">
                <text:p>45705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45932">
                <text:p>45932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46162">
                <text:p>46162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46389">
                <text:p>46389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46619">
                <text:p>46619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46851">
                <text:p>468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7079">
                <text:p>47079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47312">
                <text:p>4731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47544">
                <text:p>47544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47770">
                <text:p>4777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48003">
                <text:p>48003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48233">
                <text:p>48233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8460">
                <text:p>48460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8687">
                <text:p>48687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8912">
                <text:p>48912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9142">
                <text:p>49142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9373">
                <text:p>49373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9602">
                <text:p>49602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9826">
                <text:p>4982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50060">
                <text:p>5006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50293">
                <text:p>50293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50526">
                <text:p>50526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50759">
                <text:p>5075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50991">
                <text:p>50991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51221">
                <text:p>51221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51447">
                <text:p>51447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51669">
                <text:p>51669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51899">
                <text:p>51899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52129">
                <text:p>52129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52358">
                <text:p>52358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52587">
                <text:p>525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2814">
                <text:p>528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3043">
                <text:p>530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3268">
                <text:p>532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3498">
                <text:p>53498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53727">
                <text:p>53727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53956">
                <text:p>53956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54186">
                <text:p>54186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54417">
                <text:p>54417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54641">
                <text:p>54641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54873">
                <text:p>54873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55099">
                <text:p>55099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55326">
                <text:p>55326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55560">
                <text:p>55560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55788">
                <text:p>5578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56011">
                <text:p>56011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56247">
                <text:p>56247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56478">
                <text:p>56478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56705">
                <text:p>56705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56939">
                <text:p>56939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57166">
                <text:p>57166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float" office:value="57394">
                <text:p>57394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57627">
                <text:p>57627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57855">
                <text:p>57855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58087">
                <text:p>58087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58314">
                <text:p>58314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float" office:value="58541">
                <text:p>58541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58766">
                <text:p>58766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float" office:value="58994">
                <text:p>58994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59222">
                <text:p>592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9453">
                <text:p>59453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59683">
                <text:p>59683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59917">
                <text:p>59917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60149">
                <text:p>601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0375">
                <text:p>60375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float" office:value="60604">
                <text:p>60604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60827">
                <text:p>60827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61053">
                <text:p>61053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61284">
                <text:p>61284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float" office:value="61520">
                <text:p>61520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float" office:value="61750">
                <text:p>61750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61979">
                <text:p>6197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62211">
                <text:p>62211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62440">
                <text:p>62440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62670">
                <text:p>62670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62905">
                <text:p>62905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63139">
                <text:p>6313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63367">
                <text:p>63367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63599">
                <text:p>6359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63829">
                <text:p>6382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64060">
                <text:p>64060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64293">
                <text:p>64293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64519">
                <text:p>6451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64760">
                <text:p>64760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64988">
                <text:p>64988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65217">
                <text:p>65217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65442">
                <text:p>65442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65668">
                <text:p>65668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65895">
                <text:p>65895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66128">
                <text:p>66128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66357">
                <text:p>66357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66586">
                <text:p>66586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66818">
                <text:p>66818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67048">
                <text:p>67048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67278">
                <text:p>6727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67506">
                <text:p>6750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67735">
                <text:p>6773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67958">
                <text:p>6795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68189">
                <text:p>6818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68417">
                <text:p>6841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68648">
                <text:p>6864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68875">
                <text:p>68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9101">
                <text:p>6910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69325">
                <text:p>693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69547">
                <text:p>6954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69776">
                <text:p>6977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70002">
                <text:p>7000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70230">
                <text:p>7023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70457">
                <text:p>7045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70683">
                <text:p>70683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70912">
                <text:p>7091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71141">
                <text:p>7114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71370">
                <text:p>7137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71595">
                <text:p>715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1827">
                <text:p>71827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72054">
                <text:p>7205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72287">
                <text:p>7228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72517">
                <text:p>7251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72743">
                <text:p>7274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72973">
                <text:p>7297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73194">
                <text:p>7319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73423">
                <text:p>7342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73656">
                <text:p>7365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73885">
                <text:p>7388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74112">
                <text:p>7411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74336">
                <text:p>7433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74566">
                <text:p>7456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74792">
                <text:p>7479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75018">
                <text:p>7501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75248">
                <text:p>7524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75474">
                <text:p>7547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75702">
                <text:p>7570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75933">
                <text:p>7593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76164">
                <text:p>7616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76387">
                <text:p>7638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76617">
                <text:p>7661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76845">
                <text:p>7684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77078">
                <text:p>7707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77313">
                <text:p>7731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77542">
                <text:p>775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7769">
                <text:p>7776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77997">
                <text:p>77997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78228">
                <text:p>78228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78454">
                <text:p>7845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78684">
                <text:p>786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8922">
                <text:p>78922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79154">
                <text:p>79154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79382">
                <text:p>7938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79610">
                <text:p>79610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79841">
                <text:p>7984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80072">
                <text:p>80072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80307">
                <text:p>8030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80537">
                <text:p>80537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80769">
                <text:p>8076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80995">
                <text:p>8099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81224">
                <text:p>8122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81454">
                <text:p>8145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81683">
                <text:p>81683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81917">
                <text:p>8191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82152">
                <text:p>82152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82380">
                <text:p>8238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82616">
                <text:p>82616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82848">
                <text:p>8284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83079">
                <text:p>8307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83304">
                <text:p>833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3529">
                <text:p>835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3760">
                <text:p>837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3988">
                <text:p>8398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84216">
                <text:p>8421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84443">
                <text:p>84443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84673">
                <text:p>84673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84903">
                <text:p>84903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85129">
                <text:p>8512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85358">
                <text:p>8535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85587">
                <text:p>8558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85814">
                <text:p>8581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86042">
                <text:p>860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6268">
                <text:p>8626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86498">
                <text:p>86498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86721">
                <text:p>86721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86949">
                <text:p>8694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87180">
                <text:p>8718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87415">
                <text:p>8741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87641">
                <text:p>8764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87872">
                <text:p>8787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88095">
                <text:p>88095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88324">
                <text:p>8832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88553">
                <text:p>88553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88777">
                <text:p>88777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89007">
                <text:p>89007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89237">
                <text:p>89237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89461">
                <text:p>89461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89687">
                <text:p>89687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89916">
                <text:p>8991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90141">
                <text:p>90141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90368">
                <text:p>9036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90596">
                <text:p>9059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90817">
                <text:p>90817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91040">
                <text:p>9104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91276">
                <text:p>9127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91502">
                <text:p>9150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91730">
                <text:p>9173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91955">
                <text:p>91955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92185">
                <text:p>92185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92419">
                <text:p>9241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92651">
                <text:p>92651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92875">
                <text:p>92875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93107">
                <text:p>93107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93337">
                <text:p>9333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93567">
                <text:p>93567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93795">
                <text:p>9379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94022">
                <text:p>9402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94255">
                <text:p>9425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94484">
                <text:p>9448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94718">
                <text:p>9471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94950">
                <text:p>9495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95178">
                <text:p>9517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95401">
                <text:p>9540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95632">
                <text:p>9563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95861">
                <text:p>9586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96093">
                <text:p>9609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96316">
                <text:p>9631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96548">
                <text:p>9654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96780">
                <text:p>9678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97006">
                <text:p>9700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97234">
                <text:p>97234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97467">
                <text:p>97467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97699">
                <text:p>9769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97929">
                <text:p>9792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98162">
                <text:p>981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8397">
                <text:p>9839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98623">
                <text:p>98623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98850">
                <text:p>98850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99082">
                <text:p>9908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9309">
                <text:p>99309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99540">
                <text:p>99540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99769">
                <text:p>99769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99996">
                <text:p>99996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float" office:value="100222">
                <text:p>100222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100449">
                <text:p>10044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100672">
                <text:p>100672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100902">
                <text:p>100902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101132">
                <text:p>101132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101358">
                <text:p>101358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101583">
                <text:p>101583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101811">
                <text:p>101811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102038">
                <text:p>102038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102268">
                <text:p>102268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102496">
                <text:p>102496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float" office:value="102726">
                <text:p>102726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102958">
                <text:p>102958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float" office:value="103192">
                <text:p>103192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103425">
                <text:p>103425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103654">
                <text:p>103654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103882">
                <text:p>10388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float" office:value="104111">
                <text:p>104111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104338">
                <text:p>104338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float" office:value="104565">
                <text:p>104565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104787">
                <text:p>104787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105012">
                <text:p>10501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105243">
                <text:p>105243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105470">
                <text:p>105470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float" office:value="105696">
                <text:p>105696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float" office:value="105926">
                <text:p>105926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float" office:value="106157">
                <text:p>106157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106390">
                <text:p>106390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float" office:value="106616">
                <text:p>106616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float" office:value="106845">
                <text:p>106845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float" office:value="107068">
                <text:p>107068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107304">
                <text:p>107304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107539">
                <text:p>1075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07772">
                <text:p>107772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108005">
                <text:p>108005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float" office:value="108238">
                <text:p>1082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8467">
                <text:p>108467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float" office:value="108698">
                <text:p>108698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float" office:value="108927">
                <text:p>108927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109158">
                <text:p>109158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109391">
                <text:p>109391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109623">
                <text:p>109623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109852">
                <text:p>109852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110089">
                <text:p>110089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110317">
                <text:p>110317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110545">
                <text:p>110545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110767">
                <text:p>110767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110996">
                <text:p>110996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111225">
                <text:p>111225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111457">
                <text:p>111457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111686">
                <text:p>111686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111917">
                <text:p>111917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112143">
                <text:p>112143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112372">
                <text:p>112372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112595">
                <text:p>112595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112823">
                <text:p>112823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113050">
                <text:p>113050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113276">
                <text:p>113276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113510">
                <text:p>113510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113748">
                <text:p>1137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3976">
                <text:p>113976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float" office:value="114201">
                <text:p>114201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14426">
                <text:p>114426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float" office:value="114649">
                <text:p>114649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114878">
                <text:p>114878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115104">
                <text:p>115104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float" office:value="115333">
                <text:p>115333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115565">
                <text:p>115565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float" office:value="115803">
                <text:p>115803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float" office:value="116030">
                <text:p>116030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116259">
                <text:p>116259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116484">
                <text:p>116484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116710">
                <text:p>116710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116937">
                <text:p>116937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117166">
                <text:p>117166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117393">
                <text:p>117393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117623">
                <text:p>117623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117852">
                <text:p>117852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118076">
                <text:p>118076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118304">
                <text:p>118304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118526">
                <text:p>118526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118755">
                <text:p>118755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118983">
                <text:p>118983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119217">
                <text:p>119217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119451">
                <text:p>119451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119679">
                <text:p>119679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119907">
                <text:p>119907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120134">
                <text:p>120134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float" office:value="120361">
                <text:p>120361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120593">
                <text:p>120593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120827">
                <text:p>120827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float" office:value="121058">
                <text:p>121058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float" office:value="121284">
                <text:p>121284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float" office:value="121513">
                <text:p>1215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21738">
                <text:p>121738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121968">
                <text:p>121968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122202">
                <text:p>122202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122435">
                <text:p>122435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122666">
                <text:p>122666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122890">
                <text:p>122890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float" office:value="123120">
                <text:p>123120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123353">
                <text:p>123353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123584">
                <text:p>123584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123811">
                <text:p>123811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float" office:value="124040">
                <text:p>124040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124270">
                <text:p>124270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float" office:value="124497">
                <text:p>12449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24728">
                <text:p>1247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24955">
                <text:p>1249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25181">
                <text:p>12518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25410">
                <text:p>1254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25633">
                <text:p>1256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25858">
                <text:p>12585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26086">
                <text:p>1260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26309">
                <text:p>1263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26540">
                <text:p>126540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126771">
                <text:p>1267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26998">
                <text:p>12699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27220">
                <text:p>127220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127452">
                <text:p>127452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127687">
                <text:p>127687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127919">
                <text:p>127919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128149">
                <text:p>128149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128389">
                <text:p>128389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128618">
                <text:p>128618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128846">
                <text:p>128846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129073">
                <text:p>129073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129297">
                <text:p>129297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129527">
                <text:p>129527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129760">
                <text:p>129760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129992">
                <text:p>129992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130224">
                <text:p>130224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130453">
                <text:p>130453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130685">
                <text:p>130685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130910">
                <text:p>130910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131141">
                <text:p>131141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131366">
                <text:p>131366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131591">
                <text:p>131591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131821">
                <text:p>131821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132046">
                <text:p>132046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132277">
                <text:p>132277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132503">
                <text:p>132503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132734">
                <text:p>132734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132958">
                <text:p>132958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133183">
                <text:p>133183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133405">
                <text:p>133405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133637">
                <text:p>133637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133864">
                <text:p>133864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134091">
                <text:p>134091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134314">
                <text:p>134314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134541">
                <text:p>134541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134769">
                <text:p>134769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134997">
                <text:p>134997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135221">
                <text:p>135221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135446">
                <text:p>135446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135676">
                <text:p>135676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135906">
                <text:p>135906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136138">
                <text:p>136138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136368">
                <text:p>136368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136595">
                <text:p>136595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136826">
                <text:p>136826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137055">
                <text:p>137055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137284">
                <text:p>137284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137516">
                <text:p>137516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137748">
                <text:p>137748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137978">
                <text:p>137978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float" office:value="138207">
                <text:p>138207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float" office:value="138437">
                <text:p>138437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float" office:value="138662">
                <text:p>138662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float" office:value="138889">
                <text:p>138889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float" office:value="139118">
                <text:p>139118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float" office:value="139345">
                <text:p>139345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float" office:value="139570">
                <text:p>139570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float" office:value="139798">
                <text:p>139798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float" office:value="140024">
                <text:p>140024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float" office:value="140260">
                <text:p>140260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float" office:value="140485">
                <text:p>140485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float" office:value="140717">
                <text:p>140717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140947">
                <text:p>140947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141176">
                <text:p>141176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141404">
                <text:p>14140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141635">
                <text:p>14163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141860">
                <text:p>141860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142085">
                <text:p>14208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142316">
                <text:p>142316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142543">
                <text:p>14254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142775">
                <text:p>14277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143004">
                <text:p>14300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143236">
                <text:p>143236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143465">
                <text:p>143465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143687">
                <text:p>143687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143914">
                <text:p>143914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144145">
                <text:p>144145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144369">
                <text:p>144369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144597">
                <text:p>144597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144823">
                <text:p>144823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145052">
                <text:p>145052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145288">
                <text:p>145288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145516">
                <text:p>145516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145746">
                <text:p>145746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float" office:value="145976">
                <text:p>145976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146202">
                <text:p>146202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146427">
                <text:p>146427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146657">
                <text:p>146657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146887">
                <text:p>146887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147118">
                <text:p>147118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147352">
                <text:p>147352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147584">
                <text:p>147584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147816">
                <text:p>147816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148048">
                <text:p>148048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148283">
                <text:p>148283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148516">
                <text:p>148516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148742">
                <text:p>1487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48972">
                <text:p>148972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float" office:value="149204">
                <text:p>149204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float" office:value="149436">
                <text:p>149436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float" office:value="149666">
                <text:p>149666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float" office:value="149902">
                <text:p>149902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float" office:value="150133">
                <text:p>150133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float" office:value="150358">
                <text:p>150358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150590">
                <text:p>150590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float" office:value="150815">
                <text:p>150815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float" office:value="151049">
                <text:p>151049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float" office:value="151288">
                <text:p>151288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float" office:value="151532">
                <text:p>151532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float" office:value="151768">
                <text:p>15176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52000">
                <text:p>152000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float" office:value="152226">
                <text:p>152226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float" office:value="152459">
                <text:p>152459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float" office:value="152705">
                <text:p>152705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float" office:value="152945">
                <text:p>152945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float" office:value="153186">
                <text:p>153186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float" office:value="153414">
                <text:p>153414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float" office:value="153652">
                <text:p>153652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float" office:value="153890">
                <text:p>153890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float" office:value="154126">
                <text:p>154126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float" office:value="154366">
                <text:p>154366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float" office:value="154592">
                <text:p>1545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54820">
                <text:p>154820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float" office:value="155048">
                <text:p>1550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55277">
                <text:p>15527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55508">
                <text:p>155508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float" office:value="155755">
                <text:p>15575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float" office:value="155996">
                <text:p>155996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float" office:value="156226">
                <text:p>156226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float" office:value="156448">
                <text:p>156448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float" office:value="156684">
                <text:p>156684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float" office:value="156931">
                <text:p>156931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float" office:value="157174">
                <text:p>157174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float" office:value="157413">
                <text:p>157413</text:p>
              </table:table-cell>
              <table:table-cell office:value-type="float" office:value="44.7">
                <text:p>44.7</text:p>
              </table:table-cell>
            </table:table-row>
            <table:table-row>
              <table:table-cell office:value-type="float" office:value="157645">
                <text:p>157645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float" office:value="157877">
                <text:p>157877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float" office:value="158105">
                <text:p>158105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float" office:value="158333">
                <text:p>158333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float" office:value="158564">
                <text:p>158564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float" office:value="158795">
                <text:p>158795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float" office:value="159035">
                <text:p>159035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float" office:value="159269">
                <text:p>159269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float" office:value="159501">
                <text:p>159501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float" office:value="159736">
                <text:p>159736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float" office:value="159967">
                <text:p>159967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float" office:value="160210">
                <text:p>160210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float" office:value="160439">
                <text:p>160439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float" office:value="160670">
                <text:p>160670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float" office:value="160901">
                <text:p>160901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float" office:value="161132">
                <text:p>161132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float" office:value="161366">
                <text:p>161366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float" office:value="161594">
                <text:p>161594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float" office:value="161828">
                <text:p>161828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float" office:value="162057">
                <text:p>162057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float" office:value="162284">
                <text:p>162284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float" office:value="162516">
                <text:p>162516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float" office:value="162743">
                <text:p>162743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float" office:value="162974">
                <text:p>1629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63201">
                <text:p>16320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63427">
                <text:p>1634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63655">
                <text:p>1636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63886">
                <text:p>16388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64111">
                <text:p>164111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164342">
                <text:p>164342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164573">
                <text:p>164573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164799">
                <text:p>164799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165027">
                <text:p>165027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165254">
                <text:p>165254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165482">
                <text:p>165482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165709">
                <text:p>165709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165938">
                <text:p>165938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float" office:value="166166">
                <text:p>1661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66398">
                <text:p>16639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66628">
                <text:p>1666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66859">
                <text:p>1668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67087">
                <text:p>1670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67319">
                <text:p>16731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67544">
                <text:p>167544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67771">
                <text:p>167771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68001">
                <text:p>168001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68228">
                <text:p>168228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68456">
                <text:p>168456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68686">
                <text:p>168686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68911">
                <text:p>168911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69140">
                <text:p>169140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69372">
                <text:p>169372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69600">
                <text:p>169600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69828">
                <text:p>169828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70060">
                <text:p>170060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70288">
                <text:p>170288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70520">
                <text:p>170520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70757">
                <text:p>170757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70992">
                <text:p>170992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71227">
                <text:p>171227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71460">
                <text:p>171460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71692">
                <text:p>171692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71923">
                <text:p>171923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72146">
                <text:p>172146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72378">
                <text:p>172378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72609">
                <text:p>17260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72842">
                <text:p>172842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73072">
                <text:p>173072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73305">
                <text:p>173305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73534">
                <text:p>173534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73763">
                <text:p>173763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73994">
                <text:p>173994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74220">
                <text:p>174220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74449">
                <text:p>17444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74678">
                <text:p>174678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74910">
                <text:p>174910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75140">
                <text:p>175140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75374">
                <text:p>175374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75603">
                <text:p>175603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75837">
                <text:p>175837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76066">
                <text:p>176066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76297">
                <text:p>176297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76526">
                <text:p>176526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76760">
                <text:p>176760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76989">
                <text:p>17698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77220">
                <text:p>177220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77452">
                <text:p>177452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77682">
                <text:p>177682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77912">
                <text:p>177912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78138">
                <text:p>178138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78371">
                <text:p>178371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78602">
                <text:p>178602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78831">
                <text:p>17883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79062">
                <text:p>179062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179295">
                <text:p>1792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79522">
                <text:p>179522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179752">
                <text:p>179752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179978">
                <text:p>179978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180205">
                <text:p>180205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180429">
                <text:p>180429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180656">
                <text:p>180656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180885">
                <text:p>18088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181115">
                <text:p>18111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181345">
                <text:p>181345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181573">
                <text:p>181573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181804">
                <text:p>18180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82033">
                <text:p>182033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182258">
                <text:p>1822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2487">
                <text:p>1824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2717">
                <text:p>182717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182947">
                <text:p>182947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183177">
                <text:p>183177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183401">
                <text:p>183401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183628">
                <text:p>183628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183864">
                <text:p>183864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184090">
                <text:p>18409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184317">
                <text:p>184317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84545">
                <text:p>184545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84774">
                <text:p>18477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85003">
                <text:p>185003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85232">
                <text:p>18523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85459">
                <text:p>18545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85685">
                <text:p>185685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85916">
                <text:p>18591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86149">
                <text:p>18614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86378">
                <text:p>186378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86609">
                <text:p>18660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86834">
                <text:p>18683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87059">
                <text:p>18705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87288">
                <text:p>187288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87517">
                <text:p>187517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87743">
                <text:p>187743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87968">
                <text:p>187968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88198">
                <text:p>188198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88427">
                <text:p>188427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88657">
                <text:p>188657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88885">
                <text:p>188885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89116">
                <text:p>18911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89346">
                <text:p>18934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189575">
                <text:p>189575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189803">
                <text:p>189803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190029">
                <text:p>1900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0254">
                <text:p>190254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190485">
                <text:p>190485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190713">
                <text:p>190713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190944">
                <text:p>1909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1169">
                <text:p>191169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191398">
                <text:p>19139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191627">
                <text:p>19162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191860">
                <text:p>191860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192087">
                <text:p>192087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192314">
                <text:p>192314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192540">
                <text:p>19254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192762">
                <text:p>192762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192991">
                <text:p>192991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float" office:value="193221">
                <text:p>193221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193448">
                <text:p>193448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float" office:value="193677">
                <text:p>1936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3907">
                <text:p>193907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194141">
                <text:p>194141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float" office:value="194377">
                <text:p>194377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194603">
                <text:p>194603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194833">
                <text:p>19483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195058">
                <text:p>195058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195285">
                <text:p>195285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195520">
                <text:p>1955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5748">
                <text:p>195748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195970">
                <text:p>195970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196195">
                <text:p>19619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196420">
                <text:p>196420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196655">
                <text:p>19665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196882">
                <text:p>196882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197109">
                <text:p>197109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197338">
                <text:p>197338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197574">
                <text:p>197574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197799">
                <text:p>197799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198028">
                <text:p>1980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8257">
                <text:p>198257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198491">
                <text:p>198491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198722">
                <text:p>198722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198951">
                <text:p>198951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199180">
                <text:p>1991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9407">
                <text:p>199407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199635">
                <text:p>199635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float" office:value="199859">
                <text:p>19985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200087">
                <text:p>200087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200315">
                <text:p>200315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200540">
                <text:p>200540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200764">
                <text:p>200764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200993">
                <text:p>200993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201225">
                <text:p>201225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201455">
                <text:p>201455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201682">
                <text:p>201682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201906">
                <text:p>201906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202133">
                <text:p>202133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202362">
                <text:p>202362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202585">
                <text:p>202585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202809">
                <text:p>202809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203041">
                <text:p>203041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203266">
                <text:p>203266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203490">
                <text:p>203490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203724">
                <text:p>203724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203947">
                <text:p>203947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204174">
                <text:p>204174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204404">
                <text:p>204404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204634">
                <text:p>20463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204865">
                <text:p>20486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205091">
                <text:p>205091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205322">
                <text:p>20532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205550">
                <text:p>2055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05779">
                <text:p>20577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06009">
                <text:p>20600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206241">
                <text:p>20624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06469">
                <text:p>20646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06697">
                <text:p>206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6931">
                <text:p>2069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7160">
                <text:p>20716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207390">
                <text:p>20739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207620">
                <text:p>20762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207844">
                <text:p>20784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208073">
                <text:p>20807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208298">
                <text:p>20829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208524">
                <text:p>20852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208755">
                <text:p>20875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208989">
                <text:p>20898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209219">
                <text:p>20921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209448">
                <text:p>20944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209680">
                <text:p>20968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209909">
                <text:p>20990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210138">
                <text:p>21013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10366">
                <text:p>21036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10596">
                <text:p>21059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10826">
                <text:p>21082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11051">
                <text:p>21105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11282">
                <text:p>21128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11506">
                <text:p>21150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11737">
                <text:p>21173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11972">
                <text:p>21197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12203">
                <text:p>21220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12433">
                <text:p>21243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12661">
                <text:p>21266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12885">
                <text:p>21288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13109">
                <text:p>21310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13342">
                <text:p>21334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13578">
                <text:p>21357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13802">
                <text:p>21380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14032">
                <text:p>21403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14264">
                <text:p>21426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14490">
                <text:p>21449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14720">
                <text:p>21472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14948">
                <text:p>21494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215172">
                <text:p>21517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15397">
                <text:p>215397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15632">
                <text:p>21563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15862">
                <text:p>2158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6094">
                <text:p>21609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216323">
                <text:p>216323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16560">
                <text:p>21656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216794">
                <text:p>216794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17017">
                <text:p>217017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217240">
                <text:p>2172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7467">
                <text:p>217467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17693">
                <text:p>2176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7918">
                <text:p>217918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218143">
                <text:p>21814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218367">
                <text:p>218367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218601">
                <text:p>218601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218825">
                <text:p>218825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219055">
                <text:p>219055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219284">
                <text:p>219284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219515">
                <text:p>21951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19745">
                <text:p>219745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19975">
                <text:p>21997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20202">
                <text:p>22020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20431">
                <text:p>220431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220655">
                <text:p>220655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220881">
                <text:p>220881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221111">
                <text:p>22111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221339">
                <text:p>22133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221567">
                <text:p>22156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221796">
                <text:p>22179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222027">
                <text:p>222027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222257">
                <text:p>222257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222483">
                <text:p>2224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22711">
                <text:p>222711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222942">
                <text:p>22294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23172">
                <text:p>22317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223400">
                <text:p>22340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223637">
                <text:p>223637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223868">
                <text:p>22386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224093">
                <text:p>224093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224326">
                <text:p>22432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224556">
                <text:p>22455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224785">
                <text:p>224785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225016">
                <text:p>22501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25249">
                <text:p>22524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25474">
                <text:p>22547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225703">
                <text:p>2257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5935">
                <text:p>225935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26165">
                <text:p>226165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26388">
                <text:p>226388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26616">
                <text:p>226616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26848">
                <text:p>226848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27076">
                <text:p>227076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27304">
                <text:p>227304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27528">
                <text:p>227528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27762">
                <text:p>22776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27989">
                <text:p>22798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28224">
                <text:p>228224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28451">
                <text:p>22845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28685">
                <text:p>228685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28918">
                <text:p>228918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29146">
                <text:p>229146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29372">
                <text:p>22937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29603">
                <text:p>229603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29832">
                <text:p>22983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30061">
                <text:p>23006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30285">
                <text:p>230285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30515">
                <text:p>230515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30747">
                <text:p>230747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230978">
                <text:p>23097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231207">
                <text:p>23120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231436">
                <text:p>23143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231658">
                <text:p>23165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231878">
                <text:p>231878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32098">
                <text:p>232098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32329">
                <text:p>23232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32559">
                <text:p>23255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32793">
                <text:p>23279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33025">
                <text:p>23302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33247">
                <text:p>23324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33480">
                <text:p>23348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233712">
                <text:p>23371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33943">
                <text:p>233943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234172">
                <text:p>23417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34400">
                <text:p>23440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34633">
                <text:p>234633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234857">
                <text:p>23485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235086">
                <text:p>235086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235312">
                <text:p>235312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235542">
                <text:p>235542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235771">
                <text:p>235771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236001">
                <text:p>2360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36229">
                <text:p>23622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236464">
                <text:p>23646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236693">
                <text:p>236693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236924">
                <text:p>2369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37149">
                <text:p>23714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237380">
                <text:p>237380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237610">
                <text:p>23761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237843">
                <text:p>23784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238071">
                <text:p>238071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238302">
                <text:p>23830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238534">
                <text:p>238534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238763">
                <text:p>238763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238992">
                <text:p>23899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239222">
                <text:p>239222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239453">
                <text:p>239453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239683">
                <text:p>23968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39912">
                <text:p>23991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240138">
                <text:p>240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0365">
                <text:p>24036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240597">
                <text:p>240597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240832">
                <text:p>24083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241075">
                <text:p>24107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241301">
                <text:p>2413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41528">
                <text:p>241528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241761">
                <text:p>241761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241989">
                <text:p>241989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242218">
                <text:p>242218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242449">
                <text:p>242449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242681">
                <text:p>242681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242910">
                <text:p>24291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243138">
                <text:p>243138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243367">
                <text:p>243367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243595">
                <text:p>243595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243819">
                <text:p>24381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244051">
                <text:p>2440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44280">
                <text:p>24428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244510">
                <text:p>24451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244739">
                <text:p>24473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244968">
                <text:p>24496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245202">
                <text:p>24520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245436">
                <text:p>24543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245667">
                <text:p>24566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245897">
                <text:p>24589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246121">
                <text:p>246121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246352">
                <text:p>24635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246579">
                <text:p>246579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246809">
                <text:p>24680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247044">
                <text:p>2470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7275">
                <text:p>2472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7506">
                <text:p>2475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7738">
                <text:p>2477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7963">
                <text:p>247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8187">
                <text:p>2481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8416">
                <text:p>2484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8645">
                <text:p>248645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248872">
                <text:p>248872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249105">
                <text:p>24910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249333">
                <text:p>249333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249564">
                <text:p>249564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249801">
                <text:p>249801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250032">
                <text:p>25003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250261">
                <text:p>25026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250489">
                <text:p>25048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250719">
                <text:p>25071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250951">
                <text:p>25095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251179">
                <text:p>25117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251410">
                <text:p>251410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251640">
                <text:p>251640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251872">
                <text:p>251872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252102">
                <text:p>252102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252330">
                <text:p>252330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52561">
                <text:p>25256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52787">
                <text:p>252787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53015">
                <text:p>253015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53248">
                <text:p>253248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53474">
                <text:p>253474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253705">
                <text:p>253705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253932">
                <text:p>253932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254161">
                <text:p>25416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254388">
                <text:p>254388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254616">
                <text:p>254616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254841">
                <text:p>254841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255061">
                <text:p>255061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255283">
                <text:p>255283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255513">
                <text:p>255513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255739">
                <text:p>25573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255967">
                <text:p>255967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256195">
                <text:p>25619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256425">
                <text:p>256425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256653">
                <text:p>25665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256881">
                <text:p>25688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257110">
                <text:p>257110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257340">
                <text:p>257340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257572">
                <text:p>257572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257805">
                <text:p>257805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258036">
                <text:p>258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8265">
                <text:p>258265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258487">
                <text:p>258487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258715">
                <text:p>25871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258945">
                <text:p>25894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259173">
                <text:p>259173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259404">
                <text:p>259404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float" office:value="259641">
                <text:p>259641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float" office:value="259871">
                <text:p>259871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260102">
                <text:p>260102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260334">
                <text:p>260334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260563">
                <text:p>260563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float" office:value="260793">
                <text:p>260793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261023">
                <text:p>261023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261253">
                <text:p>261253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261483">
                <text:p>261483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261714">
                <text:p>261714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float" office:value="261943">
                <text:p>261943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262174">
                <text:p>262174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float" office:value="262412">
                <text:p>2624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62642">
                <text:p>262642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262870">
                <text:p>262870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263092">
                <text:p>263092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263317">
                <text:p>263317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263542">
                <text:p>263542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263764">
                <text:p>263764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263989">
                <text:p>263989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264216">
                <text:p>264216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264445">
                <text:p>264445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264667">
                <text:p>264667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264901">
                <text:p>264901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265127">
                <text:p>265127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265360">
                <text:p>265360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265591">
                <text:p>265591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265824">
                <text:p>265824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266055">
                <text:p>266055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266289">
                <text:p>266289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266519">
                <text:p>266519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266750">
                <text:p>266750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266984">
                <text:p>266984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267220">
                <text:p>267220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267450">
                <text:p>267450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267684">
                <text:p>267684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267912">
                <text:p>267912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268146">
                <text:p>268146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268383">
                <text:p>268383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268613">
                <text:p>268613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268845">
                <text:p>268845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269080">
                <text:p>269080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269310">
                <text:p>269310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float" office:value="269538">
                <text:p>26953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269773">
                <text:p>26977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269999">
                <text:p>26999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70230">
                <text:p>27023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70460">
                <text:p>27046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270689">
                <text:p>27068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70912">
                <text:p>27091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71139">
                <text:p>27113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71369">
                <text:p>271369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271596">
                <text:p>271596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271822">
                <text:p>27182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272050">
                <text:p>27205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272277">
                <text:p>27227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272509">
                <text:p>2725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72738">
                <text:p>27273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72968">
                <text:p>27296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273197">
                <text:p>273197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273422">
                <text:p>27342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73650">
                <text:p>27365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273880">
                <text:p>27388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274115">
                <text:p>274115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74347">
                <text:p>274347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74577">
                <text:p>274577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74806">
                <text:p>27480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75034">
                <text:p>27503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75266">
                <text:p>27526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75495">
                <text:p>275495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75723">
                <text:p>275723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75946">
                <text:p>27594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76174">
                <text:p>27617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76403">
                <text:p>276403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76627">
                <text:p>276627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76856">
                <text:p>27685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77080">
                <text:p>27708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77305">
                <text:p>277305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77535">
                <text:p>277535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77758">
                <text:p>27775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77986">
                <text:p>27798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78213">
                <text:p>278213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78443">
                <text:p>278443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78674">
                <text:p>27867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78903">
                <text:p>278903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79127">
                <text:p>279127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79361">
                <text:p>27936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279595">
                <text:p>27959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279821">
                <text:p>279821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280050">
                <text:p>28005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80280">
                <text:p>28028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280510">
                <text:p>280510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280739">
                <text:p>28073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280970">
                <text:p>280970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281199">
                <text:p>28119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281423">
                <text:p>281423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81648">
                <text:p>28164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281871">
                <text:p>281871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282098">
                <text:p>282098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282326">
                <text:p>28232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282554">
                <text:p>28255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282780">
                <text:p>28278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283007">
                <text:p>28300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283235">
                <text:p>28323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283464">
                <text:p>28346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283692">
                <text:p>283692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283920">
                <text:p>283920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284150">
                <text:p>2841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84384">
                <text:p>284384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284616">
                <text:p>2846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84841">
                <text:p>284841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285070">
                <text:p>28507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285301">
                <text:p>285301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285525">
                <text:p>2855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85751">
                <text:p>285751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285978">
                <text:p>28597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286207">
                <text:p>286207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286434">
                <text:p>28643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286665">
                <text:p>28666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286895">
                <text:p>286895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287122">
                <text:p>287122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287351">
                <text:p>287351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287586">
                <text:p>28758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287808">
                <text:p>287808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288031">
                <text:p>28803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288260">
                <text:p>28826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288488">
                <text:p>28848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288716">
                <text:p>288716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288945">
                <text:p>288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9170">
                <text:p>289170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289402">
                <text:p>28940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289632">
                <text:p>289632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289864">
                <text:p>28986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290092">
                <text:p>290092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290322">
                <text:p>2903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90550">
                <text:p>29055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90782">
                <text:p>290782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291012">
                <text:p>29101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291238">
                <text:p>291238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291461">
                <text:p>291461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291689">
                <text:p>29168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291913">
                <text:p>291913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292141">
                <text:p>292141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292370">
                <text:p>29237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292593">
                <text:p>292593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292826">
                <text:p>292826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293050">
                <text:p>29305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293279">
                <text:p>29327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293503">
                <text:p>293503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293730">
                <text:p>29373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293962">
                <text:p>293962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294187">
                <text:p>29418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94414">
                <text:p>29441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294647">
                <text:p>294647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294878">
                <text:p>29487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95101">
                <text:p>29510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295330">
                <text:p>29533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95559">
                <text:p>29555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95785">
                <text:p>29578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96010">
                <text:p>29601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296241">
                <text:p>296241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296471">
                <text:p>29647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296696">
                <text:p>29669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296923">
                <text:p>29692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297153">
                <text:p>2971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97381">
                <text:p>29738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97608">
                <text:p>29760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97833">
                <text:p>29783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298062">
                <text:p>29806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98288">
                <text:p>298288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298510">
                <text:p>29851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98739">
                <text:p>29873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298968">
                <text:p>29896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99191">
                <text:p>299191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99420">
                <text:p>29942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99644">
                <text:p>29964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99869">
                <text:p>29986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00097">
                <text:p>300097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00328">
                <text:p>30032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00555">
                <text:p>300555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00786">
                <text:p>30078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01017">
                <text:p>301017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01245">
                <text:p>301245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01476">
                <text:p>30147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01704">
                <text:p>30170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01933">
                <text:p>301933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02161">
                <text:p>302161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02390">
                <text:p>30239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02618">
                <text:p>30261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02846">
                <text:p>30284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03070">
                <text:p>30307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03293">
                <text:p>303293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03525">
                <text:p>303525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03756">
                <text:p>30375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03982">
                <text:p>303982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304212">
                <text:p>3042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04444">
                <text:p>30444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304679">
                <text:p>30467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304912">
                <text:p>30491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305140">
                <text:p>30514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305368">
                <text:p>30536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305594">
                <text:p>305594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305821">
                <text:p>305821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306050">
                <text:p>306050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306275">
                <text:p>30627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306504">
                <text:p>30650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306731">
                <text:p>30673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306957">
                <text:p>30695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307182">
                <text:p>30718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307410">
                <text:p>307410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307643">
                <text:p>307643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307875">
                <text:p>30787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308105">
                <text:p>30810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308335">
                <text:p>30833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308564">
                <text:p>30856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308793">
                <text:p>308793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309026">
                <text:p>3090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09256">
                <text:p>30925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309480">
                <text:p>30948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309711">
                <text:p>309711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309937">
                <text:p>30993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310163">
                <text:p>310163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310393">
                <text:p>310393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310623">
                <text:p>310623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310847">
                <text:p>31084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311076">
                <text:p>31107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311301">
                <text:p>31130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311525">
                <text:p>31152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311753">
                <text:p>311753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311987">
                <text:p>31198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312212">
                <text:p>31221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312445">
                <text:p>31244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312680">
                <text:p>31268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312910">
                <text:p>312910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313141">
                <text:p>313141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313373">
                <text:p>313373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313603">
                <text:p>31360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313838">
                <text:p>3138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14068">
                <text:p>3140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14297">
                <text:p>3142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14526">
                <text:p>31452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314760">
                <text:p>31476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14987">
                <text:p>31498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15217">
                <text:p>31521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15449">
                <text:p>31544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15677">
                <text:p>31567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15907">
                <text:p>31590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16135">
                <text:p>31613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16360">
                <text:p>31636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16589">
                <text:p>31658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16817">
                <text:p>31681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17045">
                <text:p>31704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17269">
                <text:p>31726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17503">
                <text:p>31750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17733">
                <text:p>31773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17963">
                <text:p>31796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18193">
                <text:p>31819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18423">
                <text:p>31842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18654">
                <text:p>31865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18877">
                <text:p>31887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19110">
                <text:p>31911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19338">
                <text:p>319338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19566">
                <text:p>31956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319793">
                <text:p>319793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320018">
                <text:p>32001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320247">
                <text:p>32024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320475">
                <text:p>32047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320703">
                <text:p>32070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20933">
                <text:p>32093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21163">
                <text:p>321163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321391">
                <text:p>321391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21619">
                <text:p>32161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21846">
                <text:p>32184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22078">
                <text:p>32207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22306">
                <text:p>32230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322531">
                <text:p>322531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322758">
                <text:p>32275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322989">
                <text:p>3229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23223">
                <text:p>323223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323453">
                <text:p>323453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323685">
                <text:p>3236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23911">
                <text:p>323911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324138">
                <text:p>324138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24365">
                <text:p>324365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24593">
                <text:p>32459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24823">
                <text:p>32482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25055">
                <text:p>32505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325286">
                <text:p>3252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25510">
                <text:p>325510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325743">
                <text:p>32574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325977">
                <text:p>325977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326218">
                <text:p>32621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326447">
                <text:p>326447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326679">
                <text:p>326679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326910">
                <text:p>32691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327144">
                <text:p>327144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327372">
                <text:p>327372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327605">
                <text:p>32760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327834">
                <text:p>327834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328057">
                <text:p>328057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328290">
                <text:p>328290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328518">
                <text:p>328518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328746">
                <text:p>32874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328975">
                <text:p>32897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329207">
                <text:p>329207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329434">
                <text:p>3294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29661">
                <text:p>329661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329890">
                <text:p>329890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330119">
                <text:p>330119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330348">
                <text:p>33034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330580">
                <text:p>33058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330812">
                <text:p>330812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331044">
                <text:p>3310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31270">
                <text:p>331270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331498">
                <text:p>33149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331730">
                <text:p>331730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331965">
                <text:p>331965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332200">
                <text:p>33220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332436">
                <text:p>332436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332665">
                <text:p>33266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332890">
                <text:p>332890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333117">
                <text:p>333117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333344">
                <text:p>333344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333570">
                <text:p>333570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333800">
                <text:p>333800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334028">
                <text:p>33402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334256">
                <text:p>334256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334480">
                <text:p>334480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334708">
                <text:p>334708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334941">
                <text:p>334941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335172">
                <text:p>335172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335402">
                <text:p>33540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335630">
                <text:p>33563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335855">
                <text:p>33585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336088">
                <text:p>33608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336320">
                <text:p>33632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336551">
                <text:p>33655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336779">
                <text:p>33677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337008">
                <text:p>33700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337231">
                <text:p>33723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337464">
                <text:p>337464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337689">
                <text:p>337689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337913">
                <text:p>337913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338148">
                <text:p>3381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38381">
                <text:p>338381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338606">
                <text:p>338606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338838">
                <text:p>338838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339064">
                <text:p>339064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339287">
                <text:p>339287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339517">
                <text:p>339517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339745">
                <text:p>339745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339973">
                <text:p>339973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340203">
                <text:p>340203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340433">
                <text:p>340433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340665">
                <text:p>340665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340892">
                <text:p>340892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341123">
                <text:p>341123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341349">
                <text:p>34134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341582">
                <text:p>341582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341813">
                <text:p>341813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342044">
                <text:p>342044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342270">
                <text:p>342270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342502">
                <text:p>34250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342732">
                <text:p>34273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342962">
                <text:p>342962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343192">
                <text:p>343192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343425">
                <text:p>343425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343656">
                <text:p>343656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343882">
                <text:p>343882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344110">
                <text:p>34411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344335">
                <text:p>344335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344567">
                <text:p>344567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344798">
                <text:p>344798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345032">
                <text:p>34503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345255">
                <text:p>34525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345480">
                <text:p>34548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345701">
                <text:p>345701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345927">
                <text:p>345927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346157">
                <text:p>346157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346386">
                <text:p>34638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346613">
                <text:p>34661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346842">
                <text:p>34684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347073">
                <text:p>347073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347302">
                <text:p>347302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347529">
                <text:p>34752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347756">
                <text:p>347756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347985">
                <text:p>34798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348213">
                <text:p>348213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348443">
                <text:p>3484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8677">
                <text:p>348677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348908">
                <text:p>348908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349133">
                <text:p>349133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349358">
                <text:p>349358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349585">
                <text:p>349585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float" office:value="349815">
                <text:p>349815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350050">
                <text:p>350050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float" office:value="350278">
                <text:p>350278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350507">
                <text:p>350507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float" office:value="350733">
                <text:p>350733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50962">
                <text:p>350962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float" office:value="351191">
                <text:p>351191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float" office:value="351419">
                <text:p>351419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351647">
                <text:p>3516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51878">
                <text:p>351878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352106">
                <text:p>352106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352339">
                <text:p>352339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352569">
                <text:p>352569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352795">
                <text:p>352795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353025">
                <text:p>353025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353255">
                <text:p>353255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353490">
                <text:p>353490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353724">
                <text:p>353724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353956">
                <text:p>353956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354187">
                <text:p>354187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354419">
                <text:p>354419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354653">
                <text:p>354653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354887">
                <text:p>354887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355120">
                <text:p>355120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355354">
                <text:p>355354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355588">
                <text:p>355588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355819">
                <text:p>355819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356052">
                <text:p>356052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356282">
                <text:p>356282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356515">
                <text:p>356515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356747">
                <text:p>356747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356981">
                <text:p>356981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357210">
                <text:p>357210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357441">
                <text:p>357441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357672">
                <text:p>357672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357905">
                <text:p>35790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358142">
                <text:p>358142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358373">
                <text:p>358373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58606">
                <text:p>35860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358835">
                <text:p>35883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359065">
                <text:p>35906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359295">
                <text:p>35929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359528">
                <text:p>3595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59755">
                <text:p>3597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59983">
                <text:p>359983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60214">
                <text:p>36021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60445">
                <text:p>36044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360679">
                <text:p>36067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360912">
                <text:p>36091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361143">
                <text:p>36114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361371">
                <text:p>36137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361599">
                <text:p>36159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361827">
                <text:p>36182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362054">
                <text:p>36205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62285">
                <text:p>36228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362521">
                <text:p>36252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62752">
                <text:p>36275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62975">
                <text:p>36297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63201">
                <text:p>36320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63426">
                <text:p>36342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63657">
                <text:p>36365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63884">
                <text:p>36388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64117">
                <text:p>36411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64347">
                <text:p>36434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64582">
                <text:p>36458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64814">
                <text:p>36481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65041">
                <text:p>36504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65272">
                <text:p>36527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65501">
                <text:p>36550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65723">
                <text:p>3657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65947">
                <text:p>36594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366173">
                <text:p>36617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366399">
                <text:p>36639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366628">
                <text:p>366628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366859">
                <text:p>36685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367087">
                <text:p>36708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367318">
                <text:p>36731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367542">
                <text:p>367542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367777">
                <text:p>367777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368005">
                <text:p>36800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68236">
                <text:p>3682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68470">
                <text:p>36847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68699">
                <text:p>36869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368929">
                <text:p>36892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369157">
                <text:p>369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9384">
                <text:p>36938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69617">
                <text:p>3696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9847">
                <text:p>36984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370078">
                <text:p>37007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70305">
                <text:p>37030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70537">
                <text:p>370537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70763">
                <text:p>370763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370996">
                <text:p>3709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1228">
                <text:p>371228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371458">
                <text:p>371458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71694">
                <text:p>37169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371918">
                <text:p>37191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372149">
                <text:p>37214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372378">
                <text:p>37237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372608">
                <text:p>372608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372833">
                <text:p>372833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73063">
                <text:p>37306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73289">
                <text:p>37328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73513">
                <text:p>37351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73736">
                <text:p>37373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73961">
                <text:p>37396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74194">
                <text:p>37419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74426">
                <text:p>37442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74653">
                <text:p>37465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74881">
                <text:p>37488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75103">
                <text:p>37510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75328">
                <text:p>37532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75563">
                <text:p>37556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75790">
                <text:p>37579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76012">
                <text:p>37601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76242">
                <text:p>3762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6472">
                <text:p>37647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376705">
                <text:p>37670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76931">
                <text:p>37693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77161">
                <text:p>37716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377391">
                <text:p>37739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77618">
                <text:p>37761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77847">
                <text:p>37784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78073">
                <text:p>37807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378302">
                <text:p>378302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378534">
                <text:p>3785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78760">
                <text:p>37876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378984">
                <text:p>37898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79216">
                <text:p>379216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379447">
                <text:p>37944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379674">
                <text:p>379674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379906">
                <text:p>37990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380132">
                <text:p>38013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380363">
                <text:p>38036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380592">
                <text:p>38059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380816">
                <text:p>38081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381047">
                <text:p>38104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381275">
                <text:p>381275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381502">
                <text:p>3815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81729">
                <text:p>38172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381964">
                <text:p>38196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382196">
                <text:p>382196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382425">
                <text:p>382425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382657">
                <text:p>382657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382890">
                <text:p>382890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383122">
                <text:p>383122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383353">
                <text:p>383353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383586">
                <text:p>383586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383815">
                <text:p>383815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384043">
                <text:p>384043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384271">
                <text:p>384271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384499">
                <text:p>38449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384730">
                <text:p>38473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384961">
                <text:p>38496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385193">
                <text:p>385193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385425">
                <text:p>3854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85652">
                <text:p>38565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385881">
                <text:p>385881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386115">
                <text:p>3861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86342">
                <text:p>38634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86576">
                <text:p>38657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386806">
                <text:p>38680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387035">
                <text:p>38703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387266">
                <text:p>38726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387493">
                <text:p>38749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387723">
                <text:p>38772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387961">
                <text:p>38796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388187">
                <text:p>38818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388414">
                <text:p>38841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388643">
                <text:p>38864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388874">
                <text:p>388874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389102">
                <text:p>38910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389327">
                <text:p>389327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389556">
                <text:p>38955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389783">
                <text:p>38978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390013">
                <text:p>39001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390241">
                <text:p>39024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390468">
                <text:p>39046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390703">
                <text:p>390703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390931">
                <text:p>390931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391158">
                <text:p>391158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391391">
                <text:p>391391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391627">
                <text:p>391627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391856">
                <text:p>39185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392083">
                <text:p>39208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392315">
                <text:p>392315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392545">
                <text:p>392545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392776">
                <text:p>392776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393010">
                <text:p>393010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393240">
                <text:p>393240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393471">
                <text:p>393471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393699">
                <text:p>39369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393931">
                <text:p>393931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394162">
                <text:p>39416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394396">
                <text:p>394396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394623">
                <text:p>394623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394850">
                <text:p>394850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395076">
                <text:p>395076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395301">
                <text:p>3953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95529">
                <text:p>39552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395753">
                <text:p>395753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395982">
                <text:p>3959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96206">
                <text:p>396206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396434">
                <text:p>39643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396663">
                <text:p>396663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396897">
                <text:p>396897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float" office:value="397128">
                <text:p>397128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397359">
                <text:p>397359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397587">
                <text:p>397587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397819">
                <text:p>397819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398050">
                <text:p>39805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398281">
                <text:p>398281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398506">
                <text:p>398506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398729">
                <text:p>39872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398956">
                <text:p>398956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399182">
                <text:p>399182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399409">
                <text:p>399409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399635">
                <text:p>3996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99868">
                <text:p>399868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400093">
                <text:p>400093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400326">
                <text:p>400326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400557">
                <text:p>400557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400782">
                <text:p>400782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401013">
                <text:p>401013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401241">
                <text:p>401241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401471">
                <text:p>401471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401703">
                <text:p>401703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401932">
                <text:p>401932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402165">
                <text:p>402165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402393">
                <text:p>402393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402624">
                <text:p>402624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402856">
                <text:p>402856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403095">
                <text:p>403095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403326">
                <text:p>403326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403557">
                <text:p>403557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403788">
                <text:p>403788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404014">
                <text:p>40401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404239">
                <text:p>40423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04466">
                <text:p>40446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04693">
                <text:p>40469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404921">
                <text:p>4049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05149">
                <text:p>40514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05375">
                <text:p>405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05599">
                <text:p>4055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5826">
                <text:p>4058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406054">
                <text:p>40605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406287">
                <text:p>40628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406509">
                <text:p>40650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406736">
                <text:p>40673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406964">
                <text:p>40696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07191">
                <text:p>40719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07416">
                <text:p>40741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407646">
                <text:p>40764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407873">
                <text:p>407873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408101">
                <text:p>40810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08337">
                <text:p>40833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408564">
                <text:p>40856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408792">
                <text:p>40879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409022">
                <text:p>40902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09245">
                <text:p>40924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09474">
                <text:p>40947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09704">
                <text:p>40970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09937">
                <text:p>40993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10170">
                <text:p>41017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10401">
                <text:p>41040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10632">
                <text:p>41063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10858">
                <text:p>41085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11087">
                <text:p>41108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11321">
                <text:p>41132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11549">
                <text:p>41154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11780">
                <text:p>41178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12004">
                <text:p>41200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12231">
                <text:p>41223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12458">
                <text:p>41245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12695">
                <text:p>41269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12918">
                <text:p>41291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13140">
                <text:p>41314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13368">
                <text:p>41336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13594">
                <text:p>41359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13819">
                <text:p>41381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414047">
                <text:p>41404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14271">
                <text:p>414271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414499">
                <text:p>41449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414727">
                <text:p>41472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14951">
                <text:p>414951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415178">
                <text:p>415178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415405">
                <text:p>41540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415631">
                <text:p>415631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415859">
                <text:p>4158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16092">
                <text:p>41609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16320">
                <text:p>416320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416546">
                <text:p>416546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416776">
                <text:p>416776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417006">
                <text:p>417006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17238">
                <text:p>41723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417469">
                <text:p>41746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417696">
                <text:p>41769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417920">
                <text:p>417920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418151">
                <text:p>418151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418382">
                <text:p>41838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18606">
                <text:p>41860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418835">
                <text:p>41883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19067">
                <text:p>41906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419289">
                <text:p>41928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419524">
                <text:p>419524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419752">
                <text:p>419752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419981">
                <text:p>41998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0210">
                <text:p>42021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420439">
                <text:p>42043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420667">
                <text:p>420667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420898">
                <text:p>420898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421125">
                <text:p>4211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1353">
                <text:p>42135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421582">
                <text:p>421582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421820">
                <text:p>42182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422050">
                <text:p>42205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422279">
                <text:p>42227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422508">
                <text:p>42250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422736">
                <text:p>42273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422967">
                <text:p>42296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423202">
                <text:p>423202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423434">
                <text:p>42343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23665">
                <text:p>42366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423893">
                <text:p>42389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24117">
                <text:p>42411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4342">
                <text:p>42434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424568">
                <text:p>42456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424803">
                <text:p>424803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25028">
                <text:p>425028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25255">
                <text:p>425255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25485">
                <text:p>425485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25707">
                <text:p>425707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25935">
                <text:p>425935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26164">
                <text:p>426164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26392">
                <text:p>42639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26618">
                <text:p>426618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26849">
                <text:p>42684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27079">
                <text:p>42707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27308">
                <text:p>427308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27539">
                <text:p>42753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27771">
                <text:p>42777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28000">
                <text:p>42800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28225">
                <text:p>428225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28452">
                <text:p>42845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28680">
                <text:p>42868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28908">
                <text:p>428908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29139">
                <text:p>42913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29367">
                <text:p>42936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429599">
                <text:p>42959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29829">
                <text:p>42982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30055">
                <text:p>43005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430283">
                <text:p>430283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30514">
                <text:p>430514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30739">
                <text:p>43073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430966">
                <text:p>43096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31198">
                <text:p>43119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31423">
                <text:p>43142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31646">
                <text:p>43164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31871">
                <text:p>43187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432100">
                <text:p>43210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432331">
                <text:p>43233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432562">
                <text:p>43256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32797">
                <text:p>432797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433026">
                <text:p>43302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433253">
                <text:p>433253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433484">
                <text:p>43348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433715">
                <text:p>43371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433946">
                <text:p>43394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434176">
                <text:p>43417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434406">
                <text:p>4344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4631">
                <text:p>434631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434863">
                <text:p>43486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35089">
                <text:p>43508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435318">
                <text:p>4353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5544">
                <text:p>43554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435778">
                <text:p>435778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436002">
                <text:p>436002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436234">
                <text:p>43623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436459">
                <text:p>43645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436686">
                <text:p>43668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436913">
                <text:p>436913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437140">
                <text:p>437140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437371">
                <text:p>437371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437599">
                <text:p>43759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437830">
                <text:p>43783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438058">
                <text:p>43805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438289">
                <text:p>43828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38524">
                <text:p>438524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438756">
                <text:p>438756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438985">
                <text:p>438985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39216">
                <text:p>439216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439447">
                <text:p>439447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39678">
                <text:p>439678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439907">
                <text:p>439907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440136">
                <text:p>440136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440359">
                <text:p>4403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40586">
                <text:p>440586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440813">
                <text:p>440813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441041">
                <text:p>4410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41272">
                <text:p>4412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41499">
                <text:p>441499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441725">
                <text:p>441725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441949">
                <text:p>44194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442182">
                <text:p>4421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42410">
                <text:p>442410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442643">
                <text:p>442643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442876">
                <text:p>442876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443110">
                <text:p>443110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float" office:value="443341">
                <text:p>443341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float" office:value="443565">
                <text:p>44356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443792">
                <text:p>443792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444021">
                <text:p>444021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444256">
                <text:p>444256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444485">
                <text:p>444485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444716">
                <text:p>444716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444946">
                <text:p>444946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445178">
                <text:p>445178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445407">
                <text:p>445407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445638">
                <text:p>445638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445866">
                <text:p>445866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446095">
                <text:p>446095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446327">
                <text:p>446327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446559">
                <text:p>446559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446791">
                <text:p>446791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447026">
                <text:p>447026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447248">
                <text:p>447248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447482">
                <text:p>447482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447713">
                <text:p>447713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447945">
                <text:p>44794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48173">
                <text:p>4481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8405">
                <text:p>448405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448631">
                <text:p>448631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448868">
                <text:p>448868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449100">
                <text:p>449100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449330">
                <text:p>449330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449560">
                <text:p>449560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449787">
                <text:p>449787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450017">
                <text:p>450017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450245">
                <text:p>450245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450475">
                <text:p>450475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450710">
                <text:p>450710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450942">
                <text:p>450942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451174">
                <text:p>451174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451403">
                <text:p>451403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451627">
                <text:p>451627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451858">
                <text:p>45185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52088">
                <text:p>452088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452317">
                <text:p>452317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452549">
                <text:p>452549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452779">
                <text:p>452779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453006">
                <text:p>453006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453235">
                <text:p>453235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453460">
                <text:p>453460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453693">
                <text:p>453693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453921">
                <text:p>453921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454145">
                <text:p>454145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454378">
                <text:p>454378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454603">
                <text:p>454603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454828">
                <text:p>454828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455055">
                <text:p>455055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455280">
                <text:p>455280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455511">
                <text:p>455511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455740">
                <text:p>45574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455971">
                <text:p>455971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456197">
                <text:p>456197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456422">
                <text:p>45642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456649">
                <text:p>45664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56873">
                <text:p>456873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57101">
                <text:p>457101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57327">
                <text:p>457327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57552">
                <text:p>457552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457778">
                <text:p>45777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458007">
                <text:p>458007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458231">
                <text:p>458231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458459">
                <text:p>458459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458692">
                <text:p>458692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458919">
                <text:p>45891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459151">
                <text:p>459151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459386">
                <text:p>459386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459612">
                <text:p>459612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459847">
                <text:p>459847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460077">
                <text:p>460077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460308">
                <text:p>460308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460537">
                <text:p>460537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460765">
                <text:p>4607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60994">
                <text:p>460994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461222">
                <text:p>4612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61457">
                <text:p>461457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float" office:value="461682">
                <text:p>461682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61910">
                <text:p>461910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462139">
                <text:p>462139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462367">
                <text:p>462367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462601">
                <text:p>462601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float" office:value="462829">
                <text:p>462829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463062">
                <text:p>463062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float" office:value="463286">
                <text:p>463286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463512">
                <text:p>463512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float" office:value="463739">
                <text:p>463739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float" office:value="463968">
                <text:p>4639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64199">
                <text:p>464199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464427">
                <text:p>464427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464657">
                <text:p>4646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64890">
                <text:p>464890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float" office:value="465119">
                <text:p>465119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float" office:value="465350">
                <text:p>465350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465581">
                <text:p>465581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float" office:value="465805">
                <text:p>4658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66034">
                <text:p>466034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466263">
                <text:p>466263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466491">
                <text:p>466491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466720">
                <text:p>466720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466953">
                <text:p>466953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467182">
                <text:p>4671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67418">
                <text:p>467418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467658">
                <text:p>467658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467891">
                <text:p>467891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468119">
                <text:p>468119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468350">
                <text:p>468350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468580">
                <text:p>468580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468808">
                <text:p>468808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469034">
                <text:p>469034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469268">
                <text:p>469268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469498">
                <text:p>469498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469731">
                <text:p>469731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469958">
                <text:p>469958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470192">
                <text:p>470192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470423">
                <text:p>470423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470657">
                <text:p>470657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470891">
                <text:p>470891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471122">
                <text:p>471122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471350">
                <text:p>471350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471584">
                <text:p>471584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471818">
                <text:p>471818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472049">
                <text:p>47204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472279">
                <text:p>47227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472504">
                <text:p>47250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472734">
                <text:p>47273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472963">
                <text:p>472963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473193">
                <text:p>47319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473423">
                <text:p>47342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473652">
                <text:p>47365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73886">
                <text:p>473886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74115">
                <text:p>47411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474347">
                <text:p>47434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474575">
                <text:p>47457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474805">
                <text:p>474805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475031">
                <text:p>47503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475257">
                <text:p>47525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475485">
                <text:p>47548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475712">
                <text:p>475712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475937">
                <text:p>475937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476169">
                <text:p>47616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476398">
                <text:p>476398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476626">
                <text:p>476626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476851">
                <text:p>476851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477076">
                <text:p>477076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477304">
                <text:p>477304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477535">
                <text:p>477535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477762">
                <text:p>477762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477988">
                <text:p>477988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478222">
                <text:p>478222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478454">
                <text:p>478454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478684">
                <text:p>478684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478916">
                <text:p>478916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479150">
                <text:p>47915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479376">
                <text:p>479376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479609">
                <text:p>47960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479844">
                <text:p>479844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480078">
                <text:p>480078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480312">
                <text:p>48031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480548">
                <text:p>480548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480776">
                <text:p>480776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481005">
                <text:p>481005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481228">
                <text:p>4812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81458">
                <text:p>481458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481681">
                <text:p>481681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481907">
                <text:p>481907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482135">
                <text:p>48213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482366">
                <text:p>48236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482596">
                <text:p>48259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482828">
                <text:p>482828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483054">
                <text:p>48305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483281">
                <text:p>48328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83510">
                <text:p>48351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483739">
                <text:p>48373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83966">
                <text:p>483966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484195">
                <text:p>484195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484426">
                <text:p>484426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484654">
                <text:p>484654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484876">
                <text:p>484876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485104">
                <text:p>48510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485333">
                <text:p>485333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485562">
                <text:p>485562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485789">
                <text:p>485789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486020">
                <text:p>4860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86246">
                <text:p>486246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486469">
                <text:p>48646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86698">
                <text:p>486698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86930">
                <text:p>48693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87158">
                <text:p>487158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87389">
                <text:p>48738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87616">
                <text:p>487616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87842">
                <text:p>487842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88071">
                <text:p>488071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88301">
                <text:p>488301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88534">
                <text:p>488534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88766">
                <text:p>488766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88992">
                <text:p>488992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89222">
                <text:p>489222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89451">
                <text:p>489451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89681">
                <text:p>489681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89913">
                <text:p>489913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490141">
                <text:p>490141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490365">
                <text:p>49036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90595">
                <text:p>490595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490822">
                <text:p>490822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91052">
                <text:p>491052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491281">
                <text:p>491281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491504">
                <text:p>491504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491730">
                <text:p>491730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491962">
                <text:p>49196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492196">
                <text:p>492196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92426">
                <text:p>492426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492655">
                <text:p>49265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492883">
                <text:p>492883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493112">
                <text:p>493112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493327">
                <text:p>493327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493557">
                <text:p>493557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493786">
                <text:p>493786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494014">
                <text:p>494014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494244">
                <text:p>494244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494472">
                <text:p>494472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94701">
                <text:p>494701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494927">
                <text:p>4949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95152">
                <text:p>49515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495380">
                <text:p>495380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495605">
                <text:p>495605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495832">
                <text:p>495832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496070">
                <text:p>496070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496299">
                <text:p>4962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96528">
                <text:p>496528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96756">
                <text:p>496756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496984">
                <text:p>49698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97213">
                <text:p>4972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97438">
                <text:p>497438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497660">
                <text:p>497660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497889">
                <text:p>497889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498124">
                <text:p>498124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498355">
                <text:p>498355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498583">
                <text:p>498583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498813">
                <text:p>498813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499037">
                <text:p>4990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99264">
                <text:p>49926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499495">
                <text:p>499495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499722">
                <text:p>499722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499947">
                <text:p>499947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500181">
                <text:p>50018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500413">
                <text:p>50041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500645">
                <text:p>50064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500871">
                <text:p>50087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501096">
                <text:p>501096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501324">
                <text:p>501324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501547">
                <text:p>501547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501778">
                <text:p>501778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502009">
                <text:p>5020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02238">
                <text:p>502238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502465">
                <text:p>502465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502693">
                <text:p>502693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502917">
                <text:p>502917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503146">
                <text:p>503146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503373">
                <text:p>503373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503601">
                <text:p>503601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503822">
                <text:p>503822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504047">
                <text:p>504047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504277">
                <text:p>504277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504505">
                <text:p>504505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504731">
                <text:p>504731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504960">
                <text:p>504960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505194">
                <text:p>505194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505422">
                <text:p>5054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05649">
                <text:p>505649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505884">
                <text:p>5058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06114">
                <text:p>5061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06342">
                <text:p>5063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06574">
                <text:p>5065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06802">
                <text:p>5068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07030">
                <text:p>5070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07260">
                <text:p>5072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07486">
                <text:p>507486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507711">
                <text:p>507711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507942">
                <text:p>507942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508166">
                <text:p>508166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float" office:value="508401">
                <text:p>508401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float" office:value="508624">
                <text:p>508624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508859">
                <text:p>508859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509090">
                <text:p>509090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float" office:value="509316">
                <text:p>509316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509542">
                <text:p>509542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509773">
                <text:p>509773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510001">
                <text:p>510001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float" office:value="510228">
                <text:p>510228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510453">
                <text:p>510453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float" office:value="510686">
                <text:p>510686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510915">
                <text:p>510915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511148">
                <text:p>511148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511373">
                <text:p>5113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11600">
                <text:p>511600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float" office:value="511828">
                <text:p>511828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512061">
                <text:p>512061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float" office:value="512292">
                <text:p>512292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float" office:value="512519">
                <text:p>512519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float" office:value="512747">
                <text:p>512747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512972">
                <text:p>512972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513206">
                <text:p>513206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float" office:value="513435">
                <text:p>513435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float" office:value="513662">
                <text:p>513662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513899">
                <text:p>513899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514134">
                <text:p>514134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514370">
                <text:p>514370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514602">
                <text:p>514602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514831">
                <text:p>514831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515066">
                <text:p>515066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515297">
                <text:p>515297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515531">
                <text:p>515531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515763">
                <text:p>515763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515991">
                <text:p>515991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516217">
                <text:p>516217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516449">
                <text:p>516449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516682">
                <text:p>516682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516914">
                <text:p>516914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517148">
                <text:p>517148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517386">
                <text:p>517386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517625">
                <text:p>517625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517856">
                <text:p>517856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518089">
                <text:p>51808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518322">
                <text:p>518322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518548">
                <text:p>518548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518774">
                <text:p>51877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519004">
                <text:p>51900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519238">
                <text:p>519238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519467">
                <text:p>519467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519697">
                <text:p>51969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519923">
                <text:p>51992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520150">
                <text:p>52015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520387">
                <text:p>52038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520622">
                <text:p>52062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520851">
                <text:p>52085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521080">
                <text:p>52108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521308">
                <text:p>521308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521535">
                <text:p>521535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521762">
                <text:p>52176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521987">
                <text:p>521987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522211">
                <text:p>522211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522441">
                <text:p>522441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522668">
                <text:p>522668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522900">
                <text:p>52290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523128">
                <text:p>523128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523357">
                <text:p>523357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523589">
                <text:p>52358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523811">
                <text:p>523811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524037">
                <text:p>524037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524268">
                <text:p>524268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524495">
                <text:p>524495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524721">
                <text:p>524721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524950">
                <text:p>52495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525179">
                <text:p>5251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25406">
                <text:p>525406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525638">
                <text:p>525638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525864">
                <text:p>525864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526086">
                <text:p>52608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526316">
                <text:p>52631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526547">
                <text:p>5265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26774">
                <text:p>526774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527003">
                <text:p>5270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27233">
                <text:p>527233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527467">
                <text:p>527467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527698">
                <text:p>527698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527925">
                <text:p>52792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528153">
                <text:p>528153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528380">
                <text:p>52838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528607">
                <text:p>528607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528833">
                <text:p>528833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529063">
                <text:p>52906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529287">
                <text:p>52928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529510">
                <text:p>52951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529742">
                <text:p>529742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529969">
                <text:p>52996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530200">
                <text:p>530200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530425">
                <text:p>530425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530656">
                <text:p>530656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530881">
                <text:p>530881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531115">
                <text:p>531115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531341">
                <text:p>531341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531574">
                <text:p>5315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31804">
                <text:p>531804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532035">
                <text:p>532035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532264">
                <text:p>532264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532493">
                <text:p>532493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532723">
                <text:p>532723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532954">
                <text:p>532954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533185">
                <text:p>53318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533410">
                <text:p>53341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533636">
                <text:p>533636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533865">
                <text:p>53386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534097">
                <text:p>534097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534327">
                <text:p>534327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534558">
                <text:p>534558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534790">
                <text:p>53479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535020">
                <text:p>53502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535252">
                <text:p>535252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535482">
                <text:p>535482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535712">
                <text:p>535712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535941">
                <text:p>535941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536169">
                <text:p>53616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536395">
                <text:p>53639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536622">
                <text:p>536622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536849">
                <text:p>53684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537076">
                <text:p>537076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537313">
                <text:p>537313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537547">
                <text:p>537547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537778">
                <text:p>537778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538011">
                <text:p>5380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38240">
                <text:p>538240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538468">
                <text:p>538468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538697">
                <text:p>538697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538931">
                <text:p>538931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539157">
                <text:p>539157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539388">
                <text:p>539388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539619">
                <text:p>539619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539852">
                <text:p>539852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540079">
                <text:p>54007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540311">
                <text:p>540311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540538">
                <text:p>540538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540770">
                <text:p>540770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541004">
                <text:p>541004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541229">
                <text:p>54122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541458">
                <text:p>541458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541686">
                <text:p>5416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41920">
                <text:p>54192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542150">
                <text:p>542150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542385">
                <text:p>54238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542621">
                <text:p>542621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542850">
                <text:p>542850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543080">
                <text:p>54308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543312">
                <text:p>543312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543541">
                <text:p>543541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543771">
                <text:p>543771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544002">
                <text:p>544002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544232">
                <text:p>544232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544461">
                <text:p>5444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44695">
                <text:p>544695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544936">
                <text:p>544936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545165">
                <text:p>545165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545390">
                <text:p>5453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45618">
                <text:p>54561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545851">
                <text:p>54585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546073">
                <text:p>54607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546301">
                <text:p>54630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546523">
                <text:p>54652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546754">
                <text:p>546754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546982">
                <text:p>54698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547207">
                <text:p>547207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547437">
                <text:p>547437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547668">
                <text:p>54766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547897">
                <text:p>547897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548131">
                <text:p>548131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548362">
                <text:p>548362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548586">
                <text:p>548586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548816">
                <text:p>548816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549051">
                <text:p>549051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549280">
                <text:p>54928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549514">
                <text:p>549514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549746">
                <text:p>5497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49974">
                <text:p>549974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550211">
                <text:p>550211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550441">
                <text:p>550441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float" office:value="550673">
                <text:p>550673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550906">
                <text:p>550906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551135">
                <text:p>55113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551365">
                <text:p>5513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51595">
                <text:p>551595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551827">
                <text:p>551827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float" office:value="552057">
                <text:p>552057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float" office:value="552283">
                <text:p>552283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float" office:value="552517">
                <text:p>552517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552747">
                <text:p>552747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552980">
                <text:p>552980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553215">
                <text:p>553215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553451">
                <text:p>553451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float" office:value="553693">
                <text:p>553693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553927">
                <text:p>553927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554158">
                <text:p>554158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554387">
                <text:p>554387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554615">
                <text:p>554615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float" office:value="554838">
                <text:p>554838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float" office:value="555066">
                <text:p>555066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float" office:value="555299">
                <text:p>555299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555521">
                <text:p>555521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555746">
                <text:p>555746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float" office:value="555970">
                <text:p>555970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556204">
                <text:p>556204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556437">
                <text:p>556437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556664">
                <text:p>556664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556895">
                <text:p>556895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557124">
                <text:p>557124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557354">
                <text:p>557354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557582">
                <text:p>557582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557814">
                <text:p>557814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558043">
                <text:p>558043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558278">
                <text:p>558278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558508">
                <text:p>558508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558741">
                <text:p>558741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558974">
                <text:p>558974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559203">
                <text:p>559203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559440">
                <text:p>559440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559670">
                <text:p>559670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559903">
                <text:p>559903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560137">
                <text:p>560137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float" office:value="560369">
                <text:p>56036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560593">
                <text:p>56059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560825">
                <text:p>56082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561059">
                <text:p>56105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